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00ccff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frederik </dc:creator>
            <dc:date>2014-09-22T08:06:02.32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2" table:table="0"/>
          <office:change-info>
            <dc:creator>frederik </dc:creator>
            <dc:date>2014-09-22T08:06:11.75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0"/>
          <office:change-info>
            <dc:creator>frederik </dc:creator>
            <dc:date>2014-09-22T08:06:15.23</dc:date>
          </office:change-info>
          <table:previous table:id="ct2">
            <table:change-track-table-cell office:value-type="string">
              <text:p>U\_1</text:p>
            </table:change-track-table-cell>
          </table:previous>
        </table:cell-content-change>
        <table:cell-content-change table:id="ct4">
          <table:cell-address table:column="0" table:row="5" table:table="0"/>
          <office:change-info>
            <dc:creator>frederik </dc:creator>
            <dc:date>2014-09-22T08:06:20.71</dc:date>
          </office:change-info>
          <table:previous>
            <table:change-track-table-cell/>
          </table:previous>
        </table:cell-content-change>
        <table:movement table:id="ct5">
          <table:source-range-address table:column="1" table:row="2" table:table="0"/>
          <table:target-range-address table:column="2" table:row="2" table:table="0"/>
          <office:change-info>
            <dc:creator>frederik </dc:creator>
            <dc:date>2014-09-22T08:06:22.45</dc:date>
          </office:change-info>
          <table:dependencies>
            <table:dependency table:id="ct1584"/>
            <table:dependency table:id="ct8"/>
            <table:dependency table:id="ct6"/>
          </table:dependencies>
        </table:movement>
        <table:cell-content-change table:id="ct6">
          <table:cell-address table:column="1" table:row="2" table:table="0"/>
          <office:change-info>
            <dc:creator>frederik </dc:creator>
            <dc:date>2014-09-22T08:06:27.08</dc:date>
          </office:change-info>
          <table:previous>
            <table:change-track-table-cell/>
          </table:previous>
        </table:cell-content-change>
        <table:cell-content-change table:id="ct7">
          <table:cell-address table:column="1" table:row="5" table:table="0"/>
          <office:change-info>
            <dc:creator>frederik </dc:creator>
            <dc:date>2014-09-22T08:06:32.97</dc:date>
          </office:change-info>
          <table:previous>
            <table:change-track-table-cell/>
          </table:previous>
        </table:cell-content-change>
        <table:movement table:id="ct8">
          <table:source-range-address table:start-column="2" table:start-row="2" table:start-table="0" table:end-column="3" table:end-row="2" table:end-table="0"/>
          <table:target-range-address table:start-column="0" table:start-row="5" table:start-table="0" table:end-column="1" table:end-row="5" table:end-table="0"/>
          <office:change-info>
            <dc:creator>frederik </dc:creator>
            <dc:date>2014-09-22T08:06:38.23</dc:date>
          </office:change-info>
          <table:dependencies>
            <table:dependency table:id="ct1716"/>
            <table:dependency table:id="ct1645"/>
            <table:dependency table:id="ct11"/>
            <table:dependency table:id="ct10"/>
            <table:dependency table:id="ct9"/>
          </table:dependencies>
        </table:movement>
        <table:cell-content-change table:id="ct9">
          <table:cell-address table:column="2" table:row="2" table:table="0"/>
          <office:change-info>
            <dc:creator>frederik </dc:creator>
            <dc:date>2014-09-22T08:06:50.99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2" table:table="0"/>
          <office:change-info>
            <dc:creator>frederik </dc:creator>
            <dc:date>2014-09-22T08:06:56.96</dc:date>
          </office:change-info>
          <table:previous table:id="ct9">
            <table:change-track-table-cell office:value-type="string">
              <text:p>U\3/V</text:p>
            </table:change-track-table-cell>
          </table:previous>
        </table:cell-content-change>
        <table:cell-content-change table:id="ct11">
          <table:cell-address table:column="3" table:row="2" table:table="0"/>
          <office:change-info>
            <dc:creator>frederik </dc:creator>
            <dc:date>2014-09-22T08:07:01.27</dc:date>
          </office:change-info>
          <table:previous>
            <table:change-track-table-cell/>
          </table:previous>
        </table:cell-content-change>
        <table:cell-content-change table:id="ct12">
          <table:cell-address table:column="2" table:row="5" table:table="0"/>
          <office:change-info>
            <dc:creator>frederik </dc:creator>
            <dc:date>2014-09-22T08:07:19.56</dc:date>
          </office:change-info>
          <table:previous>
            <table:change-track-table-cell/>
          </table:previous>
        </table:cell-content-change>
        <table:cell-content-change table:id="ct13">
          <table:cell-address table:column="3" table:row="5" table:table="0"/>
          <office:change-info>
            <dc:creator>frederik </dc:creator>
            <dc:date>2014-09-22T08:07:24.57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6" table:table="0"/>
          <office:change-info>
            <dc:creator>frederik </dc:creator>
            <dc:date>2014-09-22T08:08:11.7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7" table:table="0"/>
          <office:change-info>
            <dc:creator>frederik </dc:creator>
            <dc:date>2014-09-22T08:08:13.03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8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9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18">
          <table:cell-address table:column="0" table:row="10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11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2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21">
          <table:cell-address table:column="0" table:row="13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14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15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16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17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26">
          <table:cell-address table:column="0" table:row="18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27">
          <table:cell-address table:column="0" table:row="19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28">
          <table:cell-address table:column="0" table:row="20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21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22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31">
          <table:cell-address table:column="0" table:row="23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24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33">
          <table:cell-address table:column="0" table:row="25" table:table="0"/>
          <office:change-info>
            <dc:creator>frederik </dc:creator>
            <dc:date>2014-09-22T08:08:21.36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6" table:table="0"/>
          <office:change-info>
            <dc:creator>frederik </dc:creator>
            <dc:date>2014-09-22T08:10:12.54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7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8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37">
          <table:cell-address table:column="1" table:row="9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38">
          <table:cell-address table:column="1" table:row="10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11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40">
          <table:cell-address table:column="1" table:row="12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13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14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5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16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17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18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47">
          <table:cell-address table:column="1" table:row="19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20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49">
          <table:cell-address table:column="1" table:row="21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22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51">
          <table:cell-address table:column="1" table:row="23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52">
          <table:cell-address table:column="1" table:row="24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53">
          <table:cell-address table:column="1" table:row="25" table:table="0"/>
          <office:change-info>
            <dc:creator>frederik </dc:creator>
            <dc:date>2014-09-22T08:10:18.12</dc:date>
          </office:change-info>
          <table:previous>
            <table:change-track-table-cell/>
          </table:previous>
        </table:cell-content-change>
        <table:cell-content-change table:id="ct54">
          <table:cell-address table:column="4" table:row="2" table:table="0"/>
          <office:change-info>
            <dc:creator>frederik </dc:creator>
            <dc:date>2014-09-22T08:11:05.96</dc:date>
          </office:change-info>
          <table:previous>
            <table:change-track-table-cell/>
          </table:previous>
        </table:cell-content-change>
        <table:cell-content-change table:id="ct55">
          <table:cell-address table:column="5" table:row="2" table:table="0"/>
          <office:change-info>
            <dc:creator>frederik </dc:creator>
            <dc:date>2014-09-22T08:11:16.59</dc:date>
          </office:change-info>
          <table:previous>
            <table:change-track-table-cell/>
          </table:previous>
        </table:cell-content-change>
        <table:cell-content-change table:id="ct56">
          <table:cell-address table:column="4" table:row="3" table:table="0"/>
          <office:change-info>
            <dc:creator>frederik </dc:creator>
            <dc:date>2014-09-22T08:11:20.88</dc:date>
          </office:change-info>
          <table:previous>
            <table:change-track-table-cell/>
          </table:previous>
        </table:cell-content-change>
        <table:cell-content-change table:id="ct57">
          <table:cell-address table:column="5" table:row="3" table:table="0"/>
          <office:change-info>
            <dc:creator>frederik </dc:creator>
            <dc:date>2014-09-22T08:11:21.43</dc:date>
          </office:change-info>
          <table:previous>
            <table:change-track-table-cell/>
          </table:previous>
        </table:cell-content-change>
        <table:cell-content-change table:id="ct58">
          <table:cell-address table:column="0" table:row="3" table:table="0"/>
          <office:change-info>
            <dc:creator>frederik </dc:creator>
            <dc:date>2014-09-22T08:12:16.33</dc:date>
          </office:change-info>
          <table:previous>
            <table:change-track-table-cell/>
          </table:previous>
        </table:cell-content-change>
        <table:cell-content-change table:id="ct59">
          <table:cell-address table:column="1" table:row="3" table:table="0"/>
          <office:change-info>
            <dc:creator>frederik </dc:creator>
            <dc:date>2014-09-22T08:12:19.26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3" table:table="0"/>
          <office:change-info>
            <dc:creator>frederik </dc:creator>
            <dc:date>2014-09-22T08:12:26.12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3" table:table="0"/>
          <office:change-info>
            <dc:creator>frederik </dc:creator>
            <dc:date>2014-09-22T08:12:27.90</dc:date>
          </office:change-info>
          <table:previous>
            <table:change-track-table-cell/>
          </table:previous>
        </table:cell-content-change>
        <table:cell-content-change table:id="ct62">
          <table:cell-address table:column="2" table:row="6" table:table="0"/>
          <office:change-info>
            <dc:creator>frederik </dc:creator>
            <dc:date>2014-09-22T08:12:40.15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6" table:table="0"/>
          <office:change-info>
            <dc:creator>frederik </dc:creator>
            <dc:date>2014-09-22T08:12:44.15</dc:date>
          </office:change-info>
          <table:previous>
            <table:change-track-table-cell/>
          </table:previous>
        </table:cell-content-change>
        <table:cell-content-change table:id="ct64">
          <table:cell-address table:column="2" table:row="7" table:table="0"/>
          <office:change-info>
            <dc:creator>frederik </dc:creator>
            <dc:date>2014-09-22T08:16:06.86</dc:date>
          </office:change-info>
          <table:previous>
            <table:change-track-table-cell/>
          </table:previous>
        </table:cell-content-change>
        <table:cell-content-change table:id="ct65">
          <table:cell-address table:column="3" table:row="7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66">
          <table:cell-address table:column="3" table:row="8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9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10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69">
          <table:cell-address table:column="3" table:row="11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70">
          <table:cell-address table:column="3" table:row="12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13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72">
          <table:cell-address table:column="3" table:row="14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73">
          <table:cell-address table:column="3" table:row="15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16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75">
          <table:cell-address table:column="3" table:row="17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18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77">
          <table:cell-address table:column="3" table:row="19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78">
          <table:cell-address table:column="3" table:row="20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21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22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81">
          <table:cell-address table:column="3" table:row="23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82">
          <table:cell-address table:column="3" table:row="24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83">
          <table:cell-address table:column="3" table:row="25" table:table="0"/>
          <office:change-info>
            <dc:creator>frederik </dc:creator>
            <dc:date>2014-09-22T08:16:10.90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8" table:table="0"/>
          <office:change-info>
            <dc:creator>frederik </dc:creator>
            <dc:date>2014-09-22T08:16:24.95</dc:date>
          </office:change-info>
          <table:previous>
            <table:change-track-table-cell/>
          </table:previous>
        </table:cell-content-change>
        <table:cell-content-change table:id="ct85">
          <table:cell-address table:column="2" table:row="9" table:table="0"/>
          <office:change-info>
            <dc:creator>frederik </dc:creator>
            <dc:date>2014-09-22T08:16:40.41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10" table:table="0"/>
          <office:change-info>
            <dc:creator>frederik </dc:creator>
            <dc:date>2014-09-22T08:17:03.13</dc:date>
          </office:change-info>
          <table:previous>
            <table:change-track-table-cell/>
          </table:previous>
        </table:cell-content-change>
        <table:cell-content-change table:id="ct87">
          <table:cell-address table:column="2" table:row="10" table:table="0"/>
          <office:change-info>
            <dc:creator>frederik </dc:creator>
            <dc:date>2014-09-22T08:17:41.39</dc:date>
          </office:change-info>
          <table:previous>
            <table:change-track-table-cell/>
          </table:previous>
        </table:cell-content-change>
        <table:movement table:id="ct88">
          <table:source-range-address table:column="2" table:row="11" table:table="0"/>
          <table:target-range-address table:column="2" table:row="10" table:table="0"/>
          <office:change-info>
            <dc:creator>frederik </dc:creator>
            <dc:date>2014-09-22T08:18:42.24</dc:date>
          </office:change-info>
          <table:dependencies>
            <table:dependency table:id="ct199"/>
          </table:dependencies>
          <table:deletions>
            <table:cell-content-deletion table:id="ct86">
              <table:change-track-table-cell office:value-type="float" office:value="0.27"/>
            </table:cell-content-deletion>
          </table:deletions>
        </table:movement>
        <table:insertion table:id="ct89" table:type="table" table:position="1">
          <office:change-info>
            <dc:creator>frederik </dc:creator>
            <dc:date>2014-09-22T08:23:37</dc:date>
          </office:change-info>
          <table:dependencies>
            <table:dependency table:id="ct2198"/>
            <table:dependency table:id="ct2197"/>
            <table:dependency table:id="ct2196"/>
            <table:dependency table:id="ct2195"/>
            <table:dependency table:id="ct2194"/>
            <table:dependency table:id="ct2193"/>
            <table:dependency table:id="ct2192"/>
            <table:dependency table:id="ct2191"/>
            <table:dependency table:id="ct2190"/>
            <table:dependency table:id="ct2189"/>
            <table:dependency table:id="ct2188"/>
            <table:dependency table:id="ct2187"/>
            <table:dependency table:id="ct2186"/>
            <table:dependency table:id="ct2185"/>
            <table:dependency table:id="ct2184"/>
            <table:dependency table:id="ct2183"/>
            <table:dependency table:id="ct2182"/>
            <table:dependency table:id="ct2181"/>
            <table:dependency table:id="ct2180"/>
            <table:dependency table:id="ct2179"/>
            <table:dependency table:id="ct2178"/>
            <table:dependency table:id="ct2177"/>
            <table:dependency table:id="ct2176"/>
            <table:dependency table:id="ct2175"/>
            <table:dependency table:id="ct2174"/>
            <table:dependency table:id="ct2173"/>
            <table:dependency table:id="ct2172"/>
            <table:dependency table:id="ct2171"/>
            <table:dependency table:id="ct2170"/>
            <table:dependency table:id="ct2169"/>
            <table:dependency table:id="ct2168"/>
            <table:dependency table:id="ct2167"/>
            <table:dependency table:id="ct2166"/>
            <table:dependency table:id="ct2165"/>
            <table:dependency table:id="ct2164"/>
            <table:dependency table:id="ct2163"/>
            <table:dependency table:id="ct2162"/>
            <table:dependency table:id="ct2161"/>
            <table:dependency table:id="ct2160"/>
            <table:dependency table:id="ct2159"/>
            <table:dependency table:id="ct2158"/>
            <table:dependency table:id="ct2157"/>
            <table:dependency table:id="ct2156"/>
            <table:dependency table:id="ct2155"/>
            <table:dependency table:id="ct2154"/>
            <table:dependency table:id="ct2153"/>
            <table:dependency table:id="ct2152"/>
            <table:dependency table:id="ct2151"/>
            <table:dependency table:id="ct2150"/>
            <table:dependency table:id="ct2149"/>
            <table:dependency table:id="ct2148"/>
            <table:dependency table:id="ct2147"/>
            <table:dependency table:id="ct2146"/>
            <table:dependency table:id="ct2145"/>
            <table:dependency table:id="ct2144"/>
            <table:dependency table:id="ct2143"/>
            <table:dependency table:id="ct2142"/>
            <table:dependency table:id="ct2141"/>
            <table:dependency table:id="ct2140"/>
            <table:dependency table:id="ct1519"/>
            <table:dependency table:id="ct1518"/>
            <table:dependency table:id="ct1517"/>
            <table:dependency table:id="ct1516"/>
            <table:dependency table:id="ct1515"/>
            <table:dependency table:id="ct1514"/>
            <table:dependency table:id="ct1513"/>
            <table:dependency table:id="ct1512"/>
            <table:dependency table:id="ct1511"/>
            <table:dependency table:id="ct1510"/>
            <table:dependency table:id="ct1509"/>
            <table:dependency table:id="ct1508"/>
            <table:dependency table:id="ct1507"/>
            <table:dependency table:id="ct1506"/>
            <table:dependency table:id="ct1505"/>
            <table:dependency table:id="ct1504"/>
            <table:dependency table:id="ct1503"/>
            <table:dependency table:id="ct1502"/>
            <table:dependency table:id="ct1501"/>
            <table:dependency table:id="ct1500"/>
            <table:dependency table:id="ct1499"/>
            <table:dependency table:id="ct1498"/>
            <table:dependency table:id="ct1497"/>
            <table:dependency table:id="ct1496"/>
            <table:dependency table:id="ct1495"/>
            <table:dependency table:id="ct1494"/>
            <table:dependency table:id="ct1493"/>
            <table:dependency table:id="ct1492"/>
            <table:dependency table:id="ct1491"/>
            <table:dependency table:id="ct1490"/>
            <table:dependency table:id="ct1489"/>
            <table:dependency table:id="ct1488"/>
            <table:dependency table:id="ct1487"/>
            <table:dependency table:id="ct1486"/>
            <table:dependency table:id="ct1485"/>
            <table:dependency table:id="ct1484"/>
            <table:dependency table:id="ct1483"/>
            <table:dependency table:id="ct1482"/>
            <table:dependency table:id="ct1481"/>
            <table:dependency table:id="ct1480"/>
            <table:dependency table:id="ct1479"/>
            <table:dependency table:id="ct1478"/>
            <table:dependency table:id="ct1477"/>
            <table:dependency table:id="ct1476"/>
            <table:dependency table:id="ct1475"/>
            <table:dependency table:id="ct1474"/>
            <table:dependency table:id="ct1473"/>
            <table:dependency table:id="ct1472"/>
            <table:dependency table:id="ct1471"/>
            <table:dependency table:id="ct1470"/>
            <table:dependency table:id="ct1469"/>
            <table:dependency table:id="ct1468"/>
            <table:dependency table:id="ct1467"/>
            <table:dependency table:id="ct1466"/>
            <table:dependency table:id="ct1465"/>
            <table:dependency table:id="ct1464"/>
            <table:dependency table:id="ct1463"/>
            <table:dependency table:id="ct1462"/>
            <table:dependency table:id="ct1461"/>
            <table:dependency table:id="ct1460"/>
            <table:dependency table:id="ct1459"/>
            <table:dependency table:id="ct1458"/>
            <table:dependency table:id="ct1457"/>
            <table:dependency table:id="ct1456"/>
            <table:dependency table:id="ct1455"/>
            <table:dependency table:id="ct1454"/>
            <table:dependency table:id="ct1453"/>
            <table:dependency table:id="ct1452"/>
            <table:dependency table:id="ct1451"/>
            <table:dependency table:id="ct1450"/>
            <table:dependency table:id="ct1449"/>
            <table:dependency table:id="ct1448"/>
            <table:dependency table:id="ct1447"/>
            <table:dependency table:id="ct1446"/>
            <table:dependency table:id="ct1445"/>
            <table:dependency table:id="ct1444"/>
            <table:dependency table:id="ct1443"/>
            <table:dependency table:id="ct1442"/>
            <table:dependency table:id="ct1441"/>
            <table:dependency table:id="ct1440"/>
            <table:dependency table:id="ct1439"/>
            <table:dependency table:id="ct1438"/>
            <table:dependency table:id="ct1437"/>
            <table:dependency table:id="ct1436"/>
            <table:dependency table:id="ct1435"/>
            <table:dependency table:id="ct1434"/>
            <table:dependency table:id="ct1433"/>
            <table:dependency table:id="ct1432"/>
            <table:dependency table:id="ct1431"/>
            <table:dependency table:id="ct1430"/>
            <table:dependency table:id="ct1429"/>
            <table:dependency table:id="ct1428"/>
            <table:dependency table:id="ct1427"/>
            <table:dependency table:id="ct1426"/>
            <table:dependency table:id="ct1425"/>
            <table:dependency table:id="ct1424"/>
            <table:dependency table:id="ct1423"/>
            <table:dependency table:id="ct1422"/>
            <table:dependency table:id="ct1421"/>
            <table:dependency table:id="ct1420"/>
            <table:dependency table:id="ct1419"/>
            <table:dependency table:id="ct1418"/>
            <table:dependency table:id="ct1417"/>
            <table:dependency table:id="ct1416"/>
            <table:dependency table:id="ct1415"/>
            <table:dependency table:id="ct1414"/>
            <table:dependency table:id="ct1413"/>
            <table:dependency table:id="ct1412"/>
            <table:dependency table:id="ct1411"/>
            <table:dependency table:id="ct1410"/>
            <table:dependency table:id="ct1409"/>
            <table:dependency table:id="ct1408"/>
            <table:dependency table:id="ct1407"/>
            <table:dependency table:id="ct1406"/>
            <table:dependency table:id="ct1405"/>
            <table:dependency table:id="ct1404"/>
            <table:dependency table:id="ct1403"/>
            <table:dependency table:id="ct1402"/>
            <table:dependency table:id="ct1401"/>
            <table:dependency table:id="ct1400"/>
            <table:dependency table:id="ct1399"/>
            <table:dependency table:id="ct1398"/>
            <table:dependency table:id="ct1397"/>
            <table:dependency table:id="ct1396"/>
            <table:dependency table:id="ct1395"/>
            <table:dependency table:id="ct1394"/>
            <table:dependency table:id="ct1393"/>
            <table:dependency table:id="ct1392"/>
            <table:dependency table:id="ct1391"/>
            <table:dependency table:id="ct1390"/>
            <table:dependency table:id="ct1389"/>
            <table:dependency table:id="ct1388"/>
            <table:dependency table:id="ct1387"/>
            <table:dependency table:id="ct1386"/>
            <table:dependency table:id="ct1385"/>
            <table:dependency table:id="ct1384"/>
            <table:dependency table:id="ct1383"/>
            <table:dependency table:id="ct1382"/>
            <table:dependency table:id="ct1381"/>
            <table:dependency table:id="ct1380"/>
            <table:dependency table:id="ct1379"/>
            <table:dependency table:id="ct1378"/>
            <table:dependency table:id="ct1377"/>
            <table:dependency table:id="ct1376"/>
            <table:dependency table:id="ct1375"/>
            <table:dependency table:id="ct1374"/>
            <table:dependency table:id="ct1373"/>
            <table:dependency table:id="ct1372"/>
            <table:dependency table:id="ct1371"/>
            <table:dependency table:id="ct1370"/>
            <table:dependency table:id="ct1369"/>
            <table:dependency table:id="ct1368"/>
            <table:dependency table:id="ct1367"/>
            <table:dependency table:id="ct1366"/>
            <table:dependency table:id="ct1365"/>
            <table:dependency table:id="ct1364"/>
            <table:dependency table:id="ct1363"/>
            <table:dependency table:id="ct1362"/>
            <table:dependency table:id="ct1361"/>
            <table:dependency table:id="ct1360"/>
            <table:dependency table:id="ct1359"/>
            <table:dependency table:id="ct1358"/>
            <table:dependency table:id="ct1357"/>
            <table:dependency table:id="ct1356"/>
            <table:dependency table:id="ct1355"/>
            <table:dependency table:id="ct1354"/>
            <table:dependency table:id="ct1353"/>
            <table:dependency table:id="ct1352"/>
            <table:dependency table:id="ct1351"/>
            <table:dependency table:id="ct1350"/>
            <table:dependency table:id="ct1349"/>
            <table:dependency table:id="ct1348"/>
            <table:dependency table:id="ct1347"/>
            <table:dependency table:id="ct1346"/>
            <table:dependency table:id="ct1345"/>
            <table:dependency table:id="ct1344"/>
            <table:dependency table:id="ct1343"/>
            <table:dependency table:id="ct1342"/>
            <table:dependency table:id="ct1341"/>
            <table:dependency table:id="ct1340"/>
            <table:dependency table:id="ct1339"/>
            <table:dependency table:id="ct1338"/>
            <table:dependency table:id="ct1337"/>
            <table:dependency table:id="ct1336"/>
            <table:dependency table:id="ct1335"/>
            <table:dependency table:id="ct1334"/>
            <table:dependency table:id="ct1333"/>
            <table:dependency table:id="ct1332"/>
            <table:dependency table:id="ct1331"/>
            <table:dependency table:id="ct1330"/>
            <table:dependency table:id="ct1329"/>
            <table:dependency table:id="ct1328"/>
            <table:dependency table:id="ct1327"/>
            <table:dependency table:id="ct1326"/>
            <table:dependency table:id="ct1325"/>
            <table:dependency table:id="ct1324"/>
            <table:dependency table:id="ct1323"/>
            <table:dependency table:id="ct1322"/>
            <table:dependency table:id="ct1321"/>
            <table:dependency table:id="ct1320"/>
            <table:dependency table:id="ct1319"/>
            <table:dependency table:id="ct1318"/>
            <table:dependency table:id="ct1317"/>
            <table:dependency table:id="ct1316"/>
            <table:dependency table:id="ct1315"/>
            <table:dependency table:id="ct1314"/>
            <table:dependency table:id="ct1313"/>
            <table:dependency table:id="ct1312"/>
            <table:dependency table:id="ct1311"/>
            <table:dependency table:id="ct1310"/>
            <table:dependency table:id="ct1309"/>
            <table:dependency table:id="ct1308"/>
            <table:dependency table:id="ct1307"/>
            <table:dependency table:id="ct1306"/>
            <table:dependency table:id="ct1305"/>
            <table:dependency table:id="ct1304"/>
            <table:dependency table:id="ct1303"/>
            <table:dependency table:id="ct1302"/>
            <table:dependency table:id="ct1301"/>
            <table:dependency table:id="ct1300"/>
            <table:dependency table:id="ct1299"/>
            <table:dependency table:id="ct1298"/>
            <table:dependency table:id="ct1297"/>
            <table:dependency table:id="ct1296"/>
            <table:dependency table:id="ct1295"/>
            <table:dependency table:id="ct1294"/>
            <table:dependency table:id="ct1293"/>
            <table:dependency table:id="ct1292"/>
            <table:dependency table:id="ct1291"/>
            <table:dependency table:id="ct1290"/>
            <table:dependency table:id="ct1289"/>
            <table:dependency table:id="ct1288"/>
            <table:dependency table:id="ct1287"/>
            <table:dependency table:id="ct1286"/>
            <table:dependency table:id="ct1285"/>
            <table:dependency table:id="ct1284"/>
            <table:dependency table:id="ct1283"/>
            <table:dependency table:id="ct1282"/>
            <table:dependency table:id="ct1281"/>
            <table:dependency table:id="ct1280"/>
            <table:dependency table:id="ct1279"/>
            <table:dependency table:id="ct1278"/>
            <table:dependency table:id="ct1277"/>
            <table:dependency table:id="ct1276"/>
            <table:dependency table:id="ct1275"/>
            <table:dependency table:id="ct1274"/>
            <table:dependency table:id="ct1273"/>
            <table:dependency table:id="ct1272"/>
            <table:dependency table:id="ct1271"/>
            <table:dependency table:id="ct1270"/>
            <table:dependency table:id="ct1269"/>
            <table:dependency table:id="ct1268"/>
            <table:dependency table:id="ct1267"/>
            <table:dependency table:id="ct1266"/>
            <table:dependency table:id="ct1265"/>
            <table:dependency table:id="ct1264"/>
            <table:dependency table:id="ct1263"/>
            <table:dependency table:id="ct1262"/>
            <table:dependency table:id="ct1261"/>
            <table:dependency table:id="ct1260"/>
            <table:dependency table:id="ct1259"/>
            <table:dependency table:id="ct1258"/>
            <table:dependency table:id="ct1257"/>
            <table:dependency table:id="ct1256"/>
            <table:dependency table:id="ct1255"/>
            <table:dependency table:id="ct1254"/>
            <table:dependency table:id="ct1253"/>
            <table:dependency table:id="ct1252"/>
            <table:dependency table:id="ct1251"/>
            <table:dependency table:id="ct1250"/>
            <table:dependency table:id="ct1249"/>
            <table:dependency table:id="ct1248"/>
            <table:dependency table:id="ct1247"/>
            <table:dependency table:id="ct1246"/>
            <table:dependency table:id="ct1245"/>
            <table:dependency table:id="ct1244"/>
            <table:dependency table:id="ct1243"/>
            <table:dependency table:id="ct1242"/>
            <table:dependency table:id="ct1241"/>
            <table:dependency table:id="ct1240"/>
            <table:dependency table:id="ct1239"/>
            <table:dependency table:id="ct1238"/>
            <table:dependency table:id="ct1237"/>
            <table:dependency table:id="ct1236"/>
            <table:dependency table:id="ct1235"/>
            <table:dependency table:id="ct1234"/>
            <table:dependency table:id="ct1233"/>
            <table:dependency table:id="ct1232"/>
            <table:dependency table:id="ct1231"/>
            <table:dependency table:id="ct1230"/>
            <table:dependency table:id="ct1229"/>
            <table:dependency table:id="ct1228"/>
            <table:dependency table:id="ct1227"/>
            <table:dependency table:id="ct1226"/>
            <table:dependency table:id="ct1225"/>
            <table:dependency table:id="ct1224"/>
            <table:dependency table:id="ct1223"/>
            <table:dependency table:id="ct1222"/>
            <table:dependency table:id="ct1221"/>
            <table:dependency table:id="ct1220"/>
            <table:dependency table:id="ct1219"/>
            <table:dependency table:id="ct1218"/>
            <table:dependency table:id="ct1217"/>
            <table:dependency table:id="ct1216"/>
            <table:dependency table:id="ct1215"/>
            <table:dependency table:id="ct1214"/>
            <table:dependency table:id="ct1213"/>
            <table:dependency table:id="ct1212"/>
            <table:dependency table:id="ct1211"/>
            <table:dependency table:id="ct1210"/>
            <table:dependency table:id="ct1209"/>
            <table:dependency table:id="ct1208"/>
            <table:dependency table:id="ct1207"/>
            <table:dependency table:id="ct1206"/>
            <table:dependency table:id="ct1205"/>
            <table:dependency table:id="ct1204"/>
            <table:dependency table:id="ct1203"/>
            <table:dependency table:id="ct1202"/>
            <table:dependency table:id="ct1201"/>
            <table:dependency table:id="ct1200"/>
            <table:dependency table:id="ct1199"/>
            <table:dependency table:id="ct1198"/>
            <table:dependency table:id="ct1197"/>
            <table:dependency table:id="ct1196"/>
            <table:dependency table:id="ct1195"/>
            <table:dependency table:id="ct1194"/>
            <table:dependency table:id="ct1193"/>
            <table:dependency table:id="ct1192"/>
            <table:dependency table:id="ct1191"/>
            <table:dependency table:id="ct1190"/>
            <table:dependency table:id="ct1189"/>
            <table:dependency table:id="ct1188"/>
            <table:dependency table:id="ct1187"/>
            <table:dependency table:id="ct1186"/>
            <table:dependency table:id="ct1185"/>
            <table:dependency table:id="ct1184"/>
            <table:dependency table:id="ct1183"/>
            <table:dependency table:id="ct1182"/>
            <table:dependency table:id="ct1181"/>
            <table:dependency table:id="ct1180"/>
            <table:dependency table:id="ct1179"/>
            <table:dependency table:id="ct1178"/>
            <table:dependency table:id="ct1177"/>
            <table:dependency table:id="ct1176"/>
            <table:dependency table:id="ct1175"/>
            <table:dependency table:id="ct1174"/>
            <table:dependency table:id="ct1173"/>
            <table:dependency table:id="ct1172"/>
            <table:dependency table:id="ct1171"/>
            <table:dependency table:id="ct1170"/>
            <table:dependency table:id="ct1169"/>
            <table:dependency table:id="ct1168"/>
            <table:dependency table:id="ct1167"/>
            <table:dependency table:id="ct1166"/>
            <table:dependency table:id="ct1165"/>
            <table:dependency table:id="ct1164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8"/>
            <table:dependency table:id="ct1157"/>
            <table:dependency table:id="ct1156"/>
            <table:dependency table:id="ct1155"/>
            <table:dependency table:id="ct1154"/>
            <table:dependency table:id="ct1153"/>
            <table:dependency table:id="ct1152"/>
            <table:dependency table:id="ct1151"/>
            <table:dependency table:id="ct1150"/>
            <table:dependency table:id="ct1149"/>
            <table:dependency table:id="ct1148"/>
            <table:dependency table:id="ct1147"/>
            <table:dependency table:id="ct1146"/>
            <table:dependency table:id="ct1145"/>
            <table:dependency table:id="ct1144"/>
            <table:dependency table:id="ct1143"/>
            <table:dependency table:id="ct1142"/>
            <table:dependency table:id="ct1141"/>
            <table:dependency table:id="ct1140"/>
            <table:dependency table:id="ct1139"/>
            <table:dependency table:id="ct1138"/>
            <table:dependency table:id="ct1137"/>
            <table:dependency table:id="ct1136"/>
            <table:dependency table:id="ct1135"/>
            <table:dependency table:id="ct1134"/>
            <table:dependency table:id="ct1133"/>
            <table:dependency table:id="ct1132"/>
            <table:dependency table:id="ct1131"/>
            <table:dependency table:id="ct1130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  <table:dependency table:id="ct1116"/>
            <table:dependency table:id="ct1115"/>
            <table:dependency table:id="ct1114"/>
            <table:dependency table:id="ct1113"/>
            <table:dependency table:id="ct1112"/>
            <table:dependency table:id="ct1111"/>
            <table:dependency table:id="ct1110"/>
            <table:dependency table:id="ct1109"/>
            <table:dependency table:id="ct1108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8"/>
            <table:dependency table:id="ct1097"/>
            <table:dependency table:id="ct1096"/>
            <table:dependency table:id="ct1095"/>
            <table:dependency table:id="ct1094"/>
            <table:dependency table:id="ct1093"/>
            <table:dependency table:id="ct1092"/>
            <table:dependency table:id="ct1091"/>
            <table:dependency table:id="ct1090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1084"/>
            <table:dependency table:id="ct1083"/>
            <table:dependency table:id="ct1082"/>
            <table:dependency table:id="ct1081"/>
            <table:dependency table:id="ct1080"/>
            <table:dependency table:id="ct1079"/>
            <table:dependency table:id="ct1078"/>
            <table:dependency table:id="ct1077"/>
            <table:dependency table:id="ct1076"/>
            <table:dependency table:id="ct1075"/>
            <table:dependency table:id="ct1074"/>
            <table:dependency table:id="ct1073"/>
            <table:dependency table:id="ct1072"/>
            <table:dependency table:id="ct1071"/>
            <table:dependency table:id="ct1070"/>
            <table:dependency table:id="ct1069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1062"/>
            <table:dependency table:id="ct1061"/>
            <table:dependency table:id="ct1060"/>
            <table:dependency table:id="ct1059"/>
            <table:dependency table:id="ct1058"/>
            <table:dependency table:id="ct1057"/>
            <table:dependency table:id="ct1056"/>
            <table:dependency table:id="ct1055"/>
            <table:dependency table:id="ct1054"/>
            <table:dependency table:id="ct1053"/>
            <table:dependency table:id="ct1052"/>
            <table:dependency table:id="ct1051"/>
            <table:dependency table:id="ct1050"/>
            <table:dependency table:id="ct1049"/>
            <table:dependency table:id="ct1048"/>
            <table:dependency table:id="ct1047"/>
            <table:dependency table:id="ct1046"/>
            <table:dependency table:id="ct1045"/>
            <table:dependency table:id="ct1044"/>
            <table:dependency table:id="ct1043"/>
            <table:dependency table:id="ct1042"/>
            <table:dependency table:id="ct1041"/>
            <table:dependency table:id="ct1040"/>
            <table:dependency table:id="ct1039"/>
            <table:dependency table:id="ct1038"/>
            <table:dependency table:id="ct1037"/>
            <table:dependency table:id="ct1036"/>
            <table:dependency table:id="ct1035"/>
            <table:dependency table:id="ct1034"/>
            <table:dependency table:id="ct1033"/>
            <table:dependency table:id="ct1032"/>
            <table:dependency table:id="ct1031"/>
            <table:dependency table:id="ct1030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  <table:dependency table:id="ct1020"/>
            <table:dependency table:id="ct1019"/>
            <table:dependency table:id="ct1018"/>
            <table:dependency table:id="ct1017"/>
            <table:dependency table:id="ct1016"/>
            <table:dependency table:id="ct1015"/>
            <table:dependency table:id="ct1014"/>
            <table:dependency table:id="ct1013"/>
            <table:dependency table:id="ct1012"/>
            <table:dependency table:id="ct1011"/>
            <table:dependency table:id="ct1010"/>
            <table:dependency table:id="ct1009"/>
            <table:dependency table:id="ct1008"/>
            <table:dependency table:id="ct1007"/>
            <table:dependency table:id="ct1006"/>
            <table:dependency table:id="ct1005"/>
            <table:dependency table:id="ct1004"/>
            <table:dependency table:id="ct1003"/>
            <table:dependency table:id="ct1002"/>
            <table:dependency table:id="ct1001"/>
            <table:dependency table:id="ct1000"/>
            <table:dependency table:id="ct999"/>
            <table:dependency table:id="ct998"/>
            <table:dependency table:id="ct997"/>
            <table:dependency table:id="ct996"/>
            <table:dependency table:id="ct995"/>
            <table:dependency table:id="ct994"/>
            <table:dependency table:id="ct993"/>
            <table:dependency table:id="ct992"/>
            <table:dependency table:id="ct991"/>
            <table:dependency table:id="ct990"/>
            <table:dependency table:id="ct989"/>
            <table:dependency table:id="ct988"/>
            <table:dependency table:id="ct987"/>
            <table:dependency table:id="ct986"/>
            <table:dependency table:id="ct985"/>
            <table:dependency table:id="ct984"/>
            <table:dependency table:id="ct983"/>
            <table:dependency table:id="ct982"/>
            <table:dependency table:id="ct981"/>
            <table:dependency table:id="ct980"/>
            <table:dependency table:id="ct979"/>
            <table:dependency table:id="ct978"/>
            <table:dependency table:id="ct977"/>
            <table:dependency table:id="ct976"/>
            <table:dependency table:id="ct975"/>
            <table:dependency table:id="ct974"/>
            <table:dependency table:id="ct973"/>
            <table:dependency table:id="ct972"/>
            <table:dependency table:id="ct971"/>
            <table:dependency table:id="ct970"/>
            <table:dependency table:id="ct969"/>
            <table:dependency table:id="ct968"/>
            <table:dependency table:id="ct967"/>
            <table:dependency table:id="ct966"/>
            <table:dependency table:id="ct965"/>
            <table:dependency table:id="ct964"/>
            <table:dependency table:id="ct963"/>
            <table:dependency table:id="ct962"/>
            <table:dependency table:id="ct961"/>
            <table:dependency table:id="ct960"/>
            <table:dependency table:id="ct959"/>
            <table:dependency table:id="ct958"/>
            <table:dependency table:id="ct957"/>
            <table:dependency table:id="ct956"/>
            <table:dependency table:id="ct955"/>
            <table:dependency table:id="ct954"/>
            <table:dependency table:id="ct953"/>
            <table:dependency table:id="ct952"/>
            <table:dependency table:id="ct951"/>
            <table:dependency table:id="ct950"/>
            <table:dependency table:id="ct949"/>
            <table:dependency table:id="ct948"/>
            <table:dependency table:id="ct947"/>
            <table:dependency table:id="ct946"/>
            <table:dependency table:id="ct945"/>
            <table:dependency table:id="ct944"/>
            <table:dependency table:id="ct943"/>
            <table:dependency table:id="ct942"/>
            <table:dependency table:id="ct941"/>
            <table:dependency table:id="ct940"/>
            <table:dependency table:id="ct939"/>
            <table:dependency table:id="ct938"/>
            <table:dependency table:id="ct937"/>
            <table:dependency table:id="ct936"/>
            <table:dependency table:id="ct935"/>
            <table:dependency table:id="ct934"/>
            <table:dependency table:id="ct933"/>
            <table:dependency table:id="ct932"/>
            <table:dependency table:id="ct931"/>
            <table:dependency table:id="ct930"/>
            <table:dependency table:id="ct929"/>
            <table:dependency table:id="ct928"/>
            <table:dependency table:id="ct927"/>
            <table:dependency table:id="ct926"/>
            <table:dependency table:id="ct925"/>
            <table:dependency table:id="ct924"/>
            <table:dependency table:id="ct923"/>
            <table:dependency table:id="ct922"/>
            <table:dependency table:id="ct921"/>
            <table:dependency table:id="ct920"/>
            <table:dependency table:id="ct919"/>
            <table:dependency table:id="ct918"/>
            <table:dependency table:id="ct917"/>
            <table:dependency table:id="ct916"/>
            <table:dependency table:id="ct915"/>
            <table:dependency table:id="ct914"/>
            <table:dependency table:id="ct913"/>
            <table:dependency table:id="ct912"/>
            <table:dependency table:id="ct911"/>
            <table:dependency table:id="ct910"/>
            <table:dependency table:id="ct909"/>
            <table:dependency table:id="ct908"/>
            <table:dependency table:id="ct907"/>
            <table:dependency table:id="ct906"/>
            <table:dependency table:id="ct905"/>
            <table:dependency table:id="ct904"/>
            <table:dependency table:id="ct903"/>
            <table:dependency table:id="ct902"/>
            <table:dependency table:id="ct901"/>
            <table:dependency table:id="ct900"/>
            <table:dependency table:id="ct899"/>
            <table:dependency table:id="ct898"/>
            <table:dependency table:id="ct897"/>
            <table:dependency table:id="ct896"/>
            <table:dependency table:id="ct895"/>
            <table:dependency table:id="ct894"/>
            <table:dependency table:id="ct893"/>
            <table:dependency table:id="ct892"/>
            <table:dependency table:id="ct891"/>
            <table:dependency table:id="ct890"/>
            <table:dependency table:id="ct889"/>
            <table:dependency table:id="ct888"/>
            <table:dependency table:id="ct887"/>
            <table:dependency table:id="ct886"/>
            <table:dependency table:id="ct885"/>
            <table:dependency table:id="ct884"/>
            <table:dependency table:id="ct883"/>
            <table:dependency table:id="ct882"/>
            <table:dependency table:id="ct881"/>
            <table:dependency table:id="ct880"/>
            <table:dependency table:id="ct879"/>
            <table:dependency table:id="ct878"/>
            <table:dependency table:id="ct877"/>
            <table:dependency table:id="ct876"/>
            <table:dependency table:id="ct875"/>
            <table:dependency table:id="ct874"/>
            <table:dependency table:id="ct873"/>
            <table:dependency table:id="ct872"/>
            <table:dependency table:id="ct871"/>
            <table:dependency table:id="ct870"/>
            <table:dependency table:id="ct869"/>
            <table:dependency table:id="ct868"/>
            <table:dependency table:id="ct867"/>
            <table:dependency table:id="ct866"/>
            <table:dependency table:id="ct865"/>
            <table:dependency table:id="ct864"/>
            <table:dependency table:id="ct863"/>
            <table:dependency table:id="ct862"/>
            <table:dependency table:id="ct861"/>
            <table:dependency table:id="ct860"/>
            <table:dependency table:id="ct859"/>
            <table:dependency table:id="ct858"/>
            <table:dependency table:id="ct857"/>
            <table:dependency table:id="ct856"/>
            <table:dependency table:id="ct855"/>
            <table:dependency table:id="ct854"/>
            <table:dependency table:id="ct853"/>
            <table:dependency table:id="ct852"/>
            <table:dependency table:id="ct851"/>
            <table:dependency table:id="ct850"/>
            <table:dependency table:id="ct849"/>
            <table:dependency table:id="ct848"/>
            <table:dependency table:id="ct847"/>
            <table:dependency table:id="ct846"/>
            <table:dependency table:id="ct845"/>
            <table:dependency table:id="ct844"/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6"/>
            <table:dependency table:id="ct835"/>
            <table:dependency table:id="ct834"/>
            <table:dependency table:id="ct833"/>
            <table:dependency table:id="ct832"/>
            <table:dependency table:id="ct831"/>
            <table:dependency table:id="ct830"/>
            <table:dependency table:id="ct829"/>
            <table:dependency table:id="ct828"/>
            <table:dependency table:id="ct827"/>
            <table:dependency table:id="ct826"/>
            <table:dependency table:id="ct825"/>
            <table:dependency table:id="ct824"/>
            <table:dependency table:id="ct823"/>
            <table:dependency table:id="ct822"/>
            <table:dependency table:id="ct821"/>
            <table:dependency table:id="ct820"/>
            <table:dependency table:id="ct819"/>
            <table:dependency table:id="ct818"/>
            <table:dependency table:id="ct817"/>
            <table:dependency table:id="ct816"/>
            <table:dependency table:id="ct815"/>
            <table:dependency table:id="ct814"/>
            <table:dependency table:id="ct813"/>
            <table:dependency table:id="ct812"/>
            <table:dependency table:id="ct811"/>
            <table:dependency table:id="ct810"/>
            <table:dependency table:id="ct809"/>
            <table:dependency table:id="ct808"/>
            <table:dependency table:id="ct807"/>
            <table:dependency table:id="ct806"/>
            <table:dependency table:id="ct805"/>
            <table:dependency table:id="ct804"/>
            <table:dependency table:id="ct803"/>
            <table:dependency table:id="ct802"/>
            <table:dependency table:id="ct801"/>
            <table:dependency table:id="ct800"/>
            <table:dependency table:id="ct799"/>
            <table:dependency table:id="ct798"/>
            <table:dependency table:id="ct797"/>
            <table:dependency table:id="ct796"/>
            <table:dependency table:id="ct795"/>
            <table:dependency table:id="ct794"/>
            <table:dependency table:id="ct793"/>
            <table:dependency table:id="ct792"/>
            <table:dependency table:id="ct791"/>
            <table:dependency table:id="ct790"/>
            <table:dependency table:id="ct789"/>
            <table:dependency table:id="ct788"/>
            <table:dependency table:id="ct787"/>
            <table:dependency table:id="ct786"/>
            <table:dependency table:id="ct785"/>
            <table:dependency table:id="ct784"/>
            <table:dependency table:id="ct783"/>
            <table:dependency table:id="ct782"/>
            <table:dependency table:id="ct781"/>
            <table:dependency table:id="ct780"/>
            <table:dependency table:id="ct779"/>
            <table:dependency table:id="ct778"/>
            <table:dependency table:id="ct777"/>
            <table:dependency table:id="ct776"/>
            <table:dependency table:id="ct775"/>
            <table:dependency table:id="ct774"/>
            <table:dependency table:id="ct773"/>
            <table:dependency table:id="ct772"/>
            <table:dependency table:id="ct771"/>
            <table:dependency table:id="ct770"/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  <table:dependency table:id="ct760"/>
            <table:dependency table:id="ct759"/>
            <table:dependency table:id="ct758"/>
            <table:dependency table:id="ct757"/>
            <table:dependency table:id="ct756"/>
            <table:dependency table:id="ct755"/>
            <table:dependency table:id="ct754"/>
            <table:dependency table:id="ct753"/>
            <table:dependency table:id="ct752"/>
            <table:dependency table:id="ct751"/>
            <table:dependency table:id="ct750"/>
            <table:dependency table:id="ct749"/>
            <table:dependency table:id="ct748"/>
            <table:dependency table:id="ct747"/>
            <table:dependency table:id="ct746"/>
            <table:dependency table:id="ct745"/>
            <table:dependency table:id="ct744"/>
            <table:dependency table:id="ct743"/>
            <table:dependency table:id="ct742"/>
            <table:dependency table:id="ct741"/>
            <table:dependency table:id="ct740"/>
            <table:dependency table:id="ct739"/>
            <table:dependency table:id="ct738"/>
            <table:dependency table:id="ct737"/>
            <table:dependency table:id="ct736"/>
            <table:dependency table:id="ct735"/>
            <table:dependency table:id="ct734"/>
            <table:dependency table:id="ct733"/>
            <table:dependency table:id="ct732"/>
            <table:dependency table:id="ct731"/>
            <table:dependency table:id="ct730"/>
            <table:dependency table:id="ct729"/>
            <table:dependency table:id="ct728"/>
            <table:dependency table:id="ct727"/>
            <table:dependency table:id="ct726"/>
            <table:dependency table:id="ct725"/>
            <table:dependency table:id="ct724"/>
            <table:dependency table:id="ct723"/>
            <table:dependency table:id="ct722"/>
            <table:dependency table:id="ct721"/>
            <table:dependency table:id="ct720"/>
            <table:dependency table:id="ct719"/>
            <table:dependency table:id="ct718"/>
            <table:dependency table:id="ct717"/>
            <table:dependency table:id="ct716"/>
            <table:dependency table:id="ct715"/>
            <table:dependency table:id="ct714"/>
            <table:dependency table:id="ct713"/>
            <table:dependency table:id="ct712"/>
            <table:dependency table:id="ct711"/>
            <table:dependency table:id="ct710"/>
            <table:dependency table:id="ct709"/>
            <table:dependency table:id="ct708"/>
            <table:dependency table:id="ct707"/>
            <table:dependency table:id="ct706"/>
            <table:dependency table:id="ct705"/>
            <table:dependency table:id="ct704"/>
            <table:dependency table:id="ct703"/>
            <table:dependency table:id="ct702"/>
            <table:dependency table:id="ct701"/>
            <table:dependency table:id="ct700"/>
            <table:dependency table:id="ct699"/>
            <table:dependency table:id="ct698"/>
            <table:dependency table:id="ct697"/>
            <table:dependency table:id="ct696"/>
            <table:dependency table:id="ct695"/>
            <table:dependency table:id="ct694"/>
            <table:dependency table:id="ct693"/>
            <table:dependency table:id="ct692"/>
            <table:dependency table:id="ct691"/>
            <table:dependency table:id="ct690"/>
            <table:dependency table:id="ct689"/>
            <table:dependency table:id="ct688"/>
            <table:dependency table:id="ct687"/>
            <table:dependency table:id="ct686"/>
            <table:dependency table:id="ct685"/>
            <table:dependency table:id="ct684"/>
            <table:dependency table:id="ct683"/>
            <table:dependency table:id="ct682"/>
            <table:dependency table:id="ct681"/>
            <table:dependency table:id="ct680"/>
            <table:dependency table:id="ct679"/>
            <table:dependency table:id="ct678"/>
            <table:dependency table:id="ct677"/>
            <table:dependency table:id="ct676"/>
            <table:dependency table:id="ct675"/>
            <table:dependency table:id="ct674"/>
            <table:dependency table:id="ct673"/>
            <table:dependency table:id="ct672"/>
            <table:dependency table:id="ct671"/>
            <table:dependency table:id="ct670"/>
            <table:dependency table:id="ct669"/>
            <table:dependency table:id="ct668"/>
            <table:dependency table:id="ct667"/>
            <table:dependency table:id="ct666"/>
            <table:dependency table:id="ct665"/>
            <table:dependency table:id="ct664"/>
            <table:dependency table:id="ct663"/>
            <table:dependency table:id="ct662"/>
            <table:dependency table:id="ct661"/>
            <table:dependency table:id="ct660"/>
            <table:dependency table:id="ct659"/>
            <table:dependency table:id="ct658"/>
            <table:dependency table:id="ct657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  <table:dependency table:id="ct64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628"/>
            <table:dependency table:id="ct627"/>
            <table:dependency table:id="ct626"/>
            <table:dependency table:id="ct625"/>
            <table:dependency table:id="ct624"/>
            <table:dependency table:id="ct623"/>
            <table:dependency table:id="ct622"/>
            <table:dependency table:id="ct621"/>
            <table:dependency table:id="ct620"/>
            <table:dependency table:id="ct619"/>
            <table:dependency table:id="ct618"/>
            <table:dependency table:id="ct617"/>
            <table:dependency table:id="ct616"/>
            <table:dependency table:id="ct615"/>
            <table:dependency table:id="ct614"/>
            <table:dependency table:id="ct613"/>
            <table:dependency table:id="ct612"/>
            <table:dependency table:id="ct611"/>
            <table:dependency table:id="ct610"/>
            <table:dependency table:id="ct609"/>
            <table:dependency table:id="ct608"/>
            <table:dependency table:id="ct607"/>
            <table:dependency table:id="ct606"/>
            <table:dependency table:id="ct605"/>
            <table:dependency table:id="ct604"/>
            <table:dependency table:id="ct603"/>
            <table:dependency table:id="ct602"/>
            <table:dependency table:id="ct601"/>
            <table:dependency table:id="ct600"/>
            <table:dependency table:id="ct599"/>
            <table:dependency table:id="ct598"/>
            <table:dependency table:id="ct597"/>
            <table:dependency table:id="ct596"/>
            <table:dependency table:id="ct595"/>
            <table:dependency table:id="ct594"/>
            <table:dependency table:id="ct593"/>
            <table:dependency table:id="ct592"/>
            <table:dependency table:id="ct591"/>
            <table:dependency table:id="ct590"/>
            <table:dependency table:id="ct589"/>
            <table:dependency table:id="ct588"/>
            <table:dependency table:id="ct587"/>
            <table:dependency table:id="ct586"/>
            <table:dependency table:id="ct585"/>
            <table:dependency table:id="ct584"/>
            <table:dependency table:id="ct583"/>
            <table:dependency table:id="ct582"/>
            <table:dependency table:id="ct581"/>
            <table:dependency table:id="ct580"/>
            <table:dependency table:id="ct579"/>
            <table:dependency table:id="ct578"/>
            <table:dependency table:id="ct577"/>
            <table:dependency table:id="ct576"/>
            <table:dependency table:id="ct575"/>
            <table:dependency table:id="ct574"/>
            <table:dependency table:id="ct573"/>
            <table:dependency table:id="ct572"/>
            <table:dependency table:id="ct571"/>
            <table:dependency table:id="ct570"/>
            <table:dependency table:id="ct569"/>
            <table:dependency table:id="ct568"/>
            <table:dependency table:id="ct567"/>
            <table:dependency table:id="ct566"/>
            <table:dependency table:id="ct565"/>
            <table:dependency table:id="ct564"/>
            <table:dependency table:id="ct563"/>
            <table:dependency table:id="ct562"/>
            <table:dependency table:id="ct561"/>
            <table:dependency table:id="ct560"/>
            <table:dependency table:id="ct559"/>
            <table:dependency table:id="ct558"/>
            <table:dependency table:id="ct557"/>
            <table:dependency table:id="ct556"/>
            <table:dependency table:id="ct555"/>
            <table:dependency table:id="ct554"/>
            <table:dependency table:id="ct553"/>
            <table:dependency table:id="ct552"/>
            <table:dependency table:id="ct551"/>
            <table:dependency table:id="ct550"/>
            <table:dependency table:id="ct549"/>
            <table:dependency table:id="ct548"/>
            <table:dependency table:id="ct547"/>
            <table:dependency table:id="ct546"/>
            <table:dependency table:id="ct545"/>
            <table:dependency table:id="ct544"/>
            <table:dependency table:id="ct543"/>
            <table:dependency table:id="ct542"/>
            <table:dependency table:id="ct541"/>
            <table:dependency table:id="ct540"/>
            <table:dependency table:id="ct539"/>
            <table:dependency table:id="ct538"/>
            <table:dependency table:id="ct537"/>
            <table:dependency table:id="ct536"/>
            <table:dependency table:id="ct535"/>
            <table:dependency table:id="ct534"/>
            <table:dependency table:id="ct533"/>
            <table:dependency table:id="ct532"/>
            <table:dependency table:id="ct531"/>
            <table:dependency table:id="ct530"/>
            <table:dependency table:id="ct529"/>
            <table:dependency table:id="ct528"/>
            <table:dependency table:id="ct527"/>
            <table:dependency table:id="ct526"/>
            <table:dependency table:id="ct525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  <table:dependency table:id="ct510"/>
            <table:dependency table:id="ct509"/>
            <table:dependency table:id="ct508"/>
            <table:dependency table:id="ct507"/>
            <table:dependency table:id="ct506"/>
            <table:dependency table:id="ct505"/>
            <table:dependency table:id="ct504"/>
            <table:dependency table:id="ct503"/>
            <table:dependency table:id="ct502"/>
            <table:dependency table:id="ct501"/>
            <table:dependency table:id="ct500"/>
            <table:dependency table:id="ct499"/>
            <table:dependency table:id="ct498"/>
            <table:dependency table:id="ct497"/>
            <table:dependency table:id="ct496"/>
            <table:dependency table:id="ct495"/>
            <table:dependency table:id="ct494"/>
            <table:dependency table:id="ct493"/>
            <table:dependency table:id="ct492"/>
            <table:dependency table:id="ct491"/>
            <table:dependency table:id="ct490"/>
            <table:dependency table:id="ct489"/>
            <table:dependency table:id="ct488"/>
            <table:dependency table:id="ct487"/>
            <table:dependency table:id="ct486"/>
            <table:dependency table:id="ct485"/>
            <table:dependency table:id="ct484"/>
            <table:dependency table:id="ct483"/>
            <table:dependency table:id="ct482"/>
            <table:dependency table:id="ct481"/>
            <table:dependency table:id="ct480"/>
            <table:dependency table:id="ct479"/>
            <table:dependency table:id="ct478"/>
            <table:dependency table:id="ct477"/>
            <table:dependency table:id="ct476"/>
            <table:dependency table:id="ct475"/>
            <table:dependency table:id="ct474"/>
            <table:dependency table:id="ct473"/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  <table:dependency table:id="ct358"/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  <table:dependency table:id="ct314"/>
            <table:dependency table:id="ct313"/>
            <table:dependency table:id="ct312"/>
            <table:dependency table:id="ct311"/>
            <table:dependency table:id="ct310"/>
            <table:dependency table:id="ct309"/>
            <table:dependency table:id="ct308"/>
            <table:dependency table:id="ct307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  <table:dependency table:id="ct296"/>
            <table:dependency table:id="ct295"/>
            <table:dependency table:id="ct294"/>
            <table:dependency table:id="ct293"/>
            <table:dependency table:id="ct292"/>
            <table:dependency table:id="ct291"/>
            <table:dependency table:id="ct290"/>
            <table:dependency table:id="ct289"/>
            <table:dependency table:id="ct288"/>
            <table:dependency table:id="ct287"/>
            <table:dependency table:id="ct286"/>
            <table:dependency table:id="ct285"/>
            <table:dependency table:id="ct284"/>
            <table:dependency table:id="ct283"/>
            <table:dependency table:id="ct282"/>
            <table:dependency table:id="ct281"/>
            <table:dependency table:id="ct280"/>
            <table:dependency table:id="ct279"/>
            <table:dependency table:id="ct278"/>
            <table:dependency table:id="ct277"/>
            <table:dependency table:id="ct276"/>
            <table:dependency table:id="ct275"/>
            <table:dependency table:id="ct274"/>
            <table:dependency table:id="ct273"/>
            <table:dependency table:id="ct272"/>
            <table:dependency table:id="ct271"/>
            <table:dependency table:id="ct270"/>
            <table:dependency table:id="ct269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42"/>
            <table:dependency table:id="ct241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32"/>
            <table:dependency table:id="ct231"/>
            <table:dependency table:id="ct230"/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  <table:dependency table:id="ct214"/>
            <table:dependency table:id="ct213"/>
            <table:dependency table:id="ct212"/>
            <table:dependency table:id="ct211"/>
            <table:dependency table:id="ct210"/>
            <table:dependency table:id="ct209"/>
            <table:dependency table:id="ct208"/>
            <table:dependency table:id="ct207"/>
            <table:dependency table:id="ct206"/>
            <table:dependency table:id="ct205"/>
            <table:dependency table:id="ct204"/>
            <table:dependency table:id="ct198"/>
            <table:dependency table:id="ct197"/>
            <table:dependency table:id="ct196"/>
            <table:dependency table:id="ct195"/>
            <table:dependency table:id="ct194"/>
            <table:dependency table:id="ct193"/>
            <table:dependency table:id="ct192"/>
            <table:dependency table:id="ct191"/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insertion>
        <table:cell-content-change table:id="ct90">
          <table:cell-address table:column="0" table:row="0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91">
          <table:cell-address table:column="5" table:row="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92">
          <table:cell-address table:column="5" table:row="6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94">
          <table:cell-address table:column="0" table:row="6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95">
          <table:cell-address table:column="0" table:row="7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8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97">
          <table:cell-address table:column="0" table:row="9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10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99">
          <table:cell-address table:column="0" table:row="11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00">
          <table:cell-address table:column="0" table:row="12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01">
          <table:cell-address table:column="0" table:row="13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02">
          <table:cell-address table:column="0" table:row="14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03">
          <table:cell-address table:column="0" table:row="1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04">
          <table:cell-address table:column="0" table:row="16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05">
          <table:cell-address table:column="0" table:row="17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06">
          <table:cell-address table:column="0" table:row="18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07">
          <table:cell-address table:column="0" table:row="19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08">
          <table:cell-address table:column="0" table:row="20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09">
          <table:cell-address table:column="0" table:row="21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10">
          <table:cell-address table:column="0" table:row="22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11">
          <table:cell-address table:column="0" table:row="23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12">
          <table:cell-address table:column="0" table:row="24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13">
          <table:cell-address table:column="0" table:row="2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14">
          <table:cell-address table:column="6" table:row="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15">
          <table:cell-address table:column="6" table:row="6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16">
          <table:cell-address table:column="1" table:row="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6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18">
          <table:cell-address table:column="1" table:row="7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19">
          <table:cell-address table:column="1" table:row="8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20">
          <table:cell-address table:column="1" table:row="9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21">
          <table:cell-address table:column="1" table:row="10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22">
          <table:cell-address table:column="1" table:row="11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23">
          <table:cell-address table:column="1" table:row="12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24">
          <table:cell-address table:column="1" table:row="13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25">
          <table:cell-address table:column="1" table:row="14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26">
          <table:cell-address table:column="1" table:row="1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16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17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29">
          <table:cell-address table:column="1" table:row="18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30">
          <table:cell-address table:column="1" table:row="19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31">
          <table:cell-address table:column="1" table:row="20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32">
          <table:cell-address table:column="1" table:row="21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33">
          <table:cell-address table:column="1" table:row="22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34">
          <table:cell-address table:column="1" table:row="23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35">
          <table:cell-address table:column="1" table:row="24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36">
          <table:cell-address table:column="1" table:row="2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37">
          <table:cell-address table:column="5" table:row="3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38">
          <table:cell-address table:column="5" table:row="4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39">
          <table:cell-address table:column="2" table:row="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40">
          <table:cell-address table:column="2" table:row="6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41">
          <table:cell-address table:column="2" table:row="7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42">
          <table:cell-address table:column="2" table:row="8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43">
          <table:cell-address table:column="2" table:row="9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44">
          <table:cell-address table:column="2" table:row="10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45">
          <table:cell-address table:column="6" table:row="3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46">
          <table:cell-address table:column="6" table:row="4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47">
          <table:cell-address table:column="3" table:row="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48">
          <table:cell-address table:column="3" table:row="6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7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8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51">
          <table:cell-address table:column="3" table:row="9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10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11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12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13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14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57">
          <table:cell-address table:column="3" table:row="1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6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59">
          <table:cell-address table:column="3" table:row="17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60">
          <table:cell-address table:column="3" table:row="18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61">
          <table:cell-address table:column="3" table:row="19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62">
          <table:cell-address table:column="3" table:row="20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63">
          <table:cell-address table:column="3" table:row="21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64">
          <table:cell-address table:column="3" table:row="22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23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66">
          <table:cell-address table:column="3" table:row="24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2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68">
          <table:cell-address table:column="5" table:row="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69">
          <table:cell-address table:column="5" table:row="6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70">
          <table:cell-address table:column="6" table:row="5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71">
          <table:cell-address table:column="6" table:row="6" table:table="1"/>
          <office:change-info>
            <dc:creator>frederik </dc:creator>
            <dc:date>2014-09-22T08:23:39.53</dc:date>
          </office:change-info>
          <table:previous>
            <table:change-track-table-cell/>
          </table:previous>
        </table:cell-content-change>
        <table:cell-content-change table:id="ct172">
          <table:cell-address table:column="9" table:row="5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73">
          <table:cell-address table:column="9" table:row="6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74">
          <table:cell-address table:column="9" table:row="7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75">
          <table:cell-address table:column="9" table:row="8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76">
          <table:cell-address table:column="9" table:row="9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77">
          <table:cell-address table:column="9" table:row="10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78">
          <table:cell-address table:column="12" table:row="5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79">
          <table:cell-address table:column="12" table:row="6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80">
          <table:cell-address table:column="12" table:row="7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81">
          <table:cell-address table:column="12" table:row="8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82">
          <table:cell-address table:column="12" table:row="9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83">
          <table:cell-address table:column="12" table:row="10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84">
          <table:cell-address table:column="10" table:row="5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85">
          <table:cell-address table:column="10" table:row="6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86">
          <table:cell-address table:column="10" table:row="7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87">
          <table:cell-address table:column="10" table:row="8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88">
          <table:cell-address table:column="10" table:row="9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89">
          <table:cell-address table:column="10" table:row="10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90">
          <table:cell-address table:column="12" table:row="5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91">
          <table:cell-address table:column="12" table:row="6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92">
          <table:cell-address table:column="12" table:row="7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93">
          <table:cell-address table:column="12" table:row="8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94">
          <table:cell-address table:column="12" table:row="9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cell-content-change table:id="ct195">
          <table:cell-address table:column="12" table:row="10" table:table="1"/>
          <office:change-info>
            <dc:creator>frederik </dc:creator>
            <dc:date>2014-09-22T08:23:49.42</dc:date>
          </office:change-info>
          <table:previous>
            <table:change-track-table-cell/>
          </table:previous>
        </table:cell-content-change>
        <table:movement table:id="ct196">
          <table:source-range-address table:start-column="10" table:start-row="5" table:start-table="1" table:end-column="10" table:end-row="10" table:end-table="1"/>
          <table:target-range-address table:start-column="13" table:start-row="5" table:start-table="1" table:end-column="13" table:end-row="10" table:end-table="1"/>
          <office:change-info>
            <dc:creator>frederik </dc:creator>
            <dc:date>2014-09-22T08:23:53.56</dc:date>
          </office:change-info>
          <table:dependencies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10"/>
            <table:dependency table:id="ct198"/>
          </table:dependencies>
        </table:movement>
        <table:movement table:id="ct197">
          <table:source-range-address table:start-column="11" table:start-row="5" table:start-table="1" table:end-column="11" table:end-row="10" table:end-table="1"/>
          <table:target-range-address table:start-column="10" table:start-row="5" table:start-table="1" table:end-column="10" table:end-row="10" table:end-table="1"/>
          <office:change-info>
            <dc:creator>frederik </dc:creator>
            <dc:date>2014-09-22T08:23:58.74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11"/>
          </table:dependencies>
        </table:movement>
        <table:movement table:id="ct198">
          <table:source-range-address table:start-column="12" table:start-row="5" table:start-table="1" table:end-column="13" table:end-row="10" table:end-table="1"/>
          <table:target-range-address table:start-column="11" table:start-row="5" table:start-table="1" table:end-column="12" table:end-row="10" table:end-table="1"/>
          <office:change-info>
            <dc:creator>frederik </dc:creator>
            <dc:date>2014-09-22T08:24:02.51</dc:date>
          </office:change-info>
          <table:dependencies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12"/>
          </table:dependencies>
          <table:deletions>
            <table:cell-content-deletion table:id="ct195">
              <table:change-track-table-cell office:value-type="float" office:value="0.01"/>
            </table:cell-content-deletion>
            <table:cell-content-deletion table:id="ct194">
              <table:change-track-table-cell office:value-type="float" office:value="0.01"/>
            </table:cell-content-deletion>
            <table:cell-content-deletion table:id="ct193">
              <table:change-track-table-cell office:value-type="float" office:value="0.01"/>
            </table:cell-content-deletion>
            <table:cell-content-deletion table:id="ct192">
              <table:change-track-table-cell office:value-type="float" office:value="0.01"/>
            </table:cell-content-deletion>
            <table:cell-content-deletion table:id="ct191">
              <table:change-track-table-cell office:value-type="float" office:value="0.01"/>
            </table:cell-content-deletion>
            <table:cell-content-deletion table:id="ct190">
              <table:change-track-table-cell office:value-type="string">
                <text:p>Fehler/nA</text:p>
              </table:change-track-table-cell>
            </table:cell-content-deletion>
          </table:deletions>
        </table:movement>
        <table:cell-content-change table:id="ct199">
          <table:cell-address table:column="2" table:row="11" table:table="0"/>
          <office:change-info>
            <dc:creator>frederik </dc:creator>
            <dc:date>2014-09-22T08:25:31.76</dc:date>
          </office:change-info>
          <table:previous>
            <table:change-track-table-cell/>
          </table:previous>
        </table:cell-content-change>
        <table:cell-content-change table:id="ct200">
          <table:cell-address table:column="2" table:row="12" table:table="0"/>
          <office:change-info>
            <dc:creator>frederik </dc:creator>
            <dc:date>2014-09-22T08:25:50.02</dc:date>
          </office:change-info>
          <table:previous>
            <table:change-track-table-cell/>
          </table:previous>
        </table:cell-content-change>
        <table:cell-content-change table:id="ct201">
          <table:cell-address table:column="2" table:row="13" table:table="0"/>
          <office:change-info>
            <dc:creator>frederik </dc:creator>
            <dc:date>2014-09-22T08:26:37.55</dc:date>
          </office:change-info>
          <table:previous>
            <table:change-track-table-cell/>
          </table:previous>
        </table:cell-content-change>
        <table:cell-content-change table:id="ct202">
          <table:cell-address table:column="2" table:row="14" table:table="0"/>
          <office:change-info>
            <dc:creator>frederik </dc:creator>
            <dc:date>2014-09-22T08:26:51.65</dc:date>
          </office:change-info>
          <table:previous>
            <table:change-track-table-cell/>
          </table:previous>
        </table:cell-content-change>
        <table:cell-content-change table:id="ct203">
          <table:cell-address table:column="2" table:row="15" table:table="0"/>
          <office:change-info>
            <dc:creator>frederik </dc:creator>
            <dc:date>2014-09-22T08:27:11.70</dc:date>
          </office:change-info>
          <table:previous>
            <table:change-track-table-cell/>
          </table:previous>
        </table:cell-content-change>
        <table:cell-content-change table:id="ct204">
          <table:cell-address table:column="2" table:row="11" table:table="1"/>
          <office:change-info>
            <dc:creator>frederik </dc:creator>
            <dc:date>2014-09-22T08:27:26.22</dc:date>
          </office:change-info>
          <table:previous>
            <table:change-track-table-cell/>
          </table:previous>
        </table:cell-content-change>
        <table:cell-content-change table:id="ct205">
          <table:cell-address table:column="2" table:row="12" table:table="1"/>
          <office:change-info>
            <dc:creator>frederik </dc:creator>
            <dc:date>2014-09-22T08:27:26.22</dc:date>
          </office:change-info>
          <table:previous>
            <table:change-track-table-cell/>
          </table:previous>
        </table:cell-content-change>
        <table:cell-content-change table:id="ct206">
          <table:cell-address table:column="2" table:row="13" table:table="1"/>
          <office:change-info>
            <dc:creator>frederik </dc:creator>
            <dc:date>2014-09-22T08:27:26.22</dc:date>
          </office:change-info>
          <table:previous>
            <table:change-track-table-cell/>
          </table:previous>
        </table:cell-content-change>
        <table:cell-content-change table:id="ct207">
          <table:cell-address table:column="2" table:row="14" table:table="1"/>
          <office:change-info>
            <dc:creator>frederik </dc:creator>
            <dc:date>2014-09-22T08:27:26.22</dc:date>
          </office:change-info>
          <table:previous>
            <table:change-track-table-cell/>
          </table:previous>
        </table:cell-content-change>
        <table:cell-content-change table:id="ct208">
          <table:cell-address table:column="2" table:row="15" table:table="1"/>
          <office:change-info>
            <dc:creator>frederik </dc:creator>
            <dc:date>2014-09-22T08:27:26.22</dc:date>
          </office:change-info>
          <table:previous>
            <table:change-track-table-cell/>
          </table:previous>
        </table:cell-content-change>
        <table:cell-content-change table:id="ct209">
          <table:cell-address table:column="9" table:row="5" table:table="1"/>
          <office:change-info>
            <dc:creator>frederik </dc:creator>
            <dc:date>2014-09-22T08:27:32.41</dc:date>
          </office:change-info>
          <table:previous table:id="ct172">
            <table:change-track-table-cell office:value-type="string">
              <text:p>U\_2/V</text:p>
            </table:change-track-table-cell>
          </table:previous>
        </table:cell-content-change>
        <table:cell-content-change table:id="ct210">
          <table:cell-address table:column="10" table:row="5" table:table="1"/>
          <office:change-info>
            <dc:creator>frederik </dc:creator>
            <dc:date>2014-09-22T08:27:35.71</dc:date>
          </office:change-info>
          <table:previous table:id="ct184">
            <table:change-track-table-cell office:value-type="string">
              <text:p>I\_A/nA</text:p>
            </table:change-track-table-cell>
          </table:previous>
        </table:cell-content-change>
        <table:cell-content-change table:id="ct211">
          <table:cell-address table:column="11" table:row="5" table:table="1"/>
          <office:change-info>
            <dc:creator>frederik </dc:creator>
            <dc:date>2014-09-22T08:27:38.88</dc:date>
          </office:change-info>
          <table:previous>
            <table:change-track-table-cell office:value-type="string">
              <text:p>Fehler/nA</text:p>
            </table:change-track-table-cell>
          </table:previous>
        </table:cell-content-change>
        <table:cell-content-change table:id="ct212">
          <table:cell-address table:column="12" table:row="5" table:table="1"/>
          <office:change-info>
            <dc:creator>frederik </dc:creator>
            <dc:date>2014-09-22T08:27:41.55</dc:date>
          </office:change-info>
          <table:previous table:id="ct178">
            <table:change-track-table-cell office:value-type="string">
              <text:p>Fehler/V</text:p>
            </table:change-track-table-cell>
          </table:previous>
        </table:cell-content-change>
        <table:cell-content-change table:id="ct213">
          <table:cell-address table:column="9" table:row="6" table:table="1"/>
          <office:change-info>
            <dc:creator>frederik </dc:creator>
            <dc:date>2014-09-22T08:27:50.27</dc:date>
          </office:change-info>
          <table:previous table:id="ct173">
            <table:change-track-table-cell office:value-type="float" office:value="1"/>
          </table:previous>
        </table:cell-content-change>
        <table:cell-content-change table:id="ct214">
          <table:cell-address table:column="9" table:row="7" table:table="1"/>
          <office:change-info>
            <dc:creator>frederik </dc:creator>
            <dc:date>2014-09-22T08:27:50.27</dc:date>
          </office:change-info>
          <table:previous table:id="ct174">
            <table:change-track-table-cell office:value-type="float" office:value="2"/>
          </table:previous>
        </table:cell-content-change>
        <table:cell-content-change table:id="ct215">
          <table:cell-address table:column="9" table:row="8" table:table="1"/>
          <office:change-info>
            <dc:creator>frederik </dc:creator>
            <dc:date>2014-09-22T08:27:50.27</dc:date>
          </office:change-info>
          <table:previous table:id="ct175">
            <table:change-track-table-cell office:value-type="float" office:value="3"/>
          </table:previous>
        </table:cell-content-change>
        <table:cell-content-change table:id="ct216">
          <table:cell-address table:column="9" table:row="9" table:table="1"/>
          <office:change-info>
            <dc:creator>frederik </dc:creator>
            <dc:date>2014-09-22T08:27:50.27</dc:date>
          </office:change-info>
          <table:previous table:id="ct176">
            <table:change-track-table-cell office:value-type="float" office:value="4"/>
          </table:previous>
        </table:cell-content-change>
        <table:cell-content-change table:id="ct217">
          <table:cell-address table:column="9" table:row="10" table:table="1"/>
          <office:change-info>
            <dc:creator>frederik </dc:creator>
            <dc:date>2014-09-22T08:27:50.27</dc:date>
          </office:change-info>
          <table:previous table:id="ct177">
            <table:change-track-table-cell office:value-type="float" office:value="5"/>
          </table:previous>
        </table:cell-content-change>
        <table:cell-content-change table:id="ct218">
          <table:cell-address table:column="9" table:row="11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19">
          <table:cell-address table:column="9" table:row="12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20">
          <table:cell-address table:column="9" table:row="13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21">
          <table:cell-address table:column="9" table:row="14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22">
          <table:cell-address table:column="9" table:row="15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23">
          <table:cell-address table:column="10" table:row="6" table:table="1"/>
          <office:change-info>
            <dc:creator>frederik </dc:creator>
            <dc:date>2014-09-22T08:27:50.27</dc:date>
          </office:change-info>
          <table:previous table:id="ct185">
            <table:change-track-table-cell office:value-type="float" office:value="-0.04"/>
          </table:previous>
        </table:cell-content-change>
        <table:cell-content-change table:id="ct224">
          <table:cell-address table:column="10" table:row="7" table:table="1"/>
          <office:change-info>
            <dc:creator>frederik </dc:creator>
            <dc:date>2014-09-22T08:27:50.27</dc:date>
          </office:change-info>
          <table:previous table:id="ct186">
            <table:change-track-table-cell office:value-type="float" office:value="0.02"/>
          </table:previous>
        </table:cell-content-change>
        <table:cell-content-change table:id="ct225">
          <table:cell-address table:column="10" table:row="8" table:table="1"/>
          <office:change-info>
            <dc:creator>frederik </dc:creator>
            <dc:date>2014-09-22T08:27:50.27</dc:date>
          </office:change-info>
          <table:previous table:id="ct187">
            <table:change-track-table-cell office:value-type="float" office:value="0.28"/>
          </table:previous>
        </table:cell-content-change>
        <table:cell-content-change table:id="ct226">
          <table:cell-address table:column="10" table:row="9" table:table="1"/>
          <office:change-info>
            <dc:creator>frederik </dc:creator>
            <dc:date>2014-09-22T08:27:50.27</dc:date>
          </office:change-info>
          <table:previous table:id="ct188">
            <table:change-track-table-cell office:value-type="float" office:value="0.38"/>
          </table:previous>
        </table:cell-content-change>
        <table:cell-content-change table:id="ct227">
          <table:cell-address table:column="10" table:row="10" table:table="1"/>
          <office:change-info>
            <dc:creator>frederik </dc:creator>
            <dc:date>2014-09-22T08:27:50.27</dc:date>
          </office:change-info>
          <table:previous table:id="ct189">
            <table:change-track-table-cell office:value-type="float" office:value="0.3"/>
          </table:previous>
        </table:cell-content-change>
        <table:cell-content-change table:id="ct228">
          <table:cell-address table:column="10" table:row="11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29">
          <table:cell-address table:column="10" table:row="12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30">
          <table:cell-address table:column="10" table:row="13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31">
          <table:cell-address table:column="10" table:row="14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32">
          <table:cell-address table:column="10" table:row="15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33">
          <table:cell-address table:column="11" table:row="6" table:table="1"/>
          <office:change-info>
            <dc:creator>frederik </dc:creator>
            <dc:date>2014-09-22T08:27:50.27</dc:date>
          </office:change-info>
          <table:previous>
            <table:change-track-table-cell office:value-type="float" office:value="0.01"/>
          </table:previous>
        </table:cell-content-change>
        <table:cell-content-change table:id="ct234">
          <table:cell-address table:column="11" table:row="7" table:table="1"/>
          <office:change-info>
            <dc:creator>frederik </dc:creator>
            <dc:date>2014-09-22T08:27:50.27</dc:date>
          </office:change-info>
          <table:previous>
            <table:change-track-table-cell office:value-type="float" office:value="0.01"/>
          </table:previous>
        </table:cell-content-change>
        <table:cell-content-change table:id="ct235">
          <table:cell-address table:column="11" table:row="8" table:table="1"/>
          <office:change-info>
            <dc:creator>frederik </dc:creator>
            <dc:date>2014-09-22T08:27:50.27</dc:date>
          </office:change-info>
          <table:previous>
            <table:change-track-table-cell office:value-type="float" office:value="0.01"/>
          </table:previous>
        </table:cell-content-change>
        <table:cell-content-change table:id="ct236">
          <table:cell-address table:column="11" table:row="9" table:table="1"/>
          <office:change-info>
            <dc:creator>frederik </dc:creator>
            <dc:date>2014-09-22T08:27:50.27</dc:date>
          </office:change-info>
          <table:previous>
            <table:change-track-table-cell office:value-type="float" office:value="0.01"/>
          </table:previous>
        </table:cell-content-change>
        <table:cell-content-change table:id="ct237">
          <table:cell-address table:column="11" table:row="10" table:table="1"/>
          <office:change-info>
            <dc:creator>frederik </dc:creator>
            <dc:date>2014-09-22T08:27:50.27</dc:date>
          </office:change-info>
          <table:previous>
            <table:change-track-table-cell office:value-type="float" office:value="0.01"/>
          </table:previous>
        </table:cell-content-change>
        <table:cell-content-change table:id="ct238">
          <table:cell-address table:column="11" table:row="11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39">
          <table:cell-address table:column="11" table:row="12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40">
          <table:cell-address table:column="11" table:row="13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41">
          <table:cell-address table:column="11" table:row="14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42">
          <table:cell-address table:column="11" table:row="15" table:table="1"/>
          <office:change-info>
            <dc:creator>frederik </dc:creator>
            <dc:date>2014-09-22T08:27:50.27</dc:date>
          </office:change-info>
          <table:previous>
            <table:change-track-table-cell/>
          </table:previous>
        </table:cell-content-change>
        <table:cell-content-change table:id="ct243">
          <table:cell-address table:column="12" table:row="6" table:table="1"/>
          <office:change-info>
            <dc:creator>frederik </dc:creator>
            <dc:date>2014-09-22T08:27:50.27</dc:date>
          </office:change-info>
          <table:previous table:id="ct179">
            <table:change-track-table-cell office:value-type="float" office:value="0.1"/>
          </table:previous>
        </table:cell-content-change>
        <table:cell-content-change table:id="ct244">
          <table:cell-address table:column="12" table:row="7" table:table="1"/>
          <office:change-info>
            <dc:creator>frederik </dc:creator>
            <dc:date>2014-09-22T08:27:50.27</dc:date>
          </office:change-info>
          <table:previous table:id="ct180">
            <table:change-track-table-cell office:value-type="float" office:value="0.1"/>
          </table:previous>
        </table:cell-content-change>
        <table:cell-content-change table:id="ct245">
          <table:cell-address table:column="12" table:row="8" table:table="1"/>
          <office:change-info>
            <dc:creator>frederik </dc:creator>
            <dc:date>2014-09-22T08:27:50.28</dc:date>
          </office:change-info>
          <table:previous table:id="ct181">
            <table:change-track-table-cell office:value-type="float" office:value="0.1"/>
          </table:previous>
        </table:cell-content-change>
        <table:cell-content-change table:id="ct246">
          <table:cell-address table:column="12" table:row="9" table:table="1"/>
          <office:change-info>
            <dc:creator>frederik </dc:creator>
            <dc:date>2014-09-22T08:27:50.28</dc:date>
          </office:change-info>
          <table:previous table:id="ct182">
            <table:change-track-table-cell office:value-type="float" office:value="0.1"/>
          </table:previous>
        </table:cell-content-change>
        <table:cell-content-change table:id="ct247">
          <table:cell-address table:column="12" table:row="10" table:table="1"/>
          <office:change-info>
            <dc:creator>frederik </dc:creator>
            <dc:date>2014-09-22T08:27:50.28</dc:date>
          </office:change-info>
          <table:previous table:id="ct183">
            <table:change-track-table-cell office:value-type="float" office:value="0.1"/>
          </table:previous>
        </table:cell-content-change>
        <table:cell-content-change table:id="ct248">
          <table:cell-address table:column="12" table:row="11" table:table="1"/>
          <office:change-info>
            <dc:creator>frederik </dc:creator>
            <dc:date>2014-09-22T08:27:50.28</dc:date>
          </office:change-info>
          <table:previous>
            <table:change-track-table-cell/>
          </table:previous>
        </table:cell-content-change>
        <table:cell-content-change table:id="ct249">
          <table:cell-address table:column="12" table:row="12" table:table="1"/>
          <office:change-info>
            <dc:creator>frederik </dc:creator>
            <dc:date>2014-09-22T08:27:50.28</dc:date>
          </office:change-info>
          <table:previous>
            <table:change-track-table-cell/>
          </table:previous>
        </table:cell-content-change>
        <table:cell-content-change table:id="ct250">
          <table:cell-address table:column="12" table:row="13" table:table="1"/>
          <office:change-info>
            <dc:creator>frederik </dc:creator>
            <dc:date>2014-09-22T08:27:50.28</dc:date>
          </office:change-info>
          <table:previous>
            <table:change-track-table-cell/>
          </table:previous>
        </table:cell-content-change>
        <table:cell-content-change table:id="ct251">
          <table:cell-address table:column="12" table:row="14" table:table="1"/>
          <office:change-info>
            <dc:creator>frederik </dc:creator>
            <dc:date>2014-09-22T08:27:50.28</dc:date>
          </office:change-info>
          <table:previous>
            <table:change-track-table-cell/>
          </table:previous>
        </table:cell-content-change>
        <table:cell-content-change table:id="ct252">
          <table:cell-address table:column="12" table:row="15" table:table="1"/>
          <office:change-info>
            <dc:creator>frederik </dc:creator>
            <dc:date>2014-09-22T08:27:50.28</dc:date>
          </office:change-info>
          <table:previous>
            <table:change-track-table-cell/>
          </table:previous>
        </table:cell-content-change>
        <table:cell-content-change table:id="ct253">
          <table:cell-address table:column="2" table:row="16" table:table="1"/>
          <office:change-info>
            <dc:creator>frederik </dc:creator>
            <dc:date>2014-09-22T08:30:07.40</dc:date>
          </office:change-info>
          <table:previous>
            <table:change-track-table-cell/>
          </table:previous>
        </table:cell-content-change>
        <table:cell-content-change table:id="ct254">
          <table:cell-address table:column="2" table:row="17" table:table="1"/>
          <office:change-info>
            <dc:creator>frederik </dc:creator>
            <dc:date>2014-09-22T08:30:26.99</dc:date>
          </office:change-info>
          <table:previous>
            <table:change-track-table-cell/>
          </table:previous>
        </table:cell-content-change>
        <table:cell-content-change table:id="ct255">
          <table:cell-address table:column="2" table:row="18" table:table="1"/>
          <office:change-info>
            <dc:creator>frederik </dc:creator>
            <dc:date>2014-09-22T08:30:49.10</dc:date>
          </office:change-info>
          <table:previous>
            <table:change-track-table-cell/>
          </table:previous>
        </table:cell-content-change>
        <table:cell-content-change table:id="ct256">
          <table:cell-address table:column="2" table:row="19" table:table="1"/>
          <office:change-info>
            <dc:creator>frederik </dc:creator>
            <dc:date>2014-09-22T08:31:13.99</dc:date>
          </office:change-info>
          <table:previous>
            <table:change-track-table-cell/>
          </table:previous>
        </table:cell-content-change>
        <table:cell-content-change table:id="ct257">
          <table:cell-address table:column="2" table:row="20" table:table="1"/>
          <office:change-info>
            <dc:creator>frederik </dc:creator>
            <dc:date>2014-09-22T08:31:33.67</dc:date>
          </office:change-info>
          <table:previous>
            <table:change-track-table-cell/>
          </table:previous>
        </table:cell-content-change>
        <table:cell-content-change table:id="ct258">
          <table:cell-address table:column="2" table:row="21" table:table="1"/>
          <office:change-info>
            <dc:creator>frederik </dc:creator>
            <dc:date>2014-09-22T08:32:07.82</dc:date>
          </office:change-info>
          <table:previous>
            <table:change-track-table-cell/>
          </table:previous>
        </table:cell-content-change>
        <table:cell-content-change table:id="ct259">
          <table:cell-address table:column="2" table:row="22" table:table="1"/>
          <office:change-info>
            <dc:creator>frederik </dc:creator>
            <dc:date>2014-09-22T08:32:43.78</dc:date>
          </office:change-info>
          <table:previous>
            <table:change-track-table-cell/>
          </table:previous>
        </table:cell-content-change>
        <table:cell-content-change table:id="ct260">
          <table:cell-address table:column="9" table:row="16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61">
          <table:cell-address table:column="9" table:row="17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62">
          <table:cell-address table:column="9" table:row="18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63">
          <table:cell-address table:column="9" table:row="19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64">
          <table:cell-address table:column="9" table:row="20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65">
          <table:cell-address table:column="9" table:row="21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66">
          <table:cell-address table:column="9" table:row="22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67">
          <table:cell-address table:column="10" table:row="16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68">
          <table:cell-address table:column="10" table:row="17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69">
          <table:cell-address table:column="10" table:row="18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70">
          <table:cell-address table:column="10" table:row="19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71">
          <table:cell-address table:column="10" table:row="20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72">
          <table:cell-address table:column="10" table:row="21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73">
          <table:cell-address table:column="10" table:row="22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74">
          <table:cell-address table:column="11" table:row="16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75">
          <table:cell-address table:column="11" table:row="17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76">
          <table:cell-address table:column="11" table:row="18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77">
          <table:cell-address table:column="11" table:row="19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78">
          <table:cell-address table:column="11" table:row="20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79">
          <table:cell-address table:column="11" table:row="21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80">
          <table:cell-address table:column="11" table:row="22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81">
          <table:cell-address table:column="12" table:row="16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82">
          <table:cell-address table:column="12" table:row="17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83">
          <table:cell-address table:column="12" table:row="18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12" table:row="19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85">
          <table:cell-address table:column="12" table:row="20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86">
          <table:cell-address table:column="12" table:row="21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87">
          <table:cell-address table:column="12" table:row="22" table:table="1"/>
          <office:change-info>
            <dc:creator>frederik </dc:creator>
            <dc:date>2014-09-22T08:32:53.76</dc:date>
          </office:change-info>
          <table:previous>
            <table:change-track-table-cell/>
          </table:previous>
        </table:cell-content-change>
        <table:cell-content-change table:id="ct288">
          <table:cell-address table:column="2" table:row="23" table:table="1"/>
          <office:change-info>
            <dc:creator>frederik </dc:creator>
            <dc:date>2014-09-22T08:33:41.34</dc:date>
          </office:change-info>
          <table:previous>
            <table:change-track-table-cell/>
          </table:previous>
        </table:cell-content-change>
        <table:cell-content-change table:id="ct289">
          <table:cell-address table:column="3" table:row="23" table:table="1"/>
          <office:change-info>
            <dc:creator>frederik </dc:creator>
            <dc:date>2014-09-22T08:33:51.97</dc:date>
          </office:change-info>
          <table:previous table:id="ct165">
            <table:change-track-table-cell office:value-type="float" office:value="0.01"/>
          </table:previous>
        </table:cell-content-change>
        <table:cell-content-change table:id="ct290">
          <table:cell-address table:column="2" table:row="24" table:table="1"/>
          <office:change-info>
            <dc:creator>frederik </dc:creator>
            <dc:date>2014-09-22T08:34:15.91</dc:date>
          </office:change-info>
          <table:previous>
            <table:change-track-table-cell/>
          </table:previous>
        </table:cell-content-change>
        <table:cell-content-change table:id="ct291">
          <table:cell-address table:column="2" table:row="25" table:table="1"/>
          <office:change-info>
            <dc:creator>frederik </dc:creator>
            <dc:date>2014-09-22T08:34:41.41</dc:date>
          </office:change-info>
          <table:previous>
            <table:change-track-table-cell/>
          </table:previous>
        </table:cell-content-change>
        <table:cell-content-change table:id="ct292">
          <table:cell-address table:column="9" table:row="23" table:table="1"/>
          <office:change-info>
            <dc:creator>frederik </dc:creator>
            <dc:date>2014-09-22T08:34:52.73</dc:date>
          </office:change-info>
          <table:previous>
            <table:change-track-table-cell/>
          </table:previous>
        </table:cell-content-change>
        <table:cell-content-change table:id="ct293">
          <table:cell-address table:column="9" table:row="24" table:table="1"/>
          <office:change-info>
            <dc:creator>frederik </dc:creator>
            <dc:date>2014-09-22T08:34:52.73</dc:date>
          </office:change-info>
          <table:previous>
            <table:change-track-table-cell/>
          </table:previous>
        </table:cell-content-change>
        <table:cell-content-change table:id="ct294">
          <table:cell-address table:column="9" table:row="25" table:table="1"/>
          <office:change-info>
            <dc:creator>frederik </dc:creator>
            <dc:date>2014-09-22T08:34:52.73</dc:date>
          </office:change-info>
          <table:previous>
            <table:change-track-table-cell/>
          </table:previous>
        </table:cell-content-change>
        <table:cell-content-change table:id="ct295">
          <table:cell-address table:column="10" table:row="23" table:table="1"/>
          <office:change-info>
            <dc:creator>frederik </dc:creator>
            <dc:date>2014-09-22T08:34:52.73</dc:date>
          </office:change-info>
          <table:previous>
            <table:change-track-table-cell/>
          </table:previous>
        </table:cell-content-change>
        <table:cell-content-change table:id="ct296">
          <table:cell-address table:column="10" table:row="24" table:table="1"/>
          <office:change-info>
            <dc:creator>frederik </dc:creator>
            <dc:date>2014-09-22T08:34:52.73</dc:date>
          </office:change-info>
          <table:previous>
            <table:change-track-table-cell/>
          </table:previous>
        </table:cell-content-change>
        <table:cell-content-change table:id="ct297">
          <table:cell-address table:column="10" table:row="25" table:table="1"/>
          <office:change-info>
            <dc:creator>frederik </dc:creator>
            <dc:date>2014-09-22T08:34:52.73</dc:date>
          </office:change-info>
          <table:previous>
            <table:change-track-table-cell/>
          </table:previous>
        </table:cell-content-change>
        <table:cell-content-change table:id="ct298">
          <table:cell-address table:column="11" table:row="23" table:table="1"/>
          <office:change-info>
            <dc:creator>frederik </dc:creator>
            <dc:date>2014-09-22T08:34:52.73</dc:date>
          </office:change-info>
          <table:previous>
            <table:change-track-table-cell/>
          </table:previous>
        </table:cell-content-change>
        <table:cell-content-change table:id="ct299">
          <table:cell-address table:column="11" table:row="24" table:table="1"/>
          <office:change-info>
            <dc:creator>frederik </dc:creator>
            <dc:date>2014-09-22T08:34:52.73</dc:date>
          </office:change-info>
          <table:previous>
            <table:change-track-table-cell/>
          </table:previous>
        </table:cell-content-change>
        <table:cell-content-change table:id="ct300">
          <table:cell-address table:column="11" table:row="25" table:table="1"/>
          <office:change-info>
            <dc:creator>frederik </dc:creator>
            <dc:date>2014-09-22T08:34:52.73</dc:date>
          </office:change-info>
          <table:previous>
            <table:change-track-table-cell/>
          </table:previous>
        </table:cell-content-change>
        <table:cell-content-change table:id="ct301">
          <table:cell-address table:column="12" table:row="23" table:table="1"/>
          <office:change-info>
            <dc:creator>frederik </dc:creator>
            <dc:date>2014-09-22T08:34:52.73</dc:date>
          </office:change-info>
          <table:previous>
            <table:change-track-table-cell/>
          </table:previous>
        </table:cell-content-change>
        <table:cell-content-change table:id="ct302">
          <table:cell-address table:column="12" table:row="24" table:table="1"/>
          <office:change-info>
            <dc:creator>frederik </dc:creator>
            <dc:date>2014-09-22T08:34:52.73</dc:date>
          </office:change-info>
          <table:previous>
            <table:change-track-table-cell/>
          </table:previous>
        </table:cell-content-change>
        <table:cell-content-change table:id="ct303">
          <table:cell-address table:column="12" table:row="25" table:table="1"/>
          <office:change-info>
            <dc:creator>frederik </dc:creator>
            <dc:date>2014-09-22T08:34:52.73</dc:date>
          </office:change-info>
          <table:previous>
            <table:change-track-table-cell/>
          </table:previous>
        </table:cell-content-change>
        <table:cell-content-change table:id="ct304">
          <table:cell-address table:column="0" table:row="26" table:table="1"/>
          <office:change-info>
            <dc:creator>frederik </dc:creator>
            <dc:date>2014-09-22T08:36:24.94</dc:date>
          </office:change-info>
          <table:previous>
            <table:change-track-table-cell/>
          </table:previous>
        </table:cell-content-change>
        <table:cell-content-change table:id="ct305">
          <table:cell-address table:column="0" table:row="27" table:table="1"/>
          <office:change-info>
            <dc:creator>frederik </dc:creator>
            <dc:date>2014-09-22T08:36:24.94</dc:date>
          </office:change-info>
          <table:previous>
            <table:change-track-table-cell/>
          </table:previous>
        </table:cell-content-change>
        <table:cell-content-change table:id="ct306">
          <table:cell-address table:column="0" table:row="28" table:table="1"/>
          <office:change-info>
            <dc:creator>frederik </dc:creator>
            <dc:date>2014-09-22T08:36:24.94</dc:date>
          </office:change-info>
          <table:previous>
            <table:change-track-table-cell/>
          </table:previous>
        </table:cell-content-change>
        <table:cell-content-change table:id="ct307">
          <table:cell-address table:column="0" table:row="29" table:table="1"/>
          <office:change-info>
            <dc:creator>frederik </dc:creator>
            <dc:date>2014-09-22T08:36:24.94</dc:date>
          </office:change-info>
          <table:previous>
            <table:change-track-table-cell/>
          </table:previous>
        </table:cell-content-change>
        <table:cell-content-change table:id="ct308">
          <table:cell-address table:column="0" table:row="30" table:table="1"/>
          <office:change-info>
            <dc:creator>frederik </dc:creator>
            <dc:date>2014-09-22T08:36:24.94</dc:date>
          </office:change-info>
          <table:previous>
            <table:change-track-table-cell/>
          </table:previous>
        </table:cell-content-change>
        <table:cell-content-change table:id="ct309">
          <table:cell-address table:column="0" table:row="31" table:table="1"/>
          <office:change-info>
            <dc:creator>frederik </dc:creator>
            <dc:date>2014-09-22T08:36:24.94</dc:date>
          </office:change-info>
          <table:previous>
            <table:change-track-table-cell/>
          </table:previous>
        </table:cell-content-change>
        <table:cell-content-change table:id="ct310">
          <table:cell-address table:column="0" table:row="32" table:table="1"/>
          <office:change-info>
            <dc:creator>frederik </dc:creator>
            <dc:date>2014-09-22T08:36:24.94</dc:date>
          </office:change-info>
          <table:previous>
            <table:change-track-table-cell/>
          </table:previous>
        </table:cell-content-change>
        <table:cell-content-change table:id="ct311">
          <table:cell-address table:column="0" table:row="33" table:table="1"/>
          <office:change-info>
            <dc:creator>frederik </dc:creator>
            <dc:date>2014-09-22T08:36:24.94</dc:date>
          </office:change-info>
          <table:previous>
            <table:change-track-table-cell/>
          </table:previous>
        </table:cell-content-change>
        <table:cell-content-change table:id="ct312">
          <table:cell-address table:column="0" table:row="34" table:table="1"/>
          <office:change-info>
            <dc:creator>frederik </dc:creator>
            <dc:date>2014-09-22T08:36:24.94</dc:date>
          </office:change-info>
          <table:previous>
            <table:change-track-table-cell/>
          </table:previous>
        </table:cell-content-change>
        <table:cell-content-change table:id="ct313">
          <table:cell-address table:column="0" table:row="35" table:table="1"/>
          <office:change-info>
            <dc:creator>frederik </dc:creator>
            <dc:date>2014-09-22T08:36:24.94</dc:date>
          </office:change-info>
          <table:previous>
            <table:change-track-table-cell/>
          </table:previous>
        </table:cell-content-change>
        <table:cell-content-change table:id="ct314">
          <table:cell-address table:column="1" table:row="26" table:table="1"/>
          <office:change-info>
            <dc:creator>frederik </dc:creator>
            <dc:date>2014-09-22T08:36:28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1" table:row="27" table:table="1"/>
          <office:change-info>
            <dc:creator>frederik </dc:creator>
            <dc:date>2014-09-22T08:36:28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1" table:row="28" table:table="1"/>
          <office:change-info>
            <dc:creator>frederik </dc:creator>
            <dc:date>2014-09-22T08:36:28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1" table:row="29" table:table="1"/>
          <office:change-info>
            <dc:creator>frederik </dc:creator>
            <dc:date>2014-09-22T08:36:28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1" table:row="30" table:table="1"/>
          <office:change-info>
            <dc:creator>frederik </dc:creator>
            <dc:date>2014-09-22T08:36:28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1" table:row="31" table:table="1"/>
          <office:change-info>
            <dc:creator>frederik </dc:creator>
            <dc:date>2014-09-22T08:36:28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1" table:row="32" table:table="1"/>
          <office:change-info>
            <dc:creator>frederik </dc:creator>
            <dc:date>2014-09-22T08:36:28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1" table:row="33" table:table="1"/>
          <office:change-info>
            <dc:creator>frederik </dc:creator>
            <dc:date>2014-09-22T08:36:28.79</dc:date>
          </office:change-info>
          <table:previous>
            <table:change-track-table-cell/>
          </table:previous>
        </table:cell-content-change>
        <table:cell-content-change table:id="ct322">
          <table:cell-address table:column="1" table:row="34" table:table="1"/>
          <office:change-info>
            <dc:creator>frederik </dc:creator>
            <dc:date>2014-09-22T08:36:28.79</dc:date>
          </office:change-info>
          <table:previous>
            <table:change-track-table-cell/>
          </table:previous>
        </table:cell-content-change>
        <table:cell-content-change table:id="ct323">
          <table:cell-address table:column="1" table:row="35" table:table="1"/>
          <office:change-info>
            <dc:creator>frederik </dc:creator>
            <dc:date>2014-09-22T08:36:28.79</dc:date>
          </office:change-info>
          <table:previous>
            <table:change-track-table-cell/>
          </table:previous>
        </table:cell-content-change>
        <table:cell-content-change table:id="ct324">
          <table:cell-address table:column="3" table:row="26" table:table="1"/>
          <office:change-info>
            <dc:creator>frederik </dc:creator>
            <dc:date>2014-09-22T08:36:33.57</dc:date>
          </office:change-info>
          <table:previous>
            <table:change-track-table-cell/>
          </table:previous>
        </table:cell-content-change>
        <table:cell-content-change table:id="ct325">
          <table:cell-address table:column="3" table:row="27" table:table="1"/>
          <office:change-info>
            <dc:creator>frederik </dc:creator>
            <dc:date>2014-09-22T08:36:33.57</dc:date>
          </office:change-info>
          <table:previous>
            <table:change-track-table-cell/>
          </table:previous>
        </table:cell-content-change>
        <table:cell-content-change table:id="ct326">
          <table:cell-address table:column="3" table:row="28" table:table="1"/>
          <office:change-info>
            <dc:creator>frederik </dc:creator>
            <dc:date>2014-09-22T08:36:33.57</dc:date>
          </office:change-info>
          <table:previous>
            <table:change-track-table-cell/>
          </table:previous>
        </table:cell-content-change>
        <table:cell-content-change table:id="ct327">
          <table:cell-address table:column="3" table:row="29" table:table="1"/>
          <office:change-info>
            <dc:creator>frederik </dc:creator>
            <dc:date>2014-09-22T08:36:33.57</dc:date>
          </office:change-info>
          <table:previous>
            <table:change-track-table-cell/>
          </table:previous>
        </table:cell-content-change>
        <table:cell-content-change table:id="ct328">
          <table:cell-address table:column="3" table:row="30" table:table="1"/>
          <office:change-info>
            <dc:creator>frederik </dc:creator>
            <dc:date>2014-09-22T08:36:33.57</dc:date>
          </office:change-info>
          <table:previous>
            <table:change-track-table-cell/>
          </table:previous>
        </table:cell-content-change>
        <table:cell-content-change table:id="ct329">
          <table:cell-address table:column="3" table:row="31" table:table="1"/>
          <office:change-info>
            <dc:creator>frederik </dc:creator>
            <dc:date>2014-09-22T08:36:33.57</dc:date>
          </office:change-info>
          <table:previous>
            <table:change-track-table-cell/>
          </table:previous>
        </table:cell-content-change>
        <table:cell-content-change table:id="ct330">
          <table:cell-address table:column="3" table:row="32" table:table="1"/>
          <office:change-info>
            <dc:creator>frederik </dc:creator>
            <dc:date>2014-09-22T08:36:33.57</dc:date>
          </office:change-info>
          <table:previous>
            <table:change-track-table-cell/>
          </table:previous>
        </table:cell-content-change>
        <table:cell-content-change table:id="ct331">
          <table:cell-address table:column="3" table:row="33" table:table="1"/>
          <office:change-info>
            <dc:creator>frederik </dc:creator>
            <dc:date>2014-09-22T08:36:33.57</dc:date>
          </office:change-info>
          <table:previous>
            <table:change-track-table-cell/>
          </table:previous>
        </table:cell-content-change>
        <table:cell-content-change table:id="ct332">
          <table:cell-address table:column="3" table:row="34" table:table="1"/>
          <office:change-info>
            <dc:creator>frederik </dc:creator>
            <dc:date>2014-09-22T08:36:33.57</dc:date>
          </office:change-info>
          <table:previous>
            <table:change-track-table-cell/>
          </table:previous>
        </table:cell-content-change>
        <table:cell-content-change table:id="ct333">
          <table:cell-address table:column="3" table:row="35" table:table="1"/>
          <office:change-info>
            <dc:creator>frederik </dc:creator>
            <dc:date>2014-09-22T08:36:33.57</dc:date>
          </office:change-info>
          <table:previous>
            <table:change-track-table-cell/>
          </table:previous>
        </table:cell-content-change>
        <table:cell-content-change table:id="ct334">
          <table:cell-address table:column="2" table:row="26" table:table="1"/>
          <office:change-info>
            <dc:creator>frederik </dc:creator>
            <dc:date>2014-09-22T08:36:43.16</dc:date>
          </office:change-info>
          <table:previous>
            <table:change-track-table-cell/>
          </table:previous>
        </table:cell-content-change>
        <table:cell-content-change table:id="ct335">
          <table:cell-address table:column="2" table:row="27" table:table="1"/>
          <office:change-info>
            <dc:creator>frederik </dc:creator>
            <dc:date>2014-09-22T08:37:15.81</dc:date>
          </office:change-info>
          <table:previous>
            <table:change-track-table-cell/>
          </table:previous>
        </table:cell-content-change>
        <table:cell-content-change table:id="ct336">
          <table:cell-address table:column="3" table:row="27" table:table="1"/>
          <office:change-info>
            <dc:creator>frederik </dc:creator>
            <dc:date>2014-09-22T08:37:18.57</dc:date>
          </office:change-info>
          <table:previous table:id="ct325">
            <table:change-track-table-cell office:value-type="float" office:value="0.01"/>
          </table:previous>
        </table:cell-content-change>
        <table:cell-content-change table:id="ct337">
          <table:cell-address table:column="3" table:row="27" table:table="1"/>
          <office:change-info>
            <dc:creator>frederik </dc:creator>
            <dc:date>2014-09-22T08:37:28.86</dc:date>
          </office:change-info>
          <table:previous table:id="ct336">
            <table:change-track-table-cell office:value-type="float" office:value="0.1"/>
          </table:previous>
        </table:cell-content-change>
        <table:cell-content-change table:id="ct338">
          <table:cell-address table:column="2" table:row="28" table:table="1"/>
          <office:change-info>
            <dc:creator>frederik </dc:creator>
            <dc:date>2014-09-22T08:42:02.09</dc:date>
          </office:change-info>
          <table:previous>
            <table:change-track-table-cell/>
          </table:previous>
        </table:cell-content-change>
        <table:cell-content-change table:id="ct339">
          <table:cell-address table:column="2" table:row="29" table:table="1"/>
          <office:change-info>
            <dc:creator>frederik </dc:creator>
            <dc:date>2014-09-22T08:42:36.99</dc:date>
          </office:change-info>
          <table:previous>
            <table:change-track-table-cell/>
          </table:previous>
        </table:cell-content-change>
        <table:cell-content-change table:id="ct340">
          <table:cell-address table:column="2" table:row="30" table:table="1"/>
          <office:change-info>
            <dc:creator>frederik </dc:creator>
            <dc:date>2014-09-22T08:42:55.41</dc:date>
          </office:change-info>
          <table:previous>
            <table:change-track-table-cell/>
          </table:previous>
        </table:cell-content-change>
        <table:cell-content-change table:id="ct341">
          <table:cell-address table:column="3" table:row="28" table:table="1"/>
          <office:change-info>
            <dc:creator>frederik </dc:creator>
            <dc:date>2014-09-22T08:43:00.51</dc:date>
          </office:change-info>
          <table:previous table:id="ct326">
            <table:change-track-table-cell office:value-type="float" office:value="0.01"/>
          </table:previous>
        </table:cell-content-change>
        <table:cell-content-change table:id="ct342">
          <table:cell-address table:column="3" table:row="29" table:table="1"/>
          <office:change-info>
            <dc:creator>frederik </dc:creator>
            <dc:date>2014-09-22T08:43:00.51</dc:date>
          </office:change-info>
          <table:previous table:id="ct327">
            <table:change-track-table-cell office:value-type="float" office:value="0.01"/>
          </table:previous>
        </table:cell-content-change>
        <table:cell-content-change table:id="ct343">
          <table:cell-address table:column="3" table:row="30" table:table="1"/>
          <office:change-info>
            <dc:creator>frederik </dc:creator>
            <dc:date>2014-09-22T08:43:00.51</dc:date>
          </office:change-info>
          <table:previous table:id="ct328">
            <table:change-track-table-cell office:value-type="float" office:value="0.01"/>
          </table:previous>
        </table:cell-content-change>
        <table:cell-content-change table:id="ct344">
          <table:cell-address table:column="3" table:row="31" table:table="1"/>
          <office:change-info>
            <dc:creator>frederik </dc:creator>
            <dc:date>2014-09-22T08:43:00.51</dc:date>
          </office:change-info>
          <table:previous table:id="ct329">
            <table:change-track-table-cell office:value-type="float" office:value="0.01"/>
          </table:previous>
        </table:cell-content-change>
        <table:cell-content-change table:id="ct345">
          <table:cell-address table:column="3" table:row="32" table:table="1"/>
          <office:change-info>
            <dc:creator>frederik </dc:creator>
            <dc:date>2014-09-22T08:43:00.51</dc:date>
          </office:change-info>
          <table:previous table:id="ct330">
            <table:change-track-table-cell office:value-type="float" office:value="0.01"/>
          </table:previous>
        </table:cell-content-change>
        <table:cell-content-change table:id="ct346">
          <table:cell-address table:column="3" table:row="33" table:table="1"/>
          <office:change-info>
            <dc:creator>frederik </dc:creator>
            <dc:date>2014-09-22T08:43:00.51</dc:date>
          </office:change-info>
          <table:previous table:id="ct331">
            <table:change-track-table-cell office:value-type="float" office:value="0.01"/>
          </table:previous>
        </table:cell-content-change>
        <table:cell-content-change table:id="ct347">
          <table:cell-address table:column="3" table:row="34" table:table="1"/>
          <office:change-info>
            <dc:creator>frederik </dc:creator>
            <dc:date>2014-09-22T08:43:00.51</dc:date>
          </office:change-info>
          <table:previous table:id="ct332">
            <table:change-track-table-cell office:value-type="float" office:value="0.01"/>
          </table:previous>
        </table:cell-content-change>
        <table:cell-content-change table:id="ct348">
          <table:cell-address table:column="3" table:row="35" table:table="1"/>
          <office:change-info>
            <dc:creator>frederik </dc:creator>
            <dc:date>2014-09-22T08:43:00.51</dc:date>
          </office:change-info>
          <table:previous table:id="ct333">
            <table:change-track-table-cell office:value-type="float" office:value="0.01"/>
          </table:previous>
        </table:cell-content-change>
        <table:cell-content-change table:id="ct349">
          <table:cell-address table:column="2" table:row="31" table:table="1"/>
          <office:change-info>
            <dc:creator>frederik </dc:creator>
            <dc:date>2014-09-22T08:43:32.16</dc:date>
          </office:change-info>
          <table:previous>
            <table:change-track-table-cell/>
          </table:previous>
        </table:cell-content-change>
        <table:cell-content-change table:id="ct350">
          <table:cell-address table:column="2" table:row="32" table:table="1"/>
          <office:change-info>
            <dc:creator>frederik </dc:creator>
            <dc:date>2014-09-22T08:43:48.01</dc:date>
          </office:change-info>
          <table:previous>
            <table:change-track-table-cell/>
          </table:previous>
        </table:cell-content-change>
        <table:cell-content-change table:id="ct351">
          <table:cell-address table:column="2" table:row="31" table:table="1"/>
          <office:change-info>
            <dc:creator>frederik </dc:creator>
            <dc:date>2014-09-22T08:44:41.70</dc:date>
          </office:change-info>
          <table:previous table:id="ct349">
            <table:change-track-table-cell office:value-type="float" office:value="2.01"/>
          </table:previous>
        </table:cell-content-change>
        <table:cell-content-change table:id="ct352">
          <table:cell-address table:column="2" table:row="32" table:table="1"/>
          <office:change-info>
            <dc:creator>frederik </dc:creator>
            <dc:date>2014-09-22T08:45:09.85</dc:date>
          </office:change-info>
          <table:previous table:id="ct350">
            <table:change-track-table-cell office:value-type="float" office:value="7.5"/>
          </table:previous>
        </table:cell-content-change>
        <table:cell-content-change table:id="ct353">
          <table:cell-address table:column="3" table:row="32" table:table="1"/>
          <office:change-info>
            <dc:creator>frederik </dc:creator>
            <dc:date>2014-09-22T08:45:11.93</dc:date>
          </office:change-info>
          <table:previous table:id="ct345">
            <table:change-track-table-cell office:value-type="float" office:value="0.08"/>
          </table:previous>
        </table:cell-content-change>
        <table:cell-content-change table:id="ct354">
          <table:cell-address table:column="0" table:row="33" table:table="1"/>
          <office:change-info>
            <dc:creator>frederik </dc:creator>
            <dc:date>2014-09-22T08:45:24.95</dc:date>
          </office:change-info>
          <table:previous table:id="ct311">
            <table:change-track-table-cell office:value-type="float" office:value="28"/>
          </table:previous>
        </table:cell-content-change>
        <table:cell-content-change table:id="ct355">
          <table:cell-address table:column="0" table:row="34" table:table="1"/>
          <office:change-info>
            <dc:creator>frederik </dc:creator>
            <dc:date>2014-09-22T08:45:24.95</dc:date>
          </office:change-info>
          <table:previous table:id="ct312">
            <table:change-track-table-cell office:value-type="float" office:value="29"/>
          </table:previous>
        </table:cell-content-change>
        <table:cell-content-change table:id="ct356">
          <table:cell-address table:column="0" table:row="35" table:table="1"/>
          <office:change-info>
            <dc:creator>frederik </dc:creator>
            <dc:date>2014-09-22T08:45:24.95</dc:date>
          </office:change-info>
          <table:previous table:id="ct313">
            <table:change-track-table-cell office:value-type="float" office:value="30"/>
          </table:previous>
        </table:cell-content-change>
        <table:cell-content-change table:id="ct357">
          <table:cell-address table:column="1" table:row="33" table:table="1"/>
          <office:change-info>
            <dc:creator>frederik </dc:creator>
            <dc:date>2014-09-22T08:45:24.95</dc:date>
          </office:change-info>
          <table:previous table:id="ct321">
            <table:change-track-table-cell office:value-type="float" office:value="0.1"/>
          </table:previous>
        </table:cell-content-change>
        <table:cell-content-change table:id="ct358">
          <table:cell-address table:column="1" table:row="34" table:table="1"/>
          <office:change-info>
            <dc:creator>frederik </dc:creator>
            <dc:date>2014-09-22T08:45:24.95</dc:date>
          </office:change-info>
          <table:previous table:id="ct322">
            <table:change-track-table-cell office:value-type="float" office:value="0.1"/>
          </table:previous>
        </table:cell-content-change>
        <table:cell-content-change table:id="ct359">
          <table:cell-address table:column="1" table:row="35" table:table="1"/>
          <office:change-info>
            <dc:creator>frederik </dc:creator>
            <dc:date>2014-09-22T08:45:24.95</dc:date>
          </office:change-info>
          <table:previous table:id="ct323">
            <table:change-track-table-cell office:value-type="float" office:value="0.1"/>
          </table:previous>
        </table:cell-content-change>
        <table:cell-content-change table:id="ct360">
          <table:cell-address table:column="3" table:row="33" table:table="1"/>
          <office:change-info>
            <dc:creator>frederik </dc:creator>
            <dc:date>2014-09-22T08:45:24.95</dc:date>
          </office:change-info>
          <table:previous table:id="ct346">
            <table:change-track-table-cell office:value-type="float" office:value="0.08"/>
          </table:previous>
        </table:cell-content-change>
        <table:cell-content-change table:id="ct361">
          <table:cell-address table:column="3" table:row="34" table:table="1"/>
          <office:change-info>
            <dc:creator>frederik </dc:creator>
            <dc:date>2014-09-22T08:45:24.95</dc:date>
          </office:change-info>
          <table:previous table:id="ct347">
            <table:change-track-table-cell office:value-type="float" office:value="0.08"/>
          </table:previous>
        </table:cell-content-change>
        <table:cell-content-change table:id="ct362">
          <table:cell-address table:column="3" table:row="35" table:table="1"/>
          <office:change-info>
            <dc:creator>frederik </dc:creator>
            <dc:date>2014-09-22T08:45:24.95</dc:date>
          </office:change-info>
          <table:previous table:id="ct348">
            <table:change-track-table-cell office:value-type="float" office:value="0.08"/>
          </table:previous>
        </table:cell-content-change>
        <table:cell-content-change table:id="ct363">
          <table:cell-address table:column="9" table:row="26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64">
          <table:cell-address table:column="9" table:row="27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65">
          <table:cell-address table:column="9" table:row="28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66">
          <table:cell-address table:column="9" table:row="29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67">
          <table:cell-address table:column="9" table:row="30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68">
          <table:cell-address table:column="9" table:row="31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69">
          <table:cell-address table:column="9" table:row="32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70">
          <table:cell-address table:column="10" table:row="26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71">
          <table:cell-address table:column="10" table:row="27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72">
          <table:cell-address table:column="10" table:row="28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73">
          <table:cell-address table:column="10" table:row="29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74">
          <table:cell-address table:column="10" table:row="30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75">
          <table:cell-address table:column="10" table:row="31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76">
          <table:cell-address table:column="10" table:row="32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77">
          <table:cell-address table:column="11" table:row="26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78">
          <table:cell-address table:column="11" table:row="27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79">
          <table:cell-address table:column="11" table:row="28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80">
          <table:cell-address table:column="11" table:row="29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81">
          <table:cell-address table:column="11" table:row="30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82">
          <table:cell-address table:column="11" table:row="31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32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84">
          <table:cell-address table:column="12" table:row="26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85">
          <table:cell-address table:column="12" table:row="27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86">
          <table:cell-address table:column="12" table:row="28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87">
          <table:cell-address table:column="12" table:row="29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88">
          <table:cell-address table:column="12" table:row="30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31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32" table:table="1"/>
          <office:change-info>
            <dc:creator>frederik </dc:creator>
            <dc:date>2014-09-22T08:45:34.26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33" table:table="1"/>
          <office:change-info>
            <dc:creator>frederik </dc:creator>
            <dc:date>2014-09-22T08:46:12.17</dc:date>
          </office:change-info>
          <table:previous table:id="ct354">
            <table:change-track-table-cell/>
          </table:previous>
        </table:cell-content-change>
        <table:cell-content-change table:id="ct392">
          <table:cell-address table:column="0" table:row="34" table:table="1"/>
          <office:change-info>
            <dc:creator>frederik </dc:creator>
            <dc:date>2014-09-22T08:46:12.17</dc:date>
          </office:change-info>
          <table:previous table:id="ct355">
            <table:change-track-table-cell/>
          </table:previous>
        </table:cell-content-change>
        <table:cell-content-change table:id="ct393">
          <table:cell-address table:column="0" table:row="35" table:table="1"/>
          <office:change-info>
            <dc:creator>frederik </dc:creator>
            <dc:date>2014-09-22T08:46:12.17</dc:date>
          </office:change-info>
          <table:previous table:id="ct356">
            <table:change-track-table-cell/>
          </table:previous>
        </table:cell-content-change>
        <table:cell-content-change table:id="ct394">
          <table:cell-address table:column="1" table:row="33" table:table="1"/>
          <office:change-info>
            <dc:creator>frederik </dc:creator>
            <dc:date>2014-09-22T08:46:15.67</dc:date>
          </office:change-info>
          <table:previous table:id="ct357">
            <table:change-track-table-cell/>
          </table:previous>
        </table:cell-content-change>
        <table:cell-content-change table:id="ct395">
          <table:cell-address table:column="1" table:row="34" table:table="1"/>
          <office:change-info>
            <dc:creator>frederik </dc:creator>
            <dc:date>2014-09-22T08:46:15.67</dc:date>
          </office:change-info>
          <table:previous table:id="ct358">
            <table:change-track-table-cell/>
          </table:previous>
        </table:cell-content-change>
        <table:cell-content-change table:id="ct396">
          <table:cell-address table:column="1" table:row="35" table:table="1"/>
          <office:change-info>
            <dc:creator>frederik </dc:creator>
            <dc:date>2014-09-22T08:46:15.67</dc:date>
          </office:change-info>
          <table:previous table:id="ct359">
            <table:change-track-table-cell/>
          </table:previous>
        </table:cell-content-change>
        <table:cell-content-change table:id="ct397">
          <table:cell-address table:column="2" table:row="33" table:table="1"/>
          <office:change-info>
            <dc:creator>frederik </dc:creator>
            <dc:date>2014-09-22T08:46:34.73</dc:date>
          </office:change-info>
          <table:previous>
            <table:change-track-table-cell/>
          </table:previous>
        </table:cell-content-change>
        <table:cell-content-change table:id="ct398">
          <table:cell-address table:column="3" table:row="33" table:table="1"/>
          <office:change-info>
            <dc:creator>frederik </dc:creator>
            <dc:date>2014-09-22T08:46:41.58</dc:date>
          </office:change-info>
          <table:previous table:id="ct360">
            <table:change-track-table-cell/>
          </table:previous>
        </table:cell-content-change>
        <table:cell-content-change table:id="ct399">
          <table:cell-address table:column="2" table:row="34" table:table="1"/>
          <office:change-info>
            <dc:creator>frederik </dc:creator>
            <dc:date>2014-09-22T08:46:59.33</dc:date>
          </office:change-info>
          <table:previous>
            <table:change-track-table-cell/>
          </table:previous>
        </table:cell-content-change>
        <table:cell-content-change table:id="ct400">
          <table:cell-address table:column="2" table:row="35" table:table="1"/>
          <office:change-info>
            <dc:creator>frederik </dc:creator>
            <dc:date>2014-09-22T08:47:15.87</dc:date>
          </office:change-info>
          <table:previous>
            <table:change-track-table-cell/>
          </table:previous>
        </table:cell-content-change>
        <table:cell-content-change table:id="ct401">
          <table:cell-address table:column="3" table:row="34" table:table="1"/>
          <office:change-info>
            <dc:creator>frederik </dc:creator>
            <dc:date>2014-09-22T08:47:19.42</dc:date>
          </office:change-info>
          <table:previous table:id="ct361">
            <table:change-track-table-cell/>
          </table:previous>
        </table:cell-content-change>
        <table:cell-content-change table:id="ct402">
          <table:cell-address table:column="3" table:row="35" table:table="1"/>
          <office:change-info>
            <dc:creator>frederik </dc:creator>
            <dc:date>2014-09-22T08:47:19.42</dc:date>
          </office:change-info>
          <table:previous table:id="ct362">
            <table:change-track-table-cell/>
          </table:previous>
        </table:cell-content-change>
        <table:cell-content-change table:id="ct403">
          <table:cell-address table:column="9" table:row="33" table:table="1"/>
          <office:change-info>
            <dc:creator>frederik </dc:creator>
            <dc:date>2014-09-22T08:47:28.22</dc:date>
          </office:change-info>
          <table:previous>
            <table:change-track-table-cell/>
          </table:previous>
        </table:cell-content-change>
        <table:cell-content-change table:id="ct404">
          <table:cell-address table:column="9" table:row="34" table:table="1"/>
          <office:change-info>
            <dc:creator>frederik </dc:creator>
            <dc:date>2014-09-22T08:47:28.22</dc:date>
          </office:change-info>
          <table:previous>
            <table:change-track-table-cell/>
          </table:previous>
        </table:cell-content-change>
        <table:cell-content-change table:id="ct405">
          <table:cell-address table:column="9" table:row="35" table:table="1"/>
          <office:change-info>
            <dc:creator>frederik </dc:creator>
            <dc:date>2014-09-22T08:47:28.22</dc:date>
          </office:change-info>
          <table:previous>
            <table:change-track-table-cell/>
          </table:previous>
        </table:cell-content-change>
        <table:cell-content-change table:id="ct406">
          <table:cell-address table:column="10" table:row="33" table:table="1"/>
          <office:change-info>
            <dc:creator>frederik </dc:creator>
            <dc:date>2014-09-22T08:47:28.22</dc:date>
          </office:change-info>
          <table:previous>
            <table:change-track-table-cell/>
          </table:previous>
        </table:cell-content-change>
        <table:cell-content-change table:id="ct407">
          <table:cell-address table:column="10" table:row="34" table:table="1"/>
          <office:change-info>
            <dc:creator>frederik </dc:creator>
            <dc:date>2014-09-22T08:47:28.22</dc:date>
          </office:change-info>
          <table:previous>
            <table:change-track-table-cell/>
          </table:previous>
        </table:cell-content-change>
        <table:cell-content-change table:id="ct408">
          <table:cell-address table:column="10" table:row="35" table:table="1"/>
          <office:change-info>
            <dc:creator>frederik </dc:creator>
            <dc:date>2014-09-22T08:47:28.22</dc:date>
          </office:change-info>
          <table:previous>
            <table:change-track-table-cell/>
          </table:previous>
        </table:cell-content-change>
        <table:cell-content-change table:id="ct409">
          <table:cell-address table:column="11" table:row="33" table:table="1"/>
          <office:change-info>
            <dc:creator>frederik </dc:creator>
            <dc:date>2014-09-22T08:47:28.22</dc:date>
          </office:change-info>
          <table:previous>
            <table:change-track-table-cell/>
          </table:previous>
        </table:cell-content-change>
        <table:cell-content-change table:id="ct410">
          <table:cell-address table:column="11" table:row="34" table:table="1"/>
          <office:change-info>
            <dc:creator>frederik </dc:creator>
            <dc:date>2014-09-22T08:47:28.22</dc:date>
          </office:change-info>
          <table:previous>
            <table:change-track-table-cell/>
          </table:previous>
        </table:cell-content-change>
        <table:cell-content-change table:id="ct411">
          <table:cell-address table:column="11" table:row="35" table:table="1"/>
          <office:change-info>
            <dc:creator>frederik </dc:creator>
            <dc:date>2014-09-22T08:47:28.22</dc:date>
          </office:change-info>
          <table:previous>
            <table:change-track-table-cell/>
          </table:previous>
        </table:cell-content-change>
        <table:cell-content-change table:id="ct412">
          <table:cell-address table:column="12" table:row="33" table:table="1"/>
          <office:change-info>
            <dc:creator>frederik </dc:creator>
            <dc:date>2014-09-22T08:47:28.22</dc:date>
          </office:change-info>
          <table:previous>
            <table:change-track-table-cell/>
          </table:previous>
        </table:cell-content-change>
        <table:cell-content-change table:id="ct413">
          <table:cell-address table:column="12" table:row="34" table:table="1"/>
          <office:change-info>
            <dc:creator>frederik </dc:creator>
            <dc:date>2014-09-22T08:47:28.22</dc:date>
          </office:change-info>
          <table:previous>
            <table:change-track-table-cell/>
          </table:previous>
        </table:cell-content-change>
        <table:cell-content-change table:id="ct414">
          <table:cell-address table:column="12" table:row="35" table:table="1"/>
          <office:change-info>
            <dc:creator>frederik </dc:creator>
            <dc:date>2014-09-22T08:47:28.22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48" table:table="1"/>
          <office:change-info>
            <dc:creator>frederik </dc:creator>
            <dc:date>2014-09-22T08:48:25.41</dc:date>
          </office:change-info>
          <table:previous>
            <table:change-track-table-cell/>
          </table:previous>
        </table:cell-content-change>
        <table:cell-content-change table:id="ct416">
          <table:cell-address table:column="1" table:row="50" table:table="1"/>
          <office:change-info>
            <dc:creator>frederik </dc:creator>
            <dc:date>2014-09-22T08:48:33.95</dc:date>
          </office:change-info>
          <table:previous>
            <table:change-track-table-cell/>
          </table:previous>
        </table:cell-content-change>
        <table:cell-content-change table:id="ct417">
          <table:cell-address table:column="1" table:row="50" table:table="1"/>
          <office:change-info>
            <dc:creator>frederik </dc:creator>
            <dc:date>2014-09-22T08:48:33.95</dc:date>
          </office:change-info>
          <table:previous>
            <table:change-track-table-cell/>
          </table:previous>
        </table:cell-content-change>
        <table:cell-content-change table:id="ct418">
          <table:cell-address table:column="2" table:row="50" table:table="1"/>
          <office:change-info>
            <dc:creator>frederik </dc:creator>
            <dc:date>2014-09-22T08:48:33.95</dc:date>
          </office:change-info>
          <table:previous>
            <table:change-track-table-cell/>
          </table:previous>
        </table:cell-content-change>
        <table:cell-content-change table:id="ct419">
          <table:cell-address table:column="3" table:row="50" table:table="1"/>
          <office:change-info>
            <dc:creator>frederik </dc:creator>
            <dc:date>2014-09-22T08:48:33.95</dc:date>
          </office:change-info>
          <table:previous>
            <table:change-track-table-cell/>
          </table:previous>
        </table:cell-content-change>
        <table:movement table:id="ct420">
          <table:source-range-address table:start-column="0" table:start-row="39" table:start-table="1" table:end-column="3" table:end-row="39" table:end-table="1"/>
          <table:target-range-address table:start-column="1" table:start-row="39" table:start-table="1" table:end-column="4" table:end-row="39" table:end-table="1"/>
          <office:change-info>
            <dc:creator>frederik </dc:creator>
            <dc:date>2014-09-22T08:49:09.25</dc:date>
          </office:change-info>
          <table:dependencies>
            <table:dependency table:id="ct1173"/>
            <table:dependency table:id="ct1167"/>
            <table:dependency table:id="ct1161"/>
            <table:dependency table:id="ct1155"/>
            <table:dependency table:id="ct1151"/>
            <table:dependency table:id="ct421"/>
          </table:dependencies>
          <table:deletions>
            <table:cell-content-deletion table:id="ct419">
              <table:change-track-table-cell office:value-type="string">
                <text:p>Fehler/nA</text:p>
              </table:change-track-table-cell>
            </table:cell-content-deletion>
            <table:cell-content-deletion table:id="ct418">
              <table:change-track-table-cell office:value-type="string">
                <text:p>I\_A/nA</text:p>
              </table:change-track-table-cell>
            </table:cell-content-deletion>
            <table:cell-content-deletion table:id="ct417">
              <table:change-track-table-cell office:value-type="string">
                <text:p>Fehler/V</text:p>
              </table:change-track-table-cell>
            </table:cell-content-deletion>
          </table:deletions>
        </table:movement>
        <table:cell-content-change table:id="ct421">
          <table:cell-address table:column="0" table:row="50" table:table="1"/>
          <office:change-info>
            <dc:creator>frederik </dc:creator>
            <dc:date>2014-09-22T08:49:13.13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51" table:table="1"/>
          <office:change-info>
            <dc:creator>frederik </dc:creator>
            <dc:date>2014-09-22T08:49:13.96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52" table:table="1"/>
          <office:change-info>
            <dc:creator>frederik </dc:creator>
            <dc:date>2014-09-22T08:49:14.30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53" table:table="1"/>
          <office:change-info>
            <dc:creator>frederik </dc:creator>
            <dc:date>2014-09-22T08:49:14.66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54" table:table="1"/>
          <office:change-info>
            <dc:creator>frederik </dc:creator>
            <dc:date>2014-09-22T08:49:15.02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55" table:table="1"/>
          <office:change-info>
            <dc:creator>frederik </dc:creator>
            <dc:date>2014-09-22T08:49:15.67</dc:date>
          </office:change-info>
          <table:previous>
            <table:change-track-table-cell/>
          </table:previous>
        </table:cell-content-change>
        <table:cell-content-change table:id="ct427">
          <table:cell-address table:column="1" table:row="52" table:table="1"/>
          <office:change-info>
            <dc:creator>frederik </dc:creator>
            <dc:date>2014-09-22T08:49:23.04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52" table:table="1"/>
          <office:change-info>
            <dc:creator>frederik </dc:creator>
            <dc:date>2014-09-22T08:49:27.14</dc:date>
          </office:change-info>
          <table:previous>
            <table:change-track-table-cell/>
          </table:previous>
        </table:cell-content-change>
        <table:cell-content-change table:id="ct429">
          <table:cell-address table:column="3" table:row="52" table:table="1"/>
          <office:change-info>
            <dc:creator>frederik </dc:creator>
            <dc:date>2014-09-22T08:49:33.18</dc:date>
          </office:change-info>
          <table:previous>
            <table:change-track-table-cell/>
          </table:previous>
        </table:cell-content-change>
        <table:cell-content-change table:id="ct430">
          <table:cell-address table:column="3" table:row="52" table:table="1"/>
          <office:change-info>
            <dc:creator>frederik </dc:creator>
            <dc:date>2014-09-22T08:49:35.29</dc:date>
          </office:change-info>
          <table:previous table:id="ct429">
            <table:change-track-table-cell office:value-type="float" office:value="1"/>
          </table:previous>
        </table:cell-content-change>
        <table:cell-content-change table:id="ct431">
          <table:cell-address table:column="4" table:row="52" table:table="1"/>
          <office:change-info>
            <dc:creator>frederik </dc:creator>
            <dc:date>2014-09-22T08:49:50.66</dc:date>
          </office:change-info>
          <table:previous>
            <table:change-track-table-cell/>
          </table:previous>
        </table:cell-content-change>
        <table:cell-content-change table:id="ct432">
          <table:cell-address table:column="3" table:row="52" table:table="1"/>
          <office:change-info>
            <dc:creator>frederik </dc:creator>
            <dc:date>2014-09-22T08:50:01.01</dc:date>
          </office:change-info>
          <table:previous table:id="ct430">
            <table:change-track-table-cell office:value-type="float" office:value="1.2"/>
          </table:previous>
        </table:cell-content-change>
        <table:cell-content-change table:id="ct433">
          <table:cell-address table:column="4" table:row="52" table:table="1"/>
          <office:change-info>
            <dc:creator>frederik </dc:creator>
            <dc:date>2014-09-22T08:50:04.50</dc:date>
          </office:change-info>
          <table:previous table:id="ct431">
            <table:change-track-table-cell office:value-type="float" office:value="0.1"/>
          </table:previous>
        </table:cell-content-change>
        <table:cell-content-change table:id="ct434">
          <table:cell-address table:column="3" table:row="52" table:table="1"/>
          <office:change-info>
            <dc:creator>frederik </dc:creator>
            <dc:date>2014-09-22T08:51:59.17</dc:date>
          </office:change-info>
          <table:previous>
            <table:change-track-table-cell/>
          </table:previous>
        </table:cell-content-change>
        <table:cell-content-change table:id="ct435">
          <table:cell-address table:column="4" table:row="52" table:table="1"/>
          <office:change-info>
            <dc:creator>frederik </dc:creator>
            <dc:date>2014-09-22T08:52:01.21</dc:date>
          </office:change-info>
          <table:previous>
            <table:change-track-table-cell/>
          </table:previous>
        </table:cell-content-change>
        <table:cell-content-change table:id="ct436">
          <table:cell-address table:column="1" table:row="52" table:table="1"/>
          <office:change-info>
            <dc:creator>frederik </dc:creator>
            <dc:date>2014-09-22T08:52:07.49</dc:date>
          </office:change-info>
          <table:previous>
            <table:change-track-table-cell/>
          </table:previous>
        </table:cell-content-change>
        <table:cell-content-change table:id="ct437">
          <table:cell-address table:column="2" table:row="52" table:table="1"/>
          <office:change-info>
            <dc:creator>frederik </dc:creator>
            <dc:date>2014-09-22T08:52:11.50</dc:date>
          </office:change-info>
          <table:previous>
            <table:change-track-table-cell/>
          </table:previous>
        </table:cell-content-change>
        <table:movement table:id="ct438">
          <table:source-range-address table:start-column="1" table:start-row="40" table:start-table="1" table:end-column="4" table:end-row="41" table:end-table="1"/>
          <table:target-range-address table:start-column="1" table:start-row="41" table:start-table="1" table:end-column="4" table:end-row="42" table:end-table="1"/>
          <office:change-info>
            <dc:creator>frederik </dc:creator>
            <dc:date>2014-09-22T08:53:10.63</dc:date>
          </office:change-info>
          <table:dependencies>
            <table:dependency table:id="ct1175"/>
            <table:dependency table:id="ct1174"/>
            <table:dependency table:id="ct1169"/>
            <table:dependency table:id="ct1168"/>
            <table:dependency table:id="ct1163"/>
            <table:dependency table:id="ct1162"/>
            <table:dependency table:id="ct1151"/>
            <table:dependency table:id="ct446"/>
            <table:dependency table:id="ct443"/>
            <table:dependency table:id="ct440"/>
            <table:dependency table:id="ct439"/>
          </table:dependencies>
          <table:deletions>
            <table:cell-content-deletion table:id="ct437">
              <table:change-track-table-cell office:value-type="float" office:value="0.1"/>
            </table:cell-content-deletion>
            <table:cell-content-deletion table:id="ct436">
              <table:change-track-table-cell office:value-type="float" office:value="11.8"/>
            </table:cell-content-deletion>
            <table:cell-content-deletion table:id="ct435">
              <table:change-track-table-cell office:value-type="float" office:value="0.02"/>
            </table:cell-content-deletion>
            <table:cell-content-deletion table:id="ct434">
              <table:change-track-table-cell office:value-type="float" office:value="3.32"/>
            </table:cell-content-deletion>
          </table:deletions>
        </table:movement>
        <table:cell-content-change table:id="ct439">
          <table:cell-address table:column="3" table:row="51" table:table="1"/>
          <office:change-info>
            <dc:creator>frederik </dc:creator>
            <dc:date>2014-09-22T08:53:17.98</dc:date>
          </office:change-info>
          <table:previous>
            <table:change-track-table-cell/>
          </table:previous>
        </table:cell-content-change>
        <table:cell-content-change table:id="ct440">
          <table:cell-address table:column="4" table:row="51" table:table="1"/>
          <office:change-info>
            <dc:creator>frederik </dc:creator>
            <dc:date>2014-09-22T08:53:19.90</dc:date>
          </office:change-info>
          <table:previous>
            <table:change-track-table-cell/>
          </table:previous>
        </table:cell-content-change>
        <table:cell-content-change table:id="ct441">
          <table:cell-address table:column="4" table:row="54" table:table="1"/>
          <office:change-info>
            <dc:creator>frederik </dc:creator>
            <dc:date>2014-09-22T08:53:21.61</dc:date>
          </office:change-info>
          <table:previous>
            <table:change-track-table-cell/>
          </table:previous>
        </table:cell-content-change>
        <table:cell-content-change table:id="ct442">
          <table:cell-address table:column="4" table:row="55" table:table="1"/>
          <office:change-info>
            <dc:creator>frederik </dc:creator>
            <dc:date>2014-09-22T08:53:21.61</dc:date>
          </office:change-info>
          <table:previous>
            <table:change-track-table-cell/>
          </table:previous>
        </table:cell-content-change>
        <table:cell-content-change table:id="ct443">
          <table:cell-address table:column="2" table:row="51" table:table="1"/>
          <office:change-info>
            <dc:creator>frederik </dc:creator>
            <dc:date>2014-09-22T08:53:26.22</dc:date>
          </office:change-info>
          <table:previous>
            <table:change-track-table-cell/>
          </table:previous>
        </table:cell-content-change>
        <table:cell-content-change table:id="ct444">
          <table:cell-address table:column="2" table:row="54" table:table="1"/>
          <office:change-info>
            <dc:creator>frederik </dc:creator>
            <dc:date>2014-09-22T08:53:26.22</dc:date>
          </office:change-info>
          <table:previous>
            <table:change-track-table-cell/>
          </table:previous>
        </table:cell-content-change>
        <table:cell-content-change table:id="ct445">
          <table:cell-address table:column="2" table:row="55" table:table="1"/>
          <office:change-info>
            <dc:creator>frederik </dc:creator>
            <dc:date>2014-09-22T08:53:26.22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51" table:table="1"/>
          <office:change-info>
            <dc:creator>frederik </dc:creator>
            <dc:date>2014-09-22T08:53:33.33</dc:date>
          </office:change-info>
          <table:previous>
            <table:change-track-table-cell/>
          </table:previous>
        </table:cell-content-change>
        <table:cell-content-change table:id="ct447">
          <table:cell-address table:column="6" table:row="50" table:table="1"/>
          <office:change-info>
            <dc:creator>frederik </dc:creator>
            <dc:date>2014-09-22T08:53:43.86</dc:date>
          </office:change-info>
          <table:previous>
            <table:change-track-table-cell/>
          </table:previous>
        </table:cell-content-change>
        <table:cell-content-change table:id="ct448">
          <table:cell-address table:column="6" table:row="51" table:table="1"/>
          <office:change-info>
            <dc:creator>frederik </dc:creator>
            <dc:date>2014-09-22T08:53:50.73</dc:date>
          </office:change-info>
          <table:previous>
            <table:change-track-table-cell/>
          </table:previous>
        </table:cell-content-change>
        <table:cell-content-change table:id="ct449">
          <table:cell-address table:column="3" table:row="54" table:table="1"/>
          <office:change-info>
            <dc:creator>frederik </dc:creator>
            <dc:date>2014-09-22T08:54:42.55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54" table:table="1"/>
          <office:change-info>
            <dc:creator>frederik </dc:creator>
            <dc:date>2014-09-22T08:54:49.37</dc:date>
          </office:change-info>
          <table:previous>
            <table:change-track-table-cell/>
          </table:previous>
        </table:cell-content-change>
        <table:cell-content-change table:id="ct451">
          <table:cell-address table:column="3" table:row="55" table:table="1"/>
          <office:change-info>
            <dc:creator>frederik </dc:creator>
            <dc:date>2014-09-22T08:55:34.35</dc:date>
          </office:change-info>
          <table:previous>
            <table:change-track-table-cell/>
          </table:previous>
        </table:cell-content-change>
        <table:cell-content-change table:id="ct452">
          <table:cell-address table:column="1" table:row="55" table:table="1"/>
          <office:change-info>
            <dc:creator>frederik </dc:creator>
            <dc:date>2014-09-22T08:55:41.24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56" table:table="1"/>
          <office:change-info>
            <dc:creator>frederik </dc:creator>
            <dc:date>2014-09-22T08:55:43.37</dc:date>
          </office:change-info>
          <table:previous>
            <table:change-track-table-cell/>
          </table:previous>
        </table:cell-content-change>
        <table:cell-content-change table:id="ct454">
          <table:cell-address table:column="2" table:row="56" table:table="1"/>
          <office:change-info>
            <dc:creator>frederik </dc:creator>
            <dc:date>2014-09-22T08:55:45.30</dc:date>
          </office:change-info>
          <table:previous>
            <table:change-track-table-cell/>
          </table:previous>
        </table:cell-content-change>
        <table:cell-content-change table:id="ct455">
          <table:cell-address table:column="4" table:row="56" table:table="1"/>
          <office:change-info>
            <dc:creator>frederik </dc:creator>
            <dc:date>2014-09-22T08:55:46.82</dc:date>
          </office:change-info>
          <table:previous>
            <table:change-track-table-cell/>
          </table:previous>
        </table:cell-content-change>
        <table:cell-content-change table:id="ct456">
          <table:cell-address table:column="3" table:row="56" table:table="1"/>
          <office:change-info>
            <dc:creator>frederik </dc:creator>
            <dc:date>2014-09-22T08:56:20.84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56" table:table="1"/>
          <office:change-info>
            <dc:creator>frederik </dc:creator>
            <dc:date>2014-09-22T08:56:31.76</dc:date>
          </office:change-info>
          <table:previous>
            <table:change-track-table-cell/>
          </table:previous>
        </table:cell-content-change>
        <table:cell-content-change table:id="ct458">
          <table:cell-address table:column="4" table:row="56" table:table="1"/>
          <office:change-info>
            <dc:creator>frederik </dc:creator>
            <dc:date>2014-09-22T08:56:39.13</dc:date>
          </office:change-info>
          <table:previous table:id="ct455">
            <table:change-track-table-cell office:value-type="float" office:value="0.02"/>
          </table:previous>
        </table:cell-content-change>
        <table:cell-content-change table:id="ct459">
          <table:cell-address table:column="6" table:row="52" table:table="1"/>
          <office:change-info>
            <dc:creator>frederik </dc:creator>
            <dc:date>2014-09-22T08:56:46.04</dc:date>
          </office:change-info>
          <table:previous>
            <table:change-track-table-cell/>
          </table:previous>
        </table:cell-content-change>
        <table:cell-content-change table:id="ct460">
          <table:cell-address table:column="6" table:row="53" table:table="1"/>
          <office:change-info>
            <dc:creator>frederik </dc:creator>
            <dc:date>2014-09-22T08:56:46.04</dc:date>
          </office:change-info>
          <table:previous>
            <table:change-track-table-cell/>
          </table:previous>
        </table:cell-content-change>
        <table:cell-content-change table:id="ct461">
          <table:cell-address table:column="6" table:row="54" table:table="1"/>
          <office:change-info>
            <dc:creator>frederik </dc:creator>
            <dc:date>2014-09-22T08:56:46.04</dc:date>
          </office:change-info>
          <table:previous>
            <table:change-track-table-cell/>
          </table:previous>
        </table:cell-content-change>
        <table:cell-content-change table:id="ct462">
          <table:cell-address table:column="6" table:row="55" table:table="1"/>
          <office:change-info>
            <dc:creator>frederik </dc:creator>
            <dc:date>2014-09-22T08:56:46.04</dc:date>
          </office:change-info>
          <table:previous>
            <table:change-track-table-cell/>
          </table:previous>
        </table:cell-content-change>
        <table:cell-content-change table:id="ct463">
          <table:cell-address table:column="6" table:row="56" table:table="1"/>
          <office:change-info>
            <dc:creator>frederik </dc:creator>
            <dc:date>2014-09-22T08:56:46.04</dc:date>
          </office:change-info>
          <table:previous>
            <table:change-track-table-cell/>
          </table:previous>
        </table:cell-content-change>
        <table:cell-content-change table:id="ct464">
          <table:cell-address table:column="6" table:row="56" table:table="1"/>
          <office:change-info>
            <dc:creator>frederik </dc:creator>
            <dc:date>2014-09-22T08:56:48.78</dc:date>
          </office:change-info>
          <table:previous table:id="ct463">
            <table:change-track-table-cell table:cell-address="Tabelle2.G57" table:formula="of:=[.B58]-[.B57]" office:value-type="float" office:value="-26.7"/>
          </table:previous>
        </table:cell-content-change>
        <table:cell-content-change table:id="ct465">
          <table:cell-address table:column="6" table:row="57" table:table="1"/>
          <office:change-info>
            <dc:creator>frederik </dc:creator>
            <dc:date>2014-09-22T08:57:02.31</dc:date>
          </office:change-info>
          <table:previous>
            <table:change-track-table-cell/>
          </table:previous>
        </table:cell-content-change>
        <table:cell-content-change table:id="ct466">
          <table:cell-address table:column="7" table:row="51" table:table="1"/>
          <office:change-info>
            <dc:creator>frederik </dc:creator>
            <dc:date>2014-09-22T08:59:55.84</dc:date>
          </office:change-info>
          <table:previous>
            <table:change-track-table-cell/>
          </table:previous>
        </table:cell-content-change>
        <table:cell-content-change table:id="ct467">
          <table:cell-address table:column="7" table:row="52" table:table="1"/>
          <office:change-info>
            <dc:creator>frederik </dc:creator>
            <dc:date>2014-09-22T08:59:59.56</dc:date>
          </office:change-info>
          <table:previous>
            <table:change-track-table-cell/>
          </table:previous>
        </table:cell-content-change>
        <table:cell-content-change table:id="ct468">
          <table:cell-address table:column="7" table:row="53" table:table="1"/>
          <office:change-info>
            <dc:creator>frederik </dc:creator>
            <dc:date>2014-09-22T08:59:59.56</dc:date>
          </office:change-info>
          <table:previous>
            <table:change-track-table-cell/>
          </table:previous>
        </table:cell-content-change>
        <table:cell-content-change table:id="ct469">
          <table:cell-address table:column="7" table:row="54" table:table="1"/>
          <office:change-info>
            <dc:creator>frederik </dc:creator>
            <dc:date>2014-09-22T08:59:59.56</dc:date>
          </office:change-info>
          <table:previous>
            <table:change-track-table-cell/>
          </table:previous>
        </table:cell-content-change>
        <table:cell-content-change table:id="ct470">
          <table:cell-address table:column="7" table:row="55" table:table="1"/>
          <office:change-info>
            <dc:creator>frederik </dc:creator>
            <dc:date>2014-09-22T08:59:59.56</dc:date>
          </office:change-info>
          <table:previous>
            <table:change-track-table-cell/>
          </table:previous>
        </table:cell-content-change>
        <table:cell-content-change table:id="ct471">
          <table:cell-address table:column="7" table:row="57" table:table="1"/>
          <office:change-info>
            <dc:creator>frederik </dc:creator>
            <dc:date>2014-09-22T09:00:25.84</dc:date>
          </office:change-info>
          <table:previous>
            <table:change-track-table-cell/>
          </table:previous>
        </table:cell-content-change>
        <table:cell-content-change table:id="ct472">
          <table:cell-address table:column="8" table:row="51" table:table="1"/>
          <office:change-info>
            <dc:creator>frederik </dc:creator>
            <dc:date>2014-09-22T09:00:47.51</dc:date>
          </office:change-info>
          <table:previous>
            <table:change-track-table-cell/>
          </table:previous>
        </table:cell-content-change>
        <table:cell-content-change table:id="ct473">
          <table:cell-address table:column="8" table:row="52" table:table="1"/>
          <office:change-info>
            <dc:creator>frederik </dc:creator>
            <dc:date>2014-09-22T09:00:57.72</dc:date>
          </office:change-info>
          <table:previous>
            <table:change-track-table-cell/>
          </table:previous>
        </table:cell-content-change>
        <table:cell-content-change table:id="ct474">
          <table:cell-address table:column="8" table:row="53" table:table="1"/>
          <office:change-info>
            <dc:creator>frederik </dc:creator>
            <dc:date>2014-09-22T09:00:57.72</dc:date>
          </office:change-info>
          <table:previous>
            <table:change-track-table-cell/>
          </table:previous>
        </table:cell-content-change>
        <table:cell-content-change table:id="ct475">
          <table:cell-address table:column="8" table:row="54" table:table="1"/>
          <office:change-info>
            <dc:creator>frederik </dc:creator>
            <dc:date>2014-09-22T09:00:57.72</dc:date>
          </office:change-info>
          <table:previous>
            <table:change-track-table-cell/>
          </table:previous>
        </table:cell-content-change>
        <table:cell-content-change table:id="ct476">
          <table:cell-address table:column="8" table:row="55" table:table="1"/>
          <office:change-info>
            <dc:creator>frederik </dc:creator>
            <dc:date>2014-09-22T09:00:57.72</dc:date>
          </office:change-info>
          <table:previous>
            <table:change-track-table-cell/>
          </table:previous>
        </table:cell-content-change>
        <table:cell-content-change table:id="ct477">
          <table:cell-address table:column="7" table:row="57" table:table="1"/>
          <office:change-info>
            <dc:creator>frederik </dc:creator>
            <dc:date>2014-09-22T09:01:07.39</dc:date>
          </office:change-info>
          <table:previous table:id="ct471">
            <table:change-track-table-cell table:cell-address="Tabelle2.H58" table:formula="of:=SUM([.H52:.H56]^2)" office:value-type="float" office:value="0"/>
          </table:previous>
        </table:cell-content-change>
        <table:cell-content-change table:id="ct478">
          <table:cell-address table:column="7" table:row="50" table:table="1"/>
          <office:change-info>
            <dc:creator>frederik </dc:creator>
            <dc:date>2014-09-22T09:01:35.69</dc:date>
          </office:change-info>
          <table:previous>
            <table:change-track-table-cell/>
          </table:previous>
        </table:cell-content-change>
        <table:cell-content-change table:id="ct479">
          <table:cell-address table:column="8" table:row="50" table:table="1"/>
          <office:change-info>
            <dc:creator>frederik </dc:creator>
            <dc:date>2014-09-22T09:01:42.36</dc:date>
          </office:change-info>
          <table:previous>
            <table:change-track-table-cell/>
          </table:previous>
        </table:cell-content-change>
        <table:cell-content-change table:id="ct480">
          <table:cell-address table:column="5" table:row="57" table:table="1"/>
          <office:change-info>
            <dc:creator>frederik </dc:creator>
            <dc:date>2014-09-22T09:01:52.43</dc:date>
          </office:change-info>
          <table:previous>
            <table:change-track-table-cell/>
          </table:previous>
        </table:cell-content-change>
        <table:cell-content-change table:id="ct481">
          <table:cell-address table:column="5" table:row="57" table:table="1"/>
          <office:change-info>
            <dc:creator>frederik </dc:creator>
            <dc:date>2014-09-22T09:01:58.90</dc:date>
          </office:change-info>
          <table:previous table:id="ct480">
            <table:change-track-table-cell office:value-type="string">
              <text:p>Ergebniss</text:p>
            </table:change-track-table-cell>
          </table:previous>
        </table:cell-content-change>
        <table:cell-content-change table:id="ct482">
          <table:cell-address table:column="5" table:row="57" table:table="1"/>
          <office:change-info>
            <dc:creator>frederik </dc:creator>
            <dc:date>2014-09-22T09:02:18.80</dc:date>
          </office:change-info>
          <table:previous table:id="ct481">
            <table:change-track-table-cell office:value-type="string">
              <text:p>Ergebnis</text:p>
            </table:change-track-table-cell>
          </table:previous>
        </table:cell-content-change>
        <table:cell-content-change table:id="ct483">
          <table:cell-address table:column="0" table:row="62" table:table="1"/>
          <office:change-info>
            <dc:creator>frederik </dc:creator>
            <dc:date>2014-09-22T09:33:11.50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64" table:table="1"/>
          <office:change-info>
            <dc:creator>frederik </dc:creator>
            <dc:date>2014-09-22T09:33:39.49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65" table:table="1"/>
          <office:change-info>
            <dc:creator>frederik </dc:creator>
            <dc:date>2014-09-22T09:33:39.49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67" table:table="1"/>
          <office:change-info>
            <dc:creator>frederik </dc:creator>
            <dc:date>2014-09-22T09:33:39.49</dc:date>
          </office:change-info>
          <table:previous>
            <table:change-track-table-cell/>
          </table:previous>
        </table:cell-content-change>
        <table:cell-content-change table:id="ct487">
          <table:cell-address table:column="1" table:row="64" table:table="1"/>
          <office:change-info>
            <dc:creator>frederik </dc:creator>
            <dc:date>2014-09-22T09:33:39.49</dc:date>
          </office:change-info>
          <table:previous>
            <table:change-track-table-cell/>
          </table:previous>
        </table:cell-content-change>
        <table:cell-content-change table:id="ct488">
          <table:cell-address table:column="1" table:row="65" table:table="1"/>
          <office:change-info>
            <dc:creator>frederik </dc:creator>
            <dc:date>2014-09-22T09:33:39.49</dc:date>
          </office:change-info>
          <table:previous>
            <table:change-track-table-cell/>
          </table:previous>
        </table:cell-content-change>
        <table:cell-content-change table:id="ct489">
          <table:cell-address table:column="1" table:row="67" table:table="1"/>
          <office:change-info>
            <dc:creator>frederik </dc:creator>
            <dc:date>2014-09-22T09:33:39.49</dc:date>
          </office:change-info>
          <table:previous>
            <table:change-track-table-cell/>
          </table:previous>
        </table:cell-content-change>
        <table:cell-content-change table:id="ct490">
          <table:cell-address table:column="2" table:row="64" table:table="1"/>
          <office:change-info>
            <dc:creator>frederik </dc:creator>
            <dc:date>2014-09-22T09:33:39.49</dc:date>
          </office:change-info>
          <table:previous>
            <table:change-track-table-cell/>
          </table:previous>
        </table:cell-content-change>
        <table:cell-content-change table:id="ct491">
          <table:cell-address table:column="2" table:row="65" table:table="1"/>
          <office:change-info>
            <dc:creator>frederik </dc:creator>
            <dc:date>2014-09-22T09:33:39.49</dc:date>
          </office:change-info>
          <table:previous>
            <table:change-track-table-cell/>
          </table:previous>
        </table:cell-content-change>
        <table:cell-content-change table:id="ct492">
          <table:cell-address table:column="2" table:row="67" table:table="1"/>
          <office:change-info>
            <dc:creator>frederik </dc:creator>
            <dc:date>2014-09-22T09:33:39.49</dc:date>
          </office:change-info>
          <table:previous>
            <table:change-track-table-cell/>
          </table:previous>
        </table:cell-content-change>
        <table:cell-content-change table:id="ct493">
          <table:cell-address table:column="3" table:row="64" table:table="1"/>
          <office:change-info>
            <dc:creator>frederik </dc:creator>
            <dc:date>2014-09-22T09:33:39.49</dc:date>
          </office:change-info>
          <table:previous>
            <table:change-track-table-cell/>
          </table:previous>
        </table:cell-content-change>
        <table:cell-content-change table:id="ct494">
          <table:cell-address table:column="3" table:row="65" table:table="1"/>
          <office:change-info>
            <dc:creator>frederik </dc:creator>
            <dc:date>2014-09-22T09:33:39.49</dc:date>
          </office:change-info>
          <table:previous>
            <table:change-track-table-cell/>
          </table:previous>
        </table:cell-content-change>
        <table:cell-content-change table:id="ct495">
          <table:cell-address table:column="3" table:row="67" table:table="1"/>
          <office:change-info>
            <dc:creator>frederik </dc:creator>
            <dc:date>2014-09-22T09:33:39.49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65" table:table="1"/>
          <office:change-info>
            <dc:creator>frederik </dc:creator>
            <dc:date>2014-09-22T09:33:49.12</dc:date>
          </office:change-info>
          <table:previous table:id="ct485">
            <table:change-track-table-cell office:value-type="float" office:value="5.04"/>
          </table:previous>
        </table:cell-content-change>
        <table:cell-content-change table:id="ct497">
          <table:cell-address table:column="2" table:row="65" table:table="1"/>
          <office:change-info>
            <dc:creator>frederik </dc:creator>
            <dc:date>2014-09-22T09:33:56.07</dc:date>
          </office:change-info>
          <table:previous table:id="ct491">
            <table:change-track-table-cell office:value-type="float" office:value="2.01"/>
          </table:previous>
        </table:cell-content-change>
        <table:cell-content-change table:id="ct498">
          <table:cell-address table:column="0" table:row="69" table:table="1"/>
          <office:change-info>
            <dc:creator>frederik </dc:creator>
            <dc:date>2014-09-22T09:33:58.25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69" table:table="1"/>
          <office:change-info>
            <dc:creator>frederik </dc:creator>
            <dc:date>2014-09-22T09:33:58.64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70" table:table="1"/>
          <office:change-info>
            <dc:creator>frederik </dc:creator>
            <dc:date>2014-09-22T09:33:59.19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71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72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61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62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63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64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65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66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67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68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69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70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71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72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73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74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17">
          <table:cell-address table:column="0" table:row="75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18">
          <table:cell-address table:column="0" table:row="76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19">
          <table:cell-address table:column="0" table:row="77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20">
          <table:cell-address table:column="0" table:row="78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21">
          <table:cell-address table:column="0" table:row="79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22">
          <table:cell-address table:column="0" table:row="80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81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24">
          <table:cell-address table:column="0" table:row="82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83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26">
          <table:cell-address table:column="0" table:row="84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27">
          <table:cell-address table:column="0" table:row="85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28">
          <table:cell-address table:column="0" table:row="86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29">
          <table:cell-address table:column="0" table:row="87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30">
          <table:cell-address table:column="0" table:row="88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31">
          <table:cell-address table:column="0" table:row="89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32">
          <table:cell-address table:column="0" table:row="90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33">
          <table:cell-address table:column="0" table:row="91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34">
          <table:cell-address table:column="0" table:row="92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35">
          <table:cell-address table:column="0" table:row="93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36">
          <table:cell-address table:column="0" table:row="94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37">
          <table:cell-address table:column="0" table:row="95" table:table="1"/>
          <office:change-info>
            <dc:creator>frederik </dc:creator>
            <dc:date>2014-09-22T09:34:07.88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69" table:table="1"/>
          <office:change-info>
            <dc:creator>frederik </dc:creator>
            <dc:date>2014-09-22T09:34:14.26</dc:date>
          </office:change-info>
          <table:previous>
            <table:change-track-table-cell/>
          </table:previous>
        </table:cell-content-change>
        <table:cell-content-change table:id="ct539">
          <table:cell-address table:column="1" table:row="69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70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71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72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43">
          <table:cell-address table:column="1" table:row="61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44">
          <table:cell-address table:column="1" table:row="62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63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46">
          <table:cell-address table:column="1" table:row="64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65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48">
          <table:cell-address table:column="1" table:row="66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49">
          <table:cell-address table:column="1" table:row="67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68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51">
          <table:cell-address table:column="1" table:row="69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52">
          <table:cell-address table:column="1" table:row="70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71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54">
          <table:cell-address table:column="1" table:row="72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73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56">
          <table:cell-address table:column="1" table:row="74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57">
          <table:cell-address table:column="1" table:row="75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58">
          <table:cell-address table:column="1" table:row="76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59">
          <table:cell-address table:column="1" table:row="77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60">
          <table:cell-address table:column="1" table:row="78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79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62">
          <table:cell-address table:column="1" table:row="80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63">
          <table:cell-address table:column="1" table:row="81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82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83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84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85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86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87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88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89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90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91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92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93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94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95" table:table="1"/>
          <office:change-info>
            <dc:creator>frederik </dc:creator>
            <dc:date>2014-09-22T09:34:20.84</dc:date>
          </office:change-info>
          <table:previous>
            <table:change-track-table-cell/>
          </table:previous>
        </table:cell-content-change>
        <table:movement table:id="ct578">
          <table:source-range-address table:start-column="0" table:start-row="56" table:start-table="1" table:end-column="1" table:end-row="95" table:end-table="1"/>
          <table:target-range-address table:start-column="0" table:start-row="57" table:start-table="1" table:end-column="1" table:end-row="96" table:end-table="1"/>
          <office:change-info>
            <dc:creator>frederik </dc:creator>
            <dc:date>2014-09-22T09:34:29.66</dc:date>
          </office:change-info>
          <table:dependencies>
            <table:dependency table:id="ct1150"/>
            <table:dependency table:id="ct1118"/>
            <table:dependency table:id="ct1117"/>
            <table:dependency table:id="ct1116"/>
            <table:dependency table:id="ct1115"/>
            <table:dependency table:id="ct1114"/>
            <table:dependency table:id="ct1113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  <table:dependency table:id="ct1020"/>
            <table:dependency table:id="ct1019"/>
            <table:dependency table:id="ct1018"/>
            <table:dependency table:id="ct1017"/>
            <table:dependency table:id="ct1015"/>
            <table:dependency table:id="ct1014"/>
            <table:dependency table:id="ct1013"/>
            <table:dependency table:id="ct1012"/>
            <table:dependency table:id="ct1011"/>
            <table:dependency table:id="ct1010"/>
            <table:dependency table:id="ct1009"/>
            <table:dependency table:id="ct1008"/>
            <table:dependency table:id="ct1007"/>
            <table:dependency table:id="ct1006"/>
            <table:dependency table:id="ct1005"/>
            <table:dependency table:id="ct1004"/>
            <table:dependency table:id="ct1003"/>
            <table:dependency table:id="ct668"/>
            <table:dependency table:id="ct667"/>
            <table:dependency table:id="ct666"/>
            <table:dependency table:id="ct665"/>
            <table:dependency table:id="ct664"/>
            <table:dependency table:id="ct663"/>
            <table:dependency table:id="ct662"/>
            <table:dependency table:id="ct661"/>
            <table:dependency table:id="ct660"/>
            <table:dependency table:id="ct659"/>
            <table:dependency table:id="ct658"/>
            <table:dependency table:id="ct657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  <table:dependency table:id="ct64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580"/>
            <table:dependency table:id="ct579"/>
          </table:dependencies>
          <table:deletions>
            <table:cell-content-deletion table:id="ct577">
              <table:change-track-table-cell office:value-type="float" office:value="0.1"/>
            </table:cell-content-deletion>
            <table:cell-content-deletion table:id="ct576">
              <table:change-track-table-cell office:value-type="float" office:value="0.1"/>
            </table:cell-content-deletion>
            <table:cell-content-deletion table:id="ct575">
              <table:change-track-table-cell office:value-type="float" office:value="0.1"/>
            </table:cell-content-deletion>
            <table:cell-content-deletion table:id="ct574">
              <table:change-track-table-cell office:value-type="float" office:value="0.1"/>
            </table:cell-content-deletion>
            <table:cell-content-deletion table:id="ct573">
              <table:change-track-table-cell office:value-type="float" office:value="0.1"/>
            </table:cell-content-deletion>
            <table:cell-content-deletion table:id="ct572">
              <table:change-track-table-cell office:value-type="float" office:value="0.1"/>
            </table:cell-content-deletion>
            <table:cell-content-deletion table:id="ct571">
              <table:change-track-table-cell office:value-type="float" office:value="0.1"/>
            </table:cell-content-deletion>
            <table:cell-content-deletion table:id="ct570">
              <table:change-track-table-cell office:value-type="float" office:value="0.1"/>
            </table:cell-content-deletion>
            <table:cell-content-deletion table:id="ct569">
              <table:change-track-table-cell office:value-type="float" office:value="0.1"/>
            </table:cell-content-deletion>
            <table:cell-content-deletion table:id="ct568">
              <table:change-track-table-cell office:value-type="float" office:value="0.1"/>
            </table:cell-content-deletion>
            <table:cell-content-deletion table:id="ct567">
              <table:change-track-table-cell office:value-type="float" office:value="0.1"/>
            </table:cell-content-deletion>
            <table:cell-content-deletion table:id="ct566">
              <table:change-track-table-cell office:value-type="float" office:value="0.1"/>
            </table:cell-content-deletion>
            <table:cell-content-deletion table:id="ct565">
              <table:change-track-table-cell office:value-type="float" office:value="0.1"/>
            </table:cell-content-deletion>
            <table:cell-content-deletion table:id="ct564">
              <table:change-track-table-cell office:value-type="float" office:value="0.1"/>
            </table:cell-content-deletion>
            <table:cell-content-deletion table:id="ct563">
              <table:change-track-table-cell office:value-type="float" office:value="0.1"/>
            </table:cell-content-deletion>
            <table:cell-content-deletion table:id="ct562">
              <table:change-track-table-cell office:value-type="float" office:value="0.1"/>
            </table:cell-content-deletion>
            <table:cell-content-deletion table:id="ct561">
              <table:change-track-table-cell office:value-type="float" office:value="0.1"/>
            </table:cell-content-deletion>
            <table:cell-content-deletion table:id="ct560">
              <table:change-track-table-cell office:value-type="float" office:value="0.1"/>
            </table:cell-content-deletion>
            <table:cell-content-deletion table:id="ct559">
              <table:change-track-table-cell office:value-type="float" office:value="0.1"/>
            </table:cell-content-deletion>
            <table:cell-content-deletion table:id="ct558">
              <table:change-track-table-cell office:value-type="float" office:value="0.1"/>
            </table:cell-content-deletion>
            <table:cell-content-deletion table:id="ct557">
              <table:change-track-table-cell office:value-type="float" office:value="0.1"/>
            </table:cell-content-deletion>
            <table:cell-content-deletion table:id="ct556">
              <table:change-track-table-cell office:value-type="float" office:value="0.1"/>
            </table:cell-content-deletion>
            <table:cell-content-deletion table:id="ct555">
              <table:change-track-table-cell office:value-type="float" office:value="0.1"/>
            </table:cell-content-deletion>
            <table:cell-content-deletion table:id="ct554">
              <table:change-track-table-cell office:value-type="float" office:value="0.1"/>
            </table:cell-content-deletion>
            <table:cell-content-deletion table:id="ct553">
              <table:change-track-table-cell office:value-type="float" office:value="0.1"/>
            </table:cell-content-deletion>
            <table:cell-content-deletion table:id="ct552">
              <table:change-track-table-cell office:value-type="float" office:value="0.1"/>
            </table:cell-content-deletion>
            <table:cell-content-deletion table:id="ct551">
              <table:change-track-table-cell office:value-type="float" office:value="0.1"/>
            </table:cell-content-deletion>
            <table:cell-content-deletion table:id="ct550">
              <table:change-track-table-cell office:value-type="float" office:value="0.1"/>
            </table:cell-content-deletion>
            <table:cell-content-deletion table:id="ct549">
              <table:change-track-table-cell office:value-type="float" office:value="0.1"/>
            </table:cell-content-deletion>
            <table:cell-content-deletion table:id="ct548">
              <table:change-track-table-cell office:value-type="float" office:value="0.1"/>
            </table:cell-content-deletion>
            <table:cell-content-deletion table:id="ct547">
              <table:change-track-table-cell office:value-type="float" office:value="0.1"/>
            </table:cell-content-deletion>
            <table:cell-content-deletion table:id="ct546">
              <table:change-track-table-cell office:value-type="float" office:value="0.1"/>
            </table:cell-content-deletion>
            <table:cell-content-deletion table:id="ct545">
              <table:change-track-table-cell office:value-type="float" office:value="0.1"/>
            </table:cell-content-deletion>
            <table:cell-content-deletion table:id="ct544">
              <table:change-track-table-cell office:value-type="float" office:value="0.1"/>
            </table:cell-content-deletion>
            <table:cell-content-deletion table:id="ct543">
              <table:change-track-table-cell office:value-type="float" office:value="0.1"/>
            </table:cell-content-deletion>
            <table:cell-content-deletion table:id="ct542">
              <table:change-track-table-cell office:value-type="float" office:value="0.1"/>
            </table:cell-content-deletion>
            <table:cell-content-deletion table:id="ct541">
              <table:change-track-table-cell office:value-type="float" office:value="0.1"/>
            </table:cell-content-deletion>
            <table:cell-content-deletion table:id="ct540">
              <table:change-track-table-cell office:value-type="float" office:value="0.1"/>
            </table:cell-content-deletion>
            <table:cell-content-deletion table:id="ct539">
              <table:change-track-table-cell office:value-type="float" office:value="0.1"/>
            </table:cell-content-deletion>
            <table:cell-content-deletion table:id="ct537">
              <table:change-track-table-cell office:value-type="float" office:value="80"/>
            </table:cell-content-deletion>
            <table:cell-content-deletion table:id="ct536">
              <table:change-track-table-cell office:value-type="float" office:value="78"/>
            </table:cell-content-deletion>
            <table:cell-content-deletion table:id="ct535">
              <table:change-track-table-cell office:value-type="float" office:value="76"/>
            </table:cell-content-deletion>
            <table:cell-content-deletion table:id="ct534">
              <table:change-track-table-cell office:value-type="float" office:value="74"/>
            </table:cell-content-deletion>
            <table:cell-content-deletion table:id="ct533">
              <table:change-track-table-cell office:value-type="float" office:value="72"/>
            </table:cell-content-deletion>
            <table:cell-content-deletion table:id="ct532">
              <table:change-track-table-cell office:value-type="float" office:value="70"/>
            </table:cell-content-deletion>
            <table:cell-content-deletion table:id="ct531">
              <table:change-track-table-cell office:value-type="float" office:value="68"/>
            </table:cell-content-deletion>
            <table:cell-content-deletion table:id="ct530">
              <table:change-track-table-cell office:value-type="float" office:value="66"/>
            </table:cell-content-deletion>
            <table:cell-content-deletion table:id="ct529">
              <table:change-track-table-cell office:value-type="float" office:value="64"/>
            </table:cell-content-deletion>
            <table:cell-content-deletion table:id="ct528">
              <table:change-track-table-cell office:value-type="float" office:value="62"/>
            </table:cell-content-deletion>
            <table:cell-content-deletion table:id="ct527">
              <table:change-track-table-cell office:value-type="float" office:value="60"/>
            </table:cell-content-deletion>
            <table:cell-content-deletion table:id="ct526">
              <table:change-track-table-cell office:value-type="float" office:value="58"/>
            </table:cell-content-deletion>
            <table:cell-content-deletion table:id="ct525">
              <table:change-track-table-cell office:value-type="float" office:value="56"/>
            </table:cell-content-deletion>
            <table:cell-content-deletion table:id="ct524">
              <table:change-track-table-cell office:value-type="float" office:value="54"/>
            </table:cell-content-deletion>
            <table:cell-content-deletion table:id="ct523">
              <table:change-track-table-cell office:value-type="float" office:value="52"/>
            </table:cell-content-deletion>
            <table:cell-content-deletion table:id="ct522">
              <table:change-track-table-cell office:value-type="float" office:value="50"/>
            </table:cell-content-deletion>
            <table:cell-content-deletion table:id="ct521">
              <table:change-track-table-cell office:value-type="float" office:value="48"/>
            </table:cell-content-deletion>
            <table:cell-content-deletion table:id="ct520">
              <table:change-track-table-cell office:value-type="float" office:value="46"/>
            </table:cell-content-deletion>
            <table:cell-content-deletion table:id="ct519">
              <table:change-track-table-cell office:value-type="float" office:value="44"/>
            </table:cell-content-deletion>
            <table:cell-content-deletion table:id="ct518">
              <table:change-track-table-cell office:value-type="float" office:value="42"/>
            </table:cell-content-deletion>
            <table:cell-content-deletion table:id="ct517">
              <table:change-track-table-cell office:value-type="float" office:value="40"/>
            </table:cell-content-deletion>
            <table:cell-content-deletion table:id="ct516">
              <table:change-track-table-cell office:value-type="float" office:value="38"/>
            </table:cell-content-deletion>
            <table:cell-content-deletion table:id="ct515">
              <table:change-track-table-cell office:value-type="float" office:value="36"/>
            </table:cell-content-deletion>
            <table:cell-content-deletion table:id="ct514">
              <table:change-track-table-cell office:value-type="float" office:value="34"/>
            </table:cell-content-deletion>
            <table:cell-content-deletion table:id="ct513">
              <table:change-track-table-cell office:value-type="float" office:value="32"/>
            </table:cell-content-deletion>
            <table:cell-content-deletion table:id="ct512">
              <table:change-track-table-cell office:value-type="float" office:value="30"/>
            </table:cell-content-deletion>
            <table:cell-content-deletion table:id="ct511">
              <table:change-track-table-cell office:value-type="float" office:value="28"/>
            </table:cell-content-deletion>
            <table:cell-content-deletion table:id="ct510">
              <table:change-track-table-cell office:value-type="float" office:value="26"/>
            </table:cell-content-deletion>
            <table:cell-content-deletion table:id="ct509">
              <table:change-track-table-cell office:value-type="float" office:value="24"/>
            </table:cell-content-deletion>
            <table:cell-content-deletion table:id="ct508">
              <table:change-track-table-cell office:value-type="float" office:value="22"/>
            </table:cell-content-deletion>
            <table:cell-content-deletion table:id="ct507">
              <table:change-track-table-cell office:value-type="float" office:value="20"/>
            </table:cell-content-deletion>
            <table:cell-content-deletion table:id="ct506">
              <table:change-track-table-cell office:value-type="float" office:value="18"/>
            </table:cell-content-deletion>
            <table:cell-content-deletion table:id="ct505">
              <table:change-track-table-cell office:value-type="float" office:value="16"/>
            </table:cell-content-deletion>
            <table:cell-content-deletion table:id="ct504">
              <table:change-track-table-cell office:value-type="float" office:value="14"/>
            </table:cell-content-deletion>
            <table:cell-content-deletion table:id="ct503">
              <table:change-track-table-cell office:value-type="float" office:value="12"/>
            </table:cell-content-deletion>
            <table:cell-content-deletion table:id="ct502">
              <table:change-track-table-cell office:value-type="float" office:value="10"/>
            </table:cell-content-deletion>
            <table:cell-content-deletion table:id="ct501">
              <table:change-track-table-cell office:value-type="float" office:value="8"/>
            </table:cell-content-deletion>
            <table:cell-content-deletion table:id="ct500">
              <table:change-track-table-cell office:value-type="float" office:value="6"/>
            </table:cell-content-deletion>
            <table:cell-content-deletion table:id="ct499">
              <table:change-track-table-cell office:value-type="float" office:value="4"/>
            </table:cell-content-deletion>
          </table:deletions>
        </table:movement>
        <table:cell-content-change table:id="ct579">
          <table:cell-address table:column="1" table:row="68" table:table="1"/>
          <office:change-info>
            <dc:creator>frederik </dc:creator>
            <dc:date>2014-09-22T09:34:33.45</dc:date>
          </office:change-info>
          <table:previous>
            <table:change-track-table-cell/>
          </table:previous>
        </table:cell-content-change>
        <table:cell-content-change table:id="ct580">
          <table:cell-address table:column="0" table:row="68" table:table="1"/>
          <office:change-info>
            <dc:creator>frederik </dc:creator>
            <dc:date>2014-09-22T09:34:34.85</dc:date>
          </office:change-info>
          <table:previous>
            <table:change-track-table-cell/>
          </table:previous>
        </table:cell-content-change>
        <table:cell-content-change table:id="ct581">
          <table:cell-address table:column="2" table:row="68" table:table="1"/>
          <office:change-info>
            <dc:creator>frederik </dc:creator>
            <dc:date>2014-09-22T09:34:43.05</dc:date>
          </office:change-info>
          <table:previous>
            <table:change-track-table-cell/>
          </table:previous>
        </table:cell-content-change>
        <table:cell-content-change table:id="ct582">
          <table:cell-address table:column="3" table:row="68" table:table="1"/>
          <office:change-info>
            <dc:creator>frederik </dc:creator>
            <dc:date>2014-09-22T09:34:44.80</dc:date>
          </office:change-info>
          <table:previous>
            <table:change-track-table-cell/>
          </table:previous>
        </table:cell-content-change>
        <table:cell-content-change table:id="ct583">
          <table:cell-address table:column="3" table:row="69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84">
          <table:cell-address table:column="3" table:row="70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85">
          <table:cell-address table:column="3" table:row="71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86">
          <table:cell-address table:column="3" table:row="72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87">
          <table:cell-address table:column="3" table:row="61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88">
          <table:cell-address table:column="3" table:row="62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89">
          <table:cell-address table:column="3" table:row="63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90">
          <table:cell-address table:column="3" table:row="64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91">
          <table:cell-address table:column="3" table:row="65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92">
          <table:cell-address table:column="3" table:row="66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93">
          <table:cell-address table:column="3" table:row="67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94">
          <table:cell-address table:column="3" table:row="68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95">
          <table:cell-address table:column="3" table:row="69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96">
          <table:cell-address table:column="3" table:row="70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97">
          <table:cell-address table:column="3" table:row="71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98">
          <table:cell-address table:column="3" table:row="72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599">
          <table:cell-address table:column="3" table:row="73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00">
          <table:cell-address table:column="3" table:row="74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01">
          <table:cell-address table:column="3" table:row="75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02">
          <table:cell-address table:column="3" table:row="76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03">
          <table:cell-address table:column="3" table:row="77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04">
          <table:cell-address table:column="3" table:row="78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05">
          <table:cell-address table:column="3" table:row="79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06">
          <table:cell-address table:column="3" table:row="80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07">
          <table:cell-address table:column="3" table:row="81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08">
          <table:cell-address table:column="3" table:row="82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09">
          <table:cell-address table:column="3" table:row="83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10">
          <table:cell-address table:column="3" table:row="84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11">
          <table:cell-address table:column="3" table:row="85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12">
          <table:cell-address table:column="3" table:row="86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13">
          <table:cell-address table:column="3" table:row="87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14">
          <table:cell-address table:column="3" table:row="88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15">
          <table:cell-address table:column="3" table:row="89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16">
          <table:cell-address table:column="3" table:row="90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17">
          <table:cell-address table:column="3" table:row="91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18">
          <table:cell-address table:column="3" table:row="92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19">
          <table:cell-address table:column="3" table:row="93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20">
          <table:cell-address table:column="3" table:row="94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21">
          <table:cell-address table:column="3" table:row="95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22">
          <table:cell-address table:column="3" table:row="96" table:table="1"/>
          <office:change-info>
            <dc:creator>frederik </dc:creator>
            <dc:date>2014-09-22T09:34:50.56</dc:date>
          </office:change-info>
          <table:previous>
            <table:change-track-table-cell/>
          </table:previous>
        </table:cell-content-change>
        <table:cell-content-change table:id="ct623">
          <table:cell-address table:column="2" table:row="69" table:table="1"/>
          <office:change-info>
            <dc:creator>frederik </dc:creator>
            <dc:date>2014-09-22T09:35:30.33</dc:date>
          </office:change-info>
          <table:previous>
            <table:change-track-table-cell/>
          </table:previous>
        </table:cell-content-change>
        <table:cell-content-change table:id="ct624">
          <table:cell-address table:column="2" table:row="70" table:table="1"/>
          <office:change-info>
            <dc:creator>frederik </dc:creator>
            <dc:date>2014-09-22T09:35:43.35</dc:date>
          </office:change-info>
          <table:previous>
            <table:change-track-table-cell/>
          </table:previous>
        </table:cell-content-change>
        <table:cell-content-change table:id="ct625">
          <table:cell-address table:column="2" table:row="71" table:table="1"/>
          <office:change-info>
            <dc:creator>frederik </dc:creator>
            <dc:date>2014-09-22T09:36:14.90</dc:date>
          </office:change-info>
          <table:previous>
            <table:change-track-table-cell/>
          </table:previous>
        </table:cell-content-change>
        <table:cell-content-change table:id="ct626">
          <table:cell-address table:column="2" table:row="72" table:table="1"/>
          <office:change-info>
            <dc:creator>frederik </dc:creator>
            <dc:date>2014-09-22T09:36:34.98</dc:date>
          </office:change-info>
          <table:previous>
            <table:change-track-table-cell/>
          </table:previous>
        </table:cell-content-change>
        <table:cell-content-change table:id="ct627">
          <table:cell-address table:column="2" table:row="61" table:table="1"/>
          <office:change-info>
            <dc:creator>frederik </dc:creator>
            <dc:date>2014-09-22T09:36:51.43</dc:date>
          </office:change-info>
          <table:previous>
            <table:change-track-table-cell/>
          </table:previous>
        </table:cell-content-change>
        <table:cell-content-change table:id="ct628">
          <table:cell-address table:column="2" table:row="62" table:table="1"/>
          <office:change-info>
            <dc:creator>frederik </dc:creator>
            <dc:date>2014-09-22T09:37:36.74</dc:date>
          </office:change-info>
          <table:previous>
            <table:change-track-table-cell/>
          </table:previous>
        </table:cell-content-change>
        <table:cell-content-change table:id="ct629">
          <table:cell-address table:column="1" table:row="68" table:table="1"/>
          <office:change-info>
            <dc:creator>frederik </dc:creator>
            <dc:date>2014-09-22T09:37:43.80</dc:date>
          </office:change-info>
          <table:previous table:id="ct579">
            <table:change-track-table-cell office:value-type="float" office:value="0.1"/>
          </table:previous>
        </table:cell-content-change>
        <table:cell-content-change table:id="ct630">
          <table:cell-address table:column="1" table:row="69" table:table="1"/>
          <office:change-info>
            <dc:creator>frederik </dc:creator>
            <dc:date>2014-09-22T09:37:51.12</dc:date>
          </office:change-info>
          <table:previous table:id="ct538">
            <table:change-track-table-cell office:value-type="float" office:value="0.1"/>
          </table:previous>
        </table:cell-content-change>
        <table:cell-content-change table:id="ct631">
          <table:cell-address table:column="1" table:row="70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32">
          <table:cell-address table:column="1" table:row="71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33">
          <table:cell-address table:column="1" table:row="72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34">
          <table:cell-address table:column="1" table:row="61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35">
          <table:cell-address table:column="1" table:row="62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36">
          <table:cell-address table:column="1" table:row="63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37">
          <table:cell-address table:column="1" table:row="64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38">
          <table:cell-address table:column="1" table:row="65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39">
          <table:cell-address table:column="1" table:row="66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40">
          <table:cell-address table:column="1" table:row="67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41">
          <table:cell-address table:column="1" table:row="68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42">
          <table:cell-address table:column="1" table:row="69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43">
          <table:cell-address table:column="1" table:row="70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44">
          <table:cell-address table:column="1" table:row="71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45">
          <table:cell-address table:column="1" table:row="72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46">
          <table:cell-address table:column="1" table:row="73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47">
          <table:cell-address table:column="1" table:row="74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48">
          <table:cell-address table:column="1" table:row="75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49">
          <table:cell-address table:column="1" table:row="76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50">
          <table:cell-address table:column="1" table:row="77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51">
          <table:cell-address table:column="1" table:row="78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52">
          <table:cell-address table:column="1" table:row="79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53">
          <table:cell-address table:column="1" table:row="80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54">
          <table:cell-address table:column="1" table:row="81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55">
          <table:cell-address table:column="1" table:row="82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56">
          <table:cell-address table:column="1" table:row="83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57">
          <table:cell-address table:column="1" table:row="84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58">
          <table:cell-address table:column="1" table:row="85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59">
          <table:cell-address table:column="1" table:row="86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60">
          <table:cell-address table:column="1" table:row="87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61">
          <table:cell-address table:column="1" table:row="88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62">
          <table:cell-address table:column="1" table:row="89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63">
          <table:cell-address table:column="1" table:row="90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64">
          <table:cell-address table:column="1" table:row="91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65">
          <table:cell-address table:column="1" table:row="92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66">
          <table:cell-address table:column="1" table:row="93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67">
          <table:cell-address table:column="1" table:row="94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68">
          <table:cell-address table:column="1" table:row="95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69">
          <table:cell-address table:column="1" table:row="96" table:table="1"/>
          <office:change-info>
            <dc:creator>frederik </dc:creator>
            <dc:date>2014-09-22T09:37:51.12</dc:date>
          </office:change-info>
          <table:previous>
            <table:change-track-table-cell office:value-type="float" office:value="0.1"/>
          </table:previous>
        </table:cell-content-change>
        <table:cell-content-change table:id="ct670">
          <table:cell-address table:column="2" table:row="63" table:table="1"/>
          <office:change-info>
            <dc:creator>frederik </dc:creator>
            <dc:date>2014-09-22T09:38:08.14</dc:date>
          </office:change-info>
          <table:previous>
            <table:change-track-table-cell/>
          </table:previous>
        </table:cell-content-change>
        <table:cell-content-change table:id="ct671">
          <table:cell-address table:column="2" table:row="64" table:table="1"/>
          <office:change-info>
            <dc:creator>frederik </dc:creator>
            <dc:date>2014-09-22T09:38:37.82</dc:date>
          </office:change-info>
          <table:previous>
            <table:change-track-table-cell/>
          </table:previous>
        </table:cell-content-change>
        <table:cell-content-change table:id="ct672">
          <table:cell-address table:column="2" table:row="65" table:table="1"/>
          <office:change-info>
            <dc:creator>frederik </dc:creator>
            <dc:date>2014-09-22T09:38:56.97</dc:date>
          </office:change-info>
          <table:previous>
            <table:change-track-table-cell/>
          </table:previous>
        </table:cell-content-change>
        <table:cell-content-change table:id="ct673">
          <table:cell-address table:column="2" table:row="66" table:table="1"/>
          <office:change-info>
            <dc:creator>frederik </dc:creator>
            <dc:date>2014-09-22T09:39:18.42</dc:date>
          </office:change-info>
          <table:previous>
            <table:change-track-table-cell/>
          </table:previous>
        </table:cell-content-change>
        <table:cell-content-change table:id="ct674">
          <table:cell-address table:column="2" table:row="67" table:table="1"/>
          <office:change-info>
            <dc:creator>frederik </dc:creator>
            <dc:date>2014-09-22T09:40:03.67</dc:date>
          </office:change-info>
          <table:previous>
            <table:change-track-table-cell/>
          </table:previous>
        </table:cell-content-change>
        <table:cell-content-change table:id="ct675">
          <table:cell-address table:column="2" table:row="68" table:table="1"/>
          <office:change-info>
            <dc:creator>frederik </dc:creator>
            <dc:date>2014-09-22T09:40:21.20</dc:date>
          </office:change-info>
          <table:previous>
            <table:change-track-table-cell/>
          </table:previous>
        </table:cell-content-change>
        <table:cell-content-change table:id="ct676">
          <table:cell-address table:column="2" table:row="69" table:table="1"/>
          <office:change-info>
            <dc:creator>frederik </dc:creator>
            <dc:date>2014-09-22T09:40:38.11</dc:date>
          </office:change-info>
          <table:previous>
            <table:change-track-table-cell/>
          </table:previous>
        </table:cell-content-change>
        <table:cell-content-change table:id="ct677">
          <table:cell-address table:column="2" table:row="70" table:table="1"/>
          <office:change-info>
            <dc:creator>frederik </dc:creator>
            <dc:date>2014-09-22T09:40:57.71</dc:date>
          </office:change-info>
          <table:previous>
            <table:change-track-table-cell/>
          </table:previous>
        </table:cell-content-change>
        <table:cell-content-change table:id="ct678">
          <table:cell-address table:column="2" table:row="71" table:table="1"/>
          <office:change-info>
            <dc:creator>frederik </dc:creator>
            <dc:date>2014-09-22T09:41:14.08</dc:date>
          </office:change-info>
          <table:previous>
            <table:change-track-table-cell/>
          </table:previous>
        </table:cell-content-change>
        <table:cell-content-change table:id="ct679">
          <table:cell-address table:column="2" table:row="72" table:table="1"/>
          <office:change-info>
            <dc:creator>frederik </dc:creator>
            <dc:date>2014-09-22T09:41:30.20</dc:date>
          </office:change-info>
          <table:previous>
            <table:change-track-table-cell/>
          </table:previous>
        </table:cell-content-change>
        <table:cell-content-change table:id="ct680">
          <table:cell-address table:column="2" table:row="73" table:table="1"/>
          <office:change-info>
            <dc:creator>frederik </dc:creator>
            <dc:date>2014-09-22T09:42:14.13</dc:date>
          </office:change-info>
          <table:previous>
            <table:change-track-table-cell/>
          </table:previous>
        </table:cell-content-change>
        <table:cell-content-change table:id="ct681">
          <table:cell-address table:column="2" table:row="74" table:table="1"/>
          <office:change-info>
            <dc:creator>frederik </dc:creator>
            <dc:date>2014-09-22T09:42:33.45</dc:date>
          </office:change-info>
          <table:previous>
            <table:change-track-table-cell/>
          </table:previous>
        </table:cell-content-change>
        <table:cell-content-change table:id="ct682">
          <table:cell-address table:column="2" table:row="75" table:table="1"/>
          <office:change-info>
            <dc:creator>frederik </dc:creator>
            <dc:date>2014-09-22T09:42:44.06</dc:date>
          </office:change-info>
          <table:previous>
            <table:change-track-table-cell/>
          </table:previous>
        </table:cell-content-change>
        <table:cell-content-change table:id="ct683">
          <table:cell-address table:column="2" table:row="76" table:table="1"/>
          <office:change-info>
            <dc:creator>frederik </dc:creator>
            <dc:date>2014-09-22T09:42:53.44</dc:date>
          </office:change-info>
          <table:previous>
            <table:change-track-table-cell/>
          </table:previous>
        </table:cell-content-change>
        <table:cell-content-change table:id="ct684">
          <table:cell-address table:column="2" table:row="77" table:table="1"/>
          <office:change-info>
            <dc:creator>frederik </dc:creator>
            <dc:date>2014-09-22T09:43:08.87</dc:date>
          </office:change-info>
          <table:previous>
            <table:change-track-table-cell/>
          </table:previous>
        </table:cell-content-change>
        <table:cell-content-change table:id="ct685">
          <table:cell-address table:column="2" table:row="78" table:table="1"/>
          <office:change-info>
            <dc:creator>frederik </dc:creator>
            <dc:date>2014-09-22T09:43:35.36</dc:date>
          </office:change-info>
          <table:previous>
            <table:change-track-table-cell/>
          </table:previous>
        </table:cell-content-change>
        <table:cell-content-change table:id="ct686">
          <table:cell-address table:column="2" table:row="79" table:table="1"/>
          <office:change-info>
            <dc:creator>frederik </dc:creator>
            <dc:date>2014-09-22T09:44:17.95</dc:date>
          </office:change-info>
          <table:previous>
            <table:change-track-table-cell/>
          </table:previous>
        </table:cell-content-change>
        <table:cell-content-change table:id="ct687">
          <table:cell-address table:column="2" table:row="80" table:table="1"/>
          <office:change-info>
            <dc:creator>frederik </dc:creator>
            <dc:date>2014-09-22T09:44:42.60</dc:date>
          </office:change-info>
          <table:previous>
            <table:change-track-table-cell/>
          </table:previous>
        </table:cell-content-change>
        <table:cell-content-change table:id="ct688">
          <table:cell-address table:column="2" table:row="81" table:table="1"/>
          <office:change-info>
            <dc:creator>frederik </dc:creator>
            <dc:date>2014-09-22T09:45:47.39</dc:date>
          </office:change-info>
          <table:previous>
            <table:change-track-table-cell/>
          </table:previous>
        </table:cell-content-change>
        <table:cell-content-change table:id="ct689">
          <table:cell-address table:column="6" table:row="67" table:table="1"/>
          <office:change-info>
            <dc:creator>frederik </dc:creator>
            <dc:date>2014-09-22T09:46:25.65</dc:date>
          </office:change-info>
          <table:previous>
            <table:change-track-table-cell/>
          </table:previous>
        </table:cell-content-change>
        <table:cell-content-change table:id="ct690">
          <table:cell-address table:column="7" table:row="67" table:table="1"/>
          <office:change-info>
            <dc:creator>frederik </dc:creator>
            <dc:date>2014-09-22T09:46:25.65</dc:date>
          </office:change-info>
          <table:previous>
            <table:change-track-table-cell/>
          </table:previous>
        </table:cell-content-change>
        <table:cell-content-change table:id="ct691">
          <table:cell-address table:column="8" table:row="67" table:table="1"/>
          <office:change-info>
            <dc:creator>frederik </dc:creator>
            <dc:date>2014-09-22T09:46:25.65</dc:date>
          </office:change-info>
          <table:previous>
            <table:change-track-table-cell/>
          </table:previous>
        </table:cell-content-change>
        <table:cell-content-change table:id="ct692">
          <table:cell-address table:column="9" table:row="67" table:table="1"/>
          <office:change-info>
            <dc:creator>frederik </dc:creator>
            <dc:date>2014-09-22T09:46:25.65</dc:date>
          </office:change-info>
          <table:previous>
            <table:change-track-table-cell/>
          </table:previous>
        </table:cell-content-change>
        <table:cell-content-change table:id="ct693">
          <table:cell-address table:column="6" table:row="67" table:table="1"/>
          <office:change-info>
            <dc:creator>frederik </dc:creator>
            <dc:date>2014-09-22T09:46:32.50</dc:date>
          </office:change-info>
          <table:previous table:id="ct689">
            <table:change-track-table-cell table:cell-address="Tabelle2.G68" table:formula="of:=#REF!" office:value-type="float" office:value="0"/>
          </table:previous>
        </table:cell-content-change>
        <table:cell-content-change table:id="ct694">
          <table:cell-address table:column="7" table:row="67" table:table="1"/>
          <office:change-info>
            <dc:creator>frederik </dc:creator>
            <dc:date>2014-09-22T09:46:35.89</dc:date>
          </office:change-info>
          <table:previous table:id="ct690">
            <table:change-track-table-cell table:cell-address="Tabelle2.H68" table:formula="of:=#REF!" office:value-type="float" office:value="0"/>
          </table:previous>
        </table:cell-content-change>
        <table:cell-content-change table:id="ct695">
          <table:cell-address table:column="8" table:row="67" table:table="1"/>
          <office:change-info>
            <dc:creator>frederik </dc:creator>
            <dc:date>2014-09-22T09:46:38.19</dc:date>
          </office:change-info>
          <table:previous table:id="ct691">
            <table:change-track-table-cell table:cell-address="Tabelle2.I68" table:formula="of:=#REF!" office:value-type="float" office:value="0"/>
          </table:previous>
        </table:cell-content-change>
        <table:cell-content-change table:id="ct696">
          <table:cell-address table:column="9" table:row="67" table:table="1"/>
          <office:change-info>
            <dc:creator>frederik </dc:creator>
            <dc:date>2014-09-22T09:46:40.73</dc:date>
          </office:change-info>
          <table:previous table:id="ct692">
            <table:change-track-table-cell table:cell-address="Tabelle2.J68" table:formula="of:=[.A68]" office:value-type="string">
              <text:p>U\_2/V</text:p>
            </table:change-track-table-cell>
          </table:previous>
        </table:cell-content-change>
        <table:cell-content-change table:id="ct697">
          <table:cell-address table:column="6" table:row="68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698">
          <table:cell-address table:column="6" table:row="69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699">
          <table:cell-address table:column="6" table:row="70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00">
          <table:cell-address table:column="6" table:row="71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01">
          <table:cell-address table:column="6" table:row="72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02">
          <table:cell-address table:column="6" table:row="61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03">
          <table:cell-address table:column="6" table:row="62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04">
          <table:cell-address table:column="6" table:row="63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05">
          <table:cell-address table:column="6" table:row="64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06">
          <table:cell-address table:column="6" table:row="65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07">
          <table:cell-address table:column="6" table:row="66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08">
          <table:cell-address table:column="6" table:row="67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09">
          <table:cell-address table:column="6" table:row="68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10">
          <table:cell-address table:column="6" table:row="69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11">
          <table:cell-address table:column="6" table:row="70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12">
          <table:cell-address table:column="6" table:row="71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13">
          <table:cell-address table:column="6" table:row="72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14">
          <table:cell-address table:column="6" table:row="73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15">
          <table:cell-address table:column="6" table:row="74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16">
          <table:cell-address table:column="6" table:row="75" table:table="1"/>
          <office:change-info>
            <dc:creator>frederik </dc:creator>
            <dc:date>2014-09-22T09:46:47.99</dc:date>
          </office:change-info>
          <table:previous>
            <table:change-track-table-cell/>
          </table:previous>
        </table:cell-content-change>
        <table:cell-content-change table:id="ct717">
          <table:cell-address table:column="6" table:row="7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18">
          <table:cell-address table:column="6" table:row="77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19">
          <table:cell-address table:column="6" table:row="7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20">
          <table:cell-address table:column="6" table:row="7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21">
          <table:cell-address table:column="6" table:row="8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22">
          <table:cell-address table:column="6" table:row="8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23">
          <table:cell-address table:column="6" table:row="8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24">
          <table:cell-address table:column="6" table:row="8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25">
          <table:cell-address table:column="6" table:row="8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26">
          <table:cell-address table:column="6" table:row="8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27">
          <table:cell-address table:column="6" table:row="8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28">
          <table:cell-address table:column="6" table:row="87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29">
          <table:cell-address table:column="6" table:row="8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30">
          <table:cell-address table:column="6" table:row="8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31">
          <table:cell-address table:column="6" table:row="9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32">
          <table:cell-address table:column="6" table:row="9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33">
          <table:cell-address table:column="6" table:row="9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34">
          <table:cell-address table:column="6" table:row="9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35">
          <table:cell-address table:column="6" table:row="9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36">
          <table:cell-address table:column="6" table:row="9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37">
          <table:cell-address table:column="6" table:row="9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38">
          <table:cell-address table:column="7" table:row="6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39">
          <table:cell-address table:column="7" table:row="6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40">
          <table:cell-address table:column="7" table:row="7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41">
          <table:cell-address table:column="7" table:row="7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42">
          <table:cell-address table:column="7" table:row="7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43">
          <table:cell-address table:column="7" table:row="6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44">
          <table:cell-address table:column="7" table:row="6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45">
          <table:cell-address table:column="7" table:row="6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46">
          <table:cell-address table:column="7" table:row="6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47">
          <table:cell-address table:column="7" table:row="6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48">
          <table:cell-address table:column="7" table:row="6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49">
          <table:cell-address table:column="7" table:row="67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50">
          <table:cell-address table:column="7" table:row="6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51">
          <table:cell-address table:column="7" table:row="6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52">
          <table:cell-address table:column="7" table:row="7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53">
          <table:cell-address table:column="7" table:row="7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54">
          <table:cell-address table:column="7" table:row="7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55">
          <table:cell-address table:column="7" table:row="7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56">
          <table:cell-address table:column="7" table:row="7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57">
          <table:cell-address table:column="7" table:row="7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58">
          <table:cell-address table:column="7" table:row="7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59">
          <table:cell-address table:column="7" table:row="77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60">
          <table:cell-address table:column="7" table:row="7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61">
          <table:cell-address table:column="7" table:row="7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62">
          <table:cell-address table:column="7" table:row="8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63">
          <table:cell-address table:column="7" table:row="8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64">
          <table:cell-address table:column="7" table:row="8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65">
          <table:cell-address table:column="7" table:row="8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66">
          <table:cell-address table:column="7" table:row="8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67">
          <table:cell-address table:column="7" table:row="8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68">
          <table:cell-address table:column="7" table:row="8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69">
          <table:cell-address table:column="7" table:row="87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70">
          <table:cell-address table:column="7" table:row="8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71">
          <table:cell-address table:column="7" table:row="8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72">
          <table:cell-address table:column="7" table:row="9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73">
          <table:cell-address table:column="7" table:row="9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74">
          <table:cell-address table:column="7" table:row="9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75">
          <table:cell-address table:column="7" table:row="9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76">
          <table:cell-address table:column="7" table:row="9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77">
          <table:cell-address table:column="7" table:row="9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78">
          <table:cell-address table:column="7" table:row="9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79">
          <table:cell-address table:column="8" table:row="6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80">
          <table:cell-address table:column="8" table:row="6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81">
          <table:cell-address table:column="8" table:row="7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82">
          <table:cell-address table:column="8" table:row="7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83">
          <table:cell-address table:column="8" table:row="7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84">
          <table:cell-address table:column="8" table:row="6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85">
          <table:cell-address table:column="8" table:row="6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86">
          <table:cell-address table:column="8" table:row="6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87">
          <table:cell-address table:column="8" table:row="6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88">
          <table:cell-address table:column="8" table:row="6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89">
          <table:cell-address table:column="8" table:row="6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90">
          <table:cell-address table:column="8" table:row="67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91">
          <table:cell-address table:column="8" table:row="6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92">
          <table:cell-address table:column="8" table:row="6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93">
          <table:cell-address table:column="8" table:row="7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94">
          <table:cell-address table:column="8" table:row="7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95">
          <table:cell-address table:column="8" table:row="7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96">
          <table:cell-address table:column="8" table:row="7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97">
          <table:cell-address table:column="8" table:row="7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98">
          <table:cell-address table:column="8" table:row="7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799">
          <table:cell-address table:column="8" table:row="7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00">
          <table:cell-address table:column="8" table:row="77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01">
          <table:cell-address table:column="8" table:row="7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02">
          <table:cell-address table:column="8" table:row="7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03">
          <table:cell-address table:column="8" table:row="8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04">
          <table:cell-address table:column="8" table:row="8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05">
          <table:cell-address table:column="8" table:row="8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06">
          <table:cell-address table:column="8" table:row="8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07">
          <table:cell-address table:column="8" table:row="8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08">
          <table:cell-address table:column="8" table:row="8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09">
          <table:cell-address table:column="8" table:row="8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10">
          <table:cell-address table:column="8" table:row="87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11">
          <table:cell-address table:column="8" table:row="8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12">
          <table:cell-address table:column="8" table:row="8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13">
          <table:cell-address table:column="8" table:row="9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14">
          <table:cell-address table:column="8" table:row="9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15">
          <table:cell-address table:column="8" table:row="9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16">
          <table:cell-address table:column="8" table:row="9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17">
          <table:cell-address table:column="8" table:row="9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18">
          <table:cell-address table:column="8" table:row="9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19">
          <table:cell-address table:column="8" table:row="9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20">
          <table:cell-address table:column="9" table:row="6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21">
          <table:cell-address table:column="9" table:row="6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22">
          <table:cell-address table:column="9" table:row="7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23">
          <table:cell-address table:column="9" table:row="7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24">
          <table:cell-address table:column="9" table:row="7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25">
          <table:cell-address table:column="9" table:row="6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26">
          <table:cell-address table:column="9" table:row="6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27">
          <table:cell-address table:column="9" table:row="6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28">
          <table:cell-address table:column="9" table:row="6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29">
          <table:cell-address table:column="9" table:row="6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30">
          <table:cell-address table:column="9" table:row="6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31">
          <table:cell-address table:column="9" table:row="67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32">
          <table:cell-address table:column="9" table:row="6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33">
          <table:cell-address table:column="9" table:row="6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34">
          <table:cell-address table:column="9" table:row="7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35">
          <table:cell-address table:column="9" table:row="7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36">
          <table:cell-address table:column="9" table:row="7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37">
          <table:cell-address table:column="9" table:row="7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38">
          <table:cell-address table:column="9" table:row="7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39">
          <table:cell-address table:column="9" table:row="7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40">
          <table:cell-address table:column="9" table:row="7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41">
          <table:cell-address table:column="9" table:row="77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42">
          <table:cell-address table:column="9" table:row="7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43">
          <table:cell-address table:column="9" table:row="7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44">
          <table:cell-address table:column="9" table:row="8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45">
          <table:cell-address table:column="9" table:row="8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46">
          <table:cell-address table:column="9" table:row="8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47">
          <table:cell-address table:column="9" table:row="8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48">
          <table:cell-address table:column="9" table:row="8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49">
          <table:cell-address table:column="9" table:row="8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50">
          <table:cell-address table:column="9" table:row="8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51">
          <table:cell-address table:column="9" table:row="87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52">
          <table:cell-address table:column="9" table:row="88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53">
          <table:cell-address table:column="9" table:row="89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54">
          <table:cell-address table:column="9" table:row="90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55">
          <table:cell-address table:column="9" table:row="91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56">
          <table:cell-address table:column="9" table:row="92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57">
          <table:cell-address table:column="9" table:row="93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58">
          <table:cell-address table:column="9" table:row="94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59">
          <table:cell-address table:column="9" table:row="95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60">
          <table:cell-address table:column="9" table:row="96" table:table="1"/>
          <office:change-info>
            <dc:creator>frederik </dc:creator>
            <dc:date>2014-09-22T09:46:48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82" table:table="1"/>
          <office:change-info>
            <dc:creator>frederik </dc:creator>
            <dc:date>2014-09-22T09:47:02.11</dc:date>
          </office:change-info>
          <table:previous>
            <table:change-track-table-cell/>
          </table:previous>
        </table:cell-content-change>
        <table:cell-content-change table:id="ct862">
          <table:cell-address table:column="0" table:row="100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63">
          <table:cell-address table:column="0" table:row="102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64">
          <table:cell-address table:column="0" table:row="103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65">
          <table:cell-address table:column="0" table:row="104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66">
          <table:cell-address table:column="0" table:row="105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67">
          <table:cell-address table:column="0" table:row="106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68">
          <table:cell-address table:column="0" table:row="107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69">
          <table:cell-address table:column="0" table:row="99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70">
          <table:cell-address table:column="1" table:row="102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71">
          <table:cell-address table:column="1" table:row="103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72">
          <table:cell-address table:column="1" table:row="104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73">
          <table:cell-address table:column="1" table:row="105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74">
          <table:cell-address table:column="1" table:row="106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75">
          <table:cell-address table:column="1" table:row="107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76">
          <table:cell-address table:column="1" table:row="99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77">
          <table:cell-address table:column="2" table:row="102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78">
          <table:cell-address table:column="2" table:row="103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79">
          <table:cell-address table:column="2" table:row="104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80">
          <table:cell-address table:column="2" table:row="105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81">
          <table:cell-address table:column="2" table:row="106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82">
          <table:cell-address table:column="2" table:row="107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99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84">
          <table:cell-address table:column="3" table:row="102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85">
          <table:cell-address table:column="3" table:row="103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86">
          <table:cell-address table:column="3" table:row="104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87">
          <table:cell-address table:column="3" table:row="105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88">
          <table:cell-address table:column="3" table:row="106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89">
          <table:cell-address table:column="3" table:row="107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90">
          <table:cell-address table:column="3" table:row="99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91">
          <table:cell-address table:column="4" table:row="102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92">
          <table:cell-address table:column="4" table:row="103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93">
          <table:cell-address table:column="4" table:row="104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94">
          <table:cell-address table:column="4" table:row="105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95">
          <table:cell-address table:column="4" table:row="106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96">
          <table:cell-address table:column="4" table:row="107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97">
          <table:cell-address table:column="4" table:row="99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98">
          <table:cell-address table:column="5" table:row="107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899">
          <table:cell-address table:column="6" table:row="102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00">
          <table:cell-address table:column="6" table:row="103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01">
          <table:cell-address table:column="6" table:row="104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02">
          <table:cell-address table:column="6" table:row="105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03">
          <table:cell-address table:column="6" table:row="106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04">
          <table:cell-address table:column="6" table:row="107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05">
          <table:cell-address table:column="6" table:row="107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06">
          <table:cell-address table:column="7" table:row="102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07">
          <table:cell-address table:column="7" table:row="103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08">
          <table:cell-address table:column="7" table:row="104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09">
          <table:cell-address table:column="7" table:row="105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10">
          <table:cell-address table:column="7" table:row="106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11">
          <table:cell-address table:column="7" table:row="107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12">
          <table:cell-address table:column="7" table:row="107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13">
          <table:cell-address table:column="8" table:row="102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14">
          <table:cell-address table:column="8" table:row="103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15">
          <table:cell-address table:column="8" table:row="104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16">
          <table:cell-address table:column="8" table:row="105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17">
          <table:cell-address table:column="8" table:row="106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18">
          <table:cell-address table:column="8" table:row="107" table:table="1"/>
          <office:change-info>
            <dc:creator>frederik </dc:creator>
            <dc:date>2014-09-22T09:50:52.01</dc:date>
          </office:change-info>
          <table:previous>
            <table:change-track-table-cell/>
          </table:previous>
        </table:cell-content-change>
        <table:cell-content-change table:id="ct919">
          <table:cell-address table:column="3" table:row="103" table:table="1"/>
          <office:change-info>
            <dc:creator>frederik </dc:creator>
            <dc:date>2014-09-22T09:51:05.41</dc:date>
          </office:change-info>
          <table:previous table:id="ct885">
            <table:change-track-table-cell office:value-type="float" office:value="0.23"/>
          </table:previous>
        </table:cell-content-change>
        <table:cell-content-change table:id="ct920">
          <table:cell-address table:column="1" table:row="103" table:table="1"/>
          <office:change-info>
            <dc:creator>frederik </dc:creator>
            <dc:date>2014-09-22T09:51:09.49</dc:date>
          </office:change-info>
          <table:previous table:id="ct871">
            <table:change-track-table-cell office:value-type="float" office:value="2.4"/>
          </table:previous>
        </table:cell-content-change>
        <table:cell-content-change table:id="ct921">
          <table:cell-address table:column="1" table:row="104" table:table="1"/>
          <office:change-info>
            <dc:creator>frederik </dc:creator>
            <dc:date>2014-09-22T09:51:09.49</dc:date>
          </office:change-info>
          <table:previous table:id="ct872">
            <table:change-track-table-cell office:value-type="float" office:value="7.2"/>
          </table:previous>
        </table:cell-content-change>
        <table:cell-content-change table:id="ct922">
          <table:cell-address table:column="1" table:row="105" table:table="1"/>
          <office:change-info>
            <dc:creator>frederik </dc:creator>
            <dc:date>2014-09-22T09:51:09.49</dc:date>
          </office:change-info>
          <table:previous table:id="ct873">
            <table:change-track-table-cell office:value-type="float" office:value="11.8"/>
          </table:previous>
        </table:cell-content-change>
        <table:cell-content-change table:id="ct923">
          <table:cell-address table:column="1" table:row="106" table:table="1"/>
          <office:change-info>
            <dc:creator>frederik </dc:creator>
            <dc:date>2014-09-22T09:51:09.49</dc:date>
          </office:change-info>
          <table:previous table:id="ct874">
            <table:change-track-table-cell office:value-type="float" office:value="16.6"/>
          </table:previous>
        </table:cell-content-change>
        <table:cell-content-change table:id="ct924">
          <table:cell-address table:column="1" table:row="107" table:table="1"/>
          <office:change-info>
            <dc:creator>frederik </dc:creator>
            <dc:date>2014-09-22T09:51:09.49</dc:date>
          </office:change-info>
          <table:previous table:id="ct875">
            <table:change-track-table-cell office:value-type="float" office:value="21.6"/>
          </table:previous>
        </table:cell-content-change>
        <table:cell-content-change table:id="ct925">
          <table:cell-address table:column="1" table:row="99" table:table="1"/>
          <office:change-info>
            <dc:creator>frederik </dc:creator>
            <dc:date>2014-09-22T09:51:09.49</dc:date>
          </office:change-info>
          <table:previous table:id="ct876">
            <table:change-track-table-cell office:value-type="float" office:value="26.7"/>
          </table:previous>
        </table:cell-content-change>
        <table:cell-content-change table:id="ct926">
          <table:cell-address table:column="3" table:row="104" table:table="1"/>
          <office:change-info>
            <dc:creator>frederik </dc:creator>
            <dc:date>2014-09-22T09:51:12.31</dc:date>
          </office:change-info>
          <table:previous table:id="ct886">
            <table:change-track-table-cell office:value-type="float" office:value="1.22"/>
          </table:previous>
        </table:cell-content-change>
        <table:cell-content-change table:id="ct927">
          <table:cell-address table:column="3" table:row="105" table:table="1"/>
          <office:change-info>
            <dc:creator>frederik </dc:creator>
            <dc:date>2014-09-22T09:51:12.31</dc:date>
          </office:change-info>
          <table:previous table:id="ct887">
            <table:change-track-table-cell office:value-type="float" office:value="3.32"/>
          </table:previous>
        </table:cell-content-change>
        <table:cell-content-change table:id="ct928">
          <table:cell-address table:column="3" table:row="106" table:table="1"/>
          <office:change-info>
            <dc:creator>frederik </dc:creator>
            <dc:date>2014-09-22T09:51:12.31</dc:date>
          </office:change-info>
          <table:previous table:id="ct888">
            <table:change-track-table-cell office:value-type="float" office:value="5.92"/>
          </table:previous>
        </table:cell-content-change>
        <table:cell-content-change table:id="ct929">
          <table:cell-address table:column="3" table:row="107" table:table="1"/>
          <office:change-info>
            <dc:creator>frederik </dc:creator>
            <dc:date>2014-09-22T09:51:12.31</dc:date>
          </office:change-info>
          <table:previous table:id="ct889">
            <table:change-track-table-cell office:value-type="float" office:value="7.97"/>
          </table:previous>
        </table:cell-content-change>
        <table:cell-content-change table:id="ct930">
          <table:cell-address table:column="3" table:row="99" table:table="1"/>
          <office:change-info>
            <dc:creator>frederik </dc:creator>
            <dc:date>2014-09-22T09:51:12.31</dc:date>
          </office:change-info>
          <table:previous table:id="ct890">
            <table:change-track-table-cell office:value-type="float" office:value="10.11"/>
          </table:previous>
        </table:cell-content-change>
        <table:cell-content-change table:id="ct931">
          <table:cell-address table:column="1" table:row="103" table:table="1"/>
          <office:change-info>
            <dc:creator>frederik </dc:creator>
            <dc:date>2014-09-22T09:51:21.08</dc:date>
          </office:change-info>
          <table:previous table:id="ct920">
            <table:change-track-table-cell/>
          </table:previous>
        </table:cell-content-change>
        <table:cell-content-change table:id="ct932">
          <table:cell-address table:column="3" table:row="104" table:table="1"/>
          <office:change-info>
            <dc:creator>frederik </dc:creator>
            <dc:date>2014-09-22T09:52:07.26</dc:date>
          </office:change-info>
          <table:previous table:id="ct926">
            <table:change-track-table-cell/>
          </table:previous>
        </table:cell-content-change>
        <table:cell-content-change table:id="ct933">
          <table:cell-address table:column="1" table:row="104" table:table="1"/>
          <office:change-info>
            <dc:creator>frederik </dc:creator>
            <dc:date>2014-09-22T09:52:21.19</dc:date>
          </office:change-info>
          <table:previous table:id="ct921">
            <table:change-track-table-cell/>
          </table:previous>
        </table:cell-content-change>
        <table:cell-content-change table:id="ct934">
          <table:cell-address table:column="3" table:row="105" table:table="1"/>
          <office:change-info>
            <dc:creator>frederik </dc:creator>
            <dc:date>2014-09-22T09:52:43.79</dc:date>
          </office:change-info>
          <table:previous table:id="ct927">
            <table:change-track-table-cell/>
          </table:previous>
        </table:cell-content-change>
        <table:cell-content-change table:id="ct935">
          <table:cell-address table:column="1" table:row="105" table:table="1"/>
          <office:change-info>
            <dc:creator>frederik </dc:creator>
            <dc:date>2014-09-22T09:52:52.76</dc:date>
          </office:change-info>
          <table:previous table:id="ct922">
            <table:change-track-table-cell/>
          </table:previous>
        </table:cell-content-change>
        <table:cell-content-change table:id="ct936">
          <table:cell-address table:column="0" table:row="106" table:table="1"/>
          <office:change-info>
            <dc:creator>frederik </dc:creator>
            <dc:date>2014-09-22T09:53:35.41</dc:date>
          </office:change-info>
          <table:previous table:id="ct867">
            <table:change-track-table-cell office:value-type="float" office:value="4"/>
          </table:previous>
        </table:cell-content-change>
        <table:cell-content-change table:id="ct937">
          <table:cell-address table:column="0" table:row="107" table:table="1"/>
          <office:change-info>
            <dc:creator>frederik </dc:creator>
            <dc:date>2014-09-22T09:53:35.41</dc:date>
          </office:change-info>
          <table:previous table:id="ct868">
            <table:change-track-table-cell office:value-type="float" office:value="5"/>
          </table:previous>
        </table:cell-content-change>
        <table:cell-content-change table:id="ct938">
          <table:cell-address table:column="0" table:row="99" table:table="1"/>
          <office:change-info>
            <dc:creator>frederik </dc:creator>
            <dc:date>2014-09-22T09:53:35.41</dc:date>
          </office:change-info>
          <table:previous table:id="ct869">
            <table:change-track-table-cell office:value-type="float" office:value="6"/>
          </table:previous>
        </table:cell-content-change>
        <table:cell-content-change table:id="ct939">
          <table:cell-address table:column="2" table:row="106" table:table="1"/>
          <office:change-info>
            <dc:creator>frederik </dc:creator>
            <dc:date>2014-09-22T09:53:35.41</dc:date>
          </office:change-info>
          <table:previous table:id="ct881">
            <table:change-track-table-cell office:value-type="float" office:value="0.1"/>
          </table:previous>
        </table:cell-content-change>
        <table:cell-content-change table:id="ct940">
          <table:cell-address table:column="2" table:row="107" table:table="1"/>
          <office:change-info>
            <dc:creator>frederik </dc:creator>
            <dc:date>2014-09-22T09:53:35.41</dc:date>
          </office:change-info>
          <table:previous table:id="ct882">
            <table:change-track-table-cell office:value-type="float" office:value="0.1"/>
          </table:previous>
        </table:cell-content-change>
        <table:cell-content-change table:id="ct941">
          <table:cell-address table:column="2" table:row="99" table:table="1"/>
          <office:change-info>
            <dc:creator>frederik </dc:creator>
            <dc:date>2014-09-22T09:53:35.41</dc:date>
          </office:change-info>
          <table:previous table:id="ct883">
            <table:change-track-table-cell office:value-type="float" office:value="0.1"/>
          </table:previous>
        </table:cell-content-change>
        <table:cell-content-change table:id="ct942">
          <table:cell-address table:column="4" table:row="106" table:table="1"/>
          <office:change-info>
            <dc:creator>frederik </dc:creator>
            <dc:date>2014-09-22T09:53:35.41</dc:date>
          </office:change-info>
          <table:previous table:id="ct895">
            <table:change-track-table-cell office:value-type="float" office:value="0.02"/>
          </table:previous>
        </table:cell-content-change>
        <table:cell-content-change table:id="ct943">
          <table:cell-address table:column="4" table:row="107" table:table="1"/>
          <office:change-info>
            <dc:creator>frederik </dc:creator>
            <dc:date>2014-09-22T09:53:35.41</dc:date>
          </office:change-info>
          <table:previous table:id="ct896">
            <table:change-track-table-cell office:value-type="float" office:value="0.02"/>
          </table:previous>
        </table:cell-content-change>
        <table:cell-content-change table:id="ct944">
          <table:cell-address table:column="4" table:row="99" table:table="1"/>
          <office:change-info>
            <dc:creator>frederik </dc:creator>
            <dc:date>2014-09-22T09:53:35.41</dc:date>
          </office:change-info>
          <table:previous table:id="ct897">
            <table:change-track-table-cell office:value-type="float" office:value="0.1"/>
          </table:previous>
        </table:cell-content-change>
        <table:cell-content-change table:id="ct945">
          <table:cell-address table:column="6" table:row="106" table:table="1"/>
          <office:change-info>
            <dc:creator>frederik </dc:creator>
            <dc:date>2014-09-22T09:53:35.41</dc:date>
          </office:change-info>
          <table:previous table:id="ct903">
            <table:change-track-table-cell table:cell-address="Tabelle2.G107" table:formula="of:=[.B108]-[.B107]" office:value-type="float" office:value="16.8"/>
          </table:previous>
        </table:cell-content-change>
        <table:cell-content-change table:id="ct946">
          <table:cell-address table:column="6" table:row="107" table:table="1"/>
          <office:change-info>
            <dc:creator>frederik </dc:creator>
            <dc:date>2014-09-22T09:53:35.41</dc:date>
          </office:change-info>
          <table:previous table:id="ct904">
            <table:change-track-table-cell table:cell-address="Tabelle2.G108" table:formula="of:=[.B109]-[.B108]" office:value-type="float" office:value="18"/>
          </table:previous>
        </table:cell-content-change>
        <table:cell-content-change table:id="ct947">
          <table:cell-address table:column="7" table:row="106" table:table="1"/>
          <office:change-info>
            <dc:creator>frederik </dc:creator>
            <dc:date>2014-09-22T09:53:35.41</dc:date>
          </office:change-info>
          <table:previous table:id="ct910">
            <table:change-track-table-cell table:cell-address="Tabelle2.H107" table:formula="of:=SQRT(2*[.C107]^2)" office:value-type="float" office:value="0.14142135623731"/>
          </table:previous>
        </table:cell-content-change>
        <table:cell-content-change table:id="ct948">
          <table:cell-address table:column="7" table:row="107" table:table="1"/>
          <office:change-info>
            <dc:creator>frederik </dc:creator>
            <dc:date>2014-09-22T09:53:35.41</dc:date>
          </office:change-info>
          <table:previous table:id="ct911">
            <table:change-track-table-cell table:cell-address="Tabelle2.H108" table:formula="of:=SQRT(2*[.C108]^2)" office:value-type="float" office:value="0.14142135623731"/>
          </table:previous>
        </table:cell-content-change>
        <table:cell-content-change table:id="ct949">
          <table:cell-address table:column="8" table:row="106" table:table="1"/>
          <office:change-info>
            <dc:creator>frederik </dc:creator>
            <dc:date>2014-09-22T09:53:35.41</dc:date>
          </office:change-info>
          <table:previous table:id="ct917">
            <table:change-track-table-cell table:cell-address="Tabelle2.I107" table:formula="of:=[.H107]^2" office:value-type="float" office:value="0.02"/>
          </table:previous>
        </table:cell-content-change>
        <table:cell-content-change table:id="ct950">
          <table:cell-address table:column="8" table:row="107" table:table="1"/>
          <office:change-info>
            <dc:creator>frederik </dc:creator>
            <dc:date>2014-09-22T09:53:35.41</dc:date>
          </office:change-info>
          <table:previous table:id="ct918">
            <table:change-track-table-cell table:cell-address="Tabelle2.I108" table:formula="of:=[.H108]^2" office:value-type="float" office:value="0.02"/>
          </table:previous>
        </table:cell-content-change>
        <table:movement table:id="ct951">
          <table:source-range-address table:start-column="5" table:start-row="109" table:start-table="1" table:end-column="7" table:end-row="109" table:end-table="1"/>
          <table:target-range-address table:start-column="5" table:start-row="108" table:start-table="1" table:end-column="7" table:end-row="108" table:end-table="1"/>
          <office:change-info>
            <dc:creator>frederik </dc:creator>
            <dc:date>2014-09-22T09:53:39.65</dc:date>
          </office:change-info>
          <table:dependencies>
            <table:dependency table:id="ct2171"/>
            <table:dependency table:id="ct2170"/>
            <table:dependency table:id="ct1150"/>
            <table:dependency table:id="ct1149"/>
            <table:dependency table:id="ct956"/>
          </table:dependencies>
        </table:movement>
        <table:cell-content-change table:id="ct952">
          <table:cell-address table:column="6" table:row="107" table:table="1"/>
          <office:change-info>
            <dc:creator>frederik </dc:creator>
            <dc:date>2014-09-22T09:53:52.45</dc:date>
          </office:change-info>
          <table:previous table:id="ct905">
            <table:change-track-table-cell table:cell-address="Tabelle2.G108" table:formula="of:=AVERAGE([.G104:.G108])" office:value-type="float" office:value="17.4"/>
          </table:previous>
        </table:cell-content-change>
        <table:cell-content-change table:id="ct953">
          <table:cell-address table:column="6" table:row="105" table:table="1"/>
          <office:change-info>
            <dc:creator>frederik </dc:creator>
            <dc:date>2014-09-22T09:53:57.05</dc:date>
          </office:change-info>
          <table:previous table:id="ct902">
            <table:change-track-table-cell table:cell-address="Tabelle2.G106" table:formula="of:=[.B107]-[.B106]" office:value-type="float" office:value="0"/>
          </table:previous>
        </table:cell-content-change>
        <table:cell-content-change table:id="ct954">
          <table:cell-address table:column="7" table:row="105" table:table="1"/>
          <office:change-info>
            <dc:creator>frederik </dc:creator>
            <dc:date>2014-09-22T09:53:57.05</dc:date>
          </office:change-info>
          <table:previous table:id="ct909">
            <table:change-track-table-cell table:cell-address="Tabelle2.H106" table:formula="of:=SQRT(2*[.C106]^2)" office:value-type="float" office:value="0"/>
          </table:previous>
        </table:cell-content-change>
        <table:cell-content-change table:id="ct955">
          <table:cell-address table:column="8" table:row="105" table:table="1"/>
          <office:change-info>
            <dc:creator>frederik </dc:creator>
            <dc:date>2014-09-22T09:53:57.05</dc:date>
          </office:change-info>
          <table:previous table:id="ct916">
            <table:change-track-table-cell table:cell-address="Tabelle2.I106" table:formula="of:=[.H106]^2" office:value-type="float" office:value="0"/>
          </table:previous>
        </table:cell-content-change>
        <table:movement table:id="ct956">
          <table:source-range-address table:start-column="5" table:start-row="108" table:start-table="1" table:end-column="7" table:end-row="108" table:end-table="1"/>
          <table:target-range-address table:start-column="5" table:start-row="107" table:start-table="1" table:end-column="7" table:end-row="107" table:end-table="1"/>
          <office:change-info>
            <dc:creator>frederik </dc:creator>
            <dc:date>2014-09-22T09:53:59.80</dc:date>
          </office:change-info>
          <table:dependencies>
            <table:dependency table:id="ct1150"/>
            <table:dependency table:id="ct1149"/>
          </table:dependencies>
          <table:deletions>
            <table:cell-content-deletion table:id="ct948">
              <table:change-track-table-cell/>
            </table:cell-content-deletion>
            <table:cell-content-deletion table:id="ct946">
              <table:change-track-table-cell/>
            </table:cell-content-deletion>
          </table:deletions>
        </table:movement>
        <table:cell-content-change table:id="ct957">
          <table:cell-address table:column="6" table:row="107" table:table="1"/>
          <office:change-info>
            <dc:creator>frederik </dc:creator>
            <dc:date>2014-09-22T09:54:14.54</dc:date>
          </office:change-info>
          <table:previous table:id="ct952">
            <table:change-track-table-cell table:cell-address="Tabelle2.G108" table:formula="of:=AVERAGE([.F104:.F108])[.G103:.G105]" office:value-type="string"/>
          </table:previous>
        </table:cell-content-change>
        <table:cell-content-change table:id="ct958">
          <table:cell-address table:column="0" table:row="100" table:table="1"/>
          <office:change-info>
            <dc:creator>frederik </dc:creator>
            <dc:date>2014-09-22T09:54:36.13</dc:date>
          </office:change-info>
          <table:previous>
            <table:change-track-table-cell/>
          </table:previous>
        </table:cell-content-change>
        <table:cell-content-change table:id="ct959">
          <table:cell-address table:column="0" table:row="102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60">
          <table:cell-address table:column="0" table:row="103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61">
          <table:cell-address table:column="0" table:row="104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62">
          <table:cell-address table:column="0" table:row="105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63">
          <table:cell-address table:column="1" table:row="102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64">
          <table:cell-address table:column="1" table:row="103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65">
          <table:cell-address table:column="1" table:row="104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66">
          <table:cell-address table:column="1" table:row="105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67">
          <table:cell-address table:column="2" table:row="102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68">
          <table:cell-address table:column="2" table:row="103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69">
          <table:cell-address table:column="2" table:row="104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70">
          <table:cell-address table:column="2" table:row="105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71">
          <table:cell-address table:column="3" table:row="102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72">
          <table:cell-address table:column="3" table:row="103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73">
          <table:cell-address table:column="3" table:row="104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74">
          <table:cell-address table:column="3" table:row="105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75">
          <table:cell-address table:column="4" table:row="102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76">
          <table:cell-address table:column="4" table:row="103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77">
          <table:cell-address table:column="4" table:row="104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78">
          <table:cell-address table:column="4" table:row="105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79">
          <table:cell-address table:column="5" table:row="107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80">
          <table:cell-address table:column="6" table:row="102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81">
          <table:cell-address table:column="6" table:row="103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82">
          <table:cell-address table:column="6" table:row="104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83">
          <table:cell-address table:column="6" table:row="107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84">
          <table:cell-address table:column="7" table:row="102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85">
          <table:cell-address table:column="7" table:row="103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86">
          <table:cell-address table:column="7" table:row="104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87">
          <table:cell-address table:column="7" table:row="107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88">
          <table:cell-address table:column="8" table:row="102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89">
          <table:cell-address table:column="8" table:row="103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90">
          <table:cell-address table:column="8" table:row="104" table:table="1"/>
          <office:change-info>
            <dc:creator>frederik </dc:creator>
            <dc:date>2014-09-22T09:54:43.34</dc:date>
          </office:change-info>
          <table:previous>
            <table:change-track-table-cell/>
          </table:previous>
        </table:cell-content-change>
        <table:cell-content-change table:id="ct991">
          <table:cell-address table:column="3" table:row="103" table:table="1"/>
          <office:change-info>
            <dc:creator>frederik </dc:creator>
            <dc:date>2014-09-22T09:54:48.15</dc:date>
          </office:change-info>
          <table:previous table:id="ct972">
            <table:change-track-table-cell office:value-type="float" office:value="4.9"/>
          </table:previous>
        </table:cell-content-change>
        <table:cell-content-change table:id="ct992">
          <table:cell-address table:column="3" table:row="104" table:table="1"/>
          <office:change-info>
            <dc:creator>frederik </dc:creator>
            <dc:date>2014-09-22T09:54:48.16</dc:date>
          </office:change-info>
          <table:previous table:id="ct973">
            <table:change-track-table-cell office:value-type="float" office:value="8.4"/>
          </table:previous>
        </table:cell-content-change>
        <table:cell-content-change table:id="ct993">
          <table:cell-address table:column="3" table:row="105" table:table="1"/>
          <office:change-info>
            <dc:creator>frederik </dc:creator>
            <dc:date>2014-09-22T09:54:48.16</dc:date>
          </office:change-info>
          <table:previous table:id="ct974">
            <table:change-track-table-cell office:value-type="float" office:value="11.01"/>
          </table:previous>
        </table:cell-content-change>
        <table:cell-content-change table:id="ct994">
          <table:cell-address table:column="1" table:row="103" table:table="1"/>
          <office:change-info>
            <dc:creator>frederik </dc:creator>
            <dc:date>2014-09-22T09:54:50.36</dc:date>
          </office:change-info>
          <table:previous table:id="ct964">
            <table:change-track-table-cell office:value-type="float" office:value="15.8"/>
          </table:previous>
        </table:cell-content-change>
        <table:cell-content-change table:id="ct995">
          <table:cell-address table:column="1" table:row="104" table:table="1"/>
          <office:change-info>
            <dc:creator>frederik </dc:creator>
            <dc:date>2014-09-22T09:54:50.36</dc:date>
          </office:change-info>
          <table:previous table:id="ct965">
            <table:change-track-table-cell office:value-type="float" office:value="32.6"/>
          </table:previous>
        </table:cell-content-change>
        <table:cell-content-change table:id="ct996">
          <table:cell-address table:column="1" table:row="105" table:table="1"/>
          <office:change-info>
            <dc:creator>frederik </dc:creator>
            <dc:date>2014-09-22T09:54:50.36</dc:date>
          </office:change-info>
          <table:previous table:id="ct966">
            <table:change-track-table-cell office:value-type="float" office:value="50.6"/>
          </table:previous>
        </table:cell-content-change>
        <table:cell-content-change table:id="ct997">
          <table:cell-address table:column="1" table:row="103" table:table="1"/>
          <office:change-info>
            <dc:creator>frederik </dc:creator>
            <dc:date>2014-09-22T09:55:22.99</dc:date>
          </office:change-info>
          <table:previous table:id="ct994">
            <table:change-track-table-cell/>
          </table:previous>
        </table:cell-content-change>
        <table:cell-content-change table:id="ct998">
          <table:cell-address table:column="3" table:row="103" table:table="1"/>
          <office:change-info>
            <dc:creator>frederik </dc:creator>
            <dc:date>2014-09-22T09:55:30.15</dc:date>
          </office:change-info>
          <table:previous table:id="ct991">
            <table:change-track-table-cell/>
          </table:previous>
        </table:cell-content-change>
        <table:cell-content-change table:id="ct999">
          <table:cell-address table:column="1" table:row="104" table:table="1"/>
          <office:change-info>
            <dc:creator>frederik </dc:creator>
            <dc:date>2014-09-22T09:55:47.44</dc:date>
          </office:change-info>
          <table:previous table:id="ct995">
            <table:change-track-table-cell/>
          </table:previous>
        </table:cell-content-change>
        <table:cell-content-change table:id="ct1000">
          <table:cell-address table:column="3" table:row="104" table:table="1"/>
          <office:change-info>
            <dc:creator>frederik </dc:creator>
            <dc:date>2014-09-22T09:55:56.63</dc:date>
          </office:change-info>
          <table:previous table:id="ct992">
            <table:change-track-table-cell/>
          </table:previous>
        </table:cell-content-change>
        <table:cell-content-change table:id="ct1001">
          <table:cell-address table:column="3" table:row="105" table:table="1"/>
          <office:change-info>
            <dc:creator>frederik </dc:creator>
            <dc:date>2014-09-22T09:56:31.77</dc:date>
          </office:change-info>
          <table:previous table:id="ct993">
            <table:change-track-table-cell/>
          </table:previous>
        </table:cell-content-change>
        <table:cell-content-change table:id="ct1002">
          <table:cell-address table:column="1" table:row="105" table:table="1"/>
          <office:change-info>
            <dc:creator>frederik </dc:creator>
            <dc:date>2014-09-22T09:56:38.01</dc:date>
          </office:change-info>
          <table:previous table:id="ct996">
            <table:change-track-table-cell/>
          </table:previous>
        </table:cell-content-change>
        <table:cell-content-change table:id="ct1003">
          <table:cell-address table:column="0" table:row="83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54"/>
          </table:previous>
        </table:cell-content-change>
        <table:cell-content-change table:id="ct1004">
          <table:cell-address table:column="0" table:row="84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56"/>
          </table:previous>
        </table:cell-content-change>
        <table:cell-content-change table:id="ct1005">
          <table:cell-address table:column="0" table:row="85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58"/>
          </table:previous>
        </table:cell-content-change>
        <table:cell-content-change table:id="ct1006">
          <table:cell-address table:column="0" table:row="86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60"/>
          </table:previous>
        </table:cell-content-change>
        <table:cell-content-change table:id="ct1007">
          <table:cell-address table:column="0" table:row="87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62"/>
          </table:previous>
        </table:cell-content-change>
        <table:cell-content-change table:id="ct1008">
          <table:cell-address table:column="0" table:row="88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64"/>
          </table:previous>
        </table:cell-content-change>
        <table:cell-content-change table:id="ct1009">
          <table:cell-address table:column="0" table:row="89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66"/>
          </table:previous>
        </table:cell-content-change>
        <table:cell-content-change table:id="ct1010">
          <table:cell-address table:column="0" table:row="90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68"/>
          </table:previous>
        </table:cell-content-change>
        <table:cell-content-change table:id="ct1011">
          <table:cell-address table:column="0" table:row="91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70"/>
          </table:previous>
        </table:cell-content-change>
        <table:cell-content-change table:id="ct1012">
          <table:cell-address table:column="0" table:row="92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72"/>
          </table:previous>
        </table:cell-content-change>
        <table:cell-content-change table:id="ct1013">
          <table:cell-address table:column="0" table:row="93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74"/>
          </table:previous>
        </table:cell-content-change>
        <table:cell-content-change table:id="ct1014">
          <table:cell-address table:column="0" table:row="94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76"/>
          </table:previous>
        </table:cell-content-change>
        <table:cell-content-change table:id="ct1015">
          <table:cell-address table:column="0" table:row="95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78"/>
          </table:previous>
        </table:cell-content-change>
        <table:cell-content-change table:id="ct1016">
          <table:cell-address table:column="0" table:row="96" table:table="1"/>
          <office:change-info>
            <dc:creator>frederik </dc:creator>
            <dc:date>2014-09-22T10:00:31.52</dc:date>
          </office:change-info>
          <table:previous>
            <table:change-track-table-cell office:value-type="float" office:value="80"/>
          </table:previous>
        </table:cell-content-change>
        <table:cell-content-change table:id="ct1017">
          <table:cell-address table:column="1" table:row="83" table:table="1"/>
          <office:change-info>
            <dc:creator>frederik </dc:creator>
            <dc:date>2014-09-22T10:00:31.52</dc:date>
          </office:change-info>
          <table:previous table:id="ct656">
            <table:change-track-table-cell office:value-type="float" office:value="0.2"/>
          </table:previous>
        </table:cell-content-change>
        <table:cell-content-change table:id="ct1018">
          <table:cell-address table:column="1" table:row="84" table:table="1"/>
          <office:change-info>
            <dc:creator>frederik </dc:creator>
            <dc:date>2014-09-22T10:00:31.52</dc:date>
          </office:change-info>
          <table:previous table:id="ct657">
            <table:change-track-table-cell office:value-type="float" office:value="0.2"/>
          </table:previous>
        </table:cell-content-change>
        <table:cell-content-change table:id="ct1019">
          <table:cell-address table:column="1" table:row="85" table:table="1"/>
          <office:change-info>
            <dc:creator>frederik </dc:creator>
            <dc:date>2014-09-22T10:00:31.52</dc:date>
          </office:change-info>
          <table:previous table:id="ct658">
            <table:change-track-table-cell office:value-type="float" office:value="0.2"/>
          </table:previous>
        </table:cell-content-change>
        <table:cell-content-change table:id="ct1020">
          <table:cell-address table:column="1" table:row="86" table:table="1"/>
          <office:change-info>
            <dc:creator>frederik </dc:creator>
            <dc:date>2014-09-22T10:00:31.52</dc:date>
          </office:change-info>
          <table:previous table:id="ct659">
            <table:change-track-table-cell office:value-type="float" office:value="0.2"/>
          </table:previous>
        </table:cell-content-change>
        <table:cell-content-change table:id="ct1021">
          <table:cell-address table:column="1" table:row="87" table:table="1"/>
          <office:change-info>
            <dc:creator>frederik </dc:creator>
            <dc:date>2014-09-22T10:00:31.52</dc:date>
          </office:change-info>
          <table:previous table:id="ct660">
            <table:change-track-table-cell office:value-type="float" office:value="0.2"/>
          </table:previous>
        </table:cell-content-change>
        <table:cell-content-change table:id="ct1022">
          <table:cell-address table:column="1" table:row="88" table:table="1"/>
          <office:change-info>
            <dc:creator>frederik </dc:creator>
            <dc:date>2014-09-22T10:00:31.52</dc:date>
          </office:change-info>
          <table:previous table:id="ct661">
            <table:change-track-table-cell office:value-type="float" office:value="0.2"/>
          </table:previous>
        </table:cell-content-change>
        <table:cell-content-change table:id="ct1023">
          <table:cell-address table:column="1" table:row="89" table:table="1"/>
          <office:change-info>
            <dc:creator>frederik </dc:creator>
            <dc:date>2014-09-22T10:00:31.52</dc:date>
          </office:change-info>
          <table:previous table:id="ct662">
            <table:change-track-table-cell office:value-type="float" office:value="0.2"/>
          </table:previous>
        </table:cell-content-change>
        <table:cell-content-change table:id="ct1024">
          <table:cell-address table:column="1" table:row="90" table:table="1"/>
          <office:change-info>
            <dc:creator>frederik </dc:creator>
            <dc:date>2014-09-22T10:00:31.52</dc:date>
          </office:change-info>
          <table:previous table:id="ct663">
            <table:change-track-table-cell office:value-type="float" office:value="0.2"/>
          </table:previous>
        </table:cell-content-change>
        <table:cell-content-change table:id="ct1025">
          <table:cell-address table:column="1" table:row="91" table:table="1"/>
          <office:change-info>
            <dc:creator>frederik </dc:creator>
            <dc:date>2014-09-22T10:00:31.52</dc:date>
          </office:change-info>
          <table:previous table:id="ct664">
            <table:change-track-table-cell office:value-type="float" office:value="0.2"/>
          </table:previous>
        </table:cell-content-change>
        <table:cell-content-change table:id="ct1026">
          <table:cell-address table:column="1" table:row="92" table:table="1"/>
          <office:change-info>
            <dc:creator>frederik </dc:creator>
            <dc:date>2014-09-22T10:00:31.52</dc:date>
          </office:change-info>
          <table:previous table:id="ct665">
            <table:change-track-table-cell office:value-type="float" office:value="0.2"/>
          </table:previous>
        </table:cell-content-change>
        <table:cell-content-change table:id="ct1027">
          <table:cell-address table:column="1" table:row="93" table:table="1"/>
          <office:change-info>
            <dc:creator>frederik </dc:creator>
            <dc:date>2014-09-22T10:00:31.52</dc:date>
          </office:change-info>
          <table:previous table:id="ct666">
            <table:change-track-table-cell office:value-type="float" office:value="0.2"/>
          </table:previous>
        </table:cell-content-change>
        <table:cell-content-change table:id="ct1028">
          <table:cell-address table:column="1" table:row="94" table:table="1"/>
          <office:change-info>
            <dc:creator>frederik </dc:creator>
            <dc:date>2014-09-22T10:00:31.52</dc:date>
          </office:change-info>
          <table:previous table:id="ct667">
            <table:change-track-table-cell office:value-type="float" office:value="0.2"/>
          </table:previous>
        </table:cell-content-change>
        <table:cell-content-change table:id="ct1029">
          <table:cell-address table:column="1" table:row="95" table:table="1"/>
          <office:change-info>
            <dc:creator>frederik </dc:creator>
            <dc:date>2014-09-22T10:00:31.52</dc:date>
          </office:change-info>
          <table:previous table:id="ct668">
            <table:change-track-table-cell office:value-type="float" office:value="0.2"/>
          </table:previous>
        </table:cell-content-change>
        <table:cell-content-change table:id="ct1030">
          <table:cell-address table:column="1" table:row="96" table:table="1"/>
          <office:change-info>
            <dc:creator>frederik </dc:creator>
            <dc:date>2014-09-22T10:00:31.52</dc:date>
          </office:change-info>
          <table:previous table:id="ct669">
            <table:change-track-table-cell office:value-type="float" office:value="0.2"/>
          </table:previous>
        </table:cell-content-change>
        <table:cell-content-change table:id="ct1031">
          <table:cell-address table:column="3" table:row="83" table:table="1"/>
          <office:change-info>
            <dc:creator>frederik </dc:creator>
            <dc:date>2014-09-22T10:00:31.52</dc:date>
          </office:change-info>
          <table:previous table:id="ct609">
            <table:change-track-table-cell office:value-type="float" office:value="0.01"/>
          </table:previous>
        </table:cell-content-change>
        <table:cell-content-change table:id="ct1032">
          <table:cell-address table:column="3" table:row="84" table:table="1"/>
          <office:change-info>
            <dc:creator>frederik </dc:creator>
            <dc:date>2014-09-22T10:00:31.52</dc:date>
          </office:change-info>
          <table:previous table:id="ct610">
            <table:change-track-table-cell office:value-type="float" office:value="0.01"/>
          </table:previous>
        </table:cell-content-change>
        <table:cell-content-change table:id="ct1033">
          <table:cell-address table:column="3" table:row="85" table:table="1"/>
          <office:change-info>
            <dc:creator>frederik </dc:creator>
            <dc:date>2014-09-22T10:00:31.52</dc:date>
          </office:change-info>
          <table:previous table:id="ct611">
            <table:change-track-table-cell office:value-type="float" office:value="0.01"/>
          </table:previous>
        </table:cell-content-change>
        <table:cell-content-change table:id="ct1034">
          <table:cell-address table:column="3" table:row="86" table:table="1"/>
          <office:change-info>
            <dc:creator>frederik </dc:creator>
            <dc:date>2014-09-22T10:00:31.52</dc:date>
          </office:change-info>
          <table:previous table:id="ct612">
            <table:change-track-table-cell office:value-type="float" office:value="0.01"/>
          </table:previous>
        </table:cell-content-change>
        <table:cell-content-change table:id="ct1035">
          <table:cell-address table:column="3" table:row="87" table:table="1"/>
          <office:change-info>
            <dc:creator>frederik </dc:creator>
            <dc:date>2014-09-22T10:00:31.52</dc:date>
          </office:change-info>
          <table:previous table:id="ct613">
            <table:change-track-table-cell office:value-type="float" office:value="0.01"/>
          </table:previous>
        </table:cell-content-change>
        <table:cell-content-change table:id="ct1036">
          <table:cell-address table:column="3" table:row="88" table:table="1"/>
          <office:change-info>
            <dc:creator>frederik </dc:creator>
            <dc:date>2014-09-22T10:00:31.52</dc:date>
          </office:change-info>
          <table:previous table:id="ct614">
            <table:change-track-table-cell office:value-type="float" office:value="0.01"/>
          </table:previous>
        </table:cell-content-change>
        <table:cell-content-change table:id="ct1037">
          <table:cell-address table:column="3" table:row="89" table:table="1"/>
          <office:change-info>
            <dc:creator>frederik </dc:creator>
            <dc:date>2014-09-22T10:00:31.52</dc:date>
          </office:change-info>
          <table:previous table:id="ct615">
            <table:change-track-table-cell office:value-type="float" office:value="0.01"/>
          </table:previous>
        </table:cell-content-change>
        <table:cell-content-change table:id="ct1038">
          <table:cell-address table:column="3" table:row="90" table:table="1"/>
          <office:change-info>
            <dc:creator>frederik </dc:creator>
            <dc:date>2014-09-22T10:00:31.52</dc:date>
          </office:change-info>
          <table:previous table:id="ct616">
            <table:change-track-table-cell office:value-type="float" office:value="0.01"/>
          </table:previous>
        </table:cell-content-change>
        <table:cell-content-change table:id="ct1039">
          <table:cell-address table:column="3" table:row="91" table:table="1"/>
          <office:change-info>
            <dc:creator>frederik </dc:creator>
            <dc:date>2014-09-22T10:00:31.52</dc:date>
          </office:change-info>
          <table:previous table:id="ct617">
            <table:change-track-table-cell office:value-type="float" office:value="0.01"/>
          </table:previous>
        </table:cell-content-change>
        <table:cell-content-change table:id="ct1040">
          <table:cell-address table:column="3" table:row="92" table:table="1"/>
          <office:change-info>
            <dc:creator>frederik </dc:creator>
            <dc:date>2014-09-22T10:00:31.52</dc:date>
          </office:change-info>
          <table:previous table:id="ct618">
            <table:change-track-table-cell office:value-type="float" office:value="0.01"/>
          </table:previous>
        </table:cell-content-change>
        <table:cell-content-change table:id="ct1041">
          <table:cell-address table:column="3" table:row="93" table:table="1"/>
          <office:change-info>
            <dc:creator>frederik </dc:creator>
            <dc:date>2014-09-22T10:00:31.52</dc:date>
          </office:change-info>
          <table:previous table:id="ct619">
            <table:change-track-table-cell office:value-type="float" office:value="0.01"/>
          </table:previous>
        </table:cell-content-change>
        <table:cell-content-change table:id="ct1042">
          <table:cell-address table:column="3" table:row="94" table:table="1"/>
          <office:change-info>
            <dc:creator>frederik </dc:creator>
            <dc:date>2014-09-22T10:00:31.52</dc:date>
          </office:change-info>
          <table:previous table:id="ct620">
            <table:change-track-table-cell office:value-type="float" office:value="0.01"/>
          </table:previous>
        </table:cell-content-change>
        <table:cell-content-change table:id="ct1043">
          <table:cell-address table:column="3" table:row="95" table:table="1"/>
          <office:change-info>
            <dc:creator>frederik </dc:creator>
            <dc:date>2014-09-22T10:00:31.52</dc:date>
          </office:change-info>
          <table:previous table:id="ct621">
            <table:change-track-table-cell office:value-type="float" office:value="0.01"/>
          </table:previous>
        </table:cell-content-change>
        <table:cell-content-change table:id="ct1044">
          <table:cell-address table:column="3" table:row="96" table:table="1"/>
          <office:change-info>
            <dc:creator>frederik </dc:creator>
            <dc:date>2014-09-22T10:00:31.52</dc:date>
          </office:change-info>
          <table:previous table:id="ct622">
            <table:change-track-table-cell office:value-type="float" office:value="0.01"/>
          </table:previous>
        </table:cell-content-change>
        <table:cell-content-change table:id="ct1045">
          <table:cell-address table:column="6" table:row="83" table:table="1"/>
          <office:change-info>
            <dc:creator>frederik </dc:creator>
            <dc:date>2014-09-22T10:00:31.52</dc:date>
          </office:change-info>
          <table:previous table:id="ct724">
            <table:change-track-table-cell table:cell-address="Tabelle2.G84" table:formula="of:=[.A84]" office:value-type="float" office:value="30"/>
          </table:previous>
        </table:cell-content-change>
        <table:cell-content-change table:id="ct1046">
          <table:cell-address table:column="6" table:row="84" table:table="1"/>
          <office:change-info>
            <dc:creator>frederik </dc:creator>
            <dc:date>2014-09-22T10:00:31.52</dc:date>
          </office:change-info>
          <table:previous table:id="ct725">
            <table:change-track-table-cell table:cell-address="Tabelle2.G85" table:formula="of:=[.A85]" office:value-type="float" office:value="32"/>
          </table:previous>
        </table:cell-content-change>
        <table:cell-content-change table:id="ct1047">
          <table:cell-address table:column="6" table:row="85" table:table="1"/>
          <office:change-info>
            <dc:creator>frederik </dc:creator>
            <dc:date>2014-09-22T10:00:31.52</dc:date>
          </office:change-info>
          <table:previous table:id="ct726">
            <table:change-track-table-cell table:cell-address="Tabelle2.G86" table:formula="of:=[.A86]" office:value-type="float" office:value="34"/>
          </table:previous>
        </table:cell-content-change>
        <table:cell-content-change table:id="ct1048">
          <table:cell-address table:column="6" table:row="86" table:table="1"/>
          <office:change-info>
            <dc:creator>frederik </dc:creator>
            <dc:date>2014-09-22T10:00:31.52</dc:date>
          </office:change-info>
          <table:previous table:id="ct727">
            <table:change-track-table-cell table:cell-address="Tabelle2.G87" table:formula="of:=[.A87]" office:value-type="float" office:value="36"/>
          </table:previous>
        </table:cell-content-change>
        <table:cell-content-change table:id="ct1049">
          <table:cell-address table:column="6" table:row="87" table:table="1"/>
          <office:change-info>
            <dc:creator>frederik </dc:creator>
            <dc:date>2014-09-22T10:00:31.52</dc:date>
          </office:change-info>
          <table:previous table:id="ct728">
            <table:change-track-table-cell table:cell-address="Tabelle2.G88" table:formula="of:=[.A88]" office:value-type="float" office:value="38"/>
          </table:previous>
        </table:cell-content-change>
        <table:cell-content-change table:id="ct1050">
          <table:cell-address table:column="6" table:row="88" table:table="1"/>
          <office:change-info>
            <dc:creator>frederik </dc:creator>
            <dc:date>2014-09-22T10:00:31.52</dc:date>
          </office:change-info>
          <table:previous table:id="ct729">
            <table:change-track-table-cell table:cell-address="Tabelle2.G89" table:formula="of:=[.A89]" office:value-type="float" office:value="40"/>
          </table:previous>
        </table:cell-content-change>
        <table:cell-content-change table:id="ct1051">
          <table:cell-address table:column="6" table:row="89" table:table="1"/>
          <office:change-info>
            <dc:creator>frederik </dc:creator>
            <dc:date>2014-09-22T10:00:31.52</dc:date>
          </office:change-info>
          <table:previous table:id="ct730">
            <table:change-track-table-cell table:cell-address="Tabelle2.G90" table:formula="of:=[.A90]" office:value-type="float" office:value="42"/>
          </table:previous>
        </table:cell-content-change>
        <table:cell-content-change table:id="ct1052">
          <table:cell-address table:column="6" table:row="90" table:table="1"/>
          <office:change-info>
            <dc:creator>frederik </dc:creator>
            <dc:date>2014-09-22T10:00:31.52</dc:date>
          </office:change-info>
          <table:previous table:id="ct731">
            <table:change-track-table-cell table:cell-address="Tabelle2.G91" table:formula="of:=[.A91]" office:value-type="float" office:value="44"/>
          </table:previous>
        </table:cell-content-change>
        <table:cell-content-change table:id="ct1053">
          <table:cell-address table:column="6" table:row="91" table:table="1"/>
          <office:change-info>
            <dc:creator>frederik </dc:creator>
            <dc:date>2014-09-22T10:00:31.52</dc:date>
          </office:change-info>
          <table:previous table:id="ct732">
            <table:change-track-table-cell table:cell-address="Tabelle2.G92" table:formula="of:=[.A92]" office:value-type="float" office:value="46"/>
          </table:previous>
        </table:cell-content-change>
        <table:cell-content-change table:id="ct1054">
          <table:cell-address table:column="6" table:row="92" table:table="1"/>
          <office:change-info>
            <dc:creator>frederik </dc:creator>
            <dc:date>2014-09-22T10:00:31.52</dc:date>
          </office:change-info>
          <table:previous table:id="ct733">
            <table:change-track-table-cell table:cell-address="Tabelle2.G93" table:formula="of:=[.A93]" office:value-type="float" office:value="48"/>
          </table:previous>
        </table:cell-content-change>
        <table:cell-content-change table:id="ct1055">
          <table:cell-address table:column="6" table:row="93" table:table="1"/>
          <office:change-info>
            <dc:creator>frederik </dc:creator>
            <dc:date>2014-09-22T10:00:31.52</dc:date>
          </office:change-info>
          <table:previous table:id="ct734">
            <table:change-track-table-cell table:cell-address="Tabelle2.G94" table:formula="of:=[.A94]" office:value-type="float" office:value="50"/>
          </table:previous>
        </table:cell-content-change>
        <table:cell-content-change table:id="ct1056">
          <table:cell-address table:column="6" table:row="94" table:table="1"/>
          <office:change-info>
            <dc:creator>frederik </dc:creator>
            <dc:date>2014-09-22T10:00:31.52</dc:date>
          </office:change-info>
          <table:previous table:id="ct735">
            <table:change-track-table-cell table:cell-address="Tabelle2.G95" table:formula="of:=[.A95]" office:value-type="float" office:value="52"/>
          </table:previous>
        </table:cell-content-change>
        <table:cell-content-change table:id="ct1057">
          <table:cell-address table:column="6" table:row="95" table:table="1"/>
          <office:change-info>
            <dc:creator>frederik </dc:creator>
            <dc:date>2014-09-22T10:00:31.52</dc:date>
          </office:change-info>
          <table:previous table:id="ct736">
            <table:change-track-table-cell table:cell-address="Tabelle2.G96" table:formula="of:=[.A96]" office:value-type="float" office:value="15.8"/>
          </table:previous>
        </table:cell-content-change>
        <table:cell-content-change table:id="ct1058">
          <table:cell-address table:column="6" table:row="96" table:table="1"/>
          <office:change-info>
            <dc:creator>frederik </dc:creator>
            <dc:date>2014-09-22T10:00:31.52</dc:date>
          </office:change-info>
          <table:previous table:id="ct737">
            <table:change-track-table-cell table:cell-address="Tabelle2.G97" table:formula="of:=[.A97]" office:value-type="float" office:value="32.6"/>
          </table:previous>
        </table:cell-content-change>
        <table:cell-content-change table:id="ct1059">
          <table:cell-address table:column="7" table:row="83" table:table="1"/>
          <office:change-info>
            <dc:creator>frederik </dc:creator>
            <dc:date>2014-09-22T10:00:31.52</dc:date>
          </office:change-info>
          <table:previous table:id="ct765">
            <table:change-track-table-cell table:cell-address="Tabelle2.H84" table:formula="of:=[.C84]" office:value-type="float" office:value="6.87"/>
          </table:previous>
        </table:cell-content-change>
        <table:cell-content-change table:id="ct1060">
          <table:cell-address table:column="7" table:row="84" table:table="1"/>
          <office:change-info>
            <dc:creator>frederik </dc:creator>
            <dc:date>2014-09-22T10:00:31.52</dc:date>
          </office:change-info>
          <table:previous table:id="ct766">
            <table:change-track-table-cell table:cell-address="Tabelle2.H85" table:formula="of:=[.C85]" office:value-type="float" office:value="7.6"/>
          </table:previous>
        </table:cell-content-change>
        <table:cell-content-change table:id="ct1061">
          <table:cell-address table:column="7" table:row="85" table:table="1"/>
          <office:change-info>
            <dc:creator>frederik </dc:creator>
            <dc:date>2014-09-22T10:00:31.52</dc:date>
          </office:change-info>
          <table:previous table:id="ct767">
            <table:change-track-table-cell table:cell-address="Tabelle2.H86" table:formula="of:=[.C86]" office:value-type="float" office:value="6.66"/>
          </table:previous>
        </table:cell-content-change>
        <table:cell-content-change table:id="ct1062">
          <table:cell-address table:column="7" table:row="86" table:table="1"/>
          <office:change-info>
            <dc:creator>frederik </dc:creator>
            <dc:date>2014-09-22T10:00:31.52</dc:date>
          </office:change-info>
          <table:previous table:id="ct768">
            <table:change-track-table-cell table:cell-address="Tabelle2.H87" table:formula="of:=[.C87]" office:value-type="float" office:value="3.66"/>
          </table:previous>
        </table:cell-content-change>
        <table:cell-content-change table:id="ct1063">
          <table:cell-address table:column="7" table:row="87" table:table="1"/>
          <office:change-info>
            <dc:creator>frederik </dc:creator>
            <dc:date>2014-09-22T10:00:31.52</dc:date>
          </office:change-info>
          <table:previous table:id="ct769">
            <table:change-track-table-cell table:cell-address="Tabelle2.H88" table:formula="of:=[.C88]" office:value-type="float" office:value="1.38"/>
          </table:previous>
        </table:cell-content-change>
        <table:cell-content-change table:id="ct1064">
          <table:cell-address table:column="7" table:row="88" table:table="1"/>
          <office:change-info>
            <dc:creator>frederik </dc:creator>
            <dc:date>2014-09-22T10:00:31.52</dc:date>
          </office:change-info>
          <table:previous table:id="ct770">
            <table:change-track-table-cell table:cell-address="Tabelle2.H89" table:formula="of:=[.C89]" office:value-type="float" office:value="1.69"/>
          </table:previous>
        </table:cell-content-change>
        <table:cell-content-change table:id="ct1065">
          <table:cell-address table:column="7" table:row="89" table:table="1"/>
          <office:change-info>
            <dc:creator>frederik </dc:creator>
            <dc:date>2014-09-22T10:00:31.52</dc:date>
          </office:change-info>
          <table:previous table:id="ct771">
            <table:change-track-table-cell table:cell-address="Tabelle2.H90" table:formula="of:=[.C90]" office:value-type="float" office:value="2.9"/>
          </table:previous>
        </table:cell-content-change>
        <table:cell-content-change table:id="ct1066">
          <table:cell-address table:column="7" table:row="90" table:table="1"/>
          <office:change-info>
            <dc:creator>frederik </dc:creator>
            <dc:date>2014-09-22T10:00:31.52</dc:date>
          </office:change-info>
          <table:previous table:id="ct772">
            <table:change-track-table-cell table:cell-address="Tabelle2.H91" table:formula="of:=[.C91]" office:value-type="float" office:value="4.62"/>
          </table:previous>
        </table:cell-content-change>
        <table:cell-content-change table:id="ct1067">
          <table:cell-address table:column="7" table:row="91" table:table="1"/>
          <office:change-info>
            <dc:creator>frederik </dc:creator>
            <dc:date>2014-09-22T10:00:31.52</dc:date>
          </office:change-info>
          <table:previous table:id="ct773">
            <table:change-track-table-cell table:cell-address="Tabelle2.H92" table:formula="of:=[.C92]" office:value-type="float" office:value="6.54"/>
          </table:previous>
        </table:cell-content-change>
        <table:cell-content-change table:id="ct1068">
          <table:cell-address table:column="7" table:row="92" table:table="1"/>
          <office:change-info>
            <dc:creator>frederik </dc:creator>
            <dc:date>2014-09-22T10:00:31.52</dc:date>
          </office:change-info>
          <table:previous table:id="ct774">
            <table:change-track-table-cell table:cell-address="Tabelle2.H93" table:formula="of:=[.C93]" office:value-type="float" office:value="8.57"/>
          </table:previous>
        </table:cell-content-change>
        <table:cell-content-change table:id="ct1069">
          <table:cell-address table:column="7" table:row="93" table:table="1"/>
          <office:change-info>
            <dc:creator>frederik </dc:creator>
            <dc:date>2014-09-22T10:00:31.52</dc:date>
          </office:change-info>
          <table:previous table:id="ct775">
            <table:change-track-table-cell table:cell-address="Tabelle2.H94" table:formula="of:=[.C94]" office:value-type="float" office:value="10.28"/>
          </table:previous>
        </table:cell-content-change>
        <table:cell-content-change table:id="ct1070">
          <table:cell-address table:column="7" table:row="94" table:table="1"/>
          <office:change-info>
            <dc:creator>frederik </dc:creator>
            <dc:date>2014-09-22T10:00:31.52</dc:date>
          </office:change-info>
          <table:previous table:id="ct776">
            <table:change-track-table-cell table:cell-address="Tabelle2.H95" table:formula="of:=[.C95]" office:value-type="float" office:value="9.84"/>
          </table:previous>
        </table:cell-content-change>
        <table:cell-content-change table:id="ct1071">
          <table:cell-address table:column="7" table:row="95" table:table="1"/>
          <office:change-info>
            <dc:creator>frederik </dc:creator>
            <dc:date>2014-09-22T10:00:31.52</dc:date>
          </office:change-info>
          <table:previous table:id="ct777">
            <table:change-track-table-cell table:cell-address="Tabelle2.H96" table:formula="of:=[.C96]" office:value-type="float" office:value="4.9"/>
          </table:previous>
        </table:cell-content-change>
        <table:cell-content-change table:id="ct1072">
          <table:cell-address table:column="7" table:row="96" table:table="1"/>
          <office:change-info>
            <dc:creator>frederik </dc:creator>
            <dc:date>2014-09-22T10:00:31.52</dc:date>
          </office:change-info>
          <table:previous table:id="ct778">
            <table:change-track-table-cell table:cell-address="Tabelle2.H97" table:formula="of:=[.C97]" office:value-type="float" office:value="8.4"/>
          </table:previous>
        </table:cell-content-change>
        <table:cell-content-change table:id="ct1073">
          <table:cell-address table:column="8" table:row="83" table:table="1"/>
          <office:change-info>
            <dc:creator>frederik </dc:creator>
            <dc:date>2014-09-22T10:00:31.52</dc:date>
          </office:change-info>
          <table:previous table:id="ct806">
            <table:change-track-table-cell table:cell-address="Tabelle2.I84" table:formula="of:=[.B84]" office:value-type="float" office:value="0.2"/>
          </table:previous>
        </table:cell-content-change>
        <table:cell-content-change table:id="ct1074">
          <table:cell-address table:column="8" table:row="84" table:table="1"/>
          <office:change-info>
            <dc:creator>frederik </dc:creator>
            <dc:date>2014-09-22T10:00:31.52</dc:date>
          </office:change-info>
          <table:previous table:id="ct807">
            <table:change-track-table-cell table:cell-address="Tabelle2.I85" table:formula="of:=[.B85]" office:value-type="float" office:value="0.2"/>
          </table:previous>
        </table:cell-content-change>
        <table:cell-content-change table:id="ct1075">
          <table:cell-address table:column="8" table:row="85" table:table="1"/>
          <office:change-info>
            <dc:creator>frederik </dc:creator>
            <dc:date>2014-09-22T10:00:31.52</dc:date>
          </office:change-info>
          <table:previous table:id="ct808">
            <table:change-track-table-cell table:cell-address="Tabelle2.I86" table:formula="of:=[.B86]" office:value-type="float" office:value="0.2"/>
          </table:previous>
        </table:cell-content-change>
        <table:cell-content-change table:id="ct1076">
          <table:cell-address table:column="8" table:row="86" table:table="1"/>
          <office:change-info>
            <dc:creator>frederik </dc:creator>
            <dc:date>2014-09-22T10:00:31.52</dc:date>
          </office:change-info>
          <table:previous table:id="ct809">
            <table:change-track-table-cell table:cell-address="Tabelle2.I87" table:formula="of:=[.B87]" office:value-type="float" office:value="0.2"/>
          </table:previous>
        </table:cell-content-change>
        <table:cell-content-change table:id="ct1077">
          <table:cell-address table:column="8" table:row="87" table:table="1"/>
          <office:change-info>
            <dc:creator>frederik </dc:creator>
            <dc:date>2014-09-22T10:00:31.52</dc:date>
          </office:change-info>
          <table:previous table:id="ct810">
            <table:change-track-table-cell table:cell-address="Tabelle2.I88" table:formula="of:=[.B88]" office:value-type="float" office:value="0.2"/>
          </table:previous>
        </table:cell-content-change>
        <table:cell-content-change table:id="ct1078">
          <table:cell-address table:column="8" table:row="88" table:table="1"/>
          <office:change-info>
            <dc:creator>frederik </dc:creator>
            <dc:date>2014-09-22T10:00:31.52</dc:date>
          </office:change-info>
          <table:previous table:id="ct811">
            <table:change-track-table-cell table:cell-address="Tabelle2.I89" table:formula="of:=[.B89]" office:value-type="float" office:value="0.2"/>
          </table:previous>
        </table:cell-content-change>
        <table:cell-content-change table:id="ct1079">
          <table:cell-address table:column="8" table:row="89" table:table="1"/>
          <office:change-info>
            <dc:creator>frederik </dc:creator>
            <dc:date>2014-09-22T10:00:31.52</dc:date>
          </office:change-info>
          <table:previous table:id="ct812">
            <table:change-track-table-cell table:cell-address="Tabelle2.I90" table:formula="of:=[.B90]" office:value-type="float" office:value="0.2"/>
          </table:previous>
        </table:cell-content-change>
        <table:cell-content-change table:id="ct1080">
          <table:cell-address table:column="8" table:row="90" table:table="1"/>
          <office:change-info>
            <dc:creator>frederik </dc:creator>
            <dc:date>2014-09-22T10:00:31.52</dc:date>
          </office:change-info>
          <table:previous table:id="ct813">
            <table:change-track-table-cell table:cell-address="Tabelle2.I91" table:formula="of:=[.B91]" office:value-type="float" office:value="0.2"/>
          </table:previous>
        </table:cell-content-change>
        <table:cell-content-change table:id="ct1081">
          <table:cell-address table:column="8" table:row="91" table:table="1"/>
          <office:change-info>
            <dc:creator>frederik </dc:creator>
            <dc:date>2014-09-22T10:00:31.52</dc:date>
          </office:change-info>
          <table:previous table:id="ct814">
            <table:change-track-table-cell table:cell-address="Tabelle2.I92" table:formula="of:=[.B92]" office:value-type="float" office:value="0.2"/>
          </table:previous>
        </table:cell-content-change>
        <table:cell-content-change table:id="ct1082">
          <table:cell-address table:column="8" table:row="92" table:table="1"/>
          <office:change-info>
            <dc:creator>frederik </dc:creator>
            <dc:date>2014-09-22T10:00:31.52</dc:date>
          </office:change-info>
          <table:previous table:id="ct815">
            <table:change-track-table-cell table:cell-address="Tabelle2.I93" table:formula="of:=[.B93]" office:value-type="float" office:value="0.2"/>
          </table:previous>
        </table:cell-content-change>
        <table:cell-content-change table:id="ct1083">
          <table:cell-address table:column="8" table:row="93" table:table="1"/>
          <office:change-info>
            <dc:creator>frederik </dc:creator>
            <dc:date>2014-09-22T10:00:31.52</dc:date>
          </office:change-info>
          <table:previous table:id="ct816">
            <table:change-track-table-cell table:cell-address="Tabelle2.I94" table:formula="of:=[.B94]" office:value-type="float" office:value="0.2"/>
          </table:previous>
        </table:cell-content-change>
        <table:cell-content-change table:id="ct1084">
          <table:cell-address table:column="8" table:row="94" table:table="1"/>
          <office:change-info>
            <dc:creator>frederik </dc:creator>
            <dc:date>2014-09-22T10:00:31.52</dc:date>
          </office:change-info>
          <table:previous table:id="ct817">
            <table:change-track-table-cell table:cell-address="Tabelle2.I95" table:formula="of:=[.B95]" office:value-type="float" office:value="0.2"/>
          </table:previous>
        </table:cell-content-change>
        <table:cell-content-change table:id="ct1085">
          <table:cell-address table:column="8" table:row="95" table:table="1"/>
          <office:change-info>
            <dc:creator>frederik </dc:creator>
            <dc:date>2014-09-22T10:00:31.52</dc:date>
          </office:change-info>
          <table:previous table:id="ct818">
            <table:change-track-table-cell table:cell-address="Tabelle2.I96" table:formula="of:=[.B96]" office:value-type="float" office:value="0.1"/>
          </table:previous>
        </table:cell-content-change>
        <table:cell-content-change table:id="ct1086">
          <table:cell-address table:column="8" table:row="96" table:table="1"/>
          <office:change-info>
            <dc:creator>frederik </dc:creator>
            <dc:date>2014-09-22T10:00:31.52</dc:date>
          </office:change-info>
          <table:previous table:id="ct819">
            <table:change-track-table-cell table:cell-address="Tabelle2.I97" table:formula="of:=[.B97]" office:value-type="float" office:value="0.1"/>
          </table:previous>
        </table:cell-content-change>
        <table:cell-content-change table:id="ct1087">
          <table:cell-address table:column="9" table:row="83" table:table="1"/>
          <office:change-info>
            <dc:creator>frederik </dc:creator>
            <dc:date>2014-09-22T10:00:31.52</dc:date>
          </office:change-info>
          <table:previous table:id="ct847">
            <table:change-track-table-cell table:cell-address="Tabelle2.J84" table:formula="of:=[.D84]" office:value-type="float" office:value="0.01"/>
          </table:previous>
        </table:cell-content-change>
        <table:cell-content-change table:id="ct1088">
          <table:cell-address table:column="9" table:row="84" table:table="1"/>
          <office:change-info>
            <dc:creator>frederik </dc:creator>
            <dc:date>2014-09-22T10:00:31.52</dc:date>
          </office:change-info>
          <table:previous table:id="ct848">
            <table:change-track-table-cell table:cell-address="Tabelle2.J85" table:formula="of:=[.D85]" office:value-type="float" office:value="0.01"/>
          </table:previous>
        </table:cell-content-change>
        <table:cell-content-change table:id="ct1089">
          <table:cell-address table:column="9" table:row="85" table:table="1"/>
          <office:change-info>
            <dc:creator>frederik </dc:creator>
            <dc:date>2014-09-22T10:00:31.52</dc:date>
          </office:change-info>
          <table:previous table:id="ct849">
            <table:change-track-table-cell table:cell-address="Tabelle2.J86" table:formula="of:=[.D86]" office:value-type="float" office:value="0.01"/>
          </table:previous>
        </table:cell-content-change>
        <table:cell-content-change table:id="ct1090">
          <table:cell-address table:column="9" table:row="86" table:table="1"/>
          <office:change-info>
            <dc:creator>frederik </dc:creator>
            <dc:date>2014-09-22T10:00:31.52</dc:date>
          </office:change-info>
          <table:previous table:id="ct850">
            <table:change-track-table-cell table:cell-address="Tabelle2.J87" table:formula="of:=[.D87]" office:value-type="float" office:value="0.01"/>
          </table:previous>
        </table:cell-content-change>
        <table:cell-content-change table:id="ct1091">
          <table:cell-address table:column="9" table:row="87" table:table="1"/>
          <office:change-info>
            <dc:creator>frederik </dc:creator>
            <dc:date>2014-09-22T10:00:31.52</dc:date>
          </office:change-info>
          <table:previous table:id="ct851">
            <table:change-track-table-cell table:cell-address="Tabelle2.J88" table:formula="of:=[.D88]" office:value-type="float" office:value="0.01"/>
          </table:previous>
        </table:cell-content-change>
        <table:cell-content-change table:id="ct1092">
          <table:cell-address table:column="9" table:row="88" table:table="1"/>
          <office:change-info>
            <dc:creator>frederik </dc:creator>
            <dc:date>2014-09-22T10:00:31.52</dc:date>
          </office:change-info>
          <table:previous table:id="ct852">
            <table:change-track-table-cell table:cell-address="Tabelle2.J89" table:formula="of:=[.D89]" office:value-type="float" office:value="0.01"/>
          </table:previous>
        </table:cell-content-change>
        <table:cell-content-change table:id="ct1093">
          <table:cell-address table:column="9" table:row="89" table:table="1"/>
          <office:change-info>
            <dc:creator>frederik </dc:creator>
            <dc:date>2014-09-22T10:00:31.52</dc:date>
          </office:change-info>
          <table:previous table:id="ct853">
            <table:change-track-table-cell table:cell-address="Tabelle2.J90" table:formula="of:=[.D90]" office:value-type="float" office:value="0.01"/>
          </table:previous>
        </table:cell-content-change>
        <table:cell-content-change table:id="ct1094">
          <table:cell-address table:column="9" table:row="90" table:table="1"/>
          <office:change-info>
            <dc:creator>frederik </dc:creator>
            <dc:date>2014-09-22T10:00:31.52</dc:date>
          </office:change-info>
          <table:previous table:id="ct854">
            <table:change-track-table-cell table:cell-address="Tabelle2.J91" table:formula="of:=[.D91]" office:value-type="float" office:value="0.01"/>
          </table:previous>
        </table:cell-content-change>
        <table:cell-content-change table:id="ct1095">
          <table:cell-address table:column="9" table:row="91" table:table="1"/>
          <office:change-info>
            <dc:creator>frederik </dc:creator>
            <dc:date>2014-09-22T10:00:31.52</dc:date>
          </office:change-info>
          <table:previous table:id="ct855">
            <table:change-track-table-cell table:cell-address="Tabelle2.J92" table:formula="of:=[.D92]" office:value-type="float" office:value="0.01"/>
          </table:previous>
        </table:cell-content-change>
        <table:cell-content-change table:id="ct1096">
          <table:cell-address table:column="9" table:row="92" table:table="1"/>
          <office:change-info>
            <dc:creator>frederik </dc:creator>
            <dc:date>2014-09-22T10:00:31.52</dc:date>
          </office:change-info>
          <table:previous table:id="ct856">
            <table:change-track-table-cell table:cell-address="Tabelle2.J93" table:formula="of:=[.D93]" office:value-type="float" office:value="0.01"/>
          </table:previous>
        </table:cell-content-change>
        <table:cell-content-change table:id="ct1097">
          <table:cell-address table:column="9" table:row="93" table:table="1"/>
          <office:change-info>
            <dc:creator>frederik </dc:creator>
            <dc:date>2014-09-22T10:00:31.52</dc:date>
          </office:change-info>
          <table:previous table:id="ct857">
            <table:change-track-table-cell table:cell-address="Tabelle2.J94" table:formula="of:=[.D94]" office:value-type="float" office:value="0.01"/>
          </table:previous>
        </table:cell-content-change>
        <table:cell-content-change table:id="ct1098">
          <table:cell-address table:column="9" table:row="94" table:table="1"/>
          <office:change-info>
            <dc:creator>frederik </dc:creator>
            <dc:date>2014-09-22T10:00:31.52</dc:date>
          </office:change-info>
          <table:previous table:id="ct858">
            <table:change-track-table-cell table:cell-address="Tabelle2.J95" table:formula="of:=[.D95]" office:value-type="float" office:value="0.01"/>
          </table:previous>
        </table:cell-content-change>
        <table:cell-content-change table:id="ct1099">
          <table:cell-address table:column="9" table:row="95" table:table="1"/>
          <office:change-info>
            <dc:creator>frederik </dc:creator>
            <dc:date>2014-09-22T10:00:31.52</dc:date>
          </office:change-info>
          <table:previous table:id="ct859">
            <table:change-track-table-cell table:cell-address="Tabelle2.J96" table:formula="of:=[.D96]" office:value-type="float" office:value="0.02"/>
          </table:previous>
        </table:cell-content-change>
        <table:cell-content-change table:id="ct1100">
          <table:cell-address table:column="9" table:row="96" table:table="1"/>
          <office:change-info>
            <dc:creator>frederik </dc:creator>
            <dc:date>2014-09-22T10:00:31.52</dc:date>
          </office:change-info>
          <table:previous table:id="ct860">
            <table:change-track-table-cell table:cell-address="Tabelle2.J97" table:formula="of:=[.D97]" office:value-type="float" office:value="0.02"/>
          </table:previous>
        </table:cell-content-change>
        <table:cell-content-change table:id="ct1101">
          <table:cell-address table:column="0" table:row="83" table:table="1"/>
          <office:change-info>
            <dc:creator>frederik </dc:creator>
            <dc:date>2014-09-22T10:00:41.51</dc:date>
          </office:change-info>
          <table:previous table:id="ct1003">
            <table:change-track-table-cell/>
          </table:previous>
        </table:cell-content-change>
        <table:cell-content-change table:id="ct1102">
          <table:cell-address table:column="0" table:row="84" table:table="1"/>
          <office:change-info>
            <dc:creator>frederik </dc:creator>
            <dc:date>2014-09-22T10:00:41.51</dc:date>
          </office:change-info>
          <table:previous table:id="ct1004">
            <table:change-track-table-cell/>
          </table:previous>
        </table:cell-content-change>
        <table:cell-content-change table:id="ct1103">
          <table:cell-address table:column="0" table:row="85" table:table="1"/>
          <office:change-info>
            <dc:creator>frederik </dc:creator>
            <dc:date>2014-09-22T10:00:41.51</dc:date>
          </office:change-info>
          <table:previous table:id="ct1005">
            <table:change-track-table-cell/>
          </table:previous>
        </table:cell-content-change>
        <table:cell-content-change table:id="ct1104">
          <table:cell-address table:column="1" table:row="83" table:table="1"/>
          <office:change-info>
            <dc:creator>frederik </dc:creator>
            <dc:date>2014-09-22T10:00:41.51</dc:date>
          </office:change-info>
          <table:previous table:id="ct1017">
            <table:change-track-table-cell/>
          </table:previous>
        </table:cell-content-change>
        <table:cell-content-change table:id="ct1105">
          <table:cell-address table:column="1" table:row="84" table:table="1"/>
          <office:change-info>
            <dc:creator>frederik </dc:creator>
            <dc:date>2014-09-22T10:00:41.51</dc:date>
          </office:change-info>
          <table:previous table:id="ct1018">
            <table:change-track-table-cell/>
          </table:previous>
        </table:cell-content-change>
        <table:cell-content-change table:id="ct1106">
          <table:cell-address table:column="1" table:row="85" table:table="1"/>
          <office:change-info>
            <dc:creator>frederik </dc:creator>
            <dc:date>2014-09-22T10:00:41.51</dc:date>
          </office:change-info>
          <table:previous table:id="ct1019">
            <table:change-track-table-cell/>
          </table:previous>
        </table:cell-content-change>
        <table:cell-content-change table:id="ct1107">
          <table:cell-address table:column="2" table:row="83" table:table="1"/>
          <office:change-info>
            <dc:creator>frederik </dc:creator>
            <dc:date>2014-09-22T10:00:41.51</dc:date>
          </office:change-info>
          <table:previous>
            <table:change-track-table-cell/>
          </table:previous>
        </table:cell-content-change>
        <table:cell-content-change table:id="ct1108">
          <table:cell-address table:column="2" table:row="84" table:table="1"/>
          <office:change-info>
            <dc:creator>frederik </dc:creator>
            <dc:date>2014-09-22T10:00:41.51</dc:date>
          </office:change-info>
          <table:previous>
            <table:change-track-table-cell/>
          </table:previous>
        </table:cell-content-change>
        <table:cell-content-change table:id="ct1109">
          <table:cell-address table:column="2" table:row="85" table:table="1"/>
          <office:change-info>
            <dc:creator>frederik </dc:creator>
            <dc:date>2014-09-22T10:00:41.51</dc:date>
          </office:change-info>
          <table:previous>
            <table:change-track-table-cell/>
          </table:previous>
        </table:cell-content-change>
        <table:cell-content-change table:id="ct1110">
          <table:cell-address table:column="3" table:row="83" table:table="1"/>
          <office:change-info>
            <dc:creator>frederik </dc:creator>
            <dc:date>2014-09-22T10:00:41.51</dc:date>
          </office:change-info>
          <table:previous table:id="ct1031">
            <table:change-track-table-cell/>
          </table:previous>
        </table:cell-content-change>
        <table:cell-content-change table:id="ct1111">
          <table:cell-address table:column="3" table:row="84" table:table="1"/>
          <office:change-info>
            <dc:creator>frederik </dc:creator>
            <dc:date>2014-09-22T10:00:41.51</dc:date>
          </office:change-info>
          <table:previous table:id="ct1032">
            <table:change-track-table-cell/>
          </table:previous>
        </table:cell-content-change>
        <table:cell-content-change table:id="ct1112">
          <table:cell-address table:column="3" table:row="85" table:table="1"/>
          <office:change-info>
            <dc:creator>frederik </dc:creator>
            <dc:date>2014-09-22T10:00:41.51</dc:date>
          </office:change-info>
          <table:previous table:id="ct1033">
            <table:change-track-table-cell/>
          </table:previous>
        </table:cell-content-change>
        <table:cell-content-change table:id="ct1113">
          <table:cell-address table:column="0" table:row="86" table:table="1"/>
          <office:change-info>
            <dc:creator>frederik </dc:creator>
            <dc:date>2014-09-22T10:00:48.10</dc:date>
          </office:change-info>
          <table:previous table:id="ct1006">
            <table:change-track-table-cell/>
          </table:previous>
        </table:cell-content-change>
        <table:cell-content-change table:id="ct1114">
          <table:cell-address table:column="0" table:row="87" table:table="1"/>
          <office:change-info>
            <dc:creator>frederik </dc:creator>
            <dc:date>2014-09-22T10:00:48.10</dc:date>
          </office:change-info>
          <table:previous table:id="ct1007">
            <table:change-track-table-cell/>
          </table:previous>
        </table:cell-content-change>
        <table:cell-content-change table:id="ct1115">
          <table:cell-address table:column="0" table:row="88" table:table="1"/>
          <office:change-info>
            <dc:creator>frederik </dc:creator>
            <dc:date>2014-09-22T10:00:48.10</dc:date>
          </office:change-info>
          <table:previous table:id="ct1008">
            <table:change-track-table-cell/>
          </table:previous>
        </table:cell-content-change>
        <table:cell-content-change table:id="ct1116">
          <table:cell-address table:column="1" table:row="86" table:table="1"/>
          <office:change-info>
            <dc:creator>frederik </dc:creator>
            <dc:date>2014-09-22T10:00:48.10</dc:date>
          </office:change-info>
          <table:previous table:id="ct1020">
            <table:change-track-table-cell/>
          </table:previous>
        </table:cell-content-change>
        <table:cell-content-change table:id="ct1117">
          <table:cell-address table:column="1" table:row="87" table:table="1"/>
          <office:change-info>
            <dc:creator>frederik </dc:creator>
            <dc:date>2014-09-22T10:00:48.10</dc:date>
          </office:change-info>
          <table:previous table:id="ct1021">
            <table:change-track-table-cell/>
          </table:previous>
        </table:cell-content-change>
        <table:cell-content-change table:id="ct1118">
          <table:cell-address table:column="1" table:row="88" table:table="1"/>
          <office:change-info>
            <dc:creator>frederik </dc:creator>
            <dc:date>2014-09-22T10:00:48.10</dc:date>
          </office:change-info>
          <table:previous table:id="ct1022">
            <table:change-track-table-cell/>
          </table:previous>
        </table:cell-content-change>
        <table:cell-content-change table:id="ct1119">
          <table:cell-address table:column="2" table:row="86" table:table="1"/>
          <office:change-info>
            <dc:creator>frederik </dc:creator>
            <dc:date>2014-09-22T10:00:48.10</dc:date>
          </office:change-info>
          <table:previous>
            <table:change-track-table-cell/>
          </table:previous>
        </table:cell-content-change>
        <table:cell-content-change table:id="ct1120">
          <table:cell-address table:column="2" table:row="87" table:table="1"/>
          <office:change-info>
            <dc:creator>frederik </dc:creator>
            <dc:date>2014-09-22T10:00:48.10</dc:date>
          </office:change-info>
          <table:previous>
            <table:change-track-table-cell/>
          </table:previous>
        </table:cell-content-change>
        <table:cell-content-change table:id="ct1121">
          <table:cell-address table:column="2" table:row="88" table:table="1"/>
          <office:change-info>
            <dc:creator>frederik </dc:creator>
            <dc:date>2014-09-22T10:00:48.10</dc:date>
          </office:change-info>
          <table:previous>
            <table:change-track-table-cell/>
          </table:previous>
        </table:cell-content-change>
        <table:cell-content-change table:id="ct1122">
          <table:cell-address table:column="3" table:row="86" table:table="1"/>
          <office:change-info>
            <dc:creator>frederik </dc:creator>
            <dc:date>2014-09-22T10:00:48.10</dc:date>
          </office:change-info>
          <table:previous table:id="ct1034">
            <table:change-track-table-cell/>
          </table:previous>
        </table:cell-content-change>
        <table:cell-content-change table:id="ct1123">
          <table:cell-address table:column="3" table:row="87" table:table="1"/>
          <office:change-info>
            <dc:creator>frederik </dc:creator>
            <dc:date>2014-09-22T10:00:48.10</dc:date>
          </office:change-info>
          <table:previous table:id="ct1035">
            <table:change-track-table-cell/>
          </table:previous>
        </table:cell-content-change>
        <table:cell-content-change table:id="ct1124">
          <table:cell-address table:column="3" table:row="88" table:table="1"/>
          <office:change-info>
            <dc:creator>frederik </dc:creator>
            <dc:date>2014-09-22T10:00:48.10</dc:date>
          </office:change-info>
          <table:previous table:id="ct1036">
            <table:change-track-table-cell/>
          </table:previous>
        </table:cell-content-change>
        <table:cell-content-change table:id="ct1125">
          <table:cell-address table:column="6" table:row="83" table:table="1"/>
          <office:change-info>
            <dc:creator>frederik </dc:creator>
            <dc:date>2014-09-22T10:00:55.55</dc:date>
          </office:change-info>
          <table:previous table:id="ct1045">
            <table:change-track-table-cell/>
          </table:previous>
        </table:cell-content-change>
        <table:cell-content-change table:id="ct1126">
          <table:cell-address table:column="6" table:row="84" table:table="1"/>
          <office:change-info>
            <dc:creator>frederik </dc:creator>
            <dc:date>2014-09-22T10:00:55.55</dc:date>
          </office:change-info>
          <table:previous table:id="ct1046">
            <table:change-track-table-cell/>
          </table:previous>
        </table:cell-content-change>
        <table:cell-content-change table:id="ct1127">
          <table:cell-address table:column="6" table:row="85" table:table="1"/>
          <office:change-info>
            <dc:creator>frederik </dc:creator>
            <dc:date>2014-09-22T10:00:55.55</dc:date>
          </office:change-info>
          <table:previous table:id="ct1047">
            <table:change-track-table-cell/>
          </table:previous>
        </table:cell-content-change>
        <table:cell-content-change table:id="ct1128">
          <table:cell-address table:column="6" table:row="86" table:table="1"/>
          <office:change-info>
            <dc:creator>frederik </dc:creator>
            <dc:date>2014-09-22T10:00:55.55</dc:date>
          </office:change-info>
          <table:previous table:id="ct1048">
            <table:change-track-table-cell/>
          </table:previous>
        </table:cell-content-change>
        <table:cell-content-change table:id="ct1129">
          <table:cell-address table:column="6" table:row="87" table:table="1"/>
          <office:change-info>
            <dc:creator>frederik </dc:creator>
            <dc:date>2014-09-22T10:00:55.55</dc:date>
          </office:change-info>
          <table:previous table:id="ct1049">
            <table:change-track-table-cell/>
          </table:previous>
        </table:cell-content-change>
        <table:cell-content-change table:id="ct1130">
          <table:cell-address table:column="6" table:row="88" table:table="1"/>
          <office:change-info>
            <dc:creator>frederik </dc:creator>
            <dc:date>2014-09-22T10:00:55.55</dc:date>
          </office:change-info>
          <table:previous table:id="ct1050">
            <table:change-track-table-cell/>
          </table:previous>
        </table:cell-content-change>
        <table:cell-content-change table:id="ct1131">
          <table:cell-address table:column="7" table:row="83" table:table="1"/>
          <office:change-info>
            <dc:creator>frederik </dc:creator>
            <dc:date>2014-09-22T10:00:55.55</dc:date>
          </office:change-info>
          <table:previous table:id="ct1059">
            <table:change-track-table-cell/>
          </table:previous>
        </table:cell-content-change>
        <table:cell-content-change table:id="ct1132">
          <table:cell-address table:column="7" table:row="84" table:table="1"/>
          <office:change-info>
            <dc:creator>frederik </dc:creator>
            <dc:date>2014-09-22T10:00:55.55</dc:date>
          </office:change-info>
          <table:previous table:id="ct1060">
            <table:change-track-table-cell/>
          </table:previous>
        </table:cell-content-change>
        <table:cell-content-change table:id="ct1133">
          <table:cell-address table:column="7" table:row="85" table:table="1"/>
          <office:change-info>
            <dc:creator>frederik </dc:creator>
            <dc:date>2014-09-22T10:00:55.55</dc:date>
          </office:change-info>
          <table:previous table:id="ct1061">
            <table:change-track-table-cell/>
          </table:previous>
        </table:cell-content-change>
        <table:cell-content-change table:id="ct1134">
          <table:cell-address table:column="7" table:row="86" table:table="1"/>
          <office:change-info>
            <dc:creator>frederik </dc:creator>
            <dc:date>2014-09-22T10:00:55.55</dc:date>
          </office:change-info>
          <table:previous table:id="ct1062">
            <table:change-track-table-cell/>
          </table:previous>
        </table:cell-content-change>
        <table:cell-content-change table:id="ct1135">
          <table:cell-address table:column="7" table:row="87" table:table="1"/>
          <office:change-info>
            <dc:creator>frederik </dc:creator>
            <dc:date>2014-09-22T10:00:55.55</dc:date>
          </office:change-info>
          <table:previous table:id="ct1063">
            <table:change-track-table-cell/>
          </table:previous>
        </table:cell-content-change>
        <table:cell-content-change table:id="ct1136">
          <table:cell-address table:column="7" table:row="88" table:table="1"/>
          <office:change-info>
            <dc:creator>frederik </dc:creator>
            <dc:date>2014-09-22T10:00:55.55</dc:date>
          </office:change-info>
          <table:previous table:id="ct1064">
            <table:change-track-table-cell/>
          </table:previous>
        </table:cell-content-change>
        <table:cell-content-change table:id="ct1137">
          <table:cell-address table:column="8" table:row="83" table:table="1"/>
          <office:change-info>
            <dc:creator>frederik </dc:creator>
            <dc:date>2014-09-22T10:00:55.55</dc:date>
          </office:change-info>
          <table:previous table:id="ct1073">
            <table:change-track-table-cell/>
          </table:previous>
        </table:cell-content-change>
        <table:cell-content-change table:id="ct1138">
          <table:cell-address table:column="8" table:row="84" table:table="1"/>
          <office:change-info>
            <dc:creator>frederik </dc:creator>
            <dc:date>2014-09-22T10:00:55.55</dc:date>
          </office:change-info>
          <table:previous table:id="ct1074">
            <table:change-track-table-cell/>
          </table:previous>
        </table:cell-content-change>
        <table:cell-content-change table:id="ct1139">
          <table:cell-address table:column="8" table:row="85" table:table="1"/>
          <office:change-info>
            <dc:creator>frederik </dc:creator>
            <dc:date>2014-09-22T10:00:55.55</dc:date>
          </office:change-info>
          <table:previous table:id="ct1075">
            <table:change-track-table-cell/>
          </table:previous>
        </table:cell-content-change>
        <table:cell-content-change table:id="ct1140">
          <table:cell-address table:column="8" table:row="86" table:table="1"/>
          <office:change-info>
            <dc:creator>frederik </dc:creator>
            <dc:date>2014-09-22T10:00:55.55</dc:date>
          </office:change-info>
          <table:previous table:id="ct1076">
            <table:change-track-table-cell/>
          </table:previous>
        </table:cell-content-change>
        <table:cell-content-change table:id="ct1141">
          <table:cell-address table:column="8" table:row="87" table:table="1"/>
          <office:change-info>
            <dc:creator>frederik </dc:creator>
            <dc:date>2014-09-22T10:00:55.55</dc:date>
          </office:change-info>
          <table:previous table:id="ct1077">
            <table:change-track-table-cell/>
          </table:previous>
        </table:cell-content-change>
        <table:cell-content-change table:id="ct1142">
          <table:cell-address table:column="8" table:row="88" table:table="1"/>
          <office:change-info>
            <dc:creator>frederik </dc:creator>
            <dc:date>2014-09-22T10:00:55.55</dc:date>
          </office:change-info>
          <table:previous table:id="ct1078">
            <table:change-track-table-cell/>
          </table:previous>
        </table:cell-content-change>
        <table:cell-content-change table:id="ct1143">
          <table:cell-address table:column="9" table:row="83" table:table="1"/>
          <office:change-info>
            <dc:creator>frederik </dc:creator>
            <dc:date>2014-09-22T10:00:55.55</dc:date>
          </office:change-info>
          <table:previous table:id="ct1087">
            <table:change-track-table-cell/>
          </table:previous>
        </table:cell-content-change>
        <table:cell-content-change table:id="ct1144">
          <table:cell-address table:column="9" table:row="84" table:table="1"/>
          <office:change-info>
            <dc:creator>frederik </dc:creator>
            <dc:date>2014-09-22T10:00:55.55</dc:date>
          </office:change-info>
          <table:previous table:id="ct1088">
            <table:change-track-table-cell/>
          </table:previous>
        </table:cell-content-change>
        <table:cell-content-change table:id="ct1145">
          <table:cell-address table:column="9" table:row="85" table:table="1"/>
          <office:change-info>
            <dc:creator>frederik </dc:creator>
            <dc:date>2014-09-22T10:00:55.55</dc:date>
          </office:change-info>
          <table:previous table:id="ct1089">
            <table:change-track-table-cell/>
          </table:previous>
        </table:cell-content-change>
        <table:cell-content-change table:id="ct1146">
          <table:cell-address table:column="9" table:row="86" table:table="1"/>
          <office:change-info>
            <dc:creator>frederik </dc:creator>
            <dc:date>2014-09-22T10:00:55.55</dc:date>
          </office:change-info>
          <table:previous table:id="ct1090">
            <table:change-track-table-cell/>
          </table:previous>
        </table:cell-content-change>
        <table:cell-content-change table:id="ct1147">
          <table:cell-address table:column="9" table:row="87" table:table="1"/>
          <office:change-info>
            <dc:creator>frederik </dc:creator>
            <dc:date>2014-09-22T10:00:55.55</dc:date>
          </office:change-info>
          <table:previous table:id="ct1091">
            <table:change-track-table-cell/>
          </table:previous>
        </table:cell-content-change>
        <table:cell-content-change table:id="ct1148">
          <table:cell-address table:column="9" table:row="88" table:table="1"/>
          <office:change-info>
            <dc:creator>frederik </dc:creator>
            <dc:date>2014-09-22T10:00:55.55</dc:date>
          </office:change-info>
          <table:previous table:id="ct1092">
            <table:change-track-table-cell/>
          </table:previous>
        </table:cell-content-change>
        <table:movement table:id="ct1149">
          <table:source-range-address table:start-column="0" table:start-row="100" table:start-table="1" table:end-column="8" table:end-row="116" table:end-table="1"/>
          <table:target-range-address table:start-column="0" table:start-row="91" table:start-table="1" table:end-column="8" table:end-row="107" table:end-table="1"/>
          <office:change-info>
            <dc:creator>frederik </dc:creator>
            <dc:date>2014-09-22T10:01:06.60</dc:date>
          </office:change-info>
          <table:dependencies>
            <table:dependency table:id="ct2171"/>
            <table:dependency table:id="ct2170"/>
            <table:dependency table:id="ct2169"/>
            <table:dependency table:id="ct2168"/>
            <table:dependency table:id="ct1150"/>
          </table:dependencies>
          <table:deletions>
            <table:cell-content-deletion table:id="ct1016">
              <table:change-track-table-cell/>
            </table:cell-content-deletion>
            <table:cell-content-deletion table:id="ct1015">
              <table:change-track-table-cell/>
            </table:cell-content-deletion>
            <table:cell-content-deletion table:id="ct1014">
              <table:change-track-table-cell/>
            </table:cell-content-deletion>
            <table:cell-content-deletion table:id="ct1013">
              <table:change-track-table-cell/>
            </table:cell-content-deletion>
            <table:cell-content-deletion table:id="ct1012">
              <table:change-track-table-cell/>
            </table:cell-content-deletion>
            <table:cell-content-deletion table:id="ct1011">
              <table:change-track-table-cell/>
            </table:cell-content-deletion>
            <table:cell-content-deletion table:id="ct950">
              <table:change-track-table-cell/>
            </table:cell-content-deletion>
            <table:cell-content-deletion table:id="ct949">
              <table:change-track-table-cell/>
            </table:cell-content-deletion>
            <table:cell-content-deletion table:id="ct955">
              <table:change-track-table-cell/>
            </table:cell-content-deletion>
            <table:cell-content-deletion table:id="ct915">
              <table:change-track-table-cell table:cell-address="Tabelle2.I105" table:formula="of:=[.H105]^2" office:value-type="float" office:value="0"/>
            </table:cell-content-deletion>
            <table:cell-content-deletion table:id="ct914">
              <table:change-track-table-cell table:cell-address="Tabelle2.I104" table:formula="of:=[.H104]^2" office:value-type="float" office:value="0"/>
            </table:cell-content-deletion>
            <table:cell-content-deletion table:id="ct913">
              <table:change-track-table-cell office:value-type="string">
                <text:p>Fehler^2</text:p>
              </table:change-track-table-cell>
            </table:cell-content-deletion>
            <table:cell-content-deletion table:id="ct912">
              <table:change-track-table-cell table:cell-address="Tabelle2.H108" table:formula="of:=SQRT(SUM([.I104:.I108]))" office:value-type="float" office:value="0.2"/>
            </table:cell-content-deletion>
            <table:cell-content-deletion table:id="ct948">
              <table:change-track-table-cell/>
            </table:cell-content-deletion>
            <table:cell-content-deletion table:id="ct947">
              <table:change-track-table-cell/>
            </table:cell-content-deletion>
            <table:cell-content-deletion table:id="ct954">
              <table:change-track-table-cell/>
            </table:cell-content-deletion>
            <table:cell-content-deletion table:id="ct908">
              <table:change-track-table-cell table:cell-address="Tabelle2.H105" table:formula="of:=SQRT(2*[.C105]^2)" office:value-type="float" office:value="0"/>
            </table:cell-content-deletion>
            <table:cell-content-deletion table:id="ct907">
              <table:change-track-table-cell table:cell-address="Tabelle2.H104" table:formula="of:=SQRT(2*[.C104]^2)" office:value-type="float" office:value="0"/>
            </table:cell-content-deletion>
            <table:cell-content-deletion table:id="ct906">
              <table:change-track-table-cell office:value-type="string">
                <text:p>Fehler</text:p>
              </table:change-track-table-cell>
            </table:cell-content-deletion>
            <table:cell-content-deletion table:id="ct957">
              <table:change-track-table-cell table:cell-address="Tabelle2.G108" table:formula="of:=AVERAGE([.G104:.G105])" office:value-type="float" office:value="0"/>
            </table:cell-content-deletion>
            <table:cell-content-deletion table:id="ct946">
              <table:change-track-table-cell/>
            </table:cell-content-deletion>
            <table:cell-content-deletion table:id="ct945">
              <table:change-track-table-cell/>
            </table:cell-content-deletion>
            <table:cell-content-deletion table:id="ct953">
              <table:change-track-table-cell/>
            </table:cell-content-deletion>
            <table:cell-content-deletion table:id="ct901">
              <table:change-track-table-cell table:cell-address="Tabelle2.G105" table:formula="of:=[.B106]-[.B105]" office:value-type="float" office:value="0"/>
            </table:cell-content-deletion>
            <table:cell-content-deletion table:id="ct900">
              <table:change-track-table-cell table:cell-address="Tabelle2.G104" table:formula="of:=[.B105]-[.B104]" office:value-type="float" office:value="0"/>
            </table:cell-content-deletion>
            <table:cell-content-deletion table:id="ct899">
              <table:change-track-table-cell office:value-type="string">
                <text:p>Differenz</text:p>
              </table:change-track-table-cell>
            </table:cell-content-deletion>
            <table:cell-content-deletion table:id="ct898">
              <table:change-track-table-cell office:value-type="string">
                <text:p>Ergebnis in eV</text:p>
              </table:change-track-table-cell>
            </table:cell-content-deletion>
            <table:cell-content-deletion table:id="ct943">
              <table:change-track-table-cell/>
            </table:cell-content-deletion>
            <table:cell-content-deletion table:id="ct942">
              <table:change-track-table-cell/>
            </table:cell-content-deletion>
            <table:cell-content-deletion table:id="ct894">
              <table:change-track-table-cell office:value-type="float" office:value="0.02"/>
            </table:cell-content-deletion>
            <table:cell-content-deletion table:id="ct893">
              <table:change-track-table-cell office:value-type="float" office:value="0.02"/>
            </table:cell-content-deletion>
            <table:cell-content-deletion table:id="ct892">
              <table:change-track-table-cell office:value-type="float" office:value="0.02"/>
            </table:cell-content-deletion>
            <table:cell-content-deletion table:id="ct891">
              <table:change-track-table-cell office:value-type="string">
                <text:p>Fehler/nA</text:p>
              </table:change-track-table-cell>
            </table:cell-content-deletion>
            <table:cell-content-deletion table:id="ct929">
              <table:change-track-table-cell/>
            </table:cell-content-deletion>
            <table:cell-content-deletion table:id="ct928">
              <table:change-track-table-cell/>
            </table:cell-content-deletion>
            <table:cell-content-deletion table:id="ct934">
              <table:change-track-table-cell office:value-type="float" office:value="11.01"/>
            </table:cell-content-deletion>
            <table:cell-content-deletion table:id="ct932">
              <table:change-track-table-cell office:value-type="float" office:value="8.4"/>
            </table:cell-content-deletion>
            <table:cell-content-deletion table:id="ct919">
              <table:change-track-table-cell office:value-type="float" office:value="4.9"/>
            </table:cell-content-deletion>
            <table:cell-content-deletion table:id="ct884">
              <table:change-track-table-cell office:value-type="string">
                <text:p>I\_A/nA</text:p>
              </table:change-track-table-cell>
            </table:cell-content-deletion>
            <table:cell-content-deletion table:id="ct940">
              <table:change-track-table-cell/>
            </table:cell-content-deletion>
            <table:cell-content-deletion table:id="ct939">
              <table:change-track-table-cell/>
            </table:cell-content-deletion>
            <table:cell-content-deletion table:id="ct880">
              <table:change-track-table-cell office:value-type="float" office:value="0.1"/>
            </table:cell-content-deletion>
            <table:cell-content-deletion table:id="ct879">
              <table:change-track-table-cell office:value-type="float" office:value="0.1"/>
            </table:cell-content-deletion>
            <table:cell-content-deletion table:id="ct878">
              <table:change-track-table-cell office:value-type="float" office:value="0.1"/>
            </table:cell-content-deletion>
            <table:cell-content-deletion table:id="ct877">
              <table:change-track-table-cell office:value-type="string">
                <text:p>Fehler/V</text:p>
              </table:change-track-table-cell>
            </table:cell-content-deletion>
            <table:cell-content-deletion table:id="ct924">
              <table:change-track-table-cell/>
            </table:cell-content-deletion>
            <table:cell-content-deletion table:id="ct923">
              <table:change-track-table-cell/>
            </table:cell-content-deletion>
            <table:cell-content-deletion table:id="ct935">
              <table:change-track-table-cell office:value-type="float" office:value="50.6"/>
            </table:cell-content-deletion>
            <table:cell-content-deletion table:id="ct933">
              <table:change-track-table-cell office:value-type="float" office:value="32.6"/>
            </table:cell-content-deletion>
            <table:cell-content-deletion table:id="ct931">
              <table:change-track-table-cell office:value-type="float" office:value="15.8"/>
            </table:cell-content-deletion>
            <table:cell-content-deletion table:id="ct870">
              <table:change-track-table-cell office:value-type="string">
                <text:p>U\_2/V</text:p>
              </table:change-track-table-cell>
            </table:cell-content-deletion>
            <table:cell-content-deletion table:id="ct937">
              <table:change-track-table-cell/>
            </table:cell-content-deletion>
            <table:cell-content-deletion table:id="ct936">
              <table:change-track-table-cell/>
            </table:cell-content-deletion>
            <table:cell-content-deletion table:id="ct866">
              <table:change-track-table-cell office:value-type="float" office:value="3"/>
            </table:cell-content-deletion>
            <table:cell-content-deletion table:id="ct865">
              <table:change-track-table-cell office:value-type="float" office:value="2"/>
            </table:cell-content-deletion>
            <table:cell-content-deletion table:id="ct864">
              <table:change-track-table-cell office:value-type="float" office:value="1"/>
            </table:cell-content-deletion>
            <table:cell-content-deletion table:id="ct863">
              <table:change-track-table-cell office:value-type="string">
                <text:p>Ordnung</text:p>
              </table:change-track-table-cell>
            </table:cell-content-deletion>
            <table:cell-content-deletion table:id="ct862">
              <table:change-track-table-cell office:value-type="string">
                <text:p>Messen der Maxima</text:p>
              </table:change-track-table-cell>
            </table:cell-content-deletion>
            <table:cell-content-deletion table:id="ct1086">
              <table:change-track-table-cell/>
            </table:cell-content-deletion>
            <table:cell-content-deletion table:id="ct1085">
              <table:change-track-table-cell/>
            </table:cell-content-deletion>
            <table:cell-content-deletion table:id="ct1084">
              <table:change-track-table-cell/>
            </table:cell-content-deletion>
            <table:cell-content-deletion table:id="ct1083">
              <table:change-track-table-cell/>
            </table:cell-content-deletion>
            <table:cell-content-deletion table:id="ct1082">
              <table:change-track-table-cell/>
            </table:cell-content-deletion>
            <table:cell-content-deletion table:id="ct1081">
              <table:change-track-table-cell/>
            </table:cell-content-deletion>
            <table:cell-content-deletion table:id="ct1072">
              <table:change-track-table-cell/>
            </table:cell-content-deletion>
            <table:cell-content-deletion table:id="ct1071">
              <table:change-track-table-cell/>
            </table:cell-content-deletion>
            <table:cell-content-deletion table:id="ct1070">
              <table:change-track-table-cell/>
            </table:cell-content-deletion>
            <table:cell-content-deletion table:id="ct1069">
              <table:change-track-table-cell/>
            </table:cell-content-deletion>
            <table:cell-content-deletion table:id="ct1068">
              <table:change-track-table-cell/>
            </table:cell-content-deletion>
            <table:cell-content-deletion table:id="ct1067">
              <table:change-track-table-cell/>
            </table:cell-content-deletion>
            <table:cell-content-deletion table:id="ct1058">
              <table:change-track-table-cell/>
            </table:cell-content-deletion>
            <table:cell-content-deletion table:id="ct1057">
              <table:change-track-table-cell/>
            </table:cell-content-deletion>
            <table:cell-content-deletion table:id="ct1056">
              <table:change-track-table-cell/>
            </table:cell-content-deletion>
            <table:cell-content-deletion table:id="ct1055">
              <table:change-track-table-cell/>
            </table:cell-content-deletion>
            <table:cell-content-deletion table:id="ct1054">
              <table:change-track-table-cell/>
            </table:cell-content-deletion>
            <table:cell-content-deletion table:id="ct1053">
              <table:change-track-table-cell/>
            </table:cell-content-deletion>
            <table:cell-content-deletion table:id="ct1030">
              <table:change-track-table-cell/>
            </table:cell-content-deletion>
            <table:cell-content-deletion table:id="ct1029">
              <table:change-track-table-cell/>
            </table:cell-content-deletion>
            <table:cell-content-deletion table:id="ct1028">
              <table:change-track-table-cell/>
            </table:cell-content-deletion>
            <table:cell-content-deletion table:id="ct1027">
              <table:change-track-table-cell/>
            </table:cell-content-deletion>
            <table:cell-content-deletion table:id="ct1026">
              <table:change-track-table-cell/>
            </table:cell-content-deletion>
            <table:cell-content-deletion table:id="ct1025">
              <table:change-track-table-cell/>
            </table:cell-content-deletion>
            <table:cell-content-deletion table:id="ct1044">
              <table:change-track-table-cell/>
            </table:cell-content-deletion>
            <table:cell-content-deletion table:id="ct1043">
              <table:change-track-table-cell/>
            </table:cell-content-deletion>
            <table:cell-content-deletion table:id="ct1042">
              <table:change-track-table-cell/>
            </table:cell-content-deletion>
            <table:cell-content-deletion table:id="ct1041">
              <table:change-track-table-cell/>
            </table:cell-content-deletion>
            <table:cell-content-deletion table:id="ct1040">
              <table:change-track-table-cell/>
            </table:cell-content-deletion>
            <table:cell-content-deletion table:id="ct1039">
              <table:change-track-table-cell/>
            </table:cell-content-deletion>
            <table:cell-content-deletion table:id="ct577">
              <table:change-track-table-cell office:value-type="float" office:value="0.1"/>
            </table:cell-content-deletion>
            <table:cell-content-deletion table:id="ct576">
              <table:change-track-table-cell office:value-type="float" office:value="0.1"/>
            </table:cell-content-deletion>
            <table:cell-content-deletion table:id="ct575">
              <table:change-track-table-cell office:value-type="float" office:value="0.1"/>
            </table:cell-content-deletion>
            <table:cell-content-deletion table:id="ct574">
              <table:change-track-table-cell office:value-type="float" office:value="0.1"/>
            </table:cell-content-deletion>
            <table:cell-content-deletion table:id="ct573">
              <table:change-track-table-cell office:value-type="float" office:value="0.1"/>
            </table:cell-content-deletion>
            <table:cell-content-deletion table:id="ct537">
              <table:change-track-table-cell office:value-type="float" office:value="80"/>
            </table:cell-content-deletion>
            <table:cell-content-deletion table:id="ct536">
              <table:change-track-table-cell office:value-type="float" office:value="78"/>
            </table:cell-content-deletion>
            <table:cell-content-deletion table:id="ct535">
              <table:change-track-table-cell office:value-type="float" office:value="76"/>
            </table:cell-content-deletion>
            <table:cell-content-deletion table:id="ct534">
              <table:change-track-table-cell office:value-type="float" office:value="74"/>
            </table:cell-content-deletion>
            <table:cell-content-deletion table:id="ct533">
              <table:change-track-table-cell office:value-type="float" office:value="72"/>
            </table:cell-content-deletion>
          </table:deletions>
        </table:movement>
        <table:movement table:id="ct1150">
          <table:source-range-address table:start-column="0" table:start-row="49" table:start-table="1" table:end-column="15" table:end-row="111" table:end-table="1"/>
          <table:target-range-address table:start-column="0" table:start-row="61" table:start-table="1" table:end-column="15" table:end-row="123" table:end-table="1"/>
          <office:change-info>
            <dc:creator>frederik </dc:creator>
            <dc:date>2014-09-22T10:01:16.96</dc:date>
          </office:change-info>
          <table:dependencies>
            <table:dependency table:id="ct2196"/>
            <table:dependency table:id="ct2193"/>
            <table:dependency table:id="ct2171"/>
            <table:dependency table:id="ct2170"/>
            <table:dependency table:id="ct2168"/>
            <table:dependency table:id="ct1518"/>
            <table:dependency table:id="ct1517"/>
            <table:dependency table:id="ct1496"/>
            <table:dependency table:id="ct1495"/>
            <table:dependency table:id="ct1492"/>
            <table:dependency table:id="ct1491"/>
            <table:dependency table:id="ct1489"/>
            <table:dependency table:id="ct1488"/>
            <table:dependency table:id="ct1487"/>
            <table:dependency table:id="ct1486"/>
            <table:dependency table:id="ct1485"/>
            <table:dependency table:id="ct1484"/>
            <table:dependency table:id="ct1483"/>
            <table:dependency table:id="ct1482"/>
            <table:dependency table:id="ct1481"/>
            <table:dependency table:id="ct1480"/>
            <table:dependency table:id="ct1479"/>
            <table:dependency table:id="ct1478"/>
            <table:dependency table:id="ct1477"/>
            <table:dependency table:id="ct1476"/>
            <table:dependency table:id="ct1475"/>
            <table:dependency table:id="ct1474"/>
            <table:dependency table:id="ct1473"/>
            <table:dependency table:id="ct1472"/>
            <table:dependency table:id="ct1471"/>
            <table:dependency table:id="ct1470"/>
            <table:dependency table:id="ct1469"/>
            <table:dependency table:id="ct1434"/>
            <table:dependency table:id="ct1433"/>
            <table:dependency table:id="ct1432"/>
            <table:dependency table:id="ct1431"/>
            <table:dependency table:id="ct1410"/>
            <table:dependency table:id="ct1409"/>
            <table:dependency table:id="ct1408"/>
            <table:dependency table:id="ct1407"/>
            <table:dependency table:id="ct1406"/>
            <table:dependency table:id="ct1405"/>
            <table:dependency table:id="ct1404"/>
            <table:dependency table:id="ct1403"/>
            <table:dependency table:id="ct1402"/>
            <table:dependency table:id="ct1401"/>
            <table:dependency table:id="ct1400"/>
            <table:dependency table:id="ct1399"/>
            <table:dependency table:id="ct1398"/>
            <table:dependency table:id="ct1397"/>
            <table:dependency table:id="ct1395"/>
            <table:dependency table:id="ct1389"/>
            <table:dependency table:id="ct1383"/>
            <table:dependency table:id="ct1377"/>
            <table:dependency table:id="ct1371"/>
            <table:dependency table:id="ct1312"/>
            <table:dependency table:id="ct1311"/>
            <table:dependency table:id="ct1310"/>
            <table:dependency table:id="ct1309"/>
            <table:dependency table:id="ct1290"/>
            <table:dependency table:id="ct1289"/>
            <table:dependency table:id="ct1288"/>
            <table:dependency table:id="ct1287"/>
            <table:dependency table:id="ct1268"/>
            <table:dependency table:id="ct1267"/>
            <table:dependency table:id="ct1266"/>
            <table:dependency table:id="ct1265"/>
            <table:dependency table:id="ct1246"/>
            <table:dependency table:id="ct1245"/>
            <table:dependency table:id="ct1244"/>
            <table:dependency table:id="ct1243"/>
            <table:dependency table:id="ct1242"/>
            <table:dependency table:id="ct1241"/>
            <table:dependency table:id="ct1240"/>
            <table:dependency table:id="ct1239"/>
            <table:dependency table:id="ct1238"/>
          </table:dependencies>
          <table:deletions>
            <table:cell-content-deletion>
              <table:cell-address table:column="8" table:row="95" table:table="1"/>
              <table:change-track-table-cell table:cell-address="Tabelle2.I96" table:formula="of:=[.H96]^2" office:value-type="float" office:value="24.01"/>
            </table:cell-content-deletion>
            <table:cell-content-deletion>
              <table:cell-address table:column="8" table:row="94" table:table="1"/>
              <table:change-track-table-cell table:cell-address="Tabelle2.I95" table:formula="of:=[.H95]^2" office:value-type="float" office:value="96.8256"/>
            </table:cell-content-deletion>
            <table:cell-content-deletion>
              <table:cell-address table:column="8" table:row="93" table:table="1"/>
              <table:change-track-table-cell office:value-type="string">
                <text:p>Fehler^2</text:p>
              </table:change-track-table-cell>
            </table:cell-content-deletion>
            <table:cell-content-deletion>
              <table:cell-address table:column="7" table:row="98" table:table="1"/>
              <table:change-track-table-cell table:cell-address="Tabelle2.H99" table:formula="of:=SQRT(SUM([.I95:.I99]))" office:value-type="float" office:value="0.774596669241483"/>
            </table:cell-content-deletion>
            <table:cell-content-deletion>
              <table:cell-address table:column="7" table:row="95" table:table="1"/>
              <table:change-track-table-cell table:cell-address="Tabelle2.H96" table:formula="of:=SQRT(2*[.C96]^2)" office:value-type="float" office:value="6.92964645562817"/>
            </table:cell-content-deletion>
            <table:cell-content-deletion>
              <table:cell-address table:column="7" table:row="94" table:table="1"/>
              <table:change-track-table-cell table:cell-address="Tabelle2.H95" table:formula="of:=SQRT(2*[.C95]^2)" office:value-type="float" office:value="13.9158614537513"/>
            </table:cell-content-deletion>
            <table:cell-content-deletion>
              <table:cell-address table:column="7" table:row="93" table:table="1"/>
              <table:change-track-table-cell office:value-type="string">
                <text:p>Fehler</text:p>
              </table:change-track-table-cell>
            </table:cell-content-deletion>
            <table:cell-content-deletion>
              <table:cell-address table:column="6" table:row="98" table:table="1"/>
              <table:change-track-table-cell table:cell-address="Tabelle2.G99" table:formula="of:=AVERAGE([.G95:.G96])" office:value-type="float" office:value="33.9"/>
            </table:cell-content-deletion>
            <table:cell-content-deletion>
              <table:cell-address table:column="6" table:row="95" table:table="1"/>
              <table:change-track-table-cell table:cell-address="Tabelle2.G96" table:formula="of:=[.B97]-[.B96]" office:value-type="float" office:value="0"/>
            </table:cell-content-deletion>
            <table:cell-content-deletion>
              <table:cell-address table:column="6" table:row="94" table:table="1"/>
              <table:change-track-table-cell table:cell-address="Tabelle2.G95" table:formula="of:=[.B96]-[.B95]" office:value-type="float" office:value="-0.1"/>
            </table:cell-content-deletion>
            <table:cell-content-deletion>
              <table:cell-address table:column="6" table:row="93" table:table="1"/>
              <table:change-track-table-cell office:value-type="string">
                <text:p>Differenz</text:p>
              </table:change-track-table-cell>
            </table:cell-content-deletion>
            <table:cell-content-deletion>
              <table:cell-address table:column="5" table:row="98" table:table="1"/>
              <table:change-track-table-cell office:value-type="string">
                <text:p>Ergebnis in eV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float" office:value="0.02"/>
            </table:cell-content-deletion>
            <table:cell-content-deletion>
              <table:cell-address table:column="4" table:row="95" table:table="1"/>
              <table:change-track-table-cell office:value-type="float" office:value="0.02"/>
            </table:cell-content-deletion>
            <table:cell-content-deletion>
              <table:cell-address table:column="4" table:row="94" table:table="1"/>
              <table:change-track-table-cell office:value-type="float" office:value="0.02"/>
            </table:cell-content-deletion>
            <table:cell-content-deletion>
              <table:cell-address table:column="4" table:row="93" table:table="1"/>
              <table:change-track-table-cell office:value-type="string">
                <text:p>Fehler/nA</text:p>
              </table:change-track-table-cell>
            </table:cell-content-deletion>
            <table:cell-content-deletion>
              <table:cell-address table:column="3" table:row="96" table:table="1"/>
              <table:change-track-table-cell office:value-type="float" office:value="11.01"/>
            </table:cell-content-deletion>
            <table:cell-content-deletion>
              <table:cell-address table:column="3" table:row="95" table:table="1"/>
              <table:change-track-table-cell office:value-type="float" office:value="8.4"/>
            </table:cell-content-deletion>
            <table:cell-content-deletion>
              <table:cell-address table:column="3" table:row="94" table:table="1"/>
              <table:change-track-table-cell office:value-type="float" office:value="4.9"/>
            </table:cell-content-deletion>
            <table:cell-content-deletion>
              <table:cell-address table:column="3" table:row="93" table:table="1"/>
              <table:change-track-table-cell office:value-type="string">
                <text:p>I\_A/nA</text:p>
              </table:change-track-table-cell>
            </table:cell-content-deletion>
            <table:cell-content-deletion>
              <table:cell-address table:column="2" table:row="96" table:table="1"/>
              <table:change-track-table-cell office:value-type="float" office:value="0.1"/>
            </table:cell-content-deletion>
            <table:cell-content-deletion>
              <table:cell-address table:column="2" table:row="95" table:table="1"/>
              <table:change-track-table-cell office:value-type="float" office:value="0.1"/>
            </table:cell-content-deletion>
            <table:cell-content-deletion>
              <table:cell-address table:column="2" table:row="94" table:table="1"/>
              <table:change-track-table-cell office:value-type="float" office:value="0.1"/>
            </table:cell-content-deletion>
            <table:cell-content-deletion>
              <table:cell-address table:column="2" table:row="93" table:table="1"/>
              <table:change-track-table-cell office:value-type="string">
                <text:p>Fehler/V</text:p>
              </table:change-track-table-cell>
            </table:cell-content-deletion>
            <table:cell-content-deletion>
              <table:cell-address table:column="1" table:row="96" table:table="1"/>
              <table:change-track-table-cell office:value-type="float" office:value="50.6"/>
            </table:cell-content-deletion>
            <table:cell-content-deletion>
              <table:cell-address table:column="1" table:row="95" table:table="1"/>
              <table:change-track-table-cell office:value-type="float" office:value="32.6"/>
            </table:cell-content-deletion>
            <table:cell-content-deletion>
              <table:cell-address table:column="1" table:row="94" table:table="1"/>
              <table:change-track-table-cell office:value-type="float" office:value="15.8"/>
            </table:cell-content-deletion>
            <table:cell-content-deletion>
              <table:cell-address table:column="1" table:row="93" table:table="1"/>
              <table:change-track-table-cell office:value-type="string">
                <text:p>U\_2/V</text:p>
              </table:change-track-table-cell>
            </table:cell-content-deletion>
            <table:cell-content-deletion>
              <table:cell-address table:column="0" table:row="96" table:table="1"/>
              <table:change-track-table-cell office:value-type="float" office:value="3"/>
            </table:cell-content-deletion>
            <table:cell-content-deletion>
              <table:cell-address table:column="0" table:row="95" table:table="1"/>
              <table:change-track-table-cell office:value-type="float" office:value="2"/>
            </table:cell-content-deletion>
            <table:cell-content-deletion>
              <table:cell-address table:column="0" table:row="94" table:table="1"/>
              <table:change-track-table-cell office:value-type="float" office:value="1"/>
            </table:cell-content-deletion>
            <table:cell-content-deletion>
              <table:cell-address table:column="0" table:row="93" table:table="1"/>
              <table:change-track-table-cell office:value-type="string">
                <text:p>Ordnung</text:p>
              </table:change-track-table-cell>
            </table:cell-content-deletion>
            <table:cell-content-deletion>
              <table:cell-address table:column="0" table:row="91" table:table="1"/>
              <table:change-track-table-cell office:value-type="string">
                <text:p>Messen der Maxima</text:p>
              </table:change-track-table-cell>
            </table:cell-content-deletion>
            <table:cell-content-deletion>
              <table:cell-address table:column="0" table:row="82" table:table="1"/>
              <table:change-track-table-cell office:value-type="float" office:value="52"/>
            </table:cell-content-deletion>
            <table:cell-content-deletion>
              <table:cell-address table:column="0" table:row="81" table:table="1"/>
              <table:change-track-table-cell office:value-type="float" office:value="50"/>
            </table:cell-content-deletion>
            <table:cell-content-deletion>
              <table:cell-address table:column="0" table:row="80" table:table="1"/>
              <table:change-track-table-cell office:value-type="float" office:value="48"/>
            </table:cell-content-deletion>
            <table:cell-content-deletion>
              <table:cell-address table:column="0" table:row="79" table:table="1"/>
              <table:change-track-table-cell office:value-type="float" office:value="46"/>
            </table:cell-content-deletion>
            <table:cell-content-deletion>
              <table:cell-address table:column="0" table:row="78" table:table="1"/>
              <table:change-track-table-cell office:value-type="float" office:value="44"/>
            </table:cell-content-deletion>
            <table:cell-content-deletion>
              <table:cell-address table:column="0" table:row="77" table:table="1"/>
              <table:change-track-table-cell office:value-type="float" office:value="42"/>
            </table:cell-content-deletion>
            <table:cell-content-deletion>
              <table:cell-address table:column="0" table:row="76" table:table="1"/>
              <table:change-track-table-cell office:value-type="float" office:value="40"/>
            </table:cell-content-deletion>
            <table:cell-content-deletion>
              <table:cell-address table:column="0" table:row="75" table:table="1"/>
              <table:change-track-table-cell office:value-type="float" office:value="38"/>
            </table:cell-content-deletion>
            <table:cell-content-deletion>
              <table:cell-address table:column="0" table:row="74" table:table="1"/>
              <table:change-track-table-cell office:value-type="float" office:value="36"/>
            </table:cell-content-deletion>
            <table:cell-content-deletion>
              <table:cell-address table:column="0" table:row="73" table:table="1"/>
              <table:change-track-table-cell office:value-type="float" office:value="34"/>
            </table:cell-content-deletion>
            <table:cell-content-deletion>
              <table:cell-address table:column="0" table:row="72" table:table="1"/>
              <table:change-track-table-cell office:value-type="float" office:value="32"/>
            </table:cell-content-deletion>
            <table:cell-content-deletion>
              <table:cell-address table:column="0" table:row="71" table:table="1"/>
              <table:change-track-table-cell office:value-type="float" office:value="30"/>
            </table:cell-content-deletion>
            <table:cell-content-deletion>
              <table:cell-address table:column="0" table:row="70" table:table="1"/>
              <table:change-track-table-cell office:value-type="float" office:value="28"/>
            </table:cell-content-deletion>
            <table:cell-content-deletion>
              <table:cell-address table:column="0" table:row="69" table:table="1"/>
              <table:change-track-table-cell office:value-type="float" office:value="26"/>
            </table:cell-content-deletion>
            <table:cell-content-deletion>
              <table:cell-address table:column="0" table:row="68" table:table="1"/>
              <table:change-track-table-cell office:value-type="float" office:value="24"/>
            </table:cell-content-deletion>
            <table:cell-content-deletion>
              <table:cell-address table:column="0" table:row="67" table:table="1"/>
              <table:change-track-table-cell office:value-type="float" office:value="22"/>
            </table:cell-content-deletion>
            <table:cell-content-deletion>
              <table:cell-address table:column="0" table:row="66" table:table="1"/>
              <table:change-track-table-cell office:value-type="float" office:value="20"/>
            </table:cell-content-deletion>
            <table:cell-content-deletion>
              <table:cell-address table:column="0" table:row="65" table:table="1"/>
              <table:change-track-table-cell office:value-type="float" office:value="18"/>
            </table:cell-content-deletion>
            <table:cell-content-deletion>
              <table:cell-address table:column="0" table:row="64" table:table="1"/>
              <table:change-track-table-cell office:value-type="float" office:value="16"/>
            </table:cell-content-deletion>
            <table:cell-content-deletion>
              <table:cell-address table:column="0" table:row="63" table:table="1"/>
              <table:change-track-table-cell office:value-type="float" office:value="14"/>
            </table:cell-content-deletion>
            <table:cell-content-deletion>
              <table:cell-address table:column="0" table:row="62" table:table="1"/>
              <table:change-track-table-cell office:value-type="float" office:value="12"/>
            </table:cell-content-deletion>
            <table:cell-content-deletion>
              <table:cell-address table:column="0" table:row="61" table:table="1"/>
              <table:change-track-table-cell office:value-type="float" office:value="10"/>
            </table:cell-content-deletion>
            <table:cell-content-deletion table:id="ct1121">
              <table:change-track-table-cell office:value-type="float" office:value="7.4"/>
            </table:cell-content-deletion>
            <table:cell-content-deletion table:id="ct1120">
              <table:change-track-table-cell office:value-type="float" office:value="1.57"/>
            </table:cell-content-deletion>
            <table:cell-content-deletion table:id="ct1119">
              <table:change-track-table-cell office:value-type="float" office:value="-0.04"/>
            </table:cell-content-deletion>
            <table:cell-content-deletion table:id="ct1109">
              <table:change-track-table-cell office:value-type="float" office:value="11.01"/>
            </table:cell-content-deletion>
            <table:cell-content-deletion table:id="ct1108">
              <table:change-track-table-cell office:value-type="float" office:value="8.4"/>
            </table:cell-content-deletion>
            <table:cell-content-deletion table:id="ct1107">
              <table:change-track-table-cell office:value-type="float" office:value="4.9"/>
            </table:cell-content-deletion>
            <table:cell-content-deletion table:id="ct1016">
              <table:change-track-table-cell/>
            </table:cell-content-deletion>
            <table:cell-content-deletion table:id="ct1015">
              <table:change-track-table-cell/>
            </table:cell-content-deletion>
            <table:cell-content-deletion table:id="ct1014">
              <table:change-track-table-cell/>
            </table:cell-content-deletion>
            <table:cell-content-deletion table:id="ct1013">
              <table:change-track-table-cell/>
            </table:cell-content-deletion>
            <table:cell-content-deletion table:id="ct1012">
              <table:change-track-table-cell/>
            </table:cell-content-deletion>
            <table:cell-content-deletion table:id="ct1011">
              <table:change-track-table-cell/>
            </table:cell-content-deletion>
            <table:cell-content-deletion table:id="ct1010">
              <table:change-track-table-cell/>
            </table:cell-content-deletion>
            <table:cell-content-deletion table:id="ct1009">
              <table:change-track-table-cell/>
            </table:cell-content-deletion>
            <table:cell-content-deletion table:id="ct1115">
              <table:change-track-table-cell office:value-type="float" office:value="57"/>
            </table:cell-content-deletion>
            <table:cell-content-deletion table:id="ct1114">
              <table:change-track-table-cell office:value-type="float" office:value="38.2"/>
            </table:cell-content-deletion>
            <table:cell-content-deletion table:id="ct1113">
              <table:change-track-table-cell office:value-type="float" office:value="19.7"/>
            </table:cell-content-deletion>
            <table:cell-content-deletion table:id="ct1103">
              <table:change-track-table-cell office:value-type="float" office:value="50.6"/>
            </table:cell-content-deletion>
            <table:cell-content-deletion table:id="ct1102">
              <table:change-track-table-cell office:value-type="float" office:value="32.6"/>
            </table:cell-content-deletion>
            <table:cell-content-deletion table:id="ct1101">
              <table:change-track-table-cell office:value-type="float" office:value="15.8"/>
            </table:cell-content-deletion>
            <table:cell-content-deletion table:id="ct990">
              <table:change-track-table-cell table:cell-address="Tabelle2.I105" table:formula="of:=[.H105]^2" office:value-type="float" office:value="0"/>
            </table:cell-content-deletion>
            <table:cell-content-deletion table:id="ct989">
              <table:change-track-table-cell table:cell-address="Tabelle2.I104" table:formula="of:=[.H104]^2" office:value-type="float" office:value="0"/>
            </table:cell-content-deletion>
            <table:cell-content-deletion table:id="ct988">
              <table:change-track-table-cell office:value-type="string">
                <text:p>Fehler^2</text:p>
              </table:change-track-table-cell>
            </table:cell-content-deletion>
            <table:cell-content-deletion table:id="ct987">
              <table:change-track-table-cell table:cell-address="Tabelle2.H108" table:formula="of:=SQRT(SUM([.I104:.I108]))" office:value-type="float" office:value="0.2"/>
            </table:cell-content-deletion>
            <table:cell-content-deletion table:id="ct986">
              <table:change-track-table-cell table:cell-address="Tabelle2.H105" table:formula="of:=SQRT(2*[.C105]^2)" office:value-type="float" office:value="0"/>
            </table:cell-content-deletion>
            <table:cell-content-deletion table:id="ct985">
              <table:change-track-table-cell table:cell-address="Tabelle2.H104" table:formula="of:=SQRT(2*[.C104]^2)" office:value-type="float" office:value="0"/>
            </table:cell-content-deletion>
            <table:cell-content-deletion table:id="ct984">
              <table:change-track-table-cell office:value-type="string">
                <text:p>Fehler</text:p>
              </table:change-track-table-cell>
            </table:cell-content-deletion>
            <table:cell-content-deletion table:id="ct983">
              <table:change-track-table-cell table:cell-address="Tabelle2.G108" table:formula="of:=AVERAGE([.G104:.G105])" office:value-type="float" office:value="0"/>
            </table:cell-content-deletion>
            <table:cell-content-deletion table:id="ct982">
              <table:change-track-table-cell table:cell-address="Tabelle2.G105" table:formula="of:=[.B106]-[.B105]" office:value-type="float" office:value="0"/>
            </table:cell-content-deletion>
            <table:cell-content-deletion table:id="ct981">
              <table:change-track-table-cell table:cell-address="Tabelle2.G104" table:formula="of:=[.B105]-[.B104]" office:value-type="float" office:value="0"/>
            </table:cell-content-deletion>
            <table:cell-content-deletion table:id="ct980">
              <table:change-track-table-cell office:value-type="string">
                <text:p>Differenz</text:p>
              </table:change-track-table-cell>
            </table:cell-content-deletion>
            <table:cell-content-deletion table:id="ct979">
              <table:change-track-table-cell office:value-type="string">
                <text:p>Ergebnis in eV</text:p>
              </table:change-track-table-cell>
            </table:cell-content-deletion>
            <table:cell-content-deletion table:id="ct978">
              <table:change-track-table-cell office:value-type="float" office:value="0.02"/>
            </table:cell-content-deletion>
            <table:cell-content-deletion table:id="ct977">
              <table:change-track-table-cell office:value-type="float" office:value="0.02"/>
            </table:cell-content-deletion>
            <table:cell-content-deletion table:id="ct976">
              <table:change-track-table-cell office:value-type="float" office:value="0.02"/>
            </table:cell-content-deletion>
            <table:cell-content-deletion table:id="ct975">
              <table:change-track-table-cell office:value-type="string">
                <text:p>Fehler/nA</text:p>
              </table:change-track-table-cell>
            </table:cell-content-deletion>
            <table:cell-content-deletion table:id="ct1001">
              <table:change-track-table-cell office:value-type="float" office:value="7.4"/>
            </table:cell-content-deletion>
            <table:cell-content-deletion table:id="ct1000">
              <table:change-track-table-cell office:value-type="float" office:value="1.57"/>
            </table:cell-content-deletion>
            <table:cell-content-deletion table:id="ct998">
              <table:change-track-table-cell office:value-type="float" office:value="-0.04"/>
            </table:cell-content-deletion>
            <table:cell-content-deletion table:id="ct971">
              <table:change-track-table-cell office:value-type="string">
                <text:p>I\_A/nA</text:p>
              </table:change-track-table-cell>
            </table:cell-content-deletion>
            <table:cell-content-deletion table:id="ct970">
              <table:change-track-table-cell office:value-type="float" office:value="0.1"/>
            </table:cell-content-deletion>
            <table:cell-content-deletion table:id="ct969">
              <table:change-track-table-cell office:value-type="float" office:value="0.1"/>
            </table:cell-content-deletion>
            <table:cell-content-deletion table:id="ct968">
              <table:change-track-table-cell office:value-type="float" office:value="0.1"/>
            </table:cell-content-deletion>
            <table:cell-content-deletion table:id="ct967">
              <table:change-track-table-cell office:value-type="string">
                <text:p>Fehler/V</text:p>
              </table:change-track-table-cell>
            </table:cell-content-deletion>
            <table:cell-content-deletion table:id="ct1002">
              <table:change-track-table-cell office:value-type="float" office:value="57"/>
            </table:cell-content-deletion>
            <table:cell-content-deletion table:id="ct999">
              <table:change-track-table-cell office:value-type="float" office:value="38.2"/>
            </table:cell-content-deletion>
            <table:cell-content-deletion table:id="ct997">
              <table:change-track-table-cell office:value-type="float" office:value="19.7"/>
            </table:cell-content-deletion>
            <table:cell-content-deletion table:id="ct963">
              <table:change-track-table-cell office:value-type="string">
                <text:p>U\_2/V</text:p>
              </table:change-track-table-cell>
            </table:cell-content-deletion>
            <table:cell-content-deletion table:id="ct962">
              <table:change-track-table-cell office:value-type="float" office:value="3"/>
            </table:cell-content-deletion>
            <table:cell-content-deletion table:id="ct961">
              <table:change-track-table-cell office:value-type="float" office:value="2"/>
            </table:cell-content-deletion>
            <table:cell-content-deletion table:id="ct960">
              <table:change-track-table-cell office:value-type="float" office:value="1"/>
            </table:cell-content-deletion>
            <table:cell-content-deletion table:id="ct959">
              <table:change-track-table-cell office:value-type="string">
                <text:p>Ordnung</text:p>
              </table:change-track-table-cell>
            </table:cell-content-deletion>
            <table:cell-content-deletion table:id="ct958">
              <table:change-track-table-cell office:value-type="string">
                <text:p>Messung der Minima</text:p>
              </table:change-track-table-cell>
            </table:cell-content-deletion>
            <table:cell-content-deletion table:id="ct950">
              <table:change-track-table-cell/>
            </table:cell-content-deletion>
            <table:cell-content-deletion table:id="ct949">
              <table:change-track-table-cell/>
            </table:cell-content-deletion>
            <table:cell-content-deletion table:id="ct955">
              <table:change-track-table-cell/>
            </table:cell-content-deletion>
            <table:cell-content-deletion table:id="ct915">
              <table:change-track-table-cell table:cell-address="Tabelle2.I105" table:formula="of:=[.H105]^2" office:value-type="float" office:value="0"/>
            </table:cell-content-deletion>
            <table:cell-content-deletion table:id="ct914">
              <table:change-track-table-cell table:cell-address="Tabelle2.I104" table:formula="of:=[.H104]^2" office:value-type="float" office:value="0"/>
            </table:cell-content-deletion>
            <table:cell-content-deletion table:id="ct913">
              <table:change-track-table-cell office:value-type="string">
                <text:p>Fehler^2</text:p>
              </table:change-track-table-cell>
            </table:cell-content-deletion>
            <table:cell-content-deletion table:id="ct912">
              <table:change-track-table-cell table:cell-address="Tabelle2.H108" table:formula="of:=SQRT(SUM([.I104:.I108]))" office:value-type="float" office:value="0.2"/>
            </table:cell-content-deletion>
            <table:cell-content-deletion table:id="ct948">
              <table:change-track-table-cell/>
            </table:cell-content-deletion>
            <table:cell-content-deletion table:id="ct947">
              <table:change-track-table-cell/>
            </table:cell-content-deletion>
            <table:cell-content-deletion table:id="ct954">
              <table:change-track-table-cell/>
            </table:cell-content-deletion>
            <table:cell-content-deletion table:id="ct908">
              <table:change-track-table-cell table:cell-address="Tabelle2.H105" table:formula="of:=SQRT(2*[.C105]^2)" office:value-type="float" office:value="0"/>
            </table:cell-content-deletion>
            <table:cell-content-deletion table:id="ct907">
              <table:change-track-table-cell table:cell-address="Tabelle2.H104" table:formula="of:=SQRT(2*[.C104]^2)" office:value-type="float" office:value="0"/>
            </table:cell-content-deletion>
            <table:cell-content-deletion table:id="ct906">
              <table:change-track-table-cell office:value-type="string">
                <text:p>Fehler</text:p>
              </table:change-track-table-cell>
            </table:cell-content-deletion>
            <table:cell-content-deletion table:id="ct957">
              <table:change-track-table-cell table:cell-address="Tabelle2.G108" table:formula="of:=AVERAGE([.G104:.G105])" office:value-type="float" office:value="0"/>
            </table:cell-content-deletion>
            <table:cell-content-deletion table:id="ct946">
              <table:change-track-table-cell/>
            </table:cell-content-deletion>
            <table:cell-content-deletion table:id="ct945">
              <table:change-track-table-cell/>
            </table:cell-content-deletion>
            <table:cell-content-deletion table:id="ct953">
              <table:change-track-table-cell/>
            </table:cell-content-deletion>
            <table:cell-content-deletion table:id="ct901">
              <table:change-track-table-cell table:cell-address="Tabelle2.G105" table:formula="of:=[.B106]-[.B105]" office:value-type="float" office:value="0"/>
            </table:cell-content-deletion>
            <table:cell-content-deletion table:id="ct900">
              <table:change-track-table-cell table:cell-address="Tabelle2.G104" table:formula="of:=[.B105]-[.B104]" office:value-type="float" office:value="0"/>
            </table:cell-content-deletion>
            <table:cell-content-deletion table:id="ct899">
              <table:change-track-table-cell office:value-type="string">
                <text:p>Differenz</text:p>
              </table:change-track-table-cell>
            </table:cell-content-deletion>
            <table:cell-content-deletion table:id="ct898">
              <table:change-track-table-cell office:value-type="string">
                <text:p>Ergebnis in eV</text:p>
              </table:change-track-table-cell>
            </table:cell-content-deletion>
            <table:cell-content-deletion table:id="ct944">
              <table:change-track-table-cell/>
            </table:cell-content-deletion>
            <table:cell-content-deletion table:id="ct943">
              <table:change-track-table-cell/>
            </table:cell-content-deletion>
            <table:cell-content-deletion table:id="ct942">
              <table:change-track-table-cell/>
            </table:cell-content-deletion>
            <table:cell-content-deletion table:id="ct894">
              <table:change-track-table-cell office:value-type="float" office:value="0.02"/>
            </table:cell-content-deletion>
            <table:cell-content-deletion table:id="ct893">
              <table:change-track-table-cell office:value-type="float" office:value="0.02"/>
            </table:cell-content-deletion>
            <table:cell-content-deletion table:id="ct892">
              <table:change-track-table-cell office:value-type="float" office:value="0.02"/>
            </table:cell-content-deletion>
            <table:cell-content-deletion table:id="ct891">
              <table:change-track-table-cell office:value-type="string">
                <text:p>Fehler/nA</text:p>
              </table:change-track-table-cell>
            </table:cell-content-deletion>
            <table:cell-content-deletion table:id="ct930">
              <table:change-track-table-cell/>
            </table:cell-content-deletion>
            <table:cell-content-deletion table:id="ct929">
              <table:change-track-table-cell/>
            </table:cell-content-deletion>
            <table:cell-content-deletion table:id="ct928">
              <table:change-track-table-cell/>
            </table:cell-content-deletion>
            <table:cell-content-deletion table:id="ct934">
              <table:change-track-table-cell office:value-type="float" office:value="11.01"/>
            </table:cell-content-deletion>
            <table:cell-content-deletion table:id="ct932">
              <table:change-track-table-cell office:value-type="float" office:value="8.4"/>
            </table:cell-content-deletion>
            <table:cell-content-deletion table:id="ct919">
              <table:change-track-table-cell office:value-type="float" office:value="4.9"/>
            </table:cell-content-deletion>
            <table:cell-content-deletion table:id="ct884">
              <table:change-track-table-cell office:value-type="string">
                <text:p>I\_A/nA</text:p>
              </table:change-track-table-cell>
            </table:cell-content-deletion>
            <table:cell-content-deletion table:id="ct941">
              <table:change-track-table-cell/>
            </table:cell-content-deletion>
            <table:cell-content-deletion table:id="ct940">
              <table:change-track-table-cell/>
            </table:cell-content-deletion>
            <table:cell-content-deletion table:id="ct939">
              <table:change-track-table-cell/>
            </table:cell-content-deletion>
            <table:cell-content-deletion table:id="ct880">
              <table:change-track-table-cell office:value-type="float" office:value="0.1"/>
            </table:cell-content-deletion>
            <table:cell-content-deletion table:id="ct879">
              <table:change-track-table-cell office:value-type="float" office:value="0.1"/>
            </table:cell-content-deletion>
            <table:cell-content-deletion table:id="ct878">
              <table:change-track-table-cell office:value-type="float" office:value="0.1"/>
            </table:cell-content-deletion>
            <table:cell-content-deletion table:id="ct877">
              <table:change-track-table-cell office:value-type="string">
                <text:p>Fehler/V</text:p>
              </table:change-track-table-cell>
            </table:cell-content-deletion>
            <table:cell-content-deletion table:id="ct925">
              <table:change-track-table-cell/>
            </table:cell-content-deletion>
            <table:cell-content-deletion table:id="ct924">
              <table:change-track-table-cell/>
            </table:cell-content-deletion>
            <table:cell-content-deletion table:id="ct923">
              <table:change-track-table-cell/>
            </table:cell-content-deletion>
            <table:cell-content-deletion table:id="ct935">
              <table:change-track-table-cell office:value-type="float" office:value="50.6"/>
            </table:cell-content-deletion>
            <table:cell-content-deletion table:id="ct933">
              <table:change-track-table-cell office:value-type="float" office:value="32.6"/>
            </table:cell-content-deletion>
            <table:cell-content-deletion table:id="ct931">
              <table:change-track-table-cell office:value-type="float" office:value="15.8"/>
            </table:cell-content-deletion>
            <table:cell-content-deletion table:id="ct870">
              <table:change-track-table-cell office:value-type="string">
                <text:p>U\_2/V</text:p>
              </table:change-track-table-cell>
            </table:cell-content-deletion>
            <table:cell-content-deletion table:id="ct938">
              <table:change-track-table-cell/>
            </table:cell-content-deletion>
            <table:cell-content-deletion table:id="ct937">
              <table:change-track-table-cell/>
            </table:cell-content-deletion>
            <table:cell-content-deletion table:id="ct936">
              <table:change-track-table-cell/>
            </table:cell-content-deletion>
            <table:cell-content-deletion table:id="ct866">
              <table:change-track-table-cell office:value-type="float" office:value="3"/>
            </table:cell-content-deletion>
            <table:cell-content-deletion table:id="ct865">
              <table:change-track-table-cell office:value-type="float" office:value="2"/>
            </table:cell-content-deletion>
            <table:cell-content-deletion table:id="ct864">
              <table:change-track-table-cell office:value-type="float" office:value="1"/>
            </table:cell-content-deletion>
            <table:cell-content-deletion table:id="ct863">
              <table:change-track-table-cell office:value-type="string">
                <text:p>Ordnung</text:p>
              </table:change-track-table-cell>
            </table:cell-content-deletion>
            <table:cell-content-deletion table:id="ct862">
              <table:change-track-table-cell office:value-type="string">
                <text:p>Messen der Maxima</text:p>
              </table:change-track-table-cell>
            </table:cell-content-deletion>
            <table:cell-content-deletion table:id="ct861">
              <table:change-track-table-cell office:value-type="float" office:value="9.84"/>
            </table:cell-content-deletion>
            <table:cell-content-deletion table:id="ct1100">
              <table:change-track-table-cell/>
            </table:cell-content-deletion>
            <table:cell-content-deletion table:id="ct1099">
              <table:change-track-table-cell/>
            </table:cell-content-deletion>
            <table:cell-content-deletion table:id="ct1098">
              <table:change-track-table-cell/>
            </table:cell-content-deletion>
            <table:cell-content-deletion table:id="ct1097">
              <table:change-track-table-cell/>
            </table:cell-content-deletion>
            <table:cell-content-deletion table:id="ct1096">
              <table:change-track-table-cell/>
            </table:cell-content-deletion>
            <table:cell-content-deletion table:id="ct1095">
              <table:change-track-table-cell/>
            </table:cell-content-deletion>
            <table:cell-content-deletion table:id="ct1094">
              <table:change-track-table-cell/>
            </table:cell-content-deletion>
            <table:cell-content-deletion table:id="ct1093">
              <table:change-track-table-cell/>
            </table:cell-content-deletion>
            <table:cell-content-deletion table:id="ct1148">
              <table:change-track-table-cell table:cell-address="Tabelle2.J89" table:formula="of:=[.D89]" office:value-type="float" office:value="0.01"/>
            </table:cell-content-deletion>
            <table:cell-content-deletion table:id="ct1147">
              <table:change-track-table-cell table:cell-address="Tabelle2.J88" table:formula="of:=[.D88]" office:value-type="float" office:value="0.01"/>
            </table:cell-content-deletion>
            <table:cell-content-deletion table:id="ct1146">
              <table:change-track-table-cell table:cell-address="Tabelle2.J87" table:formula="of:=[.D87]" office:value-type="float" office:value="0.01"/>
            </table:cell-content-deletion>
            <table:cell-content-deletion table:id="ct1145">
              <table:change-track-table-cell table:cell-address="Tabelle2.J86" table:formula="of:=[.D86]" office:value-type="float" office:value="0.01"/>
            </table:cell-content-deletion>
            <table:cell-content-deletion table:id="ct1144">
              <table:change-track-table-cell table:cell-address="Tabelle2.J85" table:formula="of:=[.D85]" office:value-type="float" office:value="0.01"/>
            </table:cell-content-deletion>
            <table:cell-content-deletion table:id="ct1143">
              <table:change-track-table-cell table:cell-address="Tabelle2.J84" table:formula="of:=[.D84]" office:value-type="float" office:value="0.01"/>
            </table:cell-content-deletion>
            <table:cell-content-deletion table:id="ct846">
              <table:change-track-table-cell table:cell-address="Tabelle2.J83" table:formula="of:=[.D83]" office:value-type="float" office:value="0.01"/>
            </table:cell-content-deletion>
            <table:cell-content-deletion table:id="ct845">
              <table:change-track-table-cell table:cell-address="Tabelle2.J82" table:formula="of:=[.D82]" office:value-type="float" office:value="0.01"/>
            </table:cell-content-deletion>
            <table:cell-content-deletion table:id="ct844">
              <table:change-track-table-cell table:cell-address="Tabelle2.J81" table:formula="of:=[.D81]" office:value-type="float" office:value="0.01"/>
            </table:cell-content-deletion>
            <table:cell-content-deletion table:id="ct843">
              <table:change-track-table-cell table:cell-address="Tabelle2.J80" table:formula="of:=[.D80]" office:value-type="float" office:value="0.01"/>
            </table:cell-content-deletion>
            <table:cell-content-deletion table:id="ct842">
              <table:change-track-table-cell table:cell-address="Tabelle2.J79" table:formula="of:=[.D79]" office:value-type="float" office:value="0.01"/>
            </table:cell-content-deletion>
            <table:cell-content-deletion table:id="ct841">
              <table:change-track-table-cell table:cell-address="Tabelle2.J78" table:formula="of:=[.D78]" office:value-type="float" office:value="0.01"/>
            </table:cell-content-deletion>
            <table:cell-content-deletion table:id="ct840">
              <table:change-track-table-cell table:cell-address="Tabelle2.J77" table:formula="of:=[.D77]" office:value-type="float" office:value="0.01"/>
            </table:cell-content-deletion>
            <table:cell-content-deletion table:id="ct839">
              <table:change-track-table-cell table:cell-address="Tabelle2.J76" table:formula="of:=[.D76]" office:value-type="float" office:value="0.01"/>
            </table:cell-content-deletion>
            <table:cell-content-deletion table:id="ct838">
              <table:change-track-table-cell table:cell-address="Tabelle2.J75" table:formula="of:=[.D75]" office:value-type="float" office:value="0.01"/>
            </table:cell-content-deletion>
            <table:cell-content-deletion table:id="ct837">
              <table:change-track-table-cell table:cell-address="Tabelle2.J74" table:formula="of:=[.D74]" office:value-type="float" office:value="0.01"/>
            </table:cell-content-deletion>
            <table:cell-content-deletion table:id="ct836">
              <table:change-track-table-cell table:cell-address="Tabelle2.J73" table:formula="of:=[.D73]" office:value-type="float" office:value="0.01"/>
            </table:cell-content-deletion>
            <table:cell-content-deletion table:id="ct835">
              <table:change-track-table-cell table:cell-address="Tabelle2.J72" table:formula="of:=[.D72]" office:value-type="float" office:value="0.01"/>
            </table:cell-content-deletion>
            <table:cell-content-deletion table:id="ct834">
              <table:change-track-table-cell table:cell-address="Tabelle2.J71" table:formula="of:=[.D71]" office:value-type="float" office:value="0.01"/>
            </table:cell-content-deletion>
            <table:cell-content-deletion table:id="ct833">
              <table:change-track-table-cell table:cell-address="Tabelle2.J70" table:formula="of:=[.D70]" office:value-type="float" office:value="0.01"/>
            </table:cell-content-deletion>
            <table:cell-content-deletion table:id="ct832">
              <table:change-track-table-cell table:cell-address="Tabelle2.J69" table:formula="of:=[.D69]" office:value-type="float" office:value="0.01"/>
            </table:cell-content-deletion>
            <table:cell-content-deletion table:id="ct831">
              <table:change-track-table-cell table:cell-address="Tabelle2.J68" table:formula="of:=[.D68]" office:value-type="string">
                <text:p>Fehler/nA</text:p>
              </table:change-track-table-cell>
            </table:cell-content-deletion>
            <table:cell-content-deletion table:id="ct830">
              <table:change-track-table-cell table:cell-address="Tabelle2.J67" table:formula="of:=[.D67]" office:value-type="float" office:value="0"/>
            </table:cell-content-deletion>
            <table:cell-content-deletion table:id="ct829">
              <table:change-track-table-cell table:cell-address="Tabelle2.J66" table:formula="of:=[.D66]" office:value-type="float" office:value="0.01"/>
            </table:cell-content-deletion>
            <table:cell-content-deletion table:id="ct828">
              <table:change-track-table-cell table:cell-address="Tabelle2.J65" table:formula="of:=[.D65]" office:value-type="string">
                <text:p>Fehler/V</text:p>
              </table:change-track-table-cell>
            </table:cell-content-deletion>
            <table:cell-content-deletion table:id="ct827">
              <table:change-track-table-cell table:cell-address="Tabelle2.J64" table:formula="of:=[.D64]" office:value-type="float" office:value="0"/>
            </table:cell-content-deletion>
            <table:cell-content-deletion table:id="ct826">
              <table:change-track-table-cell table:cell-address="Tabelle2.J63" table:formula="of:=[.D63]" office:value-type="float" office:value="0"/>
            </table:cell-content-deletion>
            <table:cell-content-deletion table:id="ct825">
              <table:change-track-table-cell table:cell-address="Tabelle2.J62" table:formula="of:=[.D62]" office:value-type="float" office:value="0"/>
            </table:cell-content-deletion>
            <table:cell-content-deletion table:id="ct1086">
              <table:change-track-table-cell/>
            </table:cell-content-deletion>
            <table:cell-content-deletion table:id="ct1085">
              <table:change-track-table-cell/>
            </table:cell-content-deletion>
            <table:cell-content-deletion table:id="ct1084">
              <table:change-track-table-cell/>
            </table:cell-content-deletion>
            <table:cell-content-deletion table:id="ct1083">
              <table:change-track-table-cell/>
            </table:cell-content-deletion>
            <table:cell-content-deletion table:id="ct1082">
              <table:change-track-table-cell/>
            </table:cell-content-deletion>
            <table:cell-content-deletion table:id="ct1081">
              <table:change-track-table-cell/>
            </table:cell-content-deletion>
            <table:cell-content-deletion table:id="ct1080">
              <table:change-track-table-cell/>
            </table:cell-content-deletion>
            <table:cell-content-deletion table:id="ct1079">
              <table:change-track-table-cell/>
            </table:cell-content-deletion>
            <table:cell-content-deletion table:id="ct1142">
              <table:change-track-table-cell table:cell-address="Tabelle2.I89" table:formula="of:=[.B89]" office:value-type="float" office:value="0.2"/>
            </table:cell-content-deletion>
            <table:cell-content-deletion table:id="ct1141">
              <table:change-track-table-cell table:cell-address="Tabelle2.I88" table:formula="of:=[.B88]" office:value-type="float" office:value="0.2"/>
            </table:cell-content-deletion>
            <table:cell-content-deletion table:id="ct1140">
              <table:change-track-table-cell table:cell-address="Tabelle2.I87" table:formula="of:=[.B87]" office:value-type="float" office:value="0.2"/>
            </table:cell-content-deletion>
            <table:cell-content-deletion table:id="ct1139">
              <table:change-track-table-cell table:cell-address="Tabelle2.I86" table:formula="of:=[.B86]" office:value-type="float" office:value="0.2"/>
            </table:cell-content-deletion>
            <table:cell-content-deletion table:id="ct1138">
              <table:change-track-table-cell table:cell-address="Tabelle2.I85" table:formula="of:=[.B85]" office:value-type="float" office:value="0.2"/>
            </table:cell-content-deletion>
            <table:cell-content-deletion table:id="ct1137">
              <table:change-track-table-cell table:cell-address="Tabelle2.I84" table:formula="of:=[.B84]" office:value-type="float" office:value="0.2"/>
            </table:cell-content-deletion>
            <table:cell-content-deletion table:id="ct805">
              <table:change-track-table-cell table:cell-address="Tabelle2.I83" table:formula="of:=[.B83]" office:value-type="float" office:value="0.2"/>
            </table:cell-content-deletion>
            <table:cell-content-deletion table:id="ct804">
              <table:change-track-table-cell table:cell-address="Tabelle2.I82" table:formula="of:=[.B82]" office:value-type="float" office:value="0.2"/>
            </table:cell-content-deletion>
            <table:cell-content-deletion table:id="ct803">
              <table:change-track-table-cell table:cell-address="Tabelle2.I81" table:formula="of:=[.B81]" office:value-type="float" office:value="0.2"/>
            </table:cell-content-deletion>
            <table:cell-content-deletion table:id="ct802">
              <table:change-track-table-cell table:cell-address="Tabelle2.I80" table:formula="of:=[.B80]" office:value-type="float" office:value="0.2"/>
            </table:cell-content-deletion>
            <table:cell-content-deletion table:id="ct801">
              <table:change-track-table-cell table:cell-address="Tabelle2.I79" table:formula="of:=[.B79]" office:value-type="float" office:value="0.2"/>
            </table:cell-content-deletion>
            <table:cell-content-deletion table:id="ct800">
              <table:change-track-table-cell table:cell-address="Tabelle2.I78" table:formula="of:=[.B78]" office:value-type="float" office:value="0.2"/>
            </table:cell-content-deletion>
            <table:cell-content-deletion table:id="ct799">
              <table:change-track-table-cell table:cell-address="Tabelle2.I77" table:formula="of:=[.B77]" office:value-type="float" office:value="0.2"/>
            </table:cell-content-deletion>
            <table:cell-content-deletion table:id="ct798">
              <table:change-track-table-cell table:cell-address="Tabelle2.I76" table:formula="of:=[.B76]" office:value-type="float" office:value="0.2"/>
            </table:cell-content-deletion>
            <table:cell-content-deletion table:id="ct797">
              <table:change-track-table-cell table:cell-address="Tabelle2.I75" table:formula="of:=[.B75]" office:value-type="float" office:value="0.2"/>
            </table:cell-content-deletion>
            <table:cell-content-deletion table:id="ct796">
              <table:change-track-table-cell table:cell-address="Tabelle2.I74" table:formula="of:=[.B74]" office:value-type="float" office:value="0.2"/>
            </table:cell-content-deletion>
            <table:cell-content-deletion table:id="ct795">
              <table:change-track-table-cell table:cell-address="Tabelle2.I73" table:formula="of:=[.B73]" office:value-type="float" office:value="0.2"/>
            </table:cell-content-deletion>
            <table:cell-content-deletion table:id="ct794">
              <table:change-track-table-cell table:cell-address="Tabelle2.I72" table:formula="of:=[.B72]" office:value-type="float" office:value="0.2"/>
            </table:cell-content-deletion>
            <table:cell-content-deletion table:id="ct793">
              <table:change-track-table-cell table:cell-address="Tabelle2.I71" table:formula="of:=[.B71]" office:value-type="float" office:value="0.2"/>
            </table:cell-content-deletion>
            <table:cell-content-deletion table:id="ct792">
              <table:change-track-table-cell table:cell-address="Tabelle2.I70" table:formula="of:=[.B70]" office:value-type="float" office:value="0.2"/>
            </table:cell-content-deletion>
            <table:cell-content-deletion table:id="ct791">
              <table:change-track-table-cell table:cell-address="Tabelle2.I69" table:formula="of:=[.B69]" office:value-type="float" office:value="0.2"/>
            </table:cell-content-deletion>
            <table:cell-content-deletion table:id="ct790">
              <table:change-track-table-cell table:cell-address="Tabelle2.I68" table:formula="of:=[.B68]" office:value-type="string">
                <text:p>Fehler/V</text:p>
              </table:change-track-table-cell>
            </table:cell-content-deletion>
            <table:cell-content-deletion table:id="ct789">
              <table:change-track-table-cell table:cell-address="Tabelle2.I67" table:formula="of:=[.B67]" office:value-type="float" office:value="0"/>
            </table:cell-content-deletion>
            <table:cell-content-deletion table:id="ct788">
              <table:change-track-table-cell table:cell-address="Tabelle2.I66" table:formula="of:=[.B66]" office:value-type="float" office:value="0.01"/>
            </table:cell-content-deletion>
            <table:cell-content-deletion table:id="ct787">
              <table:change-track-table-cell table:cell-address="Tabelle2.I65" table:formula="of:=[.B65]" office:value-type="string">
                <text:p>Fehler/V</text:p>
              </table:change-track-table-cell>
            </table:cell-content-deletion>
            <table:cell-content-deletion table:id="ct786">
              <table:change-track-table-cell table:cell-address="Tabelle2.I64" table:formula="of:=[.B64]" office:value-type="float" office:value="0"/>
            </table:cell-content-deletion>
            <table:cell-content-deletion table:id="ct785">
              <table:change-track-table-cell table:cell-address="Tabelle2.I63" table:formula="of:=[.B63]" office:value-type="float" office:value="0"/>
            </table:cell-content-deletion>
            <table:cell-content-deletion table:id="ct784">
              <table:change-track-table-cell table:cell-address="Tabelle2.I62" table:formula="of:=[.B62]" office:value-type="float" office:value="0"/>
            </table:cell-content-deletion>
            <table:cell-content-deletion table:id="ct1072">
              <table:change-track-table-cell/>
            </table:cell-content-deletion>
            <table:cell-content-deletion table:id="ct1071">
              <table:change-track-table-cell/>
            </table:cell-content-deletion>
            <table:cell-content-deletion table:id="ct1070">
              <table:change-track-table-cell/>
            </table:cell-content-deletion>
            <table:cell-content-deletion table:id="ct1069">
              <table:change-track-table-cell/>
            </table:cell-content-deletion>
            <table:cell-content-deletion table:id="ct1068">
              <table:change-track-table-cell/>
            </table:cell-content-deletion>
            <table:cell-content-deletion table:id="ct1067">
              <table:change-track-table-cell/>
            </table:cell-content-deletion>
            <table:cell-content-deletion table:id="ct1066">
              <table:change-track-table-cell/>
            </table:cell-content-deletion>
            <table:cell-content-deletion table:id="ct1065">
              <table:change-track-table-cell/>
            </table:cell-content-deletion>
            <table:cell-content-deletion table:id="ct1136">
              <table:change-track-table-cell table:cell-address="Tabelle2.H89" table:formula="of:=[.C89]" office:value-type="float" office:value="1.69"/>
            </table:cell-content-deletion>
            <table:cell-content-deletion table:id="ct1135">
              <table:change-track-table-cell table:cell-address="Tabelle2.H88" table:formula="of:=[.C88]" office:value-type="float" office:value="1.38"/>
            </table:cell-content-deletion>
            <table:cell-content-deletion table:id="ct1134">
              <table:change-track-table-cell table:cell-address="Tabelle2.H87" table:formula="of:=[.C87]" office:value-type="float" office:value="3.66"/>
            </table:cell-content-deletion>
            <table:cell-content-deletion table:id="ct1133">
              <table:change-track-table-cell table:cell-address="Tabelle2.H86" table:formula="of:=[.C86]" office:value-type="float" office:value="6.66"/>
            </table:cell-content-deletion>
            <table:cell-content-deletion table:id="ct1132">
              <table:change-track-table-cell table:cell-address="Tabelle2.H85" table:formula="of:=[.C85]" office:value-type="float" office:value="7.6"/>
            </table:cell-content-deletion>
            <table:cell-content-deletion table:id="ct1131">
              <table:change-track-table-cell table:cell-address="Tabelle2.H84" table:formula="of:=[.C84]" office:value-type="float" office:value="6.87"/>
            </table:cell-content-deletion>
            <table:cell-content-deletion table:id="ct764">
              <table:change-track-table-cell table:cell-address="Tabelle2.H83" table:formula="of:=[.C83]" office:value-type="float" office:value="5.93"/>
            </table:cell-content-deletion>
            <table:cell-content-deletion table:id="ct763">
              <table:change-track-table-cell table:cell-address="Tabelle2.H82" table:formula="of:=[.C82]" office:value-type="float" office:value="4.46"/>
            </table:cell-content-deletion>
            <table:cell-content-deletion table:id="ct762">
              <table:change-track-table-cell table:cell-address="Tabelle2.H81" table:formula="of:=[.C81]" office:value-type="float" office:value="2.57"/>
            </table:cell-content-deletion>
            <table:cell-content-deletion table:id="ct761">
              <table:change-track-table-cell table:cell-address="Tabelle2.H80" table:formula="of:=[.C80]" office:value-type="float" office:value="0.78"/>
            </table:cell-content-deletion>
            <table:cell-content-deletion table:id="ct760">
              <table:change-track-table-cell table:cell-address="Tabelle2.H79" table:formula="of:=[.C79]" office:value-type="float" office:value="-0.04"/>
            </table:cell-content-deletion>
            <table:cell-content-deletion table:id="ct759">
              <table:change-track-table-cell table:cell-address="Tabelle2.H78" table:formula="of:=[.C78]" office:value-type="float" office:value="0.98"/>
            </table:cell-content-deletion>
            <table:cell-content-deletion table:id="ct758">
              <table:change-track-table-cell table:cell-address="Tabelle2.H77" table:formula="of:=[.C77]" office:value-type="float" office:value="4.44"/>
            </table:cell-content-deletion>
            <table:cell-content-deletion table:id="ct757">
              <table:change-track-table-cell table:cell-address="Tabelle2.H76" table:formula="of:=[.C76]" office:value-type="float" office:value="4.11"/>
            </table:cell-content-deletion>
            <table:cell-content-deletion table:id="ct756">
              <table:change-track-table-cell table:cell-address="Tabelle2.H75" table:formula="of:=[.C75]" office:value-type="float" office:value="3.76"/>
            </table:cell-content-deletion>
            <table:cell-content-deletion table:id="ct755">
              <table:change-track-table-cell table:cell-address="Tabelle2.H74" table:formula="of:=[.C74]" office:value-type="float" office:value="3.33"/>
            </table:cell-content-deletion>
            <table:cell-content-deletion table:id="ct754">
              <table:change-track-table-cell table:cell-address="Tabelle2.H73" table:formula="of:=[.C73]" office:value-type="float" office:value="2.63"/>
            </table:cell-content-deletion>
            <table:cell-content-deletion table:id="ct753">
              <table:change-track-table-cell table:cell-address="Tabelle2.H72" table:formula="of:=[.C72]" office:value-type="float" office:value="1.81"/>
            </table:cell-content-deletion>
            <table:cell-content-deletion table:id="ct752">
              <table:change-track-table-cell table:cell-address="Tabelle2.H71" table:formula="of:=[.C71]" office:value-type="float" office:value="0.01"/>
            </table:cell-content-deletion>
            <table:cell-content-deletion table:id="ct751">
              <table:change-track-table-cell table:cell-address="Tabelle2.H70" table:formula="of:=[.C70]" office:value-type="float" office:value="0.01"/>
            </table:cell-content-deletion>
            <table:cell-content-deletion table:id="ct750">
              <table:change-track-table-cell table:cell-address="Tabelle2.H69" table:formula="of:=[.C69]" office:value-type="float" office:value="0.01"/>
            </table:cell-content-deletion>
            <table:cell-content-deletion table:id="ct749">
              <table:change-track-table-cell table:cell-address="Tabelle2.H68" table:formula="of:=[.C68]" office:value-type="string">
                <text:p>I\_A/nA</text:p>
              </table:change-track-table-cell>
            </table:cell-content-deletion>
            <table:cell-content-deletion table:id="ct748">
              <table:change-track-table-cell table:cell-address="Tabelle2.H67" table:formula="of:=[.C67]" office:value-type="float" office:value="0"/>
            </table:cell-content-deletion>
            <table:cell-content-deletion table:id="ct747">
              <table:change-track-table-cell table:cell-address="Tabelle2.H66" table:formula="of:=[.C66]" office:value-type="float" office:value="5.78"/>
            </table:cell-content-deletion>
            <table:cell-content-deletion table:id="ct746">
              <table:change-track-table-cell table:cell-address="Tabelle2.H65" table:formula="of:=[.C65]" office:value-type="string">
                <text:p>U\_3/V</text:p>
              </table:change-track-table-cell>
            </table:cell-content-deletion>
            <table:cell-content-deletion table:id="ct745">
              <table:change-track-table-cell table:cell-address="Tabelle2.H64" table:formula="of:=[.C64]" office:value-type="float" office:value="0"/>
            </table:cell-content-deletion>
            <table:cell-content-deletion table:id="ct744">
              <table:change-track-table-cell table:cell-address="Tabelle2.H63" table:formula="of:=[.C63]" office:value-type="float" office:value="0"/>
            </table:cell-content-deletion>
            <table:cell-content-deletion table:id="ct743">
              <table:change-track-table-cell table:cell-address="Tabelle2.H62" table:formula="of:=[.C62]" office:value-type="float" office:value="0"/>
            </table:cell-content-deletion>
            <table:cell-content-deletion table:id="ct1058">
              <table:change-track-table-cell/>
            </table:cell-content-deletion>
            <table:cell-content-deletion table:id="ct1057">
              <table:change-track-table-cell/>
            </table:cell-content-deletion>
            <table:cell-content-deletion table:id="ct1056">
              <table:change-track-table-cell/>
            </table:cell-content-deletion>
            <table:cell-content-deletion table:id="ct1055">
              <table:change-track-table-cell/>
            </table:cell-content-deletion>
            <table:cell-content-deletion table:id="ct1054">
              <table:change-track-table-cell/>
            </table:cell-content-deletion>
            <table:cell-content-deletion table:id="ct1053">
              <table:change-track-table-cell/>
            </table:cell-content-deletion>
            <table:cell-content-deletion table:id="ct1052">
              <table:change-track-table-cell/>
            </table:cell-content-deletion>
            <table:cell-content-deletion table:id="ct1051">
              <table:change-track-table-cell/>
            </table:cell-content-deletion>
            <table:cell-content-deletion table:id="ct1130">
              <table:change-track-table-cell table:cell-address="Tabelle2.G89" table:formula="of:=[.A89]" office:value-type="float" office:value="40"/>
            </table:cell-content-deletion>
            <table:cell-content-deletion table:id="ct1129">
              <table:change-track-table-cell table:cell-address="Tabelle2.G88" table:formula="of:=[.A88]" office:value-type="float" office:value="38"/>
            </table:cell-content-deletion>
            <table:cell-content-deletion table:id="ct1128">
              <table:change-track-table-cell table:cell-address="Tabelle2.G87" table:formula="of:=[.A87]" office:value-type="float" office:value="36"/>
            </table:cell-content-deletion>
            <table:cell-content-deletion table:id="ct1127">
              <table:change-track-table-cell table:cell-address="Tabelle2.G86" table:formula="of:=[.A86]" office:value-type="float" office:value="34"/>
            </table:cell-content-deletion>
            <table:cell-content-deletion table:id="ct1126">
              <table:change-track-table-cell table:cell-address="Tabelle2.G85" table:formula="of:=[.A85]" office:value-type="float" office:value="32"/>
            </table:cell-content-deletion>
            <table:cell-content-deletion table:id="ct1125">
              <table:change-track-table-cell table:cell-address="Tabelle2.G84" table:formula="of:=[.A84]" office:value-type="float" office:value="30"/>
            </table:cell-content-deletion>
            <table:cell-content-deletion table:id="ct723">
              <table:change-track-table-cell table:cell-address="Tabelle2.G83" table:formula="of:=[.A83]" office:value-type="float" office:value="28"/>
            </table:cell-content-deletion>
            <table:cell-content-deletion table:id="ct722">
              <table:change-track-table-cell table:cell-address="Tabelle2.G82" table:formula="of:=[.A82]" office:value-type="float" office:value="26"/>
            </table:cell-content-deletion>
            <table:cell-content-deletion table:id="ct721">
              <table:change-track-table-cell table:cell-address="Tabelle2.G81" table:formula="of:=[.A81]" office:value-type="float" office:value="24"/>
            </table:cell-content-deletion>
            <table:cell-content-deletion table:id="ct720">
              <table:change-track-table-cell table:cell-address="Tabelle2.G80" table:formula="of:=[.A80]" office:value-type="float" office:value="22"/>
            </table:cell-content-deletion>
            <table:cell-content-deletion table:id="ct719">
              <table:change-track-table-cell table:cell-address="Tabelle2.G79" table:formula="of:=[.A79]" office:value-type="float" office:value="20"/>
            </table:cell-content-deletion>
            <table:cell-content-deletion table:id="ct718">
              <table:change-track-table-cell table:cell-address="Tabelle2.G78" table:formula="of:=[.A78]" office:value-type="float" office:value="18"/>
            </table:cell-content-deletion>
            <table:cell-content-deletion table:id="ct717">
              <table:change-track-table-cell table:cell-address="Tabelle2.G77" table:formula="of:=[.A77]" office:value-type="float" office:value="16"/>
            </table:cell-content-deletion>
            <table:cell-content-deletion table:id="ct716">
              <table:change-track-table-cell table:cell-address="Tabelle2.G76" table:formula="of:=[.A76]" office:value-type="float" office:value="14"/>
            </table:cell-content-deletion>
            <table:cell-content-deletion table:id="ct715">
              <table:change-track-table-cell table:cell-address="Tabelle2.G75" table:formula="of:=[.A75]" office:value-type="float" office:value="12"/>
            </table:cell-content-deletion>
            <table:cell-content-deletion table:id="ct714">
              <table:change-track-table-cell table:cell-address="Tabelle2.G74" table:formula="of:=[.A74]" office:value-type="float" office:value="10"/>
            </table:cell-content-deletion>
            <table:cell-content-deletion table:id="ct713">
              <table:change-track-table-cell table:cell-address="Tabelle2.G73" table:formula="of:=[.A73]" office:value-type="float" office:value="8"/>
            </table:cell-content-deletion>
            <table:cell-content-deletion table:id="ct712">
              <table:change-track-table-cell table:cell-address="Tabelle2.G72" table:formula="of:=[.A72]" office:value-type="float" office:value="6"/>
            </table:cell-content-deletion>
            <table:cell-content-deletion table:id="ct711">
              <table:change-track-table-cell table:cell-address="Tabelle2.G71" table:formula="of:=[.A71]" office:value-type="float" office:value="4"/>
            </table:cell-content-deletion>
            <table:cell-content-deletion table:id="ct710">
              <table:change-track-table-cell table:cell-address="Tabelle2.G70" table:formula="of:=[.A70]" office:value-type="float" office:value="2"/>
            </table:cell-content-deletion>
            <table:cell-content-deletion table:id="ct709">
              <table:change-track-table-cell table:cell-address="Tabelle2.G69" table:formula="of:=[.A69]" office:value-type="float" office:value="0"/>
            </table:cell-content-deletion>
            <table:cell-content-deletion table:id="ct708">
              <table:change-track-table-cell table:cell-address="Tabelle2.G68" table:formula="of:=[.A68]" office:value-type="string">
                <text:p>U\_2/V</text:p>
              </table:change-track-table-cell>
            </table:cell-content-deletion>
            <table:cell-content-deletion table:id="ct707">
              <table:change-track-table-cell table:cell-address="Tabelle2.G67" table:formula="of:=[.A67]" office:value-type="float" office:value="0"/>
            </table:cell-content-deletion>
            <table:cell-content-deletion table:id="ct706">
              <table:change-track-table-cell table:cell-address="Tabelle2.G66" table:formula="of:=[.A66]" office:value-type="float" office:value="3.06"/>
            </table:cell-content-deletion>
            <table:cell-content-deletion table:id="ct705">
              <table:change-track-table-cell table:cell-address="Tabelle2.G65" table:formula="of:=[.A65]" office:value-type="string">
                <text:p>U\_1/V</text:p>
              </table:change-track-table-cell>
            </table:cell-content-deletion>
            <table:cell-content-deletion table:id="ct704">
              <table:change-track-table-cell table:cell-address="Tabelle2.G64" table:formula="of:=[.A64]" office:value-type="float" office:value="0"/>
            </table:cell-content-deletion>
            <table:cell-content-deletion table:id="ct703">
              <table:change-track-table-cell table:cell-address="Tabelle2.G63" table:formula="of:=[.A63]" office:value-type="string">
                <text:p>Neon Messung</text:p>
              </table:change-track-table-cell>
            </table:cell-content-deletion>
            <table:cell-content-deletion table:id="ct702">
              <table:change-track-table-cell table:cell-address="Tabelle2.G62" table:formula="of:=[.A62]" office:value-type="float" office:value="0"/>
            </table:cell-content-deletion>
            <table:cell-content-deletion table:id="ct688">
              <table:change-track-table-cell office:value-type="float" office:value="10.28"/>
            </table:cell-content-deletion>
            <table:cell-content-deletion table:id="ct687">
              <table:change-track-table-cell office:value-type="float" office:value="8.57"/>
            </table:cell-content-deletion>
            <table:cell-content-deletion table:id="ct686">
              <table:change-track-table-cell office:value-type="float" office:value="6.54"/>
            </table:cell-content-deletion>
            <table:cell-content-deletion table:id="ct685">
              <table:change-track-table-cell office:value-type="float" office:value="4.62"/>
            </table:cell-content-deletion>
            <table:cell-content-deletion table:id="ct684">
              <table:change-track-table-cell office:value-type="float" office:value="2.9"/>
            </table:cell-content-deletion>
            <table:cell-content-deletion table:id="ct683">
              <table:change-track-table-cell office:value-type="float" office:value="1.69"/>
            </table:cell-content-deletion>
            <table:cell-content-deletion table:id="ct682">
              <table:change-track-table-cell office:value-type="float" office:value="1.38"/>
            </table:cell-content-deletion>
            <table:cell-content-deletion table:id="ct681">
              <table:change-track-table-cell office:value-type="float" office:value="3.66"/>
            </table:cell-content-deletion>
            <table:cell-content-deletion table:id="ct680">
              <table:change-track-table-cell office:value-type="float" office:value="6.66"/>
            </table:cell-content-deletion>
            <table:cell-content-deletion table:id="ct679">
              <table:change-track-table-cell office:value-type="float" office:value="7.6"/>
            </table:cell-content-deletion>
            <table:cell-content-deletion table:id="ct678">
              <table:change-track-table-cell office:value-type="float" office:value="6.87"/>
            </table:cell-content-deletion>
            <table:cell-content-deletion table:id="ct677">
              <table:change-track-table-cell office:value-type="float" office:value="5.93"/>
            </table:cell-content-deletion>
            <table:cell-content-deletion table:id="ct676">
              <table:change-track-table-cell office:value-type="float" office:value="4.46"/>
            </table:cell-content-deletion>
            <table:cell-content-deletion table:id="ct675">
              <table:change-track-table-cell office:value-type="float" office:value="2.57"/>
            </table:cell-content-deletion>
            <table:cell-content-deletion table:id="ct674">
              <table:change-track-table-cell office:value-type="float" office:value="0.78"/>
            </table:cell-content-deletion>
            <table:cell-content-deletion table:id="ct673">
              <table:change-track-table-cell office:value-type="float" office:value="-0.04"/>
            </table:cell-content-deletion>
            <table:cell-content-deletion table:id="ct672">
              <table:change-track-table-cell office:value-type="float" office:value="0.98"/>
            </table:cell-content-deletion>
            <table:cell-content-deletion table:id="ct671">
              <table:change-track-table-cell office:value-type="float" office:value="4.44"/>
            </table:cell-content-deletion>
            <table:cell-content-deletion table:id="ct670">
              <table:change-track-table-cell office:value-type="float" office:value="4.11"/>
            </table:cell-content-deletion>
            <table:cell-content-deletion table:id="ct1030">
              <table:change-track-table-cell/>
            </table:cell-content-deletion>
            <table:cell-content-deletion table:id="ct1029">
              <table:change-track-table-cell/>
            </table:cell-content-deletion>
            <table:cell-content-deletion table:id="ct1028">
              <table:change-track-table-cell/>
            </table:cell-content-deletion>
            <table:cell-content-deletion table:id="ct1027">
              <table:change-track-table-cell/>
            </table:cell-content-deletion>
            <table:cell-content-deletion table:id="ct1026">
              <table:change-track-table-cell/>
            </table:cell-content-deletion>
            <table:cell-content-deletion table:id="ct1025">
              <table:change-track-table-cell/>
            </table:cell-content-deletion>
            <table:cell-content-deletion table:id="ct1024">
              <table:change-track-table-cell/>
            </table:cell-content-deletion>
            <table:cell-content-deletion table:id="ct1023">
              <table:change-track-table-cell/>
            </table:cell-content-deletion>
            <table:cell-content-deletion table:id="ct1118">
              <table:change-track-table-cell office:value-type="float" office:value="0.1"/>
            </table:cell-content-deletion>
            <table:cell-content-deletion table:id="ct1117">
              <table:change-track-table-cell office:value-type="float" office:value="0.1"/>
            </table:cell-content-deletion>
            <table:cell-content-deletion table:id="ct1116">
              <table:change-track-table-cell office:value-type="float" office:value="0.1"/>
            </table:cell-content-deletion>
            <table:cell-content-deletion table:id="ct1106">
              <table:change-track-table-cell office:value-type="float" office:value="0.1"/>
            </table:cell-content-deletion>
            <table:cell-content-deletion table:id="ct1105">
              <table:change-track-table-cell office:value-type="float" office:value="0.1"/>
            </table:cell-content-deletion>
            <table:cell-content-deletion table:id="ct1104">
              <table:change-track-table-cell office:value-type="float" office:value="0.1"/>
            </table:cell-content-deletion>
            <table:cell-content-deletion table:id="ct655">
              <table:change-track-table-cell office:value-type="float" office:value="0.2"/>
            </table:cell-content-deletion>
            <table:cell-content-deletion table:id="ct654">
              <table:change-track-table-cell office:value-type="float" office:value="0.2"/>
            </table:cell-content-deletion>
            <table:cell-content-deletion table:id="ct653">
              <table:change-track-table-cell office:value-type="float" office:value="0.2"/>
            </table:cell-content-deletion>
            <table:cell-content-deletion table:id="ct652">
              <table:change-track-table-cell office:value-type="float" office:value="0.2"/>
            </table:cell-content-deletion>
            <table:cell-content-deletion table:id="ct651">
              <table:change-track-table-cell office:value-type="float" office:value="0.2"/>
            </table:cell-content-deletion>
            <table:cell-content-deletion table:id="ct650">
              <table:change-track-table-cell office:value-type="float" office:value="0.2"/>
            </table:cell-content-deletion>
            <table:cell-content-deletion table:id="ct649">
              <table:change-track-table-cell office:value-type="float" office:value="0.2"/>
            </table:cell-content-deletion>
            <table:cell-content-deletion table:id="ct648">
              <table:change-track-table-cell office:value-type="float" office:value="0.2"/>
            </table:cell-content-deletion>
            <table:cell-content-deletion table:id="ct647">
              <table:change-track-table-cell office:value-type="float" office:value="0.2"/>
            </table:cell-content-deletion>
            <table:cell-content-deletion table:id="ct646">
              <table:change-track-table-cell office:value-type="float" office:value="0.2"/>
            </table:cell-content-deletion>
            <table:cell-content-deletion table:id="ct645">
              <table:change-track-table-cell office:value-type="float" office:value="0.2"/>
            </table:cell-content-deletion>
            <table:cell-content-deletion table:id="ct644">
              <table:change-track-table-cell office:value-type="float" office:value="0.2"/>
            </table:cell-content-deletion>
            <table:cell-content-deletion table:id="ct643">
              <table:change-track-table-cell office:value-type="float" office:value="0.2"/>
            </table:cell-content-deletion>
            <table:cell-content-deletion table:id="ct642">
              <table:change-track-table-cell office:value-type="float" office:value="0.2"/>
            </table:cell-content-deletion>
            <table:cell-content-deletion table:id="ct641">
              <table:change-track-table-cell office:value-type="float" office:value="0.2"/>
            </table:cell-content-deletion>
            <table:cell-content-deletion table:id="ct640">
              <table:change-track-table-cell office:value-type="float" office:value="0.2"/>
            </table:cell-content-deletion>
            <table:cell-content-deletion table:id="ct639">
              <table:change-track-table-cell office:value-type="float" office:value="0.2"/>
            </table:cell-content-deletion>
            <table:cell-content-deletion table:id="ct638">
              <table:change-track-table-cell office:value-type="float" office:value="0.2"/>
            </table:cell-content-deletion>
            <table:cell-content-deletion table:id="ct637">
              <table:change-track-table-cell office:value-type="float" office:value="0.2"/>
            </table:cell-content-deletion>
            <table:cell-content-deletion table:id="ct636">
              <table:change-track-table-cell office:value-type="float" office:value="0.2"/>
            </table:cell-content-deletion>
            <table:cell-content-deletion table:id="ct635">
              <table:change-track-table-cell office:value-type="float" office:value="0.2"/>
            </table:cell-content-deletion>
            <table:cell-content-deletion table:id="ct634">
              <table:change-track-table-cell office:value-type="float" office:value="0.2"/>
            </table:cell-content-deletion>
            <table:cell-content-deletion table:id="ct628">
              <table:change-track-table-cell office:value-type="float" office:value="3.76"/>
            </table:cell-content-deletion>
            <table:cell-content-deletion table:id="ct627">
              <table:change-track-table-cell office:value-type="float" office:value="3.33"/>
            </table:cell-content-deletion>
            <table:cell-content-deletion table:id="ct1044">
              <table:change-track-table-cell/>
            </table:cell-content-deletion>
            <table:cell-content-deletion table:id="ct1043">
              <table:change-track-table-cell/>
            </table:cell-content-deletion>
            <table:cell-content-deletion table:id="ct1042">
              <table:change-track-table-cell/>
            </table:cell-content-deletion>
            <table:cell-content-deletion table:id="ct1041">
              <table:change-track-table-cell/>
            </table:cell-content-deletion>
            <table:cell-content-deletion table:id="ct1040">
              <table:change-track-table-cell/>
            </table:cell-content-deletion>
            <table:cell-content-deletion table:id="ct1039">
              <table:change-track-table-cell/>
            </table:cell-content-deletion>
            <table:cell-content-deletion table:id="ct1038">
              <table:change-track-table-cell/>
            </table:cell-content-deletion>
            <table:cell-content-deletion table:id="ct1037">
              <table:change-track-table-cell/>
            </table:cell-content-deletion>
            <table:cell-content-deletion table:id="ct1124">
              <table:change-track-table-cell office:value-type="float" office:value="0.02"/>
            </table:cell-content-deletion>
            <table:cell-content-deletion table:id="ct1123">
              <table:change-track-table-cell office:value-type="float" office:value="0.02"/>
            </table:cell-content-deletion>
            <table:cell-content-deletion table:id="ct1122">
              <table:change-track-table-cell office:value-type="float" office:value="0.02"/>
            </table:cell-content-deletion>
            <table:cell-content-deletion table:id="ct1112">
              <table:change-track-table-cell office:value-type="float" office:value="0.02"/>
            </table:cell-content-deletion>
            <table:cell-content-deletion table:id="ct1111">
              <table:change-track-table-cell office:value-type="float" office:value="0.02"/>
            </table:cell-content-deletion>
            <table:cell-content-deletion table:id="ct1110">
              <table:change-track-table-cell office:value-type="float" office:value="0.02"/>
            </table:cell-content-deletion>
            <table:cell-content-deletion table:id="ct608">
              <table:change-track-table-cell office:value-type="float" office:value="0.01"/>
            </table:cell-content-deletion>
            <table:cell-content-deletion table:id="ct607">
              <table:change-track-table-cell office:value-type="float" office:value="0.01"/>
            </table:cell-content-deletion>
            <table:cell-content-deletion table:id="ct606">
              <table:change-track-table-cell office:value-type="float" office:value="0.01"/>
            </table:cell-content-deletion>
            <table:cell-content-deletion table:id="ct605">
              <table:change-track-table-cell office:value-type="float" office:value="0.01"/>
            </table:cell-content-deletion>
            <table:cell-content-deletion table:id="ct604">
              <table:change-track-table-cell office:value-type="float" office:value="0.01"/>
            </table:cell-content-deletion>
            <table:cell-content-deletion table:id="ct603">
              <table:change-track-table-cell office:value-type="float" office:value="0.01"/>
            </table:cell-content-deletion>
            <table:cell-content-deletion table:id="ct602">
              <table:change-track-table-cell office:value-type="float" office:value="0.01"/>
            </table:cell-content-deletion>
            <table:cell-content-deletion table:id="ct601">
              <table:change-track-table-cell office:value-type="float" office:value="0.01"/>
            </table:cell-content-deletion>
            <table:cell-content-deletion table:id="ct600">
              <table:change-track-table-cell office:value-type="float" office:value="0.01"/>
            </table:cell-content-deletion>
            <table:cell-content-deletion table:id="ct599">
              <table:change-track-table-cell office:value-type="float" office:value="0.01"/>
            </table:cell-content-deletion>
            <table:cell-content-deletion table:id="ct598">
              <table:change-track-table-cell office:value-type="float" office:value="0.01"/>
            </table:cell-content-deletion>
            <table:cell-content-deletion table:id="ct597">
              <table:change-track-table-cell office:value-type="float" office:value="0.01"/>
            </table:cell-content-deletion>
            <table:cell-content-deletion table:id="ct596">
              <table:change-track-table-cell office:value-type="float" office:value="0.01"/>
            </table:cell-content-deletion>
            <table:cell-content-deletion table:id="ct595">
              <table:change-track-table-cell office:value-type="float" office:value="0.01"/>
            </table:cell-content-deletion>
            <table:cell-content-deletion table:id="ct594">
              <table:change-track-table-cell office:value-type="float" office:value="0.01"/>
            </table:cell-content-deletion>
            <table:cell-content-deletion table:id="ct593">
              <table:change-track-table-cell office:value-type="float" office:value="0.01"/>
            </table:cell-content-deletion>
            <table:cell-content-deletion table:id="ct592">
              <table:change-track-table-cell office:value-type="float" office:value="0.01"/>
            </table:cell-content-deletion>
            <table:cell-content-deletion table:id="ct591">
              <table:change-track-table-cell office:value-type="float" office:value="0.01"/>
            </table:cell-content-deletion>
            <table:cell-content-deletion table:id="ct590">
              <table:change-track-table-cell office:value-type="float" office:value="0.01"/>
            </table:cell-content-deletion>
            <table:cell-content-deletion table:id="ct589">
              <table:change-track-table-cell office:value-type="float" office:value="0.01"/>
            </table:cell-content-deletion>
            <table:cell-content-deletion table:id="ct588">
              <table:change-track-table-cell office:value-type="float" office:value="0.01"/>
            </table:cell-content-deletion>
            <table:cell-content-deletion table:id="ct587">
              <table:change-track-table-cell office:value-type="float" office:value="0.01"/>
            </table:cell-content-deletion>
            <table:cell-content-deletion table:id="ct577">
              <table:change-track-table-cell office:value-type="float" office:value="0.1"/>
            </table:cell-content-deletion>
            <table:cell-content-deletion table:id="ct576">
              <table:change-track-table-cell office:value-type="float" office:value="0.1"/>
            </table:cell-content-deletion>
            <table:cell-content-deletion table:id="ct575">
              <table:change-track-table-cell office:value-type="float" office:value="0.1"/>
            </table:cell-content-deletion>
            <table:cell-content-deletion table:id="ct574">
              <table:change-track-table-cell office:value-type="float" office:value="0.1"/>
            </table:cell-content-deletion>
            <table:cell-content-deletion table:id="ct573">
              <table:change-track-table-cell office:value-type="float" office:value="0.1"/>
            </table:cell-content-deletion>
            <table:cell-content-deletion table:id="ct572">
              <table:change-track-table-cell office:value-type="float" office:value="0.1"/>
            </table:cell-content-deletion>
            <table:cell-content-deletion table:id="ct571">
              <table:change-track-table-cell office:value-type="float" office:value="0.1"/>
            </table:cell-content-deletion>
            <table:cell-content-deletion table:id="ct570">
              <table:change-track-table-cell office:value-type="float" office:value="0.1"/>
            </table:cell-content-deletion>
            <table:cell-content-deletion table:id="ct569">
              <table:change-track-table-cell office:value-type="float" office:value="0.1"/>
            </table:cell-content-deletion>
            <table:cell-content-deletion table:id="ct568">
              <table:change-track-table-cell office:value-type="float" office:value="0.1"/>
            </table:cell-content-deletion>
            <table:cell-content-deletion table:id="ct567">
              <table:change-track-table-cell office:value-type="float" office:value="0.1"/>
            </table:cell-content-deletion>
            <table:cell-content-deletion table:id="ct566">
              <table:change-track-table-cell office:value-type="float" office:value="0.1"/>
            </table:cell-content-deletion>
            <table:cell-content-deletion table:id="ct565">
              <table:change-track-table-cell office:value-type="float" office:value="0.1"/>
            </table:cell-content-deletion>
            <table:cell-content-deletion table:id="ct564">
              <table:change-track-table-cell office:value-type="float" office:value="0.1"/>
            </table:cell-content-deletion>
            <table:cell-content-deletion table:id="ct563">
              <table:change-track-table-cell office:value-type="float" office:value="0.1"/>
            </table:cell-content-deletion>
            <table:cell-content-deletion table:id="ct562">
              <table:change-track-table-cell office:value-type="float" office:value="0.1"/>
            </table:cell-content-deletion>
            <table:cell-content-deletion table:id="ct561">
              <table:change-track-table-cell office:value-type="float" office:value="0.1"/>
            </table:cell-content-deletion>
            <table:cell-content-deletion table:id="ct560">
              <table:change-track-table-cell office:value-type="float" office:value="0.1"/>
            </table:cell-content-deletion>
            <table:cell-content-deletion table:id="ct559">
              <table:change-track-table-cell office:value-type="float" office:value="0.1"/>
            </table:cell-content-deletion>
            <table:cell-content-deletion table:id="ct558">
              <table:change-track-table-cell office:value-type="float" office:value="0.1"/>
            </table:cell-content-deletion>
            <table:cell-content-deletion table:id="ct557">
              <table:change-track-table-cell office:value-type="float" office:value="0.1"/>
            </table:cell-content-deletion>
            <table:cell-content-deletion table:id="ct556">
              <table:change-track-table-cell office:value-type="float" office:value="0.1"/>
            </table:cell-content-deletion>
            <table:cell-content-deletion table:id="ct555">
              <table:change-track-table-cell office:value-type="float" office:value="0.1"/>
            </table:cell-content-deletion>
            <table:cell-content-deletion table:id="ct554">
              <table:change-track-table-cell office:value-type="float" office:value="0.1"/>
            </table:cell-content-deletion>
            <table:cell-content-deletion table:id="ct553">
              <table:change-track-table-cell office:value-type="float" office:value="0.1"/>
            </table:cell-content-deletion>
            <table:cell-content-deletion table:id="ct552">
              <table:change-track-table-cell office:value-type="float" office:value="0.1"/>
            </table:cell-content-deletion>
            <table:cell-content-deletion table:id="ct551">
              <table:change-track-table-cell office:value-type="float" office:value="0.1"/>
            </table:cell-content-deletion>
            <table:cell-content-deletion table:id="ct550">
              <table:change-track-table-cell office:value-type="float" office:value="0.1"/>
            </table:cell-content-deletion>
            <table:cell-content-deletion table:id="ct549">
              <table:change-track-table-cell office:value-type="float" office:value="0.1"/>
            </table:cell-content-deletion>
            <table:cell-content-deletion table:id="ct548">
              <table:change-track-table-cell office:value-type="float" office:value="0.1"/>
            </table:cell-content-deletion>
            <table:cell-content-deletion table:id="ct547">
              <table:change-track-table-cell office:value-type="float" office:value="0.1"/>
            </table:cell-content-deletion>
            <table:cell-content-deletion table:id="ct546">
              <table:change-track-table-cell office:value-type="float" office:value="0.1"/>
            </table:cell-content-deletion>
            <table:cell-content-deletion table:id="ct545">
              <table:change-track-table-cell office:value-type="float" office:value="0.1"/>
            </table:cell-content-deletion>
            <table:cell-content-deletion table:id="ct544">
              <table:change-track-table-cell office:value-type="float" office:value="0.1"/>
            </table:cell-content-deletion>
            <table:cell-content-deletion table:id="ct543">
              <table:change-track-table-cell office:value-type="float" office:value="0.1"/>
            </table:cell-content-deletion>
            <table:cell-content-deletion table:id="ct537">
              <table:change-track-table-cell office:value-type="float" office:value="80"/>
            </table:cell-content-deletion>
            <table:cell-content-deletion table:id="ct536">
              <table:change-track-table-cell office:value-type="float" office:value="78"/>
            </table:cell-content-deletion>
            <table:cell-content-deletion table:id="ct535">
              <table:change-track-table-cell office:value-type="float" office:value="76"/>
            </table:cell-content-deletion>
            <table:cell-content-deletion table:id="ct534">
              <table:change-track-table-cell office:value-type="float" office:value="74"/>
            </table:cell-content-deletion>
            <table:cell-content-deletion table:id="ct533">
              <table:change-track-table-cell office:value-type="float" office:value="72"/>
            </table:cell-content-deletion>
            <table:cell-content-deletion table:id="ct532">
              <table:change-track-table-cell office:value-type="float" office:value="70"/>
            </table:cell-content-deletion>
            <table:cell-content-deletion table:id="ct531">
              <table:change-track-table-cell office:value-type="float" office:value="68"/>
            </table:cell-content-deletion>
            <table:cell-content-deletion table:id="ct530">
              <table:change-track-table-cell office:value-type="float" office:value="66"/>
            </table:cell-content-deletion>
            <table:cell-content-deletion table:id="ct529">
              <table:change-track-table-cell office:value-type="float" office:value="64"/>
            </table:cell-content-deletion>
            <table:cell-content-deletion table:id="ct528">
              <table:change-track-table-cell office:value-type="float" office:value="62"/>
            </table:cell-content-deletion>
            <table:cell-content-deletion table:id="ct527">
              <table:change-track-table-cell office:value-type="float" office:value="60"/>
            </table:cell-content-deletion>
            <table:cell-content-deletion table:id="ct526">
              <table:change-track-table-cell office:value-type="float" office:value="58"/>
            </table:cell-content-deletion>
            <table:cell-content-deletion table:id="ct525">
              <table:change-track-table-cell office:value-type="float" office:value="56"/>
            </table:cell-content-deletion>
            <table:cell-content-deletion table:id="ct524">
              <table:change-track-table-cell office:value-type="float" office:value="54"/>
            </table:cell-content-deletion>
            <table:cell-content-deletion table:id="ct523">
              <table:change-track-table-cell office:value-type="float" office:value="52"/>
            </table:cell-content-deletion>
            <table:cell-content-deletion table:id="ct522">
              <table:change-track-table-cell office:value-type="float" office:value="50"/>
            </table:cell-content-deletion>
            <table:cell-content-deletion table:id="ct521">
              <table:change-track-table-cell office:value-type="float" office:value="48"/>
            </table:cell-content-deletion>
            <table:cell-content-deletion table:id="ct520">
              <table:change-track-table-cell office:value-type="float" office:value="46"/>
            </table:cell-content-deletion>
            <table:cell-content-deletion table:id="ct519">
              <table:change-track-table-cell office:value-type="float" office:value="44"/>
            </table:cell-content-deletion>
            <table:cell-content-deletion table:id="ct518">
              <table:change-track-table-cell office:value-type="float" office:value="42"/>
            </table:cell-content-deletion>
            <table:cell-content-deletion table:id="ct517">
              <table:change-track-table-cell office:value-type="float" office:value="40"/>
            </table:cell-content-deletion>
            <table:cell-content-deletion table:id="ct516">
              <table:change-track-table-cell office:value-type="float" office:value="38"/>
            </table:cell-content-deletion>
            <table:cell-content-deletion table:id="ct515">
              <table:change-track-table-cell office:value-type="float" office:value="36"/>
            </table:cell-content-deletion>
            <table:cell-content-deletion table:id="ct514">
              <table:change-track-table-cell office:value-type="float" office:value="34"/>
            </table:cell-content-deletion>
            <table:cell-content-deletion table:id="ct513">
              <table:change-track-table-cell office:value-type="float" office:value="32"/>
            </table:cell-content-deletion>
            <table:cell-content-deletion table:id="ct512">
              <table:change-track-table-cell office:value-type="float" office:value="30"/>
            </table:cell-content-deletion>
            <table:cell-content-deletion table:id="ct511">
              <table:change-track-table-cell office:value-type="float" office:value="28"/>
            </table:cell-content-deletion>
            <table:cell-content-deletion table:id="ct510">
              <table:change-track-table-cell office:value-type="float" office:value="26"/>
            </table:cell-content-deletion>
            <table:cell-content-deletion table:id="ct509">
              <table:change-track-table-cell office:value-type="float" office:value="24"/>
            </table:cell-content-deletion>
            <table:cell-content-deletion table:id="ct508">
              <table:change-track-table-cell office:value-type="float" office:value="22"/>
            </table:cell-content-deletion>
            <table:cell-content-deletion table:id="ct507">
              <table:change-track-table-cell office:value-type="float" office:value="20"/>
            </table:cell-content-deletion>
            <table:cell-content-deletion table:id="ct506">
              <table:change-track-table-cell office:value-type="float" office:value="18"/>
            </table:cell-content-deletion>
            <table:cell-content-deletion table:id="ct505">
              <table:change-track-table-cell office:value-type="float" office:value="16"/>
            </table:cell-content-deletion>
            <table:cell-content-deletion table:id="ct504">
              <table:change-track-table-cell office:value-type="float" office:value="14"/>
            </table:cell-content-deletion>
            <table:cell-content-deletion table:id="ct503">
              <table:change-track-table-cell office:value-type="float" office:value="12"/>
            </table:cell-content-deletion>
          </table:deletions>
        </table:movement>
        <table:movement table:id="ct1151">
          <table:source-range-address table:start-column="0" table:start-row="37" table:start-table="1" table:end-column="9" table:end-row="46" table:end-table="1"/>
          <table:target-range-address table:start-column="0" table:start-row="48" table:start-table="1" table:end-column="9" table:end-row="57" table:end-table="1"/>
          <office:change-info>
            <dc:creator>frederik </dc:creator>
            <dc:date>2014-09-22T10:01:23.76</dc:date>
          </office:change-info>
          <table:dependencies>
            <table:dependency table:id="ct1494"/>
            <table:dependency table:id="ct1493"/>
            <table:dependency table:id="ct1204"/>
            <table:dependency table:id="ct1182"/>
            <table:dependency table:id="ct1181"/>
            <table:dependency table:id="ct1180"/>
            <table:dependency table:id="ct1179"/>
            <table:dependency table:id="ct1178"/>
            <table:dependency table:id="ct1177"/>
            <table:dependency table:id="ct1175"/>
            <table:dependency table:id="ct1174"/>
            <table:dependency table:id="ct1173"/>
            <table:dependency table:id="ct1172"/>
            <table:dependency table:id="ct1171"/>
            <table:dependency table:id="ct1169"/>
            <table:dependency table:id="ct1168"/>
            <table:dependency table:id="ct1167"/>
            <table:dependency table:id="ct1166"/>
            <table:dependency table:id="ct1165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7"/>
            <table:dependency table:id="ct1156"/>
            <table:dependency table:id="ct1155"/>
            <table:dependency table:id="ct1154"/>
            <table:dependency table:id="ct1153"/>
          </table:dependencies>
        </table:movement>
        <table:cell-content-change table:id="ct1152">
          <table:cell-address table:column="0" table:row="36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53">
          <table:cell-address table:column="0" table:row="37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54">
          <table:cell-address table:column="0" table:row="38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55">
          <table:cell-address table:column="0" table:row="39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56">
          <table:cell-address table:column="0" table:row="40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57">
          <table:cell-address table:column="0" table:row="41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58">
          <table:cell-address table:column="1" table:row="36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59">
          <table:cell-address table:column="1" table:row="37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60">
          <table:cell-address table:column="1" table:row="38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61">
          <table:cell-address table:column="1" table:row="39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62">
          <table:cell-address table:column="1" table:row="40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63">
          <table:cell-address table:column="1" table:row="41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64">
          <table:cell-address table:column="2" table:row="36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65">
          <table:cell-address table:column="2" table:row="37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66">
          <table:cell-address table:column="2" table:row="38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67">
          <table:cell-address table:column="2" table:row="39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68">
          <table:cell-address table:column="2" table:row="40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69">
          <table:cell-address table:column="2" table:row="41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70">
          <table:cell-address table:column="3" table:row="36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71">
          <table:cell-address table:column="3" table:row="37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72">
          <table:cell-address table:column="3" table:row="38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73">
          <table:cell-address table:column="3" table:row="39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74">
          <table:cell-address table:column="3" table:row="40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75">
          <table:cell-address table:column="3" table:row="41" table:table="1"/>
          <office:change-info>
            <dc:creator>frederik </dc:creator>
            <dc:date>2014-09-22T10:01:30.75</dc:date>
          </office:change-info>
          <table:previous>
            <table:change-track-table-cell/>
          </table:previous>
        </table:cell-content-change>
        <table:cell-content-change table:id="ct1176">
          <table:cell-address table:column="9" table:row="36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77">
          <table:cell-address table:column="9" table:row="37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78">
          <table:cell-address table:column="9" table:row="38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79">
          <table:cell-address table:column="9" table:row="39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80">
          <table:cell-address table:column="9" table:row="40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81">
          <table:cell-address table:column="9" table:row="41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82">
          <table:cell-address table:column="9" table:row="42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83">
          <table:cell-address table:column="10" table:row="36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84">
          <table:cell-address table:column="10" table:row="37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85">
          <table:cell-address table:column="10" table:row="38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86">
          <table:cell-address table:column="10" table:row="39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87">
          <table:cell-address table:column="10" table:row="40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88">
          <table:cell-address table:column="10" table:row="41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89">
          <table:cell-address table:column="10" table:row="42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90">
          <table:cell-address table:column="11" table:row="36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91">
          <table:cell-address table:column="11" table:row="37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92">
          <table:cell-address table:column="11" table:row="38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93">
          <table:cell-address table:column="11" table:row="39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94">
          <table:cell-address table:column="11" table:row="40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95">
          <table:cell-address table:column="11" table:row="41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96">
          <table:cell-address table:column="11" table:row="42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97">
          <table:cell-address table:column="12" table:row="36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98">
          <table:cell-address table:column="12" table:row="37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199">
          <table:cell-address table:column="12" table:row="38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200">
          <table:cell-address table:column="12" table:row="39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201">
          <table:cell-address table:column="12" table:row="40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202">
          <table:cell-address table:column="12" table:row="41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203">
          <table:cell-address table:column="12" table:row="42" table:table="1"/>
          <office:change-info>
            <dc:creator>frederik </dc:creator>
            <dc:date>2014-09-22T10:01:37.22</dc:date>
          </office:change-info>
          <table:previous>
            <table:change-track-table-cell/>
          </table:previous>
        </table:cell-content-change>
        <table:cell-content-change table:id="ct1204">
          <table:cell-address table:column="9" table:row="42" table:table="1"/>
          <office:change-info>
            <dc:creator>frederik </dc:creator>
            <dc:date>2014-09-22T10:01:39.68</dc:date>
          </office:change-info>
          <table:previous table:id="ct1182">
            <table:change-track-table-cell table:cell-address="Tabelle2.J43" table:formula="of:=[.A43]" office:value-type="float" office:value="0"/>
          </table:previous>
        </table:cell-content-change>
        <table:cell-content-change table:id="ct1205">
          <table:cell-address table:column="10" table:row="42" table:table="1"/>
          <office:change-info>
            <dc:creator>frederik </dc:creator>
            <dc:date>2014-09-22T10:01:39.68</dc:date>
          </office:change-info>
          <table:previous table:id="ct1189">
            <table:change-track-table-cell table:cell-address="Tabelle2.K43" table:formula="of:=[.C43]" office:value-type="float" office:value="0"/>
          </table:previous>
        </table:cell-content-change>
        <table:cell-content-change table:id="ct1206">
          <table:cell-address table:column="11" table:row="42" table:table="1"/>
          <office:change-info>
            <dc:creator>frederik </dc:creator>
            <dc:date>2014-09-22T10:01:39.68</dc:date>
          </office:change-info>
          <table:previous table:id="ct1196">
            <table:change-track-table-cell table:cell-address="Tabelle2.L43" table:formula="of:=[.B43]" office:value-type="float" office:value="0"/>
          </table:previous>
        </table:cell-content-change>
        <table:cell-content-change table:id="ct1207">
          <table:cell-address table:column="12" table:row="42" table:table="1"/>
          <office:change-info>
            <dc:creator>frederik </dc:creator>
            <dc:date>2014-09-22T10:01:39.68</dc:date>
          </office:change-info>
          <table:previous table:id="ct1203">
            <table:change-track-table-cell table:cell-address="Tabelle2.M43" table:formula="of:=[.D43]" office:value-type="float" office:value="0"/>
          </table:previous>
        </table:cell-content-change>
        <table:cell-content-change table:id="ct1208">
          <table:cell-address table:column="0" table:row="6" table:table="1"/>
          <office:change-info>
            <dc:creator>frederik </dc:creator>
            <dc:date>2014-09-22T10:08:01.06</dc:date>
          </office:change-info>
          <table:previous table:id="ct94">
            <table:change-track-table-cell office:value-type="float" office:value="1"/>
          </table:previous>
        </table:cell-content-change>
        <table:cell-content-change table:id="ct1209">
          <table:cell-address table:column="0" table:row="7" table:table="1"/>
          <office:change-info>
            <dc:creator>frederik </dc:creator>
            <dc:date>2014-09-22T10:08:05.84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1210">
          <table:cell-address table:column="0" table:row="8" table:table="1"/>
          <office:change-info>
            <dc:creator>frederik </dc:creator>
            <dc:date>2014-09-22T10:08:05.84</dc:date>
          </office:change-info>
          <table:previous table:id="ct96">
            <table:change-track-table-cell office:value-type="float" office:value="3"/>
          </table:previous>
        </table:cell-content-change>
        <table:cell-content-change table:id="ct1211">
          <table:cell-address table:column="0" table:row="9" table:table="1"/>
          <office:change-info>
            <dc:creator>frederik </dc:creator>
            <dc:date>2014-09-22T10:08:05.84</dc:date>
          </office:change-info>
          <table:previous table:id="ct97">
            <table:change-track-table-cell office:value-type="float" office:value="4"/>
          </table:previous>
        </table:cell-content-change>
        <table:cell-content-change table:id="ct1212">
          <table:cell-address table:column="0" table:row="10" table:table="1"/>
          <office:change-info>
            <dc:creator>frederik </dc:creator>
            <dc:date>2014-09-22T10:08:05.84</dc:date>
          </office:change-info>
          <table:previous table:id="ct98">
            <table:change-track-table-cell office:value-type="float" office:value="5"/>
          </table:previous>
        </table:cell-content-change>
        <table:cell-content-change table:id="ct1213">
          <table:cell-address table:column="0" table:row="11" table:table="1"/>
          <office:change-info>
            <dc:creator>frederik </dc:creator>
            <dc:date>2014-09-22T10:08:05.84</dc:date>
          </office:change-info>
          <table:previous table:id="ct99">
            <table:change-track-table-cell office:value-type="float" office:value="6"/>
          </table:previous>
        </table:cell-content-change>
        <table:cell-content-change table:id="ct1214">
          <table:cell-address table:column="0" table:row="12" table:table="1"/>
          <office:change-info>
            <dc:creator>frederik </dc:creator>
            <dc:date>2014-09-22T10:08:05.84</dc:date>
          </office:change-info>
          <table:previous table:id="ct100">
            <table:change-track-table-cell office:value-type="float" office:value="7"/>
          </table:previous>
        </table:cell-content-change>
        <table:cell-content-change table:id="ct1215">
          <table:cell-address table:column="0" table:row="13" table:table="1"/>
          <office:change-info>
            <dc:creator>frederik </dc:creator>
            <dc:date>2014-09-22T10:08:05.84</dc:date>
          </office:change-info>
          <table:previous table:id="ct101">
            <table:change-track-table-cell office:value-type="float" office:value="8"/>
          </table:previous>
        </table:cell-content-change>
        <table:cell-content-change table:id="ct1216">
          <table:cell-address table:column="0" table:row="14" table:table="1"/>
          <office:change-info>
            <dc:creator>frederik </dc:creator>
            <dc:date>2014-09-22T10:08:05.84</dc:date>
          </office:change-info>
          <table:previous table:id="ct102">
            <table:change-track-table-cell office:value-type="float" office:value="9"/>
          </table:previous>
        </table:cell-content-change>
        <table:cell-content-change table:id="ct1217">
          <table:cell-address table:column="0" table:row="15" table:table="1"/>
          <office:change-info>
            <dc:creator>frederik </dc:creator>
            <dc:date>2014-09-22T10:08:05.84</dc:date>
          </office:change-info>
          <table:previous table:id="ct103">
            <table:change-track-table-cell office:value-type="float" office:value="10"/>
          </table:previous>
        </table:cell-content-change>
        <table:cell-content-change table:id="ct1218">
          <table:cell-address table:column="0" table:row="16" table:table="1"/>
          <office:change-info>
            <dc:creator>frederik </dc:creator>
            <dc:date>2014-09-22T10:08:05.84</dc:date>
          </office:change-info>
          <table:previous table:id="ct104">
            <table:change-track-table-cell office:value-type="float" office:value="11"/>
          </table:previous>
        </table:cell-content-change>
        <table:cell-content-change table:id="ct1219">
          <table:cell-address table:column="0" table:row="17" table:table="1"/>
          <office:change-info>
            <dc:creator>frederik </dc:creator>
            <dc:date>2014-09-22T10:08:05.84</dc:date>
          </office:change-info>
          <table:previous table:id="ct105">
            <table:change-track-table-cell office:value-type="float" office:value="12"/>
          </table:previous>
        </table:cell-content-change>
        <table:cell-content-change table:id="ct1220">
          <table:cell-address table:column="0" table:row="18" table:table="1"/>
          <office:change-info>
            <dc:creator>frederik </dc:creator>
            <dc:date>2014-09-22T10:08:05.84</dc:date>
          </office:change-info>
          <table:previous table:id="ct106">
            <table:change-track-table-cell office:value-type="float" office:value="13"/>
          </table:previous>
        </table:cell-content-change>
        <table:cell-content-change table:id="ct1221">
          <table:cell-address table:column="0" table:row="19" table:table="1"/>
          <office:change-info>
            <dc:creator>frederik </dc:creator>
            <dc:date>2014-09-22T10:08:05.84</dc:date>
          </office:change-info>
          <table:previous table:id="ct107">
            <table:change-track-table-cell office:value-type="float" office:value="14"/>
          </table:previous>
        </table:cell-content-change>
        <table:cell-content-change table:id="ct1222">
          <table:cell-address table:column="0" table:row="20" table:table="1"/>
          <office:change-info>
            <dc:creator>frederik </dc:creator>
            <dc:date>2014-09-22T10:08:05.84</dc:date>
          </office:change-info>
          <table:previous table:id="ct108">
            <table:change-track-table-cell office:value-type="float" office:value="15"/>
          </table:previous>
        </table:cell-content-change>
        <table:cell-content-change table:id="ct1223">
          <table:cell-address table:column="0" table:row="21" table:table="1"/>
          <office:change-info>
            <dc:creator>frederik </dc:creator>
            <dc:date>2014-09-22T10:08:05.84</dc:date>
          </office:change-info>
          <table:previous table:id="ct109">
            <table:change-track-table-cell office:value-type="float" office:value="16"/>
          </table:previous>
        </table:cell-content-change>
        <table:cell-content-change table:id="ct1224">
          <table:cell-address table:column="0" table:row="22" table:table="1"/>
          <office:change-info>
            <dc:creator>frederik </dc:creator>
            <dc:date>2014-09-22T10:08:05.84</dc:date>
          </office:change-info>
          <table:previous table:id="ct110">
            <table:change-track-table-cell office:value-type="float" office:value="17"/>
          </table:previous>
        </table:cell-content-change>
        <table:cell-content-change table:id="ct1225">
          <table:cell-address table:column="0" table:row="23" table:table="1"/>
          <office:change-info>
            <dc:creator>frederik </dc:creator>
            <dc:date>2014-09-22T10:08:05.84</dc:date>
          </office:change-info>
          <table:previous table:id="ct111">
            <table:change-track-table-cell office:value-type="float" office:value="18"/>
          </table:previous>
        </table:cell-content-change>
        <table:cell-content-change table:id="ct1226">
          <table:cell-address table:column="0" table:row="24" table:table="1"/>
          <office:change-info>
            <dc:creator>frederik </dc:creator>
            <dc:date>2014-09-22T10:08:05.84</dc:date>
          </office:change-info>
          <table:previous table:id="ct112">
            <table:change-track-table-cell office:value-type="float" office:value="19"/>
          </table:previous>
        </table:cell-content-change>
        <table:cell-content-change table:id="ct1227">
          <table:cell-address table:column="0" table:row="25" table:table="1"/>
          <office:change-info>
            <dc:creator>frederik </dc:creator>
            <dc:date>2014-09-22T10:08:05.84</dc:date>
          </office:change-info>
          <table:previous table:id="ct113">
            <table:change-track-table-cell office:value-type="float" office:value="20"/>
          </table:previous>
        </table:cell-content-change>
        <table:cell-content-change table:id="ct1228">
          <table:cell-address table:column="0" table:row="26" table:table="1"/>
          <office:change-info>
            <dc:creator>frederik </dc:creator>
            <dc:date>2014-09-22T10:08:05.84</dc:date>
          </office:change-info>
          <table:previous table:id="ct304">
            <table:change-track-table-cell office:value-type="float" office:value="21"/>
          </table:previous>
        </table:cell-content-change>
        <table:cell-content-change table:id="ct1229">
          <table:cell-address table:column="0" table:row="27" table:table="1"/>
          <office:change-info>
            <dc:creator>frederik </dc:creator>
            <dc:date>2014-09-22T10:08:05.84</dc:date>
          </office:change-info>
          <table:previous table:id="ct305">
            <table:change-track-table-cell office:value-type="float" office:value="22"/>
          </table:previous>
        </table:cell-content-change>
        <table:cell-content-change table:id="ct1230">
          <table:cell-address table:column="0" table:row="28" table:table="1"/>
          <office:change-info>
            <dc:creator>frederik </dc:creator>
            <dc:date>2014-09-22T10:08:05.84</dc:date>
          </office:change-info>
          <table:previous table:id="ct306">
            <table:change-track-table-cell office:value-type="float" office:value="23"/>
          </table:previous>
        </table:cell-content-change>
        <table:cell-content-change table:id="ct1231">
          <table:cell-address table:column="0" table:row="29" table:table="1"/>
          <office:change-info>
            <dc:creator>frederik </dc:creator>
            <dc:date>2014-09-22T10:08:05.84</dc:date>
          </office:change-info>
          <table:previous table:id="ct307">
            <table:change-track-table-cell office:value-type="float" office:value="24"/>
          </table:previous>
        </table:cell-content-change>
        <table:cell-content-change table:id="ct1232">
          <table:cell-address table:column="0" table:row="30" table:table="1"/>
          <office:change-info>
            <dc:creator>frederik </dc:creator>
            <dc:date>2014-09-22T10:08:05.84</dc:date>
          </office:change-info>
          <table:previous table:id="ct308">
            <table:change-track-table-cell office:value-type="float" office:value="25"/>
          </table:previous>
        </table:cell-content-change>
        <table:cell-content-change table:id="ct1233">
          <table:cell-address table:column="0" table:row="31" table:table="1"/>
          <office:change-info>
            <dc:creator>frederik </dc:creator>
            <dc:date>2014-09-22T10:08:05.84</dc:date>
          </office:change-info>
          <table:previous table:id="ct309">
            <table:change-track-table-cell office:value-type="float" office:value="26"/>
          </table:previous>
        </table:cell-content-change>
        <table:cell-content-change table:id="ct1234">
          <table:cell-address table:column="0" table:row="32" table:table="1"/>
          <office:change-info>
            <dc:creator>frederik </dc:creator>
            <dc:date>2014-09-22T10:08:05.84</dc:date>
          </office:change-info>
          <table:previous table:id="ct310">
            <table:change-track-table-cell office:value-type="float" office:value="27"/>
          </table:previous>
        </table:cell-content-change>
        <table:cell-content-change table:id="ct1235">
          <table:cell-address table:column="0" table:row="33" table:table="1"/>
          <office:change-info>
            <dc:creator>frederik </dc:creator>
            <dc:date>2014-09-22T10:08:05.84</dc:date>
          </office:change-info>
          <table:previous table:id="ct391">
            <table:change-track-table-cell office:value-type="float" office:value="28"/>
          </table:previous>
        </table:cell-content-change>
        <table:cell-content-change table:id="ct1236">
          <table:cell-address table:column="0" table:row="34" table:table="1"/>
          <office:change-info>
            <dc:creator>frederik </dc:creator>
            <dc:date>2014-09-22T10:08:05.84</dc:date>
          </office:change-info>
          <table:previous table:id="ct392">
            <table:change-track-table-cell office:value-type="float" office:value="29"/>
          </table:previous>
        </table:cell-content-change>
        <table:cell-content-change table:id="ct1237">
          <table:cell-address table:column="0" table:row="35" table:table="1"/>
          <office:change-info>
            <dc:creator>frederik </dc:creator>
            <dc:date>2014-09-22T10:08:05.84</dc:date>
          </office:change-info>
          <table:previous table:id="ct393">
            <table:change-track-table-cell office:value-type="float" office:value="30"/>
          </table:previous>
        </table:cell-content-change>
        <table:cell-content-change table:id="ct1238">
          <table:cell-address table:column="11" table:row="107" table:table="1"/>
          <office:change-info>
            <dc:creator>frederik </dc:creator>
            <dc:date>2014-09-22T12:33:00.30</dc:date>
          </office:change-info>
          <table:previous>
            <table:change-track-table-cell/>
          </table:previous>
        </table:cell-content-change>
        <table:cell-content-change table:id="ct1239">
          <table:cell-address table:column="12" table:row="107" table:table="1"/>
          <office:change-info>
            <dc:creator>frederik </dc:creator>
            <dc:date>2014-09-22T12:33:02.29</dc:date>
          </office:change-info>
          <table:previous>
            <table:change-track-table-cell/>
          </table:previous>
        </table:cell-content-change>
        <table:cell-content-change table:id="ct1240">
          <table:cell-address table:column="12" table:row="107" table:table="1"/>
          <office:change-info>
            <dc:creator>frederik </dc:creator>
            <dc:date>2014-09-22T12:33:10.86</dc:date>
          </office:change-info>
          <table:previous table:id="ct1239">
            <table:change-track-table-cell office:value-type="string">
              <text:p>*</text:p>
            </table:change-track-table-cell>
          </table:previous>
        </table:cell-content-change>
        <table:cell-content-change table:id="ct1241">
          <table:cell-address table:column="13" table:row="107" table:table="1"/>
          <office:change-info>
            <dc:creator>frederik </dc:creator>
            <dc:date>2014-09-22T12:33:13.10</dc:date>
          </office:change-info>
          <table:previous>
            <table:change-track-table-cell/>
          </table:previous>
        </table:cell-content-change>
        <table:cell-content-change table:id="ct1242">
          <table:cell-address table:column="14" table:row="107" table:table="1"/>
          <office:change-info>
            <dc:creator>frederik </dc:creator>
            <dc:date>2014-09-22T12:33:15.64</dc:date>
          </office:change-info>
          <table:previous>
            <table:change-track-table-cell/>
          </table:previous>
        </table:cell-content-change>
        <table:cell-content-change table:id="ct1243">
          <table:cell-address table:column="11" table:row="108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44">
          <table:cell-address table:column="11" table:row="109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45">
          <table:cell-address table:column="11" table:row="110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46">
          <table:cell-address table:column="11" table:row="111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47">
          <table:cell-address table:column="11" table:row="112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48">
          <table:cell-address table:column="11" table:row="11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49">
          <table:cell-address table:column="11" table:row="114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50">
          <table:cell-address table:column="11" table:row="115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51">
          <table:cell-address table:column="11" table:row="116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52">
          <table:cell-address table:column="11" table:row="111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53">
          <table:cell-address table:column="11" table:row="112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54">
          <table:cell-address table:column="11" table:row="11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55">
          <table:cell-address table:column="11" table:row="120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56">
          <table:cell-address table:column="11" table:row="12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57">
          <table:cell-address table:column="11" table:row="12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58">
          <table:cell-address table:column="11" table:row="12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59">
          <table:cell-address table:column="11" table:row="124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60">
          <table:cell-address table:column="11" table:row="125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61">
          <table:cell-address table:column="11" table:row="126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62">
          <table:cell-address table:column="11" table:row="126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63">
          <table:cell-address table:column="11" table:row="126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64">
          <table:cell-address table:column="11" table:row="129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65">
          <table:cell-address table:column="12" table:row="108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66">
          <table:cell-address table:column="12" table:row="109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67">
          <table:cell-address table:column="12" table:row="110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68">
          <table:cell-address table:column="12" table:row="111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69">
          <table:cell-address table:column="12" table:row="112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70">
          <table:cell-address table:column="12" table:row="11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71">
          <table:cell-address table:column="12" table:row="114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72">
          <table:cell-address table:column="12" table:row="115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73">
          <table:cell-address table:column="12" table:row="116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12" table:row="111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75">
          <table:cell-address table:column="12" table:row="112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76">
          <table:cell-address table:column="12" table:row="11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77">
          <table:cell-address table:column="12" table:row="120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78">
          <table:cell-address table:column="12" table:row="121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79">
          <table:cell-address table:column="12" table:row="122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80">
          <table:cell-address table:column="12" table:row="12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81">
          <table:cell-address table:column="12" table:row="124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82">
          <table:cell-address table:column="12" table:row="125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83">
          <table:cell-address table:column="12" table:row="126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84">
          <table:cell-address table:column="12" table:row="127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85">
          <table:cell-address table:column="12" table:row="128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86">
          <table:cell-address table:column="12" table:row="129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87">
          <table:cell-address table:column="13" table:row="108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88">
          <table:cell-address table:column="13" table:row="109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89">
          <table:cell-address table:column="13" table:row="110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90">
          <table:cell-address table:column="13" table:row="111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91">
          <table:cell-address table:column="13" table:row="112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92">
          <table:cell-address table:column="13" table:row="11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93">
          <table:cell-address table:column="13" table:row="114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94">
          <table:cell-address table:column="13" table:row="115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95">
          <table:cell-address table:column="13" table:row="116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96">
          <table:cell-address table:column="13" table:row="111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97">
          <table:cell-address table:column="13" table:row="112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98">
          <table:cell-address table:column="13" table:row="11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299">
          <table:cell-address table:column="13" table:row="120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00">
          <table:cell-address table:column="13" table:row="121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01">
          <table:cell-address table:column="13" table:row="122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02">
          <table:cell-address table:column="13" table:row="12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03">
          <table:cell-address table:column="13" table:row="124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04">
          <table:cell-address table:column="13" table:row="125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05">
          <table:cell-address table:column="13" table:row="126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06">
          <table:cell-address table:column="13" table:row="127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07">
          <table:cell-address table:column="13" table:row="128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08">
          <table:cell-address table:column="13" table:row="129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09">
          <table:cell-address table:column="14" table:row="108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10">
          <table:cell-address table:column="14" table:row="109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11">
          <table:cell-address table:column="14" table:row="110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12">
          <table:cell-address table:column="14" table:row="111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13">
          <table:cell-address table:column="14" table:row="112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14">
          <table:cell-address table:column="14" table:row="11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15">
          <table:cell-address table:column="14" table:row="114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16">
          <table:cell-address table:column="14" table:row="115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17">
          <table:cell-address table:column="14" table:row="116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18">
          <table:cell-address table:column="14" table:row="111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19">
          <table:cell-address table:column="14" table:row="112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20">
          <table:cell-address table:column="14" table:row="11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21">
          <table:cell-address table:column="14" table:row="120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22">
          <table:cell-address table:column="14" table:row="121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23">
          <table:cell-address table:column="14" table:row="122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24">
          <table:cell-address table:column="14" table:row="123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25">
          <table:cell-address table:column="14" table:row="124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26">
          <table:cell-address table:column="14" table:row="125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27">
          <table:cell-address table:column="14" table:row="126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28">
          <table:cell-address table:column="14" table:row="127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29">
          <table:cell-address table:column="14" table:row="128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30">
          <table:cell-address table:column="14" table:row="129" table:table="1"/>
          <office:change-info>
            <dc:creator>frederik </dc:creator>
            <dc:date>2014-09-22T12:33:21.17</dc:date>
          </office:change-info>
          <table:previous>
            <table:change-track-table-cell/>
          </table:previous>
        </table:cell-content-change>
        <table:cell-content-change table:id="ct1331">
          <table:cell-address table:column="11" table:row="120" table:table="1"/>
          <office:change-info>
            <dc:creator>frederik </dc:creator>
            <dc:date>2014-09-22T12:33:25.07</dc:date>
          </office:change-info>
          <table:previous table:id="ct1255">
            <table:change-track-table-cell table:cell-address="Tabelle2.L121" table:formula="of:=[.B119]" office:value-type="float" office:value="0"/>
          </table:previous>
        </table:cell-content-change>
        <table:cell-content-change table:id="ct1332">
          <table:cell-address table:column="11" table:row="123" table:table="1"/>
          <office:change-info>
            <dc:creator>frederik </dc:creator>
            <dc:date>2014-09-22T12:33:25.07</dc:date>
          </office:change-info>
          <table:previous table:id="ct1256">
            <table:change-track-table-cell table:cell-address="Tabelle2.L124" table:formula="of:=[.B120]" office:value-type="float" office:value="0"/>
          </table:previous>
        </table:cell-content-change>
        <table:cell-content-change table:id="ct1333">
          <table:cell-address table:column="11" table:row="123" table:table="1"/>
          <office:change-info>
            <dc:creator>frederik </dc:creator>
            <dc:date>2014-09-22T12:33:25.07</dc:date>
          </office:change-info>
          <table:previous table:id="ct1257">
            <table:change-track-table-cell table:cell-address="Tabelle2.L124" table:formula="of:=[.B121]" office:value-type="float" office:value="0"/>
          </table:previous>
        </table:cell-content-change>
        <table:cell-content-change table:id="ct1334">
          <table:cell-address table:column="11" table:row="123" table:table="1"/>
          <office:change-info>
            <dc:creator>frederik </dc:creator>
            <dc:date>2014-09-22T12:33:25.07</dc:date>
          </office:change-info>
          <table:previous table:id="ct1258">
            <table:change-track-table-cell table:cell-address="Tabelle2.L124" table:formula="of:=[.B122]" office:value-type="float" office:value="0"/>
          </table:previous>
        </table:cell-content-change>
        <table:cell-content-change table:id="ct1335">
          <table:cell-address table:column="11" table:row="124" table:table="1"/>
          <office:change-info>
            <dc:creator>frederik </dc:creator>
            <dc:date>2014-09-22T12:33:25.07</dc:date>
          </office:change-info>
          <table:previous table:id="ct1259">
            <table:change-track-table-cell table:cell-address="Tabelle2.L125" table:formula="of:=[.B123]" office:value-type="float" office:value="0"/>
          </table:previous>
        </table:cell-content-change>
        <table:cell-content-change table:id="ct1336">
          <table:cell-address table:column="11" table:row="125" table:table="1"/>
          <office:change-info>
            <dc:creator>frederik </dc:creator>
            <dc:date>2014-09-22T12:33:25.07</dc:date>
          </office:change-info>
          <table:previous table:id="ct1260">
            <table:change-track-table-cell table:cell-address="Tabelle2.L126" table:formula="of:=[.B124]" office:value-type="float" office:value="0"/>
          </table:previous>
        </table:cell-content-change>
        <table:cell-content-change table:id="ct1337">
          <table:cell-address table:column="11" table:row="126" table:table="1"/>
          <office:change-info>
            <dc:creator>frederik </dc:creator>
            <dc:date>2014-09-22T12:33:25.07</dc:date>
          </office:change-info>
          <table:previous table:id="ct1261">
            <table:change-track-table-cell table:cell-address="Tabelle2.L127" table:formula="of:=[.B125]" office:value-type="float" office:value="0"/>
          </table:previous>
        </table:cell-content-change>
        <table:cell-content-change table:id="ct1338">
          <table:cell-address table:column="11" table:row="126" table:table="1"/>
          <office:change-info>
            <dc:creator>frederik </dc:creator>
            <dc:date>2014-09-22T12:33:25.07</dc:date>
          </office:change-info>
          <table:previous table:id="ct1262">
            <table:change-track-table-cell table:cell-address="Tabelle2.L127" table:formula="of:=[.B125]" office:value-type="float" office:value="0"/>
          </table:previous>
        </table:cell-content-change>
        <table:cell-content-change table:id="ct1339">
          <table:cell-address table:column="11" table:row="126" table:table="1"/>
          <office:change-info>
            <dc:creator>frederik </dc:creator>
            <dc:date>2014-09-22T12:33:25.07</dc:date>
          </office:change-info>
          <table:previous table:id="ct1263">
            <table:change-track-table-cell table:cell-address="Tabelle2.L127" table:formula="of:=[.B126]" office:value-type="float" office:value="0"/>
          </table:previous>
        </table:cell-content-change>
        <table:cell-content-change table:id="ct1340">
          <table:cell-address table:column="11" table:row="129" table:table="1"/>
          <office:change-info>
            <dc:creator>frederik </dc:creator>
            <dc:date>2014-09-22T12:33:25.07</dc:date>
          </office:change-info>
          <table:previous table:id="ct1264">
            <table:change-track-table-cell table:cell-address="Tabelle2.L130" table:formula="of:=[.B128]" office:value-type="float" office:value="0"/>
          </table:previous>
        </table:cell-content-change>
        <table:cell-content-change table:id="ct1341">
          <table:cell-address table:column="12" table:row="120" table:table="1"/>
          <office:change-info>
            <dc:creator>frederik </dc:creator>
            <dc:date>2014-09-22T12:33:25.07</dc:date>
          </office:change-info>
          <table:previous table:id="ct1277">
            <table:change-track-table-cell table:cell-address="Tabelle2.M121" table:formula="of:=[.D119]" office:value-type="float" office:value="0"/>
          </table:previous>
        </table:cell-content-change>
        <table:cell-content-change table:id="ct1342">
          <table:cell-address table:column="12" table:row="121" table:table="1"/>
          <office:change-info>
            <dc:creator>frederik </dc:creator>
            <dc:date>2014-09-22T12:33:25.07</dc:date>
          </office:change-info>
          <table:previous table:id="ct1278">
            <table:change-track-table-cell table:cell-address="Tabelle2.M122" table:formula="of:=[.D120]" office:value-type="float" office:value="0"/>
          </table:previous>
        </table:cell-content-change>
        <table:cell-content-change table:id="ct1343">
          <table:cell-address table:column="12" table:row="122" table:table="1"/>
          <office:change-info>
            <dc:creator>frederik </dc:creator>
            <dc:date>2014-09-22T12:33:25.07</dc:date>
          </office:change-info>
          <table:previous table:id="ct1279">
            <table:change-track-table-cell table:cell-address="Tabelle2.M123" table:formula="of:=[.D121]" office:value-type="float" office:value="0"/>
          </table:previous>
        </table:cell-content-change>
        <table:cell-content-change table:id="ct1344">
          <table:cell-address table:column="12" table:row="123" table:table="1"/>
          <office:change-info>
            <dc:creator>frederik </dc:creator>
            <dc:date>2014-09-22T12:33:25.07</dc:date>
          </office:change-info>
          <table:previous table:id="ct1280">
            <table:change-track-table-cell table:cell-address="Tabelle2.M124" table:formula="of:=[.D122]" office:value-type="float" office:value="0"/>
          </table:previous>
        </table:cell-content-change>
        <table:cell-content-change table:id="ct1345">
          <table:cell-address table:column="12" table:row="124" table:table="1"/>
          <office:change-info>
            <dc:creator>frederik </dc:creator>
            <dc:date>2014-09-22T12:33:25.07</dc:date>
          </office:change-info>
          <table:previous table:id="ct1281">
            <table:change-track-table-cell table:cell-address="Tabelle2.M125" table:formula="of:=[.D123]" office:value-type="float" office:value="0"/>
          </table:previous>
        </table:cell-content-change>
        <table:cell-content-change table:id="ct1346">
          <table:cell-address table:column="12" table:row="125" table:table="1"/>
          <office:change-info>
            <dc:creator>frederik </dc:creator>
            <dc:date>2014-09-22T12:33:25.07</dc:date>
          </office:change-info>
          <table:previous table:id="ct1282">
            <table:change-track-table-cell table:cell-address="Tabelle2.M126" table:formula="of:=[.D124]" office:value-type="float" office:value="0"/>
          </table:previous>
        </table:cell-content-change>
        <table:cell-content-change table:id="ct1347">
          <table:cell-address table:column="12" table:row="126" table:table="1"/>
          <office:change-info>
            <dc:creator>frederik </dc:creator>
            <dc:date>2014-09-22T12:33:25.07</dc:date>
          </office:change-info>
          <table:previous table:id="ct1283">
            <table:change-track-table-cell table:cell-address="Tabelle2.M127" table:formula="of:=[.D125]" office:value-type="float" office:value="0"/>
          </table:previous>
        </table:cell-content-change>
        <table:cell-content-change table:id="ct1348">
          <table:cell-address table:column="12" table:row="127" table:table="1"/>
          <office:change-info>
            <dc:creator>frederik </dc:creator>
            <dc:date>2014-09-22T12:33:25.07</dc:date>
          </office:change-info>
          <table:previous table:id="ct1284">
            <table:change-track-table-cell table:cell-address="Tabelle2.M128" table:formula="of:=[.D126]" office:value-type="float" office:value="0"/>
          </table:previous>
        </table:cell-content-change>
        <table:cell-content-change table:id="ct1349">
          <table:cell-address table:column="12" table:row="128" table:table="1"/>
          <office:change-info>
            <dc:creator>frederik </dc:creator>
            <dc:date>2014-09-22T12:33:25.07</dc:date>
          </office:change-info>
          <table:previous table:id="ct1285">
            <table:change-track-table-cell table:cell-address="Tabelle2.M129" table:formula="of:=[.D127]" office:value-type="float" office:value="0"/>
          </table:previous>
        </table:cell-content-change>
        <table:cell-content-change table:id="ct1350">
          <table:cell-address table:column="12" table:row="129" table:table="1"/>
          <office:change-info>
            <dc:creator>frederik </dc:creator>
            <dc:date>2014-09-22T12:33:25.07</dc:date>
          </office:change-info>
          <table:previous table:id="ct1286">
            <table:change-track-table-cell table:cell-address="Tabelle2.M130" table:formula="of:=[.D128]" office:value-type="float" office:value="0"/>
          </table:previous>
        </table:cell-content-change>
        <table:cell-content-change table:id="ct1351">
          <table:cell-address table:column="13" table:row="120" table:table="1"/>
          <office:change-info>
            <dc:creator>frederik </dc:creator>
            <dc:date>2014-09-22T12:33:25.07</dc:date>
          </office:change-info>
          <table:previous table:id="ct1299">
            <table:change-track-table-cell table:cell-address="Tabelle2.N121" table:formula="of:=[.C119]" office:value-type="float" office:value="0"/>
          </table:previous>
        </table:cell-content-change>
        <table:cell-content-change table:id="ct1352">
          <table:cell-address table:column="13" table:row="121" table:table="1"/>
          <office:change-info>
            <dc:creator>frederik </dc:creator>
            <dc:date>2014-09-22T12:33:25.07</dc:date>
          </office:change-info>
          <table:previous table:id="ct1300">
            <table:change-track-table-cell table:cell-address="Tabelle2.N122" table:formula="of:=[.C120]" office:value-type="float" office:value="0"/>
          </table:previous>
        </table:cell-content-change>
        <table:cell-content-change table:id="ct1353">
          <table:cell-address table:column="13" table:row="122" table:table="1"/>
          <office:change-info>
            <dc:creator>frederik </dc:creator>
            <dc:date>2014-09-22T12:33:25.07</dc:date>
          </office:change-info>
          <table:previous table:id="ct1301">
            <table:change-track-table-cell table:cell-address="Tabelle2.N123" table:formula="of:=[.C121]" office:value-type="float" office:value="0"/>
          </table:previous>
        </table:cell-content-change>
        <table:cell-content-change table:id="ct1354">
          <table:cell-address table:column="13" table:row="123" table:table="1"/>
          <office:change-info>
            <dc:creator>frederik </dc:creator>
            <dc:date>2014-09-22T12:33:25.07</dc:date>
          </office:change-info>
          <table:previous table:id="ct1302">
            <table:change-track-table-cell table:cell-address="Tabelle2.N124" table:formula="of:=[.C122]" office:value-type="float" office:value="0"/>
          </table:previous>
        </table:cell-content-change>
        <table:cell-content-change table:id="ct1355">
          <table:cell-address table:column="13" table:row="124" table:table="1"/>
          <office:change-info>
            <dc:creator>frederik </dc:creator>
            <dc:date>2014-09-22T12:33:25.07</dc:date>
          </office:change-info>
          <table:previous table:id="ct1303">
            <table:change-track-table-cell table:cell-address="Tabelle2.N125" table:formula="of:=[.C123]" office:value-type="float" office:value="0"/>
          </table:previous>
        </table:cell-content-change>
        <table:cell-content-change table:id="ct1356">
          <table:cell-address table:column="13" table:row="125" table:table="1"/>
          <office:change-info>
            <dc:creator>frederik </dc:creator>
            <dc:date>2014-09-22T12:33:25.07</dc:date>
          </office:change-info>
          <table:previous table:id="ct1304">
            <table:change-track-table-cell table:cell-address="Tabelle2.N126" table:formula="of:=[.C124]" office:value-type="float" office:value="0"/>
          </table:previous>
        </table:cell-content-change>
        <table:cell-content-change table:id="ct1357">
          <table:cell-address table:column="13" table:row="126" table:table="1"/>
          <office:change-info>
            <dc:creator>frederik </dc:creator>
            <dc:date>2014-09-22T12:33:25.07</dc:date>
          </office:change-info>
          <table:previous table:id="ct1305">
            <table:change-track-table-cell table:cell-address="Tabelle2.N127" table:formula="of:=[.C125]" office:value-type="float" office:value="0"/>
          </table:previous>
        </table:cell-content-change>
        <table:cell-content-change table:id="ct1358">
          <table:cell-address table:column="13" table:row="127" table:table="1"/>
          <office:change-info>
            <dc:creator>frederik </dc:creator>
            <dc:date>2014-09-22T12:33:25.07</dc:date>
          </office:change-info>
          <table:previous table:id="ct1306">
            <table:change-track-table-cell table:cell-address="Tabelle2.N128" table:formula="of:=[.C126]" office:value-type="float" office:value="0"/>
          </table:previous>
        </table:cell-content-change>
        <table:cell-content-change table:id="ct1359">
          <table:cell-address table:column="13" table:row="128" table:table="1"/>
          <office:change-info>
            <dc:creator>frederik </dc:creator>
            <dc:date>2014-09-22T12:33:25.07</dc:date>
          </office:change-info>
          <table:previous table:id="ct1307">
            <table:change-track-table-cell table:cell-address="Tabelle2.N129" table:formula="of:=[.C127]" office:value-type="float" office:value="0"/>
          </table:previous>
        </table:cell-content-change>
        <table:cell-content-change table:id="ct1360">
          <table:cell-address table:column="13" table:row="129" table:table="1"/>
          <office:change-info>
            <dc:creator>frederik </dc:creator>
            <dc:date>2014-09-22T12:33:25.07</dc:date>
          </office:change-info>
          <table:previous table:id="ct1308">
            <table:change-track-table-cell table:cell-address="Tabelle2.N130" table:formula="of:=[.C128]" office:value-type="float" office:value="0"/>
          </table:previous>
        </table:cell-content-change>
        <table:cell-content-change table:id="ct1361">
          <table:cell-address table:column="14" table:row="120" table:table="1"/>
          <office:change-info>
            <dc:creator>frederik </dc:creator>
            <dc:date>2014-09-22T12:33:25.07</dc:date>
          </office:change-info>
          <table:previous table:id="ct1321">
            <table:change-track-table-cell table:cell-address="Tabelle2.O121" table:formula="of:=[.E119]" office:value-type="float" office:value="0"/>
          </table:previous>
        </table:cell-content-change>
        <table:cell-content-change table:id="ct1362">
          <table:cell-address table:column="14" table:row="121" table:table="1"/>
          <office:change-info>
            <dc:creator>frederik </dc:creator>
            <dc:date>2014-09-22T12:33:25.07</dc:date>
          </office:change-info>
          <table:previous table:id="ct1322">
            <table:change-track-table-cell table:cell-address="Tabelle2.O122" table:formula="of:=[.E120]" office:value-type="float" office:value="0"/>
          </table:previous>
        </table:cell-content-change>
        <table:cell-content-change table:id="ct1363">
          <table:cell-address table:column="14" table:row="122" table:table="1"/>
          <office:change-info>
            <dc:creator>frederik </dc:creator>
            <dc:date>2014-09-22T12:33:25.07</dc:date>
          </office:change-info>
          <table:previous table:id="ct1323">
            <table:change-track-table-cell table:cell-address="Tabelle2.O123" table:formula="of:=[.E121]" office:value-type="float" office:value="0"/>
          </table:previous>
        </table:cell-content-change>
        <table:cell-content-change table:id="ct1364">
          <table:cell-address table:column="14" table:row="123" table:table="1"/>
          <office:change-info>
            <dc:creator>frederik </dc:creator>
            <dc:date>2014-09-22T12:33:25.07</dc:date>
          </office:change-info>
          <table:previous table:id="ct1324">
            <table:change-track-table-cell table:cell-address="Tabelle2.O124" table:formula="of:=[.E122]" office:value-type="float" office:value="0"/>
          </table:previous>
        </table:cell-content-change>
        <table:cell-content-change table:id="ct1365">
          <table:cell-address table:column="14" table:row="124" table:table="1"/>
          <office:change-info>
            <dc:creator>frederik </dc:creator>
            <dc:date>2014-09-22T12:33:25.07</dc:date>
          </office:change-info>
          <table:previous table:id="ct1325">
            <table:change-track-table-cell table:cell-address="Tabelle2.O125" table:formula="of:=[.E123]" office:value-type="float" office:value="0"/>
          </table:previous>
        </table:cell-content-change>
        <table:cell-content-change table:id="ct1366">
          <table:cell-address table:column="14" table:row="125" table:table="1"/>
          <office:change-info>
            <dc:creator>frederik </dc:creator>
            <dc:date>2014-09-22T12:33:25.07</dc:date>
          </office:change-info>
          <table:previous table:id="ct1326">
            <table:change-track-table-cell table:cell-address="Tabelle2.O126" table:formula="of:=[.E124]" office:value-type="float" office:value="0"/>
          </table:previous>
        </table:cell-content-change>
        <table:cell-content-change table:id="ct1367">
          <table:cell-address table:column="14" table:row="126" table:table="1"/>
          <office:change-info>
            <dc:creator>frederik </dc:creator>
            <dc:date>2014-09-22T12:33:25.07</dc:date>
          </office:change-info>
          <table:previous table:id="ct1327">
            <table:change-track-table-cell table:cell-address="Tabelle2.O127" table:formula="of:=[.E125]" office:value-type="float" office:value="0"/>
          </table:previous>
        </table:cell-content-change>
        <table:cell-content-change table:id="ct1368">
          <table:cell-address table:column="14" table:row="127" table:table="1"/>
          <office:change-info>
            <dc:creator>frederik </dc:creator>
            <dc:date>2014-09-22T12:33:25.07</dc:date>
          </office:change-info>
          <table:previous table:id="ct1328">
            <table:change-track-table-cell table:cell-address="Tabelle2.O128" table:formula="of:=[.E126]" office:value-type="float" office:value="0"/>
          </table:previous>
        </table:cell-content-change>
        <table:cell-content-change table:id="ct1369">
          <table:cell-address table:column="14" table:row="128" table:table="1"/>
          <office:change-info>
            <dc:creator>frederik </dc:creator>
            <dc:date>2014-09-22T12:33:25.07</dc:date>
          </office:change-info>
          <table:previous table:id="ct1329">
            <table:change-track-table-cell table:cell-address="Tabelle2.O129" table:formula="of:=[.E127]" office:value-type="float" office:value="0"/>
          </table:previous>
        </table:cell-content-change>
        <table:cell-content-change table:id="ct1370">
          <table:cell-address table:column="14" table:row="129" table:table="1"/>
          <office:change-info>
            <dc:creator>frederik </dc:creator>
            <dc:date>2014-09-22T12:33:25.07</dc:date>
          </office:change-info>
          <table:previous table:id="ct1330">
            <table:change-track-table-cell table:cell-address="Tabelle2.O130" table:formula="of:=[.E128]" office:value-type="float" office:value="0"/>
          </table:previous>
        </table:cell-content-change>
        <table:cell-content-change table:id="ct1371">
          <table:cell-address table:column="11" table:row="111" table:table="1"/>
          <office:change-info>
            <dc:creator>frederik </dc:creator>
            <dc:date>2014-09-22T12:33:28.78</dc:date>
          </office:change-info>
          <table:previous table:id="ct1246">
            <table:change-track-table-cell table:cell-address="Tabelle2.L112" table:formula="of:=[.B110]" office:value-type="float" office:value="0"/>
          </table:previous>
        </table:cell-content-change>
        <table:cell-content-change table:id="ct1372">
          <table:cell-address table:column="11" table:row="112" table:table="1"/>
          <office:change-info>
            <dc:creator>frederik </dc:creator>
            <dc:date>2014-09-22T12:33:28.78</dc:date>
          </office:change-info>
          <table:previous table:id="ct1247">
            <table:change-track-table-cell table:cell-address="Tabelle2.L113" table:formula="of:=[.B111]" office:value-type="float" office:value="0"/>
          </table:previous>
        </table:cell-content-change>
        <table:cell-content-change table:id="ct1373">
          <table:cell-address table:column="11" table:row="113" table:table="1"/>
          <office:change-info>
            <dc:creator>frederik </dc:creator>
            <dc:date>2014-09-22T12:33:28.78</dc:date>
          </office:change-info>
          <table:previous table:id="ct1248">
            <table:change-track-table-cell table:cell-address="Tabelle2.L114" table:formula="of:=[.B112]" office:value-type="float" office:value="0"/>
          </table:previous>
        </table:cell-content-change>
        <table:cell-content-change table:id="ct1374">
          <table:cell-address table:column="11" table:row="114" table:table="1"/>
          <office:change-info>
            <dc:creator>frederik </dc:creator>
            <dc:date>2014-09-22T12:33:28.78</dc:date>
          </office:change-info>
          <table:previous table:id="ct1249">
            <table:change-track-table-cell table:cell-address="Tabelle2.L115" table:formula="of:=[.B113]" office:value-type="float" office:value="0"/>
          </table:previous>
        </table:cell-content-change>
        <table:cell-content-change table:id="ct1375">
          <table:cell-address table:column="11" table:row="115" table:table="1"/>
          <office:change-info>
            <dc:creator>frederik </dc:creator>
            <dc:date>2014-09-22T12:33:28.78</dc:date>
          </office:change-info>
          <table:previous table:id="ct1250">
            <table:change-track-table-cell table:cell-address="Tabelle2.L116" table:formula="of:=[.B114]" office:value-type="float" office:value="0"/>
          </table:previous>
        </table:cell-content-change>
        <table:cell-content-change table:id="ct1376">
          <table:cell-address table:column="11" table:row="116" table:table="1"/>
          <office:change-info>
            <dc:creator>frederik </dc:creator>
            <dc:date>2014-09-22T12:33:28.78</dc:date>
          </office:change-info>
          <table:previous table:id="ct1251">
            <table:change-track-table-cell table:cell-address="Tabelle2.L117" table:formula="of:=[.B115]" office:value-type="string">
              <text:p>U\_2/V</text:p>
            </table:change-track-table-cell>
          </table:previous>
        </table:cell-content-change>
        <table:cell-content-change table:id="ct1377">
          <table:cell-address table:column="12" table:row="111" table:table="1"/>
          <office:change-info>
            <dc:creator>frederik </dc:creator>
            <dc:date>2014-09-22T12:33:28.78</dc:date>
          </office:change-info>
          <table:previous table:id="ct1268">
            <table:change-track-table-cell table:cell-address="Tabelle2.M112" table:formula="of:=[.D110]" office:value-type="float" office:value="0"/>
          </table:previous>
        </table:cell-content-change>
        <table:cell-content-change table:id="ct1378">
          <table:cell-address table:column="12" table:row="112" table:table="1"/>
          <office:change-info>
            <dc:creator>frederik </dc:creator>
            <dc:date>2014-09-22T12:33:28.78</dc:date>
          </office:change-info>
          <table:previous table:id="ct1269">
            <table:change-track-table-cell table:cell-address="Tabelle2.M113" table:formula="of:=[.D111]" office:value-type="float" office:value="0"/>
          </table:previous>
        </table:cell-content-change>
        <table:cell-content-change table:id="ct1379">
          <table:cell-address table:column="12" table:row="113" table:table="1"/>
          <office:change-info>
            <dc:creator>frederik </dc:creator>
            <dc:date>2014-09-22T12:33:28.78</dc:date>
          </office:change-info>
          <table:previous table:id="ct1270">
            <table:change-track-table-cell table:cell-address="Tabelle2.M114" table:formula="of:=[.D112]" office:value-type="float" office:value="0"/>
          </table:previous>
        </table:cell-content-change>
        <table:cell-content-change table:id="ct1380">
          <table:cell-address table:column="12" table:row="114" table:table="1"/>
          <office:change-info>
            <dc:creator>frederik </dc:creator>
            <dc:date>2014-09-22T12:33:28.78</dc:date>
          </office:change-info>
          <table:previous table:id="ct1271">
            <table:change-track-table-cell table:cell-address="Tabelle2.M115" table:formula="of:=[.D113]" office:value-type="float" office:value="0"/>
          </table:previous>
        </table:cell-content-change>
        <table:cell-content-change table:id="ct1381">
          <table:cell-address table:column="12" table:row="115" table:table="1"/>
          <office:change-info>
            <dc:creator>frederik </dc:creator>
            <dc:date>2014-09-22T12:33:28.78</dc:date>
          </office:change-info>
          <table:previous table:id="ct1272">
            <table:change-track-table-cell table:cell-address="Tabelle2.M116" table:formula="of:=[.D114]" office:value-type="float" office:value="0"/>
          </table:previous>
        </table:cell-content-change>
        <table:cell-content-change table:id="ct1382">
          <table:cell-address table:column="12" table:row="116" table:table="1"/>
          <office:change-info>
            <dc:creator>frederik </dc:creator>
            <dc:date>2014-09-22T12:33:28.78</dc:date>
          </office:change-info>
          <table:previous table:id="ct1273">
            <table:change-track-table-cell table:cell-address="Tabelle2.M117" table:formula="of:=[.D115]" office:value-type="string">
              <text:p>I\_A/nA</text:p>
            </table:change-track-table-cell>
          </table:previous>
        </table:cell-content-change>
        <table:cell-content-change table:id="ct1383">
          <table:cell-address table:column="13" table:row="111" table:table="1"/>
          <office:change-info>
            <dc:creator>frederik </dc:creator>
            <dc:date>2014-09-22T12:33:28.78</dc:date>
          </office:change-info>
          <table:previous table:id="ct1290">
            <table:change-track-table-cell table:cell-address="Tabelle2.N112" table:formula="of:=[.C110]" office:value-type="float" office:value="0"/>
          </table:previous>
        </table:cell-content-change>
        <table:cell-content-change table:id="ct1384">
          <table:cell-address table:column="13" table:row="112" table:table="1"/>
          <office:change-info>
            <dc:creator>frederik </dc:creator>
            <dc:date>2014-09-22T12:33:28.78</dc:date>
          </office:change-info>
          <table:previous table:id="ct1291">
            <table:change-track-table-cell table:cell-address="Tabelle2.N113" table:formula="of:=[.C111]" office:value-type="float" office:value="0"/>
          </table:previous>
        </table:cell-content-change>
        <table:cell-content-change table:id="ct1385">
          <table:cell-address table:column="13" table:row="113" table:table="1"/>
          <office:change-info>
            <dc:creator>frederik </dc:creator>
            <dc:date>2014-09-22T12:33:28.78</dc:date>
          </office:change-info>
          <table:previous table:id="ct1292">
            <table:change-track-table-cell table:cell-address="Tabelle2.N114" table:formula="of:=[.C112]" office:value-type="float" office:value="0"/>
          </table:previous>
        </table:cell-content-change>
        <table:cell-content-change table:id="ct1386">
          <table:cell-address table:column="13" table:row="114" table:table="1"/>
          <office:change-info>
            <dc:creator>frederik </dc:creator>
            <dc:date>2014-09-22T12:33:28.78</dc:date>
          </office:change-info>
          <table:previous table:id="ct1293">
            <table:change-track-table-cell table:cell-address="Tabelle2.N115" table:formula="of:=[.C113]" office:value-type="float" office:value="0"/>
          </table:previous>
        </table:cell-content-change>
        <table:cell-content-change table:id="ct1387">
          <table:cell-address table:column="13" table:row="115" table:table="1"/>
          <office:change-info>
            <dc:creator>frederik </dc:creator>
            <dc:date>2014-09-22T12:33:28.78</dc:date>
          </office:change-info>
          <table:previous table:id="ct1294">
            <table:change-track-table-cell table:cell-address="Tabelle2.N116" table:formula="of:=[.C114]" office:value-type="float" office:value="0"/>
          </table:previous>
        </table:cell-content-change>
        <table:cell-content-change table:id="ct1388">
          <table:cell-address table:column="13" table:row="116" table:table="1"/>
          <office:change-info>
            <dc:creator>frederik </dc:creator>
            <dc:date>2014-09-22T12:33:28.78</dc:date>
          </office:change-info>
          <table:previous table:id="ct1295">
            <table:change-track-table-cell table:cell-address="Tabelle2.N117" table:formula="of:=[.C115]" office:value-type="string">
              <text:p>Fehler/V</text:p>
            </table:change-track-table-cell>
          </table:previous>
        </table:cell-content-change>
        <table:cell-content-change table:id="ct1389">
          <table:cell-address table:column="14" table:row="111" table:table="1"/>
          <office:change-info>
            <dc:creator>frederik </dc:creator>
            <dc:date>2014-09-22T12:33:28.78</dc:date>
          </office:change-info>
          <table:previous table:id="ct1312">
            <table:change-track-table-cell table:cell-address="Tabelle2.O112" table:formula="of:=[.E110]" office:value-type="float" office:value="0"/>
          </table:previous>
        </table:cell-content-change>
        <table:cell-content-change table:id="ct1390">
          <table:cell-address table:column="14" table:row="112" table:table="1"/>
          <office:change-info>
            <dc:creator>frederik </dc:creator>
            <dc:date>2014-09-22T12:33:28.78</dc:date>
          </office:change-info>
          <table:previous table:id="ct1313">
            <table:change-track-table-cell table:cell-address="Tabelle2.O113" table:formula="of:=[.E111]" office:value-type="float" office:value="0"/>
          </table:previous>
        </table:cell-content-change>
        <table:cell-content-change table:id="ct1391">
          <table:cell-address table:column="14" table:row="113" table:table="1"/>
          <office:change-info>
            <dc:creator>frederik </dc:creator>
            <dc:date>2014-09-22T12:33:28.78</dc:date>
          </office:change-info>
          <table:previous table:id="ct1314">
            <table:change-track-table-cell table:cell-address="Tabelle2.O114" table:formula="of:=[.E112]" office:value-type="float" office:value="0"/>
          </table:previous>
        </table:cell-content-change>
        <table:cell-content-change table:id="ct1392">
          <table:cell-address table:column="14" table:row="114" table:table="1"/>
          <office:change-info>
            <dc:creator>frederik </dc:creator>
            <dc:date>2014-09-22T12:33:28.78</dc:date>
          </office:change-info>
          <table:previous table:id="ct1315">
            <table:change-track-table-cell table:cell-address="Tabelle2.O115" table:formula="of:=[.E113]" office:value-type="float" office:value="0"/>
          </table:previous>
        </table:cell-content-change>
        <table:cell-content-change table:id="ct1393">
          <table:cell-address table:column="14" table:row="115" table:table="1"/>
          <office:change-info>
            <dc:creator>frederik </dc:creator>
            <dc:date>2014-09-22T12:33:28.78</dc:date>
          </office:change-info>
          <table:previous table:id="ct1316">
            <table:change-track-table-cell table:cell-address="Tabelle2.O116" table:formula="of:=[.E114]" office:value-type="float" office:value="0"/>
          </table:previous>
        </table:cell-content-change>
        <table:cell-content-change table:id="ct1394">
          <table:cell-address table:column="14" table:row="116" table:table="1"/>
          <office:change-info>
            <dc:creator>frederik </dc:creator>
            <dc:date>2014-09-22T12:33:28.78</dc:date>
          </office:change-info>
          <table:previous table:id="ct1317">
            <table:change-track-table-cell table:cell-address="Tabelle2.O117" table:formula="of:=[.E115]" office:value-type="string">
              <text:p>Fehler/nA</text:p>
            </table:change-track-table-cell>
          </table:previous>
        </table:cell-content-change>
        <table:movement table:id="ct1395">
          <table:source-range-address table:start-column="11" table:start-row="117" table:start-table="1" table:end-column="14" table:end-row="119" table:end-table="1"/>
          <table:target-range-address table:start-column="11" table:start-row="111" table:start-table="1" table:end-column="14" table:end-row="113" table:end-table="1"/>
          <office:change-info>
            <dc:creator>frederik </dc:creator>
            <dc:date>2014-09-22T12:33:34.99</dc:date>
          </office:change-info>
          <table:dependencies>
            <table:dependency table:id="ct2179"/>
            <table:dependency table:id="ct2176"/>
          </table:dependencies>
          <table:deletions>
            <table:cell-content-deletion table:id="ct1391">
              <table:change-track-table-cell/>
            </table:cell-content-deletion>
            <table:cell-content-deletion table:id="ct1390">
              <table:change-track-table-cell/>
            </table:cell-content-deletion>
            <table:cell-content-deletion table:id="ct1389">
              <table:change-track-table-cell/>
            </table:cell-content-deletion>
            <table:cell-content-deletion table:id="ct1385">
              <table:change-track-table-cell/>
            </table:cell-content-deletion>
            <table:cell-content-deletion table:id="ct1384">
              <table:change-track-table-cell/>
            </table:cell-content-deletion>
            <table:cell-content-deletion table:id="ct1383">
              <table:change-track-table-cell/>
            </table:cell-content-deletion>
            <table:cell-content-deletion table:id="ct1379">
              <table:change-track-table-cell/>
            </table:cell-content-deletion>
            <table:cell-content-deletion table:id="ct1378">
              <table:change-track-table-cell/>
            </table:cell-content-deletion>
            <table:cell-content-deletion table:id="ct1377">
              <table:change-track-table-cell/>
            </table:cell-content-deletion>
            <table:cell-content-deletion table:id="ct1373">
              <table:change-track-table-cell/>
            </table:cell-content-deletion>
            <table:cell-content-deletion table:id="ct1372">
              <table:change-track-table-cell/>
            </table:cell-content-deletion>
            <table:cell-content-deletion table:id="ct1371">
              <table:change-track-table-cell/>
            </table:cell-content-deletion>
          </table:deletions>
        </table:movement>
        <table:cell-content-change table:id="ct1396">
          <table:cell-address table:column="11" table:row="48" table:table="1"/>
          <office:change-info>
            <dc:creator>frederik </dc:creator>
            <dc:date>2014-09-22T13:59:15.31</dc:date>
          </office:change-info>
          <table:previous>
            <table:change-track-table-cell/>
          </table:previous>
        </table:cell-content-change>
        <table:cell-content-change table:id="ct1397">
          <table:cell-address table:column="11" table:row="50" table:table="1"/>
          <office:change-info>
            <dc:creator>frederik </dc:creator>
            <dc:date>2014-09-22T14:00:09.50</dc:date>
          </office:change-info>
          <table:previous>
            <table:change-track-table-cell/>
          </table:previous>
        </table:cell-content-change>
        <table:cell-content-change table:id="ct1398">
          <table:cell-address table:column="12" table:row="50" table:table="1"/>
          <office:change-info>
            <dc:creator>frederik </dc:creator>
            <dc:date>2014-09-22T14:00:09.50</dc:date>
          </office:change-info>
          <table:previous>
            <table:change-track-table-cell/>
          </table:previous>
        </table:cell-content-change>
        <table:cell-content-change table:id="ct1399">
          <table:cell-address table:column="11" table:row="51" table:table="1"/>
          <office:change-info>
            <dc:creator>frederik </dc:creator>
            <dc:date>2014-09-22T14:00:13.65</dc:date>
          </office:change-info>
          <table:previous>
            <table:change-track-table-cell/>
          </table:previous>
        </table:cell-content-change>
        <table:cell-content-change table:id="ct1400">
          <table:cell-address table:column="11" table:row="52" table:table="1"/>
          <office:change-info>
            <dc:creator>frederik </dc:creator>
            <dc:date>2014-09-22T14:00:17.04</dc:date>
          </office:change-info>
          <table:previous>
            <table:change-track-table-cell/>
          </table:previous>
        </table:cell-content-change>
        <table:cell-content-change table:id="ct1401">
          <table:cell-address table:column="11" table:row="53" table:table="1"/>
          <office:change-info>
            <dc:creator>frederik </dc:creator>
            <dc:date>2014-09-22T14:00:20.04</dc:date>
          </office:change-info>
          <table:previous>
            <table:change-track-table-cell/>
          </table:previous>
        </table:cell-content-change>
        <table:cell-content-change table:id="ct1402">
          <table:cell-address table:column="11" table:row="54" table:table="1"/>
          <office:change-info>
            <dc:creator>frederik </dc:creator>
            <dc:date>2014-09-22T14:00:23.85</dc:date>
          </office:change-info>
          <table:previous>
            <table:change-track-table-cell/>
          </table:previous>
        </table:cell-content-change>
        <table:cell-content-change table:id="ct1403">
          <table:cell-address table:column="11" table:row="55" table:table="1"/>
          <office:change-info>
            <dc:creator>frederik </dc:creator>
            <dc:date>2014-09-22T14:00:27.83</dc:date>
          </office:change-info>
          <table:previous>
            <table:change-track-table-cell/>
          </table:previous>
        </table:cell-content-change>
        <table:cell-content-change table:id="ct1404">
          <table:cell-address table:column="11" table:row="56" table:table="1"/>
          <office:change-info>
            <dc:creator>frederik </dc:creator>
            <dc:date>2014-09-22T14:00:31.99</dc:date>
          </office:change-info>
          <table:previous>
            <table:change-track-table-cell/>
          </table:previous>
        </table:cell-content-change>
        <table:cell-content-change table:id="ct1405">
          <table:cell-address table:column="12" table:row="51" table:table="1"/>
          <office:change-info>
            <dc:creator>frederik </dc:creator>
            <dc:date>2014-09-22T14:00:38.18</dc:date>
          </office:change-info>
          <table:previous>
            <table:change-track-table-cell/>
          </table:previous>
        </table:cell-content-change>
        <table:cell-content-change table:id="ct1406">
          <table:cell-address table:column="12" table:row="52" table:table="1"/>
          <office:change-info>
            <dc:creator>frederik </dc:creator>
            <dc:date>2014-09-22T14:00:41.13</dc:date>
          </office:change-info>
          <table:previous>
            <table:change-track-table-cell/>
          </table:previous>
        </table:cell-content-change>
        <table:cell-content-change table:id="ct1407">
          <table:cell-address table:column="12" table:row="53" table:table="1"/>
          <office:change-info>
            <dc:creator>frederik </dc:creator>
            <dc:date>2014-09-22T14:00:41.13</dc:date>
          </office:change-info>
          <table:previous>
            <table:change-track-table-cell/>
          </table:previous>
        </table:cell-content-change>
        <table:cell-content-change table:id="ct1408">
          <table:cell-address table:column="12" table:row="54" table:table="1"/>
          <office:change-info>
            <dc:creator>frederik </dc:creator>
            <dc:date>2014-09-22T14:00:41.13</dc:date>
          </office:change-info>
          <table:previous>
            <table:change-track-table-cell/>
          </table:previous>
        </table:cell-content-change>
        <table:cell-content-change table:id="ct1409">
          <table:cell-address table:column="12" table:row="55" table:table="1"/>
          <office:change-info>
            <dc:creator>frederik </dc:creator>
            <dc:date>2014-09-22T14:00:41.13</dc:date>
          </office:change-info>
          <table:previous>
            <table:change-track-table-cell/>
          </table:previous>
        </table:cell-content-change>
        <table:cell-content-change table:id="ct1410">
          <table:cell-address table:column="12" table:row="56" table:table="1"/>
          <office:change-info>
            <dc:creator>frederik </dc:creator>
            <dc:date>2014-09-22T14:00:41.13</dc:date>
          </office:change-info>
          <table:previous>
            <table:change-track-table-cell/>
          </table:previous>
        </table:cell-content-change>
        <table:cell-content-change table:id="ct1411">
          <table:cell-address table:column="16" table:row="50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12">
          <table:cell-address table:column="16" table:row="51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13">
          <table:cell-address table:column="16" table:row="52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14">
          <table:cell-address table:column="16" table:row="53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15">
          <table:cell-address table:column="16" table:row="54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16">
          <table:cell-address table:column="16" table:row="55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17">
          <table:cell-address table:column="16" table:row="57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18">
          <table:cell-address table:column="17" table:row="50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19">
          <table:cell-address table:column="17" table:row="51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20">
          <table:cell-address table:column="17" table:row="52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21">
          <table:cell-address table:column="17" table:row="53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22">
          <table:cell-address table:column="17" table:row="54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23">
          <table:cell-address table:column="17" table:row="55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24">
          <table:cell-address table:column="17" table:row="57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25">
          <table:cell-address table:column="18" table:row="50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26">
          <table:cell-address table:column="18" table:row="51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27">
          <table:cell-address table:column="18" table:row="52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28">
          <table:cell-address table:column="18" table:row="53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29">
          <table:cell-address table:column="18" table:row="54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30">
          <table:cell-address table:column="18" table:row="55" table:table="1"/>
          <office:change-info>
            <dc:creator>frederik </dc:creator>
            <dc:date>2014-09-22T14:01:15.83</dc:date>
          </office:change-info>
          <table:previous>
            <table:change-track-table-cell/>
          </table:previous>
        </table:cell-content-change>
        <table:cell-content-change table:id="ct1431">
          <table:cell-address table:column="11" table:row="51" table:table="1"/>
          <office:change-info>
            <dc:creator>frederik </dc:creator>
            <dc:date>2014-09-22T14:02:08.96</dc:date>
          </office:change-info>
          <table:previous table:id="ct1399">
            <table:change-track-table-cell office:value-type="float" office:value="2.8"/>
          </table:previous>
        </table:cell-content-change>
        <table:cell-content-change table:id="ct1432">
          <table:cell-address table:column="11" table:row="51" table:table="1"/>
          <office:change-info>
            <dc:creator>frederik </dc:creator>
            <dc:date>2014-09-22T14:02:11.89</dc:date>
          </office:change-info>
          <table:previous table:id="ct1431">
            <table:change-track-table-cell office:value-type="float" office:value="2"/>
          </table:previous>
        </table:cell-content-change>
        <table:cell-content-change table:id="ct1433">
          <table:cell-address table:column="11" table:row="51" table:table="1"/>
          <office:change-info>
            <dc:creator>frederik </dc:creator>
            <dc:date>2014-09-22T14:02:19.46</dc:date>
          </office:change-info>
          <table:previous table:id="ct1432">
            <table:change-track-table-cell office:value-type="float" office:value="2.8"/>
          </table:previous>
        </table:cell-content-change>
        <table:cell-content-change table:id="ct1434">
          <table:cell-address table:column="11" table:row="51" table:table="1"/>
          <office:change-info>
            <dc:creator>frederik </dc:creator>
            <dc:date>2014-09-22T14:02:23.28</dc:date>
          </office:change-info>
          <table:previous table:id="ct1433">
            <table:change-track-table-cell office:value-type="float" office:value="2.7"/>
          </table:previous>
        </table:cell-content-change>
        <table:movement table:id="ct1435">
          <table:source-range-address table:start-column="0" table:start-row="2" table:start-table="1" table:end-column="1" table:end-row="3" table:end-table="1"/>
          <table:target-range-address table:start-column="5" table:start-row="5" table:start-table="1" table:end-column="6" table:end-row="6" table:end-table="1"/>
          <office:change-info>
            <dc:creator>frederik </dc:creator>
            <dc:date>2014-09-22T14:13:04.27</dc:date>
          </office:change-info>
          <table:dependencies>
            <table:dependency table:id="ct1438"/>
          </table:dependencies>
        </table:movement>
        <table:movement table:id="ct1436">
          <table:source-range-address table:start-column="2" table:start-row="2" table:start-table="1" table:end-column="3" table:end-row="3" table:end-table="1"/>
          <table:target-range-address table:start-column="5" table:start-row="7" table:start-table="1" table:end-column="6" table:end-row="8" table:end-table="1"/>
          <office:change-info>
            <dc:creator>frederik </dc:creator>
            <dc:date>2014-09-22T14:13:07.46</dc:date>
          </office:change-info>
          <table:dependencies>
            <table:dependency table:id="ct1438"/>
          </table:dependencies>
        </table:movement>
        <table:movement table:id="ct1437">
          <table:source-range-address table:start-column="4" table:start-row="2" table:start-table="1" table:end-column="5" table:end-row="3" table:end-table="1"/>
          <table:target-range-address table:start-column="5" table:start-row="9" table:start-table="1" table:end-column="6" table:end-row="10" table:end-table="1"/>
          <office:change-info>
            <dc:creator>frederik </dc:creator>
            <dc:date>2014-09-22T14:13:10.45</dc:date>
          </office:change-info>
          <table:dependencies>
            <table:dependency table:id="ct2144"/>
            <table:dependency table:id="ct1438"/>
          </table:dependencies>
        </table:movement>
        <table:movement table:id="ct1438">
          <table:source-range-address table:start-column="5" table:start-row="5" table:start-table="1" table:end-column="6" table:end-row="10" table:end-table="1"/>
          <table:target-range-address table:start-column="5" table:start-row="1" table:start-table="1" table:end-column="6" table:end-row="6" table:end-table="1"/>
          <office:change-info>
            <dc:creator>frederik </dc:creator>
            <dc:date>2014-09-22T14:13:15.31</dc:date>
          </office:change-info>
          <table:dependencies>
            <table:dependency table:id="ct2157"/>
            <table:dependency table:id="ct2156"/>
            <table:dependency table:id="ct2150"/>
            <table:dependency table:id="ct2149"/>
            <table:dependency table:id="ct2148"/>
            <table:dependency table:id="ct2147"/>
            <table:dependency table:id="ct2146"/>
            <table:dependency table:id="ct2145"/>
            <table:dependency table:id="ct2143"/>
            <table:dependency table:id="ct2142"/>
            <table:dependency table:id="ct2141"/>
            <table:dependency table:id="ct1519"/>
          </table:dependencies>
          <table:deletions>
            <table:cell-content-deletion table:id="ct115">
              <table:change-track-table-cell office:value-type="float" office:value="0.01"/>
            </table:cell-content-deletion>
            <table:cell-content-deletion table:id="ct114">
              <table:change-track-table-cell office:value-type="string">
                <text:p>Fehler/V</text:p>
              </table:change-track-table-cell>
            </table:cell-content-deletion>
            <table:cell-content-deletion table:id="ct92">
              <table:change-track-table-cell office:value-type="float" office:value="5.04"/>
            </table:cell-content-deletion>
            <table:cell-content-deletion table:id="ct91">
              <table:change-track-table-cell office:value-type="string">
                <text:p>U\_1/V</text:p>
              </table:change-track-table-cell>
            </table:cell-content-deletion>
          </table:deletions>
        </table:movement>
        <table:cell-content-change table:id="ct1439">
          <table:cell-address table:column="0" table:row="6" table:table="1"/>
          <office:change-info>
            <dc:creator>frederik </dc:creator>
            <dc:date>2014-09-22T14:17:12.67</dc:date>
          </office:change-info>
          <table:previous table:id="ct1208">
            <table:change-track-table-cell office:value-type="float" office:value="0"/>
          </table:previous>
        </table:cell-content-change>
        <table:cell-content-change table:id="ct1440">
          <table:cell-address table:column="0" table:row="7" table:table="1"/>
          <office:change-info>
            <dc:creator>frederik </dc:creator>
            <dc:date>2014-09-22T14:17:17.18</dc:date>
          </office:change-info>
          <table:previous table:id="ct1209">
            <table:change-track-table-cell office:value-type="float" office:value="1"/>
          </table:previous>
        </table:cell-content-change>
        <table:cell-content-change table:id="ct1441">
          <table:cell-address table:column="0" table:row="8" table:table="1"/>
          <office:change-info>
            <dc:creator>frederik </dc:creator>
            <dc:date>2014-09-22T14:17:17.18</dc:date>
          </office:change-info>
          <table:previous table:id="ct1210">
            <table:change-track-table-cell office:value-type="float" office:value="2"/>
          </table:previous>
        </table:cell-content-change>
        <table:cell-content-change table:id="ct1442">
          <table:cell-address table:column="0" table:row="9" table:table="1"/>
          <office:change-info>
            <dc:creator>frederik </dc:creator>
            <dc:date>2014-09-22T14:17:17.18</dc:date>
          </office:change-info>
          <table:previous table:id="ct1211">
            <table:change-track-table-cell office:value-type="float" office:value="3"/>
          </table:previous>
        </table:cell-content-change>
        <table:cell-content-change table:id="ct1443">
          <table:cell-address table:column="0" table:row="10" table:table="1"/>
          <office:change-info>
            <dc:creator>frederik </dc:creator>
            <dc:date>2014-09-22T14:17:17.18</dc:date>
          </office:change-info>
          <table:previous table:id="ct1212">
            <table:change-track-table-cell office:value-type="float" office:value="4"/>
          </table:previous>
        </table:cell-content-change>
        <table:cell-content-change table:id="ct1444">
          <table:cell-address table:column="0" table:row="11" table:table="1"/>
          <office:change-info>
            <dc:creator>frederik </dc:creator>
            <dc:date>2014-09-22T14:17:17.18</dc:date>
          </office:change-info>
          <table:previous table:id="ct1213">
            <table:change-track-table-cell office:value-type="float" office:value="5"/>
          </table:previous>
        </table:cell-content-change>
        <table:cell-content-change table:id="ct1445">
          <table:cell-address table:column="0" table:row="12" table:table="1"/>
          <office:change-info>
            <dc:creator>frederik </dc:creator>
            <dc:date>2014-09-22T14:17:17.18</dc:date>
          </office:change-info>
          <table:previous table:id="ct1214">
            <table:change-track-table-cell office:value-type="float" office:value="6"/>
          </table:previous>
        </table:cell-content-change>
        <table:cell-content-change table:id="ct1446">
          <table:cell-address table:column="0" table:row="13" table:table="1"/>
          <office:change-info>
            <dc:creator>frederik </dc:creator>
            <dc:date>2014-09-22T14:17:17.18</dc:date>
          </office:change-info>
          <table:previous table:id="ct1215">
            <table:change-track-table-cell office:value-type="float" office:value="7"/>
          </table:previous>
        </table:cell-content-change>
        <table:cell-content-change table:id="ct1447">
          <table:cell-address table:column="0" table:row="14" table:table="1"/>
          <office:change-info>
            <dc:creator>frederik </dc:creator>
            <dc:date>2014-09-22T14:17:17.18</dc:date>
          </office:change-info>
          <table:previous table:id="ct1216">
            <table:change-track-table-cell office:value-type="float" office:value="8"/>
          </table:previous>
        </table:cell-content-change>
        <table:cell-content-change table:id="ct1448">
          <table:cell-address table:column="0" table:row="15" table:table="1"/>
          <office:change-info>
            <dc:creator>frederik </dc:creator>
            <dc:date>2014-09-22T14:17:17.18</dc:date>
          </office:change-info>
          <table:previous table:id="ct1217">
            <table:change-track-table-cell office:value-type="float" office:value="9"/>
          </table:previous>
        </table:cell-content-change>
        <table:cell-content-change table:id="ct1449">
          <table:cell-address table:column="0" table:row="16" table:table="1"/>
          <office:change-info>
            <dc:creator>frederik </dc:creator>
            <dc:date>2014-09-22T14:17:17.18</dc:date>
          </office:change-info>
          <table:previous table:id="ct1218">
            <table:change-track-table-cell office:value-type="float" office:value="10"/>
          </table:previous>
        </table:cell-content-change>
        <table:cell-content-change table:id="ct1450">
          <table:cell-address table:column="0" table:row="17" table:table="1"/>
          <office:change-info>
            <dc:creator>frederik </dc:creator>
            <dc:date>2014-09-22T14:17:17.18</dc:date>
          </office:change-info>
          <table:previous table:id="ct1219">
            <table:change-track-table-cell office:value-type="float" office:value="11"/>
          </table:previous>
        </table:cell-content-change>
        <table:cell-content-change table:id="ct1451">
          <table:cell-address table:column="0" table:row="18" table:table="1"/>
          <office:change-info>
            <dc:creator>frederik </dc:creator>
            <dc:date>2014-09-22T14:17:17.18</dc:date>
          </office:change-info>
          <table:previous table:id="ct1220">
            <table:change-track-table-cell office:value-type="float" office:value="12"/>
          </table:previous>
        </table:cell-content-change>
        <table:cell-content-change table:id="ct1452">
          <table:cell-address table:column="0" table:row="19" table:table="1"/>
          <office:change-info>
            <dc:creator>frederik </dc:creator>
            <dc:date>2014-09-22T14:17:17.18</dc:date>
          </office:change-info>
          <table:previous table:id="ct1221">
            <table:change-track-table-cell office:value-type="float" office:value="13"/>
          </table:previous>
        </table:cell-content-change>
        <table:cell-content-change table:id="ct1453">
          <table:cell-address table:column="0" table:row="20" table:table="1"/>
          <office:change-info>
            <dc:creator>frederik </dc:creator>
            <dc:date>2014-09-22T14:17:17.18</dc:date>
          </office:change-info>
          <table:previous table:id="ct1222">
            <table:change-track-table-cell office:value-type="float" office:value="14"/>
          </table:previous>
        </table:cell-content-change>
        <table:cell-content-change table:id="ct1454">
          <table:cell-address table:column="0" table:row="21" table:table="1"/>
          <office:change-info>
            <dc:creator>frederik </dc:creator>
            <dc:date>2014-09-22T14:17:17.18</dc:date>
          </office:change-info>
          <table:previous table:id="ct1223">
            <table:change-track-table-cell office:value-type="float" office:value="15"/>
          </table:previous>
        </table:cell-content-change>
        <table:cell-content-change table:id="ct1455">
          <table:cell-address table:column="0" table:row="22" table:table="1"/>
          <office:change-info>
            <dc:creator>frederik </dc:creator>
            <dc:date>2014-09-22T14:17:17.18</dc:date>
          </office:change-info>
          <table:previous table:id="ct1224">
            <table:change-track-table-cell office:value-type="float" office:value="16"/>
          </table:previous>
        </table:cell-content-change>
        <table:cell-content-change table:id="ct1456">
          <table:cell-address table:column="0" table:row="23" table:table="1"/>
          <office:change-info>
            <dc:creator>frederik </dc:creator>
            <dc:date>2014-09-22T14:17:17.18</dc:date>
          </office:change-info>
          <table:previous table:id="ct1225">
            <table:change-track-table-cell office:value-type="float" office:value="17"/>
          </table:previous>
        </table:cell-content-change>
        <table:cell-content-change table:id="ct1457">
          <table:cell-address table:column="0" table:row="24" table:table="1"/>
          <office:change-info>
            <dc:creator>frederik </dc:creator>
            <dc:date>2014-09-22T14:17:17.18</dc:date>
          </office:change-info>
          <table:previous table:id="ct1226">
            <table:change-track-table-cell office:value-type="float" office:value="18"/>
          </table:previous>
        </table:cell-content-change>
        <table:cell-content-change table:id="ct1458">
          <table:cell-address table:column="0" table:row="25" table:table="1"/>
          <office:change-info>
            <dc:creator>frederik </dc:creator>
            <dc:date>2014-09-22T14:17:17.18</dc:date>
          </office:change-info>
          <table:previous table:id="ct1227">
            <table:change-track-table-cell office:value-type="float" office:value="19"/>
          </table:previous>
        </table:cell-content-change>
        <table:cell-content-change table:id="ct1459">
          <table:cell-address table:column="0" table:row="26" table:table="1"/>
          <office:change-info>
            <dc:creator>frederik </dc:creator>
            <dc:date>2014-09-22T14:17:17.18</dc:date>
          </office:change-info>
          <table:previous table:id="ct1228">
            <table:change-track-table-cell office:value-type="float" office:value="20"/>
          </table:previous>
        </table:cell-content-change>
        <table:cell-content-change table:id="ct1460">
          <table:cell-address table:column="0" table:row="27" table:table="1"/>
          <office:change-info>
            <dc:creator>frederik </dc:creator>
            <dc:date>2014-09-22T14:17:17.18</dc:date>
          </office:change-info>
          <table:previous table:id="ct1229">
            <table:change-track-table-cell office:value-type="float" office:value="21"/>
          </table:previous>
        </table:cell-content-change>
        <table:cell-content-change table:id="ct1461">
          <table:cell-address table:column="0" table:row="28" table:table="1"/>
          <office:change-info>
            <dc:creator>frederik </dc:creator>
            <dc:date>2014-09-22T14:17:17.18</dc:date>
          </office:change-info>
          <table:previous table:id="ct1230">
            <table:change-track-table-cell office:value-type="float" office:value="22"/>
          </table:previous>
        </table:cell-content-change>
        <table:cell-content-change table:id="ct1462">
          <table:cell-address table:column="0" table:row="29" table:table="1"/>
          <office:change-info>
            <dc:creator>frederik </dc:creator>
            <dc:date>2014-09-22T14:17:17.18</dc:date>
          </office:change-info>
          <table:previous table:id="ct1231">
            <table:change-track-table-cell office:value-type="float" office:value="23"/>
          </table:previous>
        </table:cell-content-change>
        <table:cell-content-change table:id="ct1463">
          <table:cell-address table:column="0" table:row="30" table:table="1"/>
          <office:change-info>
            <dc:creator>frederik </dc:creator>
            <dc:date>2014-09-22T14:17:17.18</dc:date>
          </office:change-info>
          <table:previous table:id="ct1232">
            <table:change-track-table-cell office:value-type="float" office:value="24"/>
          </table:previous>
        </table:cell-content-change>
        <table:cell-content-change table:id="ct1464">
          <table:cell-address table:column="0" table:row="31" table:table="1"/>
          <office:change-info>
            <dc:creator>frederik </dc:creator>
            <dc:date>2014-09-22T14:17:17.18</dc:date>
          </office:change-info>
          <table:previous table:id="ct1233">
            <table:change-track-table-cell office:value-type="float" office:value="25"/>
          </table:previous>
        </table:cell-content-change>
        <table:cell-content-change table:id="ct1465">
          <table:cell-address table:column="0" table:row="32" table:table="1"/>
          <office:change-info>
            <dc:creator>frederik </dc:creator>
            <dc:date>2014-09-22T14:17:17.18</dc:date>
          </office:change-info>
          <table:previous table:id="ct1234">
            <table:change-track-table-cell office:value-type="float" office:value="26"/>
          </table:previous>
        </table:cell-content-change>
        <table:cell-content-change table:id="ct1466">
          <table:cell-address table:column="0" table:row="33" table:table="1"/>
          <office:change-info>
            <dc:creator>frederik </dc:creator>
            <dc:date>2014-09-22T14:17:17.18</dc:date>
          </office:change-info>
          <table:previous table:id="ct1235">
            <table:change-track-table-cell office:value-type="float" office:value="27"/>
          </table:previous>
        </table:cell-content-change>
        <table:cell-content-change table:id="ct1467">
          <table:cell-address table:column="0" table:row="34" table:table="1"/>
          <office:change-info>
            <dc:creator>frederik </dc:creator>
            <dc:date>2014-09-22T14:17:17.18</dc:date>
          </office:change-info>
          <table:previous table:id="ct1236">
            <table:change-track-table-cell office:value-type="float" office:value="28"/>
          </table:previous>
        </table:cell-content-change>
        <table:cell-content-change table:id="ct1468">
          <table:cell-address table:column="0" table:row="35" table:table="1"/>
          <office:change-info>
            <dc:creator>frederik </dc:creator>
            <dc:date>2014-09-22T14:17:17.18</dc:date>
          </office:change-info>
          <table:previous table:id="ct1237">
            <table:change-track-table-cell office:value-type="float" office:value="29"/>
          </table:previous>
        </table:cell-content-change>
        <table:cell-content-change table:id="ct1469">
          <table:cell-address table:column="11" table:row="51" table:table="1"/>
          <office:change-info>
            <dc:creator>frederik </dc:creator>
            <dc:date>2014-09-22T14:30:13.97</dc:date>
          </office:change-info>
          <table:previous table:id="ct1434">
            <table:change-track-table-cell office:value-type="float" office:value="2.8"/>
          </table:previous>
        </table:cell-content-change>
        <table:cell-content-change table:id="ct1470">
          <table:cell-address table:column="11" table:row="52" table:table="1"/>
          <office:change-info>
            <dc:creator>frederik </dc:creator>
            <dc:date>2014-09-22T14:30:26.97</dc:date>
          </office:change-info>
          <table:previous table:id="ct1400">
            <table:change-track-table-cell office:value-type="float" office:value="6"/>
          </table:previous>
        </table:cell-content-change>
        <table:cell-content-change table:id="ct1471">
          <table:cell-address table:column="11" table:row="52" table:table="1"/>
          <office:change-info>
            <dc:creator>frederik </dc:creator>
            <dc:date>2014-09-22T14:30:44.88</dc:date>
          </office:change-info>
          <table:previous table:id="ct1470">
            <table:change-track-table-cell office:value-type="float" office:value="7.05"/>
          </table:previous>
        </table:cell-content-change>
        <table:cell-content-change table:id="ct1472">
          <table:cell-address table:column="11" table:row="53" table:table="1"/>
          <office:change-info>
            <dc:creator>frederik </dc:creator>
            <dc:date>2014-09-22T14:31:05.37</dc:date>
          </office:change-info>
          <table:previous table:id="ct1401">
            <table:change-track-table-cell office:value-type="float" office:value="10.9"/>
          </table:previous>
        </table:cell-content-change>
        <table:cell-content-change table:id="ct1473">
          <table:cell-address table:column="11" table:row="54" table:table="1"/>
          <office:change-info>
            <dc:creator>frederik </dc:creator>
            <dc:date>2014-09-22T14:31:12.77</dc:date>
          </office:change-info>
          <table:previous table:id="ct1402">
            <table:change-track-table-cell office:value-type="float" office:value="15.8"/>
          </table:previous>
        </table:cell-content-change>
        <table:cell-content-change table:id="ct1474">
          <table:cell-address table:column="11" table:row="55" table:table="1"/>
          <office:change-info>
            <dc:creator>frederik </dc:creator>
            <dc:date>2014-09-22T14:31:14.92</dc:date>
          </office:change-info>
          <table:previous table:id="ct1403">
            <table:change-track-table-cell office:value-type="float" office:value="20.8"/>
          </table:previous>
        </table:cell-content-change>
        <table:cell-content-change table:id="ct1475">
          <table:cell-address table:column="11" table:row="56" table:table="1"/>
          <office:change-info>
            <dc:creator>frederik </dc:creator>
            <dc:date>2014-09-22T14:31:20.19</dc:date>
          </office:change-info>
          <table:previous table:id="ct1404">
            <table:change-track-table-cell office:value-type="float" office:value="25.8"/>
          </table:previous>
        </table:cell-content-change>
        <table:cell-content-change table:id="ct1476">
          <table:cell-address table:column="12" table:row="51" table:table="1"/>
          <office:change-info>
            <dc:creator>frederik </dc:creator>
            <dc:date>2014-09-22T14:46:35.35</dc:date>
          </office:change-info>
          <table:previous table:id="ct1405">
            <table:change-track-table-cell office:value-type="float" office:value="0.2"/>
          </table:previous>
        </table:cell-content-change>
        <table:cell-content-change table:id="ct1477">
          <table:cell-address table:column="12" table:row="52" table:table="1"/>
          <office:change-info>
            <dc:creator>frederik </dc:creator>
            <dc:date>2014-09-22T14:46:39.40</dc:date>
          </office:change-info>
          <table:previous table:id="ct1406">
            <table:change-track-table-cell office:value-type="float" office:value="0.2"/>
          </table:previous>
        </table:cell-content-change>
        <table:cell-content-change table:id="ct1478">
          <table:cell-address table:column="12" table:row="53" table:table="1"/>
          <office:change-info>
            <dc:creator>frederik </dc:creator>
            <dc:date>2014-09-22T14:46:39.40</dc:date>
          </office:change-info>
          <table:previous table:id="ct1407">
            <table:change-track-table-cell office:value-type="float" office:value="0.2"/>
          </table:previous>
        </table:cell-content-change>
        <table:cell-content-change table:id="ct1479">
          <table:cell-address table:column="12" table:row="54" table:table="1"/>
          <office:change-info>
            <dc:creator>frederik </dc:creator>
            <dc:date>2014-09-22T14:46:39.40</dc:date>
          </office:change-info>
          <table:previous table:id="ct1408">
            <table:change-track-table-cell office:value-type="float" office:value="0.2"/>
          </table:previous>
        </table:cell-content-change>
        <table:cell-content-change table:id="ct1480">
          <table:cell-address table:column="12" table:row="55" table:table="1"/>
          <office:change-info>
            <dc:creator>frederik </dc:creator>
            <dc:date>2014-09-22T14:46:39.40</dc:date>
          </office:change-info>
          <table:previous table:id="ct1409">
            <table:change-track-table-cell office:value-type="float" office:value="0.2"/>
          </table:previous>
        </table:cell-content-change>
        <table:cell-content-change table:id="ct1481">
          <table:cell-address table:column="12" table:row="56" table:table="1"/>
          <office:change-info>
            <dc:creator>frederik </dc:creator>
            <dc:date>2014-09-22T14:46:39.40</dc:date>
          </office:change-info>
          <table:previous table:id="ct1410">
            <table:change-track-table-cell office:value-type="float" office:value="0.2"/>
          </table:previous>
        </table:cell-content-change>
        <table:cell-content-change table:id="ct1482">
          <table:cell-address table:column="12" table:row="51" table:table="1"/>
          <office:change-info>
            <dc:creator>frederik </dc:creator>
            <dc:date>2014-09-22T14:47:05.76</dc:date>
          </office:change-info>
          <table:previous table:id="ct1476">
            <table:change-track-table-cell office:value-type="float" office:value="0.1"/>
          </table:previous>
        </table:cell-content-change>
        <table:cell-content-change table:id="ct1483">
          <table:cell-address table:column="12" table:row="52" table:table="1"/>
          <office:change-info>
            <dc:creator>frederik </dc:creator>
            <dc:date>2014-09-22T14:47:11.06</dc:date>
          </office:change-info>
          <table:previous table:id="ct1477">
            <table:change-track-table-cell office:value-type="float" office:value="0.1"/>
          </table:previous>
        </table:cell-content-change>
        <table:cell-content-change table:id="ct1484">
          <table:cell-address table:column="12" table:row="53" table:table="1"/>
          <office:change-info>
            <dc:creator>frederik </dc:creator>
            <dc:date>2014-09-22T14:47:11.06</dc:date>
          </office:change-info>
          <table:previous table:id="ct1478">
            <table:change-track-table-cell office:value-type="float" office:value="0.1"/>
          </table:previous>
        </table:cell-content-change>
        <table:cell-content-change table:id="ct1485">
          <table:cell-address table:column="12" table:row="54" table:table="1"/>
          <office:change-info>
            <dc:creator>frederik </dc:creator>
            <dc:date>2014-09-22T14:47:11.06</dc:date>
          </office:change-info>
          <table:previous table:id="ct1479">
            <table:change-track-table-cell office:value-type="float" office:value="0.1"/>
          </table:previous>
        </table:cell-content-change>
        <table:cell-content-change table:id="ct1486">
          <table:cell-address table:column="12" table:row="55" table:table="1"/>
          <office:change-info>
            <dc:creator>frederik </dc:creator>
            <dc:date>2014-09-22T14:47:11.06</dc:date>
          </office:change-info>
          <table:previous table:id="ct1480">
            <table:change-track-table-cell office:value-type="float" office:value="0.1"/>
          </table:previous>
        </table:cell-content-change>
        <table:cell-content-change table:id="ct1487">
          <table:cell-address table:column="12" table:row="56" table:table="1"/>
          <office:change-info>
            <dc:creator>frederik </dc:creator>
            <dc:date>2014-09-22T14:47:11.06</dc:date>
          </office:change-info>
          <table:previous table:id="ct1481">
            <table:change-track-table-cell office:value-type="float" office:value="0.1"/>
          </table:previous>
        </table:cell-content-change>
        <table:cell-content-change table:id="ct1488">
          <table:cell-address table:column="6" table:row="50" table:table="1"/>
          <office:change-info>
            <dc:creator>frederik </dc:creator>
            <dc:date>2014-09-22T15:02:13.05</dc:date>
          </office:change-info>
          <table:previous table:id="ct447">
            <table:change-track-table-cell office:value-type="string">
              <text:p>Differenz</text:p>
            </table:change-track-table-cell>
          </table:previous>
        </table:cell-content-change>
        <table:cell-content-change table:id="ct1489">
          <table:cell-address table:column="7" table:row="50" table:table="1"/>
          <office:change-info>
            <dc:creator>frederik </dc:creator>
            <dc:date>2014-09-22T15:02:16.84</dc:date>
          </office:change-info>
          <table:previous table:id="ct478">
            <table:change-track-table-cell office:value-type="string">
              <text:p>Fehler</text:p>
            </table:change-track-table-cell>
          </table:previous>
        </table:cell-content-change>
        <table:cell-content-change table:id="ct1490">
          <table:cell-address table:column="16" table:row="57" table:table="1"/>
          <office:change-info>
            <dc:creator>frederik </dc:creator>
            <dc:date>2014-09-22T15:14:05.14</dc:date>
          </office:change-info>
          <table:previous table:id="ct1417">
            <table:change-track-table-cell table:cell-address="Tabelle2.Q58" table:formula="of:=AVERAGE([.Q52:.Q56])" office:value-type="float" office:value="4.62"/>
          </table:previous>
        </table:cell-content-change>
        <table:cell-content-change table:id="ct1491">
          <table:cell-address table:column="3" table:row="52" table:table="1"/>
          <office:change-info>
            <dc:creator>frederik </dc:creator>
            <dc:date>2014-09-22T15:30:59.58</dc:date>
          </office:change-info>
          <table:previous table:id="ct432">
            <table:change-track-table-cell office:value-type="float" office:value="1.22"/>
          </table:previous>
        </table:cell-content-change>
        <table:cell-content-change table:id="ct1492">
          <table:cell-address table:column="3" table:row="53" table:table="1"/>
          <office:change-info>
            <dc:creator>frederik </dc:creator>
            <dc:date>2014-09-22T15:31:02.19</dc:date>
          </office:change-info>
          <table:previous>
            <table:change-track-table-cell office:value-type="float" office:value="3.32"/>
          </table:previous>
        </table:cell-content-change>
        <table:cell-content-change table:id="ct1493">
          <table:cell-address table:column="2" table:row="37" table:table="1"/>
          <office:change-info>
            <dc:creator>frederik </dc:creator>
            <dc:date>2014-09-22T15:42:44.59</dc:date>
          </office:change-info>
          <table:previous table:id="ct1165">
            <table:change-track-table-cell office:value-type="float" office:value="1.22"/>
          </table:previous>
        </table:cell-content-change>
        <table:cell-content-change table:id="ct1494">
          <table:cell-address table:column="2" table:row="38" table:table="1"/>
          <office:change-info>
            <dc:creator>frederik </dc:creator>
            <dc:date>2014-09-22T15:42:48.27</dc:date>
          </office:change-info>
          <table:previous table:id="ct1166">
            <table:change-track-table-cell office:value-type="float" office:value="3.32"/>
          </table:previous>
        </table:cell-content-change>
        <table:cell-content-change table:id="ct1495">
          <table:cell-address table:column="5" table:row="59" table:table="1"/>
          <office:change-info>
            <dc:creator>frederik </dc:creator>
            <dc:date>2014-09-22T15:59:48.90</dc:date>
          </office:change-info>
          <table:previous>
            <table:change-track-table-cell/>
          </table:previous>
        </table:cell-content-change>
        <table:cell-content-change table:id="ct1496">
          <table:cell-address table:column="6" table:row="59" table:table="1"/>
          <office:change-info>
            <dc:creator>frederik </dc:creator>
            <dc:date>2014-09-22T16:00:02.28</dc:date>
          </office:change-info>
          <table:previous>
            <table:change-track-table-cell/>
          </table:previous>
        </table:cell-content-change>
        <table:cell-content-change table:id="ct1497">
          <table:cell-address table:column="23" table:row="49" table:table="1"/>
          <office:change-info>
            <dc:creator>frederik </dc:creator>
            <dc:date>2014-09-22T16:01:37.17</dc:date>
          </office:change-info>
          <table:previous>
            <table:change-track-table-cell/>
          </table:previous>
        </table:cell-content-change>
        <table:cell-content-change table:id="ct1498">
          <table:cell-address table:column="23" table:row="50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499">
          <table:cell-address table:column="23" table:row="51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00">
          <table:cell-address table:column="23" table:row="52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01">
          <table:cell-address table:column="23" table:row="53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02">
          <table:cell-address table:column="23" table:row="54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03">
          <table:cell-address table:column="23" table:row="55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04">
          <table:cell-address table:column="23" table:row="56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05">
          <table:cell-address table:column="23" table:row="57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06">
          <table:cell-address table:column="23" table:row="58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07">
          <table:cell-address table:column="23" table:row="59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08">
          <table:cell-address table:column="23" table:row="60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09">
          <table:cell-address table:column="23" table:row="61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10">
          <table:cell-address table:column="23" table:row="62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11">
          <table:cell-address table:column="23" table:row="63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12">
          <table:cell-address table:column="23" table:row="64" table:table="1"/>
          <office:change-info>
            <dc:creator>frederik </dc:creator>
            <dc:date>2014-09-22T16:01:40.43</dc:date>
          </office:change-info>
          <table:previous>
            <table:change-track-table-cell/>
          </table:previous>
        </table:cell-content-change>
        <table:cell-content-change table:id="ct1513">
          <table:cell-address table:column="25" table:row="49" table:table="1"/>
          <office:change-info>
            <dc:creator>frederik </dc:creator>
            <dc:date>2014-09-22T16:01:54.70</dc:date>
          </office:change-info>
          <table:previous>
            <table:change-track-table-cell/>
          </table:previous>
        </table:cell-content-change>
        <table:cell-content-change table:id="ct1514">
          <table:cell-address table:column="25" table:row="50" table:table="1"/>
          <office:change-info>
            <dc:creator>frederik </dc:creator>
            <dc:date>2014-09-22T16:02:04.54</dc:date>
          </office:change-info>
          <table:previous>
            <table:change-track-table-cell/>
          </table:previous>
        </table:cell-content-change>
        <table:cell-content-change table:id="ct1515">
          <table:cell-address table:column="25" table:row="49" table:table="1"/>
          <office:change-info>
            <dc:creator>frederik </dc:creator>
            <dc:date>2014-09-22T16:02:07.66</dc:date>
          </office:change-info>
          <table:previous table:id="ct1513">
            <table:change-track-table-cell table:cell-address="Tabelle2.Z50" table:formula="of:=SQRT(SUM([.X50:.X58]))" office:value-type="float" office:value="0.948683298050514"/>
          </table:previous>
        </table:cell-content-change>
        <table:cell-content-change table:id="ct1516">
          <table:cell-address table:column="25" table:row="50" table:table="1"/>
          <office:change-info>
            <dc:creator>frederik </dc:creator>
            <dc:date>2014-09-22T16:02:07.66</dc:date>
          </office:change-info>
          <table:previous table:id="ct1514">
            <table:change-track-table-cell table:cell-address="Tabelle2.Z51" table:formula="of:=SQRT(SUM([.X50:.X65]))" office:value-type="float" office:value="1.26491106406735"/>
          </table:previous>
        </table:cell-content-change>
        <table:cell-content-change table:id="ct1517">
          <table:cell-address table:column="7" table:row="58" table:table="1"/>
          <office:change-info>
            <dc:creator>frederik </dc:creator>
            <dc:date>2014-09-22T16:02:30.93</dc:date>
          </office:change-info>
          <table:previous>
            <table:change-track-table-cell/>
          </table:previous>
        </table:cell-content-change>
        <table:cell-content-change table:id="ct1518">
          <table:cell-address table:column="7" table:row="58" table:table="1"/>
          <office:change-info>
            <dc:creator>frederik </dc:creator>
            <dc:date>2014-09-22T16:02:45.78</dc:date>
          </office:change-info>
          <table:previous table:id="ct1517">
            <table:change-track-table-cell table:cell-address="Tabelle2.H59" table:formula="of:=STDEVP([.G52:.G56])" office:value-type="float" office:value="0.174355957741626"/>
          </table:previous>
        </table:cell-content-change>
        <table:cell-content-change table:id="ct1519">
          <table:cell-address table:column="5" table:row="8" table:table="1"/>
          <office:change-info>
            <dc:creator>frederik </dc:creator>
            <dc:date>2014-09-22T16:13:34.01</dc:date>
          </office:change-info>
          <table:previous>
            <table:change-track-table-cell/>
          </table:previous>
        </table:cell-content-change>
        <table:cell-content-change table:id="ct1520">
          <table:cell-address table:column="0" table:row="2" table:table="0"/>
          <office:change-info>
            <dc:creator>frederik </dc:creator>
            <dc:date>2014-09-22T16:18:43.67</dc:date>
          </office:change-info>
          <table:previous table:id="ct3">
            <table:change-track-table-cell office:value-type="string">
              <text:p>U\_1/V</text:p>
            </table:change-track-table-cell>
          </table:previous>
        </table:cell-content-change>
        <table:cell-content-change table:id="ct1521">
          <table:cell-address table:column="0" table:row="3" table:table="0"/>
          <office:change-info>
            <dc:creator>frederik </dc:creator>
            <dc:date>2014-09-22T16:18:43.67</dc:date>
          </office:change-info>
          <table:previous table:id="ct58">
            <table:change-track-table-cell office:value-type="float" office:value="5.04"/>
          </table:previous>
        </table:cell-content-change>
        <table:cell-content-change table:id="ct1522">
          <table:cell-address table:column="0" table:row="2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23">
          <table:cell-address table:column="0" table:row="2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24">
          <table:cell-address table:column="0" table:row="2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25">
          <table:cell-address table:column="0" table:row="2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26">
          <table:cell-address table:column="0" table:row="3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27">
          <table:cell-address table:column="0" table:row="3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28">
          <table:cell-address table:column="0" table:row="3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29">
          <table:cell-address table:column="0" table:row="3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30">
          <table:cell-address table:column="0" table:row="3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31">
          <table:cell-address table:column="0" table:row="3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32">
          <table:cell-address table:column="0" table:row="3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33">
          <table:cell-address table:column="0" table:row="3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34">
          <table:cell-address table:column="0" table:row="3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35">
          <table:cell-address table:column="0" table:row="3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36">
          <table:cell-address table:column="0" table:row="4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37">
          <table:cell-address table:column="0" table:row="4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38">
          <table:cell-address table:column="0" table:row="4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39">
          <table:cell-address table:column="0" table:row="5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40">
          <table:cell-address table:column="0" table:row="5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41">
          <table:cell-address table:column="0" table:row="5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42">
          <table:cell-address table:column="0" table:row="5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43">
          <table:cell-address table:column="0" table:row="5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44">
          <table:cell-address table:column="0" table:row="5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45">
          <table:cell-address table:column="0" table:row="5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46">
          <table:cell-address table:column="0" table:row="6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47">
          <table:cell-address table:column="0" table:row="6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48">
          <table:cell-address table:column="0" table:row="6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49">
          <table:cell-address table:column="0" table:row="6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50">
          <table:cell-address table:column="0" table:row="6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51">
          <table:cell-address table:column="0" table:row="6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52">
          <table:cell-address table:column="0" table:row="7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53">
          <table:cell-address table:column="0" table:row="7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54">
          <table:cell-address table:column="0" table:row="7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55">
          <table:cell-address table:column="0" table:row="7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56">
          <table:cell-address table:column="0" table:row="7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57">
          <table:cell-address table:column="0" table:row="7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58">
          <table:cell-address table:column="0" table:row="7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59">
          <table:cell-address table:column="0" table:row="7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60">
          <table:cell-address table:column="0" table:row="7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61">
          <table:cell-address table:column="0" table:row="7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62">
          <table:cell-address table:column="0" table:row="8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63">
          <table:cell-address table:column="0" table:row="8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64">
          <table:cell-address table:column="0" table:row="8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65">
          <table:cell-address table:column="0" table:row="8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66">
          <table:cell-address table:column="0" table:row="8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67">
          <table:cell-address table:column="0" table:row="8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68">
          <table:cell-address table:column="0" table:row="8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69">
          <table:cell-address table:column="0" table:row="8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70">
          <table:cell-address table:column="0" table:row="8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71">
          <table:cell-address table:column="0" table:row="8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72">
          <table:cell-address table:column="0" table:row="9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73">
          <table:cell-address table:column="0" table:row="9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74">
          <table:cell-address table:column="0" table:row="9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75">
          <table:cell-address table:column="0" table:row="9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76">
          <table:cell-address table:column="0" table:row="9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77">
          <table:cell-address table:column="0" table:row="9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78">
          <table:cell-address table:column="0" table:row="9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79">
          <table:cell-address table:column="0" table:row="9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80">
          <table:cell-address table:column="0" table:row="9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81">
          <table:cell-address table:column="0" table:row="9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82">
          <table:cell-address table:column="0" table:row="10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83">
          <table:cell-address table:column="0" table:row="10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84">
          <table:cell-address table:column="1" table:row="2" table:table="0"/>
          <office:change-info>
            <dc:creator>frederik </dc:creator>
            <dc:date>2014-09-22T16:18:43.67</dc:date>
          </office:change-info>
          <table:previous table:id="ct6">
            <table:change-track-table-cell office:value-type="string">
              <text:p>Fehler/V</text:p>
            </table:change-track-table-cell>
          </table:previous>
        </table:cell-content-change>
        <table:cell-content-change table:id="ct1585">
          <table:cell-address table:column="1" table:row="3" table:table="0"/>
          <office:change-info>
            <dc:creator>frederik </dc:creator>
            <dc:date>2014-09-22T16:18:43.67</dc:date>
          </office:change-info>
          <table:previous table:id="ct59">
            <table:change-track-table-cell office:value-type="float" office:value="0.01"/>
          </table:previous>
        </table:cell-content-change>
        <table:cell-content-change table:id="ct1586">
          <table:cell-address table:column="1" table:row="2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87">
          <table:cell-address table:column="1" table:row="2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88">
          <table:cell-address table:column="1" table:row="2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89">
          <table:cell-address table:column="1" table:row="2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90">
          <table:cell-address table:column="1" table:row="3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91">
          <table:cell-address table:column="1" table:row="3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92">
          <table:cell-address table:column="1" table:row="3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93">
          <table:cell-address table:column="1" table:row="3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94">
          <table:cell-address table:column="1" table:row="3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95">
          <table:cell-address table:column="1" table:row="3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96">
          <table:cell-address table:column="1" table:row="3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97">
          <table:cell-address table:column="1" table:row="3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98">
          <table:cell-address table:column="1" table:row="3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599">
          <table:cell-address table:column="1" table:row="3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00">
          <table:cell-address table:column="1" table:row="4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01">
          <table:cell-address table:column="1" table:row="4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02">
          <table:cell-address table:column="1" table:row="5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03">
          <table:cell-address table:column="1" table:row="5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04">
          <table:cell-address table:column="1" table:row="5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05">
          <table:cell-address table:column="1" table:row="5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06">
          <table:cell-address table:column="1" table:row="5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07">
          <table:cell-address table:column="1" table:row="5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08">
          <table:cell-address table:column="1" table:row="5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09">
          <table:cell-address table:column="1" table:row="6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10">
          <table:cell-address table:column="1" table:row="6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11">
          <table:cell-address table:column="1" table:row="6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12">
          <table:cell-address table:column="1" table:row="6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13">
          <table:cell-address table:column="1" table:row="6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14">
          <table:cell-address table:column="1" table:row="7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15">
          <table:cell-address table:column="1" table:row="7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16">
          <table:cell-address table:column="1" table:row="7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17">
          <table:cell-address table:column="1" table:row="7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18">
          <table:cell-address table:column="1" table:row="7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19">
          <table:cell-address table:column="1" table:row="7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20">
          <table:cell-address table:column="1" table:row="7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21">
          <table:cell-address table:column="1" table:row="7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22">
          <table:cell-address table:column="1" table:row="7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23">
          <table:cell-address table:column="1" table:row="7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24">
          <table:cell-address table:column="1" table:row="8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25">
          <table:cell-address table:column="1" table:row="8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26">
          <table:cell-address table:column="1" table:row="8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27">
          <table:cell-address table:column="1" table:row="8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28">
          <table:cell-address table:column="1" table:row="8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29">
          <table:cell-address table:column="1" table:row="8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30">
          <table:cell-address table:column="1" table:row="8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31">
          <table:cell-address table:column="1" table:row="8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32">
          <table:cell-address table:column="1" table:row="8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33">
          <table:cell-address table:column="1" table:row="8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34">
          <table:cell-address table:column="1" table:row="9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35">
          <table:cell-address table:column="1" table:row="9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36">
          <table:cell-address table:column="1" table:row="9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37">
          <table:cell-address table:column="1" table:row="9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38">
          <table:cell-address table:column="1" table:row="9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39">
          <table:cell-address table:column="1" table:row="9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40">
          <table:cell-address table:column="1" table:row="9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41">
          <table:cell-address table:column="1" table:row="9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42">
          <table:cell-address table:column="1" table:row="9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43">
          <table:cell-address table:column="1" table:row="9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44">
          <table:cell-address table:column="1" table:row="10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45">
          <table:cell-address table:column="2" table:row="2" table:table="0"/>
          <office:change-info>
            <dc:creator>frederik </dc:creator>
            <dc:date>2014-09-22T16:18:43.67</dc:date>
          </office:change-info>
          <table:previous table:id="ct10">
            <table:change-track-table-cell office:value-type="string">
              <text:p>U\_3/V</text:p>
            </table:change-track-table-cell>
          </table:previous>
        </table:cell-content-change>
        <table:cell-content-change table:id="ct1646">
          <table:cell-address table:column="2" table:row="3" table:table="0"/>
          <office:change-info>
            <dc:creator>frederik </dc:creator>
            <dc:date>2014-09-22T16:18:43.67</dc:date>
          </office:change-info>
          <table:previous table:id="ct60">
            <table:change-track-table-cell office:value-type="float" office:value="2.01"/>
          </table:previous>
        </table:cell-content-change>
        <table:cell-content-change table:id="ct1647">
          <table:cell-address table:column="2" table:row="1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48">
          <table:cell-address table:column="2" table:row="1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49">
          <table:cell-address table:column="2" table:row="1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50">
          <table:cell-address table:column="2" table:row="1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51">
          <table:cell-address table:column="2" table:row="2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52">
          <table:cell-address table:column="2" table:row="2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53">
          <table:cell-address table:column="2" table:row="2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54">
          <table:cell-address table:column="2" table:row="2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55">
          <table:cell-address table:column="2" table:row="2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56">
          <table:cell-address table:column="2" table:row="2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57">
          <table:cell-address table:column="2" table:row="2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58">
          <table:cell-address table:column="2" table:row="2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59">
          <table:cell-address table:column="2" table:row="2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60">
          <table:cell-address table:column="2" table:row="2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61">
          <table:cell-address table:column="2" table:row="3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62">
          <table:cell-address table:column="2" table:row="3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63">
          <table:cell-address table:column="2" table:row="3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64">
          <table:cell-address table:column="2" table:row="3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65">
          <table:cell-address table:column="2" table:row="3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66">
          <table:cell-address table:column="2" table:row="3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67">
          <table:cell-address table:column="2" table:row="3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68">
          <table:cell-address table:column="2" table:row="3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69">
          <table:cell-address table:column="2" table:row="3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70">
          <table:cell-address table:column="2" table:row="3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71">
          <table:cell-address table:column="2" table:row="4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72">
          <table:cell-address table:column="2" table:row="4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73">
          <table:cell-address table:column="2" table:row="5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74">
          <table:cell-address table:column="2" table:row="5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75">
          <table:cell-address table:column="2" table:row="5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76">
          <table:cell-address table:column="2" table:row="5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77">
          <table:cell-address table:column="2" table:row="5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78">
          <table:cell-address table:column="2" table:row="5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79">
          <table:cell-address table:column="2" table:row="5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80">
          <table:cell-address table:column="2" table:row="6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81">
          <table:cell-address table:column="2" table:row="6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82">
          <table:cell-address table:column="2" table:row="6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83">
          <table:cell-address table:column="2" table:row="6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84">
          <table:cell-address table:column="2" table:row="6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85">
          <table:cell-address table:column="2" table:row="7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86">
          <table:cell-address table:column="2" table:row="7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87">
          <table:cell-address table:column="2" table:row="7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88">
          <table:cell-address table:column="2" table:row="7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89">
          <table:cell-address table:column="2" table:row="7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90">
          <table:cell-address table:column="2" table:row="7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91">
          <table:cell-address table:column="2" table:row="7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92">
          <table:cell-address table:column="2" table:row="7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93">
          <table:cell-address table:column="2" table:row="7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94">
          <table:cell-address table:column="2" table:row="7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95">
          <table:cell-address table:column="2" table:row="8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96">
          <table:cell-address table:column="2" table:row="8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97">
          <table:cell-address table:column="2" table:row="8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98">
          <table:cell-address table:column="2" table:row="8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699">
          <table:cell-address table:column="2" table:row="8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00">
          <table:cell-address table:column="2" table:row="8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01">
          <table:cell-address table:column="2" table:row="8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02">
          <table:cell-address table:column="2" table:row="8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03">
          <table:cell-address table:column="2" table:row="8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04">
          <table:cell-address table:column="2" table:row="8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05">
          <table:cell-address table:column="2" table:row="9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06">
          <table:cell-address table:column="2" table:row="9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07">
          <table:cell-address table:column="2" table:row="9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08">
          <table:cell-address table:column="2" table:row="9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09">
          <table:cell-address table:column="2" table:row="9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10">
          <table:cell-address table:column="2" table:row="9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11">
          <table:cell-address table:column="2" table:row="9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12">
          <table:cell-address table:column="2" table:row="9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13">
          <table:cell-address table:column="2" table:row="9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14">
          <table:cell-address table:column="2" table:row="9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15">
          <table:cell-address table:column="2" table:row="10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16">
          <table:cell-address table:column="3" table:row="2" table:table="0"/>
          <office:change-info>
            <dc:creator>frederik </dc:creator>
            <dc:date>2014-09-22T16:18:43.67</dc:date>
          </office:change-info>
          <table:previous table:id="ct11">
            <table:change-track-table-cell office:value-type="string">
              <text:p>Fehler/V</text:p>
            </table:change-track-table-cell>
          </table:previous>
        </table:cell-content-change>
        <table:cell-content-change table:id="ct1717">
          <table:cell-address table:column="3" table:row="3" table:table="0"/>
          <office:change-info>
            <dc:creator>frederik </dc:creator>
            <dc:date>2014-09-22T16:18:43.67</dc:date>
          </office:change-info>
          <table:previous table:id="ct61">
            <table:change-track-table-cell office:value-type="float" office:value="0.01"/>
          </table:previous>
        </table:cell-content-change>
        <table:cell-content-change table:id="ct1718">
          <table:cell-address table:column="3" table:row="23" table:table="0"/>
          <office:change-info>
            <dc:creator>frederik </dc:creator>
            <dc:date>2014-09-22T16:18:43.67</dc:date>
          </office:change-info>
          <table:previous table:id="ct81">
            <table:change-track-table-cell office:value-type="float" office:value="0.01"/>
          </table:previous>
        </table:cell-content-change>
        <table:cell-content-change table:id="ct1719">
          <table:cell-address table:column="3" table:row="2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20">
          <table:cell-address table:column="3" table:row="2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21">
          <table:cell-address table:column="3" table:row="2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22">
          <table:cell-address table:column="3" table:row="2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23">
          <table:cell-address table:column="3" table:row="3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24">
          <table:cell-address table:column="3" table:row="3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25">
          <table:cell-address table:column="3" table:row="3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26">
          <table:cell-address table:column="3" table:row="3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27">
          <table:cell-address table:column="3" table:row="3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28">
          <table:cell-address table:column="3" table:row="3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29">
          <table:cell-address table:column="3" table:row="3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30">
          <table:cell-address table:column="3" table:row="3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31">
          <table:cell-address table:column="3" table:row="3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32">
          <table:cell-address table:column="3" table:row="3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33">
          <table:cell-address table:column="3" table:row="4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34">
          <table:cell-address table:column="3" table:row="4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35">
          <table:cell-address table:column="3" table:row="5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36">
          <table:cell-address table:column="3" table:row="5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37">
          <table:cell-address table:column="3" table:row="5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38">
          <table:cell-address table:column="3" table:row="5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39">
          <table:cell-address table:column="3" table:row="5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40">
          <table:cell-address table:column="3" table:row="5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41">
          <table:cell-address table:column="3" table:row="5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42">
          <table:cell-address table:column="3" table:row="6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43">
          <table:cell-address table:column="3" table:row="6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44">
          <table:cell-address table:column="3" table:row="6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45">
          <table:cell-address table:column="3" table:row="6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46">
          <table:cell-address table:column="3" table:row="6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47">
          <table:cell-address table:column="3" table:row="7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48">
          <table:cell-address table:column="3" table:row="7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49">
          <table:cell-address table:column="3" table:row="7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50">
          <table:cell-address table:column="3" table:row="7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51">
          <table:cell-address table:column="3" table:row="7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52">
          <table:cell-address table:column="3" table:row="7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53">
          <table:cell-address table:column="3" table:row="7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54">
          <table:cell-address table:column="3" table:row="7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55">
          <table:cell-address table:column="3" table:row="7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56">
          <table:cell-address table:column="3" table:row="7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57">
          <table:cell-address table:column="3" table:row="8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58">
          <table:cell-address table:column="3" table:row="8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59">
          <table:cell-address table:column="3" table:row="8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60">
          <table:cell-address table:column="3" table:row="8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61">
          <table:cell-address table:column="3" table:row="8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62">
          <table:cell-address table:column="3" table:row="8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63">
          <table:cell-address table:column="3" table:row="8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64">
          <table:cell-address table:column="3" table:row="8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65">
          <table:cell-address table:column="3" table:row="8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66">
          <table:cell-address table:column="3" table:row="8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67">
          <table:cell-address table:column="3" table:row="9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68">
          <table:cell-address table:column="3" table:row="9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69">
          <table:cell-address table:column="3" table:row="9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70">
          <table:cell-address table:column="3" table:row="9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71">
          <table:cell-address table:column="3" table:row="9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72">
          <table:cell-address table:column="3" table:row="9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73">
          <table:cell-address table:column="3" table:row="9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74">
          <table:cell-address table:column="3" table:row="9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75">
          <table:cell-address table:column="3" table:row="9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76">
          <table:cell-address table:column="3" table:row="9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77">
          <table:cell-address table:column="3" table:row="10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78">
          <table:cell-address table:column="4" table:row="2" table:table="0"/>
          <office:change-info>
            <dc:creator>frederik </dc:creator>
            <dc:date>2014-09-22T16:18:43.67</dc:date>
          </office:change-info>
          <table:previous table:id="ct54">
            <table:change-track-table-cell office:value-type="string">
              <text:p>T/$^\circ$</text:p>
            </table:change-track-table-cell>
          </table:previous>
        </table:cell-content-change>
        <table:cell-content-change table:id="ct1779">
          <table:cell-address table:column="4" table:row="3" table:table="0"/>
          <office:change-info>
            <dc:creator>frederik </dc:creator>
            <dc:date>2014-09-22T16:18:43.67</dc:date>
          </office:change-info>
          <table:previous table:id="ct56">
            <table:change-track-table-cell office:value-type="float" office:value="175"/>
          </table:previous>
        </table:cell-content-change>
        <table:cell-content-change table:id="ct1780">
          <table:cell-address table:column="4" table:row="5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81">
          <table:cell-address table:column="4" table:row="5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82">
          <table:cell-address table:column="4" table:row="5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83">
          <table:cell-address table:column="4" table:row="5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84">
          <table:cell-address table:column="4" table:row="5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85">
          <table:cell-address table:column="4" table:row="5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86">
          <table:cell-address table:column="4" table:row="5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87">
          <table:cell-address table:column="5" table:row="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88">
          <table:cell-address table:column="5" table:row="2" table:table="0"/>
          <office:change-info>
            <dc:creator>frederik </dc:creator>
            <dc:date>2014-09-22T16:18:43.67</dc:date>
          </office:change-info>
          <table:previous table:id="ct55">
            <table:change-track-table-cell office:value-type="string">
              <text:p>Fehler/$^\circ$</text:p>
            </table:change-track-table-cell>
          </table:previous>
        </table:cell-content-change>
        <table:cell-content-change table:id="ct1789">
          <table:cell-address table:column="5" table:row="3" table:table="0"/>
          <office:change-info>
            <dc:creator>frederik </dc:creator>
            <dc:date>2014-09-22T16:18:43.67</dc:date>
          </office:change-info>
          <table:previous table:id="ct57">
            <table:change-track-table-cell office:value-type="float" office:value="1"/>
          </table:previous>
        </table:cell-content-change>
        <table:cell-content-change table:id="ct1790">
          <table:cell-address table:column="5" table:row="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91">
          <table:cell-address table:column="5" table:row="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92">
          <table:cell-address table:column="5" table:row="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93">
          <table:cell-address table:column="5" table:row="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94">
          <table:cell-address table:column="5" table:row="5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95">
          <table:cell-address table:column="5" table:row="5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96">
          <table:cell-address table:column="6" table:row="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97">
          <table:cell-address table:column="6" table:row="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98">
          <table:cell-address table:column="6" table:row="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799">
          <table:cell-address table:column="6" table:row="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00">
          <table:cell-address table:column="6" table:row="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01">
          <table:cell-address table:column="6" table:row="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02">
          <table:cell-address table:column="6" table:row="5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03">
          <table:cell-address table:column="6" table:row="5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04">
          <table:cell-address table:column="6" table:row="5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05">
          <table:cell-address table:column="6" table:row="5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06">
          <table:cell-address table:column="6" table:row="5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07">
          <table:cell-address table:column="6" table:row="5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08">
          <table:cell-address table:column="6" table:row="5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09">
          <table:cell-address table:column="6" table:row="5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10">
          <table:cell-address table:column="6" table:row="6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11">
          <table:cell-address table:column="6" table:row="6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12">
          <table:cell-address table:column="6" table:row="6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13">
          <table:cell-address table:column="6" table:row="7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14">
          <table:cell-address table:column="6" table:row="7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15">
          <table:cell-address table:column="6" table:row="7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16">
          <table:cell-address table:column="6" table:row="7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17">
          <table:cell-address table:column="6" table:row="7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18">
          <table:cell-address table:column="6" table:row="7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19">
          <table:cell-address table:column="6" table:row="7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20">
          <table:cell-address table:column="6" table:row="7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21">
          <table:cell-address table:column="6" table:row="7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22">
          <table:cell-address table:column="6" table:row="7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23">
          <table:cell-address table:column="6" table:row="8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24">
          <table:cell-address table:column="6" table:row="8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25">
          <table:cell-address table:column="6" table:row="8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26">
          <table:cell-address table:column="6" table:row="8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27">
          <table:cell-address table:column="6" table:row="8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28">
          <table:cell-address table:column="6" table:row="8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29">
          <table:cell-address table:column="6" table:row="8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30">
          <table:cell-address table:column="6" table:row="8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31">
          <table:cell-address table:column="6" table:row="8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32">
          <table:cell-address table:column="6" table:row="8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33">
          <table:cell-address table:column="6" table:row="9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34">
          <table:cell-address table:column="6" table:row="9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35">
          <table:cell-address table:column="6" table:row="9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36">
          <table:cell-address table:column="6" table:row="9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37">
          <table:cell-address table:column="6" table:row="9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38">
          <table:cell-address table:column="6" table:row="9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39">
          <table:cell-address table:column="6" table:row="9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40">
          <table:cell-address table:column="6" table:row="9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41">
          <table:cell-address table:column="6" table:row="9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42">
          <table:cell-address table:column="6" table:row="9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43">
          <table:cell-address table:column="6" table:row="10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44">
          <table:cell-address table:column="7" table:row="5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45">
          <table:cell-address table:column="7" table:row="5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46">
          <table:cell-address table:column="7" table:row="5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47">
          <table:cell-address table:column="7" table:row="5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48">
          <table:cell-address table:column="7" table:row="5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49">
          <table:cell-address table:column="7" table:row="5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50">
          <table:cell-address table:column="7" table:row="5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51">
          <table:cell-address table:column="7" table:row="6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52">
          <table:cell-address table:column="7" table:row="6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53">
          <table:cell-address table:column="7" table:row="6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54">
          <table:cell-address table:column="7" table:row="7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55">
          <table:cell-address table:column="7" table:row="7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56">
          <table:cell-address table:column="7" table:row="7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57">
          <table:cell-address table:column="7" table:row="7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58">
          <table:cell-address table:column="7" table:row="7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59">
          <table:cell-address table:column="7" table:row="7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7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61">
          <table:cell-address table:column="7" table:row="7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62">
          <table:cell-address table:column="7" table:row="7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63">
          <table:cell-address table:column="7" table:row="7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64">
          <table:cell-address table:column="7" table:row="8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65">
          <table:cell-address table:column="7" table:row="8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66">
          <table:cell-address table:column="7" table:row="8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67">
          <table:cell-address table:column="7" table:row="8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68">
          <table:cell-address table:column="7" table:row="8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69">
          <table:cell-address table:column="7" table:row="8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70">
          <table:cell-address table:column="7" table:row="8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71">
          <table:cell-address table:column="7" table:row="8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72">
          <table:cell-address table:column="7" table:row="8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73">
          <table:cell-address table:column="7" table:row="8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74">
          <table:cell-address table:column="7" table:row="9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75">
          <table:cell-address table:column="7" table:row="9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76">
          <table:cell-address table:column="7" table:row="9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77">
          <table:cell-address table:column="7" table:row="9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78">
          <table:cell-address table:column="7" table:row="9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79">
          <table:cell-address table:column="7" table:row="9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80">
          <table:cell-address table:column="7" table:row="9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81">
          <table:cell-address table:column="7" table:row="9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82">
          <table:cell-address table:column="7" table:row="9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9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84">
          <table:cell-address table:column="7" table:row="10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85">
          <table:cell-address table:column="8" table:row="5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86">
          <table:cell-address table:column="8" table:row="5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87">
          <table:cell-address table:column="8" table:row="5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88">
          <table:cell-address table:column="8" table:row="5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89">
          <table:cell-address table:column="8" table:row="5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90">
          <table:cell-address table:column="8" table:row="5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91">
          <table:cell-address table:column="8" table:row="6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92">
          <table:cell-address table:column="8" table:row="6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93">
          <table:cell-address table:column="8" table:row="6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94">
          <table:cell-address table:column="8" table:row="7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95">
          <table:cell-address table:column="8" table:row="7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96">
          <table:cell-address table:column="8" table:row="7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97">
          <table:cell-address table:column="8" table:row="7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98">
          <table:cell-address table:column="8" table:row="7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899">
          <table:cell-address table:column="8" table:row="7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00">
          <table:cell-address table:column="8" table:row="7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01">
          <table:cell-address table:column="8" table:row="7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02">
          <table:cell-address table:column="8" table:row="7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03">
          <table:cell-address table:column="8" table:row="7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04">
          <table:cell-address table:column="8" table:row="8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05">
          <table:cell-address table:column="8" table:row="8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06">
          <table:cell-address table:column="8" table:row="8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07">
          <table:cell-address table:column="8" table:row="8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08">
          <table:cell-address table:column="8" table:row="8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09">
          <table:cell-address table:column="8" table:row="8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10">
          <table:cell-address table:column="8" table:row="8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11">
          <table:cell-address table:column="8" table:row="8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12">
          <table:cell-address table:column="8" table:row="8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13">
          <table:cell-address table:column="8" table:row="8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14">
          <table:cell-address table:column="8" table:row="9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15">
          <table:cell-address table:column="8" table:row="9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16">
          <table:cell-address table:column="8" table:row="9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17">
          <table:cell-address table:column="8" table:row="9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18">
          <table:cell-address table:column="8" table:row="9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19">
          <table:cell-address table:column="8" table:row="9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20">
          <table:cell-address table:column="8" table:row="9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21">
          <table:cell-address table:column="8" table:row="9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22">
          <table:cell-address table:column="8" table:row="9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23">
          <table:cell-address table:column="8" table:row="9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24">
          <table:cell-address table:column="8" table:row="10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25">
          <table:cell-address table:column="9" table:row="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26">
          <table:cell-address table:column="9" table:row="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27">
          <table:cell-address table:column="9" table:row="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28">
          <table:cell-address table:column="9" table:row="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29">
          <table:cell-address table:column="9" table:row="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30">
          <table:cell-address table:column="9" table:row="1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31">
          <table:cell-address table:column="9" table:row="1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32">
          <table:cell-address table:column="9" table:row="1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33">
          <table:cell-address table:column="9" table:row="1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34">
          <table:cell-address table:column="9" table:row="1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35">
          <table:cell-address table:column="9" table:row="1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36">
          <table:cell-address table:column="9" table:row="1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37">
          <table:cell-address table:column="9" table:row="1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38">
          <table:cell-address table:column="9" table:row="1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39">
          <table:cell-address table:column="9" table:row="1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40">
          <table:cell-address table:column="9" table:row="2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41">
          <table:cell-address table:column="9" table:row="2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42">
          <table:cell-address table:column="9" table:row="2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43">
          <table:cell-address table:column="9" table:row="2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44">
          <table:cell-address table:column="9" table:row="2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45">
          <table:cell-address table:column="9" table:row="2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46">
          <table:cell-address table:column="9" table:row="2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47">
          <table:cell-address table:column="9" table:row="2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48">
          <table:cell-address table:column="9" table:row="2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49">
          <table:cell-address table:column="9" table:row="2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50">
          <table:cell-address table:column="9" table:row="3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51">
          <table:cell-address table:column="9" table:row="3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52">
          <table:cell-address table:column="9" table:row="3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53">
          <table:cell-address table:column="9" table:row="3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54">
          <table:cell-address table:column="9" table:row="3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55">
          <table:cell-address table:column="9" table:row="3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56">
          <table:cell-address table:column="9" table:row="3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57">
          <table:cell-address table:column="9" table:row="3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58">
          <table:cell-address table:column="9" table:row="3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59">
          <table:cell-address table:column="9" table:row="3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60">
          <table:cell-address table:column="9" table:row="4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61">
          <table:cell-address table:column="9" table:row="4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62">
          <table:cell-address table:column="9" table:row="6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63">
          <table:cell-address table:column="9" table:row="6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64">
          <table:cell-address table:column="9" table:row="6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65">
          <table:cell-address table:column="9" table:row="7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66">
          <table:cell-address table:column="9" table:row="7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67">
          <table:cell-address table:column="9" table:row="7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68">
          <table:cell-address table:column="9" table:row="7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69">
          <table:cell-address table:column="9" table:row="7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70">
          <table:cell-address table:column="9" table:row="7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71">
          <table:cell-address table:column="9" table:row="7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72">
          <table:cell-address table:column="9" table:row="7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73">
          <table:cell-address table:column="9" table:row="7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74">
          <table:cell-address table:column="9" table:row="7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75">
          <table:cell-address table:column="9" table:row="8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76">
          <table:cell-address table:column="9" table:row="8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77">
          <table:cell-address table:column="9" table:row="8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78">
          <table:cell-address table:column="9" table:row="8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79">
          <table:cell-address table:column="9" table:row="8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80">
          <table:cell-address table:column="9" table:row="8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81">
          <table:cell-address table:column="9" table:row="8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82">
          <table:cell-address table:column="9" table:row="8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83">
          <table:cell-address table:column="9" table:row="8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84">
          <table:cell-address table:column="9" table:row="8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85">
          <table:cell-address table:column="9" table:row="9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86">
          <table:cell-address table:column="9" table:row="9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87">
          <table:cell-address table:column="9" table:row="9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88">
          <table:cell-address table:column="9" table:row="9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89">
          <table:cell-address table:column="9" table:row="9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90">
          <table:cell-address table:column="9" table:row="9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91">
          <table:cell-address table:column="9" table:row="9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92">
          <table:cell-address table:column="9" table:row="9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93">
          <table:cell-address table:column="9" table:row="9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94">
          <table:cell-address table:column="9" table:row="9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95">
          <table:cell-address table:column="9" table:row="10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96">
          <table:cell-address table:column="10" table:row="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97">
          <table:cell-address table:column="10" table:row="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98">
          <table:cell-address table:column="10" table:row="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1999">
          <table:cell-address table:column="10" table:row="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00">
          <table:cell-address table:column="10" table:row="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01">
          <table:cell-address table:column="10" table:row="1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02">
          <table:cell-address table:column="10" table:row="1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03">
          <table:cell-address table:column="10" table:row="1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04">
          <table:cell-address table:column="10" table:row="1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05">
          <table:cell-address table:column="10" table:row="1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06">
          <table:cell-address table:column="10" table:row="1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07">
          <table:cell-address table:column="10" table:row="1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08">
          <table:cell-address table:column="10" table:row="1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09">
          <table:cell-address table:column="10" table:row="1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10">
          <table:cell-address table:column="10" table:row="1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11">
          <table:cell-address table:column="10" table:row="2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12">
          <table:cell-address table:column="10" table:row="2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13">
          <table:cell-address table:column="10" table:row="2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14">
          <table:cell-address table:column="10" table:row="2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15">
          <table:cell-address table:column="10" table:row="2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16">
          <table:cell-address table:column="10" table:row="2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17">
          <table:cell-address table:column="10" table:row="2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18">
          <table:cell-address table:column="10" table:row="2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19">
          <table:cell-address table:column="10" table:row="2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20">
          <table:cell-address table:column="10" table:row="2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21">
          <table:cell-address table:column="10" table:row="3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22">
          <table:cell-address table:column="10" table:row="3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23">
          <table:cell-address table:column="10" table:row="3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24">
          <table:cell-address table:column="10" table:row="3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25">
          <table:cell-address table:column="10" table:row="3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26">
          <table:cell-address table:column="10" table:row="3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27">
          <table:cell-address table:column="10" table:row="3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28">
          <table:cell-address table:column="10" table:row="3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29">
          <table:cell-address table:column="10" table:row="3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30">
          <table:cell-address table:column="10" table:row="3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31">
          <table:cell-address table:column="10" table:row="4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32">
          <table:cell-address table:column="10" table:row="4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33">
          <table:cell-address table:column="11" table:row="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34">
          <table:cell-address table:column="11" table:row="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35">
          <table:cell-address table:column="11" table:row="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36">
          <table:cell-address table:column="11" table:row="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37">
          <table:cell-address table:column="11" table:row="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38">
          <table:cell-address table:column="11" table:row="1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39">
          <table:cell-address table:column="11" table:row="1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40">
          <table:cell-address table:column="11" table:row="1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41">
          <table:cell-address table:column="11" table:row="1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42">
          <table:cell-address table:column="11" table:row="1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43">
          <table:cell-address table:column="11" table:row="1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44">
          <table:cell-address table:column="11" table:row="1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45">
          <table:cell-address table:column="11" table:row="1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46">
          <table:cell-address table:column="11" table:row="1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47">
          <table:cell-address table:column="11" table:row="1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48">
          <table:cell-address table:column="11" table:row="2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49">
          <table:cell-address table:column="11" table:row="2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50">
          <table:cell-address table:column="11" table:row="2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51">
          <table:cell-address table:column="11" table:row="2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52">
          <table:cell-address table:column="11" table:row="2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53">
          <table:cell-address table:column="11" table:row="2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54">
          <table:cell-address table:column="11" table:row="2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55">
          <table:cell-address table:column="11" table:row="2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56">
          <table:cell-address table:column="11" table:row="2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57">
          <table:cell-address table:column="11" table:row="2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58">
          <table:cell-address table:column="11" table:row="3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59">
          <table:cell-address table:column="11" table:row="3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60">
          <table:cell-address table:column="11" table:row="3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61">
          <table:cell-address table:column="11" table:row="3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62">
          <table:cell-address table:column="11" table:row="3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63">
          <table:cell-address table:column="11" table:row="3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64">
          <table:cell-address table:column="11" table:row="3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65">
          <table:cell-address table:column="11" table:row="3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66">
          <table:cell-address table:column="11" table:row="3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67">
          <table:cell-address table:column="11" table:row="3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68">
          <table:cell-address table:column="11" table:row="4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69">
          <table:cell-address table:column="11" table:row="4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70">
          <table:cell-address table:column="11" table:row="4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71">
          <table:cell-address table:column="11" table:row="5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72">
          <table:cell-address table:column="11" table:row="5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73">
          <table:cell-address table:column="11" table:row="5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74">
          <table:cell-address table:column="11" table:row="5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75">
          <table:cell-address table:column="11" table:row="5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76">
          <table:cell-address table:column="11" table:row="5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77">
          <table:cell-address table:column="11" table:row="5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78">
          <table:cell-address table:column="12" table:row="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79">
          <table:cell-address table:column="12" table:row="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80">
          <table:cell-address table:column="12" table:row="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81">
          <table:cell-address table:column="12" table:row="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82">
          <table:cell-address table:column="12" table:row="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83">
          <table:cell-address table:column="12" table:row="1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84">
          <table:cell-address table:column="12" table:row="1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85">
          <table:cell-address table:column="12" table:row="1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86">
          <table:cell-address table:column="12" table:row="1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87">
          <table:cell-address table:column="12" table:row="1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88">
          <table:cell-address table:column="12" table:row="1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89">
          <table:cell-address table:column="12" table:row="1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90">
          <table:cell-address table:column="12" table:row="1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91">
          <table:cell-address table:column="12" table:row="1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92">
          <table:cell-address table:column="12" table:row="1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93">
          <table:cell-address table:column="12" table:row="2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94">
          <table:cell-address table:column="12" table:row="2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95">
          <table:cell-address table:column="12" table:row="2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96">
          <table:cell-address table:column="12" table:row="2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97">
          <table:cell-address table:column="12" table:row="2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98">
          <table:cell-address table:column="12" table:row="2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099">
          <table:cell-address table:column="12" table:row="2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00">
          <table:cell-address table:column="12" table:row="2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01">
          <table:cell-address table:column="12" table:row="2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02">
          <table:cell-address table:column="12" table:row="2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03">
          <table:cell-address table:column="12" table:row="3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04">
          <table:cell-address table:column="12" table:row="3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05">
          <table:cell-address table:column="12" table:row="3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06">
          <table:cell-address table:column="12" table:row="3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07">
          <table:cell-address table:column="12" table:row="3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08">
          <table:cell-address table:column="12" table:row="3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09">
          <table:cell-address table:column="12" table:row="3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10">
          <table:cell-address table:column="12" table:row="3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11">
          <table:cell-address table:column="12" table:row="38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12">
          <table:cell-address table:column="12" table:row="39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13">
          <table:cell-address table:column="12" table:row="4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14">
          <table:cell-address table:column="12" table:row="4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15">
          <table:cell-address table:column="12" table:row="5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16">
          <table:cell-address table:column="12" table:row="5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17">
          <table:cell-address table:column="12" table:row="5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18">
          <table:cell-address table:column="12" table:row="5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19">
          <table:cell-address table:column="12" table:row="5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20">
          <table:cell-address table:column="12" table:row="5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21">
          <table:cell-address table:column="12" table:row="56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22">
          <table:cell-address table:column="16" table:row="5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23">
          <table:cell-address table:column="16" table:row="5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24">
          <table:cell-address table:column="16" table:row="5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25">
          <table:cell-address table:column="16" table:row="5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26">
          <table:cell-address table:column="16" table:row="5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27">
          <table:cell-address table:column="16" table:row="5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28">
          <table:cell-address table:column="16" table:row="5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29">
          <table:cell-address table:column="17" table:row="50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30">
          <table:cell-address table:column="17" table:row="51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31">
          <table:cell-address table:column="17" table:row="52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32">
          <table:cell-address table:column="17" table:row="53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33">
          <table:cell-address table:column="17" table:row="54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34">
          <table:cell-address table:column="17" table:row="55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35">
          <table:cell-address table:column="17" table:row="57" table:table="0"/>
          <office:change-info>
            <dc:creator>frederik </dc:creator>
            <dc:date>2014-09-22T16:18:43.67</dc:date>
          </office:change-info>
          <table:previous>
            <table:change-track-table-cell/>
          </table:previous>
        </table:cell-content-change>
        <table:cell-content-change table:id="ct2136">
          <table:cell-address table:column="2" table:row="37" table:table="0"/>
          <office:change-info>
            <dc:creator>frederik </dc:creator>
            <dc:date>2014-09-22T16:18:56.23</dc:date>
          </office:change-info>
          <table:previous table:id="ct1668">
            <table:change-track-table-cell office:value-type="float" office:value="2.22"/>
          </table:previous>
        </table:cell-content-change>
        <table:cell-content-change table:id="ct2137">
          <table:cell-address table:column="2" table:row="38" table:table="0"/>
          <office:change-info>
            <dc:creator>frederik </dc:creator>
            <dc:date>2014-09-22T16:18:58.87</dc:date>
          </office:change-info>
          <table:previous table:id="ct1669">
            <table:change-track-table-cell office:value-type="float" office:value="4.32"/>
          </table:previous>
        </table:cell-content-change>
        <table:cell-content-change table:id="ct2138">
          <table:cell-address table:column="3" table:row="52" table:table="0"/>
          <office:change-info>
            <dc:creator>frederik </dc:creator>
            <dc:date>2014-09-22T16:19:07.66</dc:date>
          </office:change-info>
          <table:previous table:id="ct1737">
            <table:change-track-table-cell office:value-type="float" office:value="2.22"/>
          </table:previous>
        </table:cell-content-change>
        <table:cell-content-change table:id="ct2139">
          <table:cell-address table:column="3" table:row="53" table:table="0"/>
          <office:change-info>
            <dc:creator>frederik </dc:creator>
            <dc:date>2014-09-22T16:19:12.15</dc:date>
          </office:change-info>
          <table:previous table:id="ct1738">
            <table:change-track-table-cell office:value-type="float" office:value="4.32"/>
          </table:previous>
        </table:cell-content-change>
        <table:cell-content-change table:id="ct2140">
          <table:cell-address table:column="6" table:row="122" table:table="1"/>
          <office:change-info>
            <dc:creator>frederik </dc:creator>
            <dc:date>2014-09-22T16:24:32.43</dc:date>
          </office:change-info>
          <table:previous>
            <table:change-track-table-cell/>
          </table:previous>
        </table:cell-content-change>
        <table:cell-content-change table:id="ct2141">
          <table:cell-address table:column="5" table:row="8" table:table="1"/>
          <office:change-info>
            <dc:creator>frederik </dc:creator>
            <dc:date>2014-09-22T16:37:38.67</dc:date>
          </office:change-info>
          <table:previous table:id="ct1519">
            <table:change-track-table-cell office:value-type="string">
              <text:p>Bestimme </text:p>
            </table:change-track-table-cell>
          </table:previous>
        </table:cell-content-change>
        <table:cell-content-change table:id="ct2142">
          <table:cell-address table:column="5" table:row="10" table:table="1"/>
          <office:change-info>
            <dc:creator>frederik </dc:creator>
            <dc:date>2014-09-22T16:38:06.72</dc:date>
          </office:change-info>
          <table:previous>
            <table:change-track-table-cell/>
          </table:previous>
        </table:cell-content-change>
        <table:cell-content-change table:id="ct2143">
          <table:cell-address table:column="5" table:row="10" table:table="1"/>
          <office:change-info>
            <dc:creator>frederik </dc:creator>
            <dc:date>2014-09-22T16:38:40.54</dc:date>
          </office:change-info>
          <table:previous table:id="ct2142">
            <table:change-track-table-cell table:cell-address="Tabelle2.F11" table:formula="of:=([.F3]+[.E48])-[.F5]" office:value-type="float" office:value="3.03"/>
          </table:previous>
        </table:cell-content-change>
        <table:movement table:id="ct2144">
          <table:source-range-address table:column="5" table:row="9" table:table="1"/>
          <table:target-range-address table:column="5" table:row="8" table:table="1"/>
          <office:change-info>
            <dc:creator>frederik </dc:creator>
            <dc:date>2014-09-22T16:38:50.73</dc:date>
          </office:change-info>
          <table:dependencies>
            <table:dependency table:id="ct2146"/>
            <table:dependency table:id="ct2145"/>
          </table:dependencies>
        </table:movement>
        <table:cell-content-change table:id="ct2145">
          <table:cell-address table:column="5" table:row="9" table:table="1"/>
          <office:change-info>
            <dc:creator>frederik </dc:creator>
            <dc:date>2014-09-22T16:38:54.11</dc:date>
          </office:change-info>
          <table:previous>
            <table:change-track-table-cell/>
          </table:previous>
        </table:cell-content-change>
        <table:cell-content-change table:id="ct2146">
          <table:cell-address table:column="5" table:row="9" table:table="1"/>
          <office:change-info>
            <dc:creator>frederik </dc:creator>
            <dc:date>2014-09-22T16:38:58.22</dc:date>
          </office:change-info>
          <table:previous table:id="ct2145">
            <table:change-track-table-cell office:value-type="string">
              <text:p>U_kp</text:p>
            </table:change-track-table-cell>
          </table:previous>
        </table:cell-content-change>
        <table:cell-content-change table:id="ct2147">
          <table:cell-address table:column="6" table:row="9" table:table="1"/>
          <office:change-info>
            <dc:creator>frederik </dc:creator>
            <dc:date>2014-09-22T16:39:01.30</dc:date>
          </office:change-info>
          <table:previous>
            <table:change-track-table-cell/>
          </table:previous>
        </table:cell-content-change>
        <table:cell-content-change table:id="ct2148">
          <table:cell-address table:column="6" table:row="10" table:table="1"/>
          <office:change-info>
            <dc:creator>frederik </dc:creator>
            <dc:date>2014-09-22T16:39:24.19</dc:date>
          </office:change-info>
          <table:previous>
            <table:change-track-table-cell/>
          </table:previous>
        </table:cell-content-change>
        <table:cell-content-change table:id="ct2149">
          <table:cell-address table:column="5" table:row="10" table:table="1"/>
          <office:change-info>
            <dc:creator>frederik </dc:creator>
            <dc:date>2014-09-22T18:38:55.05</dc:date>
          </office:change-info>
          <table:previous table:id="ct2143">
            <table:change-track-table-cell table:cell-address="Tabelle2.F11" table:formula="of:=([.F3]+[.E48])-[.G58]" office:value-type="float" office:value="0.18"/>
          </table:previous>
        </table:cell-content-change>
        <table:cell-content-change table:id="ct2150">
          <table:cell-address table:column="5" table:row="8" table:table="1"/>
          <office:change-info>
            <dc:creator>frederik </dc:creator>
            <dc:date>2014-09-22T18:39:07.56</dc:date>
          </office:change-info>
          <table:previous table:id="ct2141">
            <table:change-track-table-cell office:value-type="string">
              <text:p>Bestimme <text:s/>U_kp</text:p>
            </table:change-track-table-cell>
          </table:previous>
        </table:cell-content-change>
        <table:cell-content-change table:id="ct2151">
          <table:cell-address table:column="5" table:row="12" table:table="1"/>
          <office:change-info>
            <dc:creator>frederik </dc:creator>
            <dc:date>2014-09-22T18:39:13.27</dc:date>
          </office:change-info>
          <table:previous>
            <table:change-track-table-cell/>
          </table:previous>
        </table:cell-content-change>
        <table:cell-content-change table:id="ct2152">
          <table:cell-address table:column="5" table:row="13" table:table="1"/>
          <office:change-info>
            <dc:creator>frederik </dc:creator>
            <dc:date>2014-09-22T18:39:20.76</dc:date>
          </office:change-info>
          <table:previous>
            <table:change-track-table-cell/>
          </table:previous>
        </table:cell-content-change>
        <table:cell-content-change table:id="ct2153">
          <table:cell-address table:column="5" table:row="14" table:table="1"/>
          <office:change-info>
            <dc:creator>frederik </dc:creator>
            <dc:date>2014-09-22T18:39:20.76</dc:date>
          </office:change-info>
          <table:previous>
            <table:change-track-table-cell/>
          </table:previous>
        </table:cell-content-change>
        <table:cell-content-change table:id="ct2154">
          <table:cell-address table:column="6" table:row="13" table:table="1"/>
          <office:change-info>
            <dc:creator>frederik </dc:creator>
            <dc:date>2014-09-22T18:39:20.76</dc:date>
          </office:change-info>
          <table:previous>
            <table:change-track-table-cell/>
          </table:previous>
        </table:cell-content-change>
        <table:cell-content-change table:id="ct2155">
          <table:cell-address table:column="6" table:row="14" table:table="1"/>
          <office:change-info>
            <dc:creator>frederik </dc:creator>
            <dc:date>2014-09-22T18:39:20.76</dc:date>
          </office:change-info>
          <table:previous>
            <table:change-track-table-cell/>
          </table:previous>
        </table:cell-content-change>
        <table:cell-content-change table:id="ct2156">
          <table:cell-address table:column="5" table:row="10" table:table="1"/>
          <office:change-info>
            <dc:creator>frederik </dc:creator>
            <dc:date>2014-09-22T18:39:31.31</dc:date>
          </office:change-info>
          <table:previous table:id="ct2149">
            <table:change-track-table-cell table:cell-address="Tabelle2.F11" table:formula="of:=([.F3]+[.B52])-[.G58]" office:value-type="float" office:value="2.58"/>
          </table:previous>
        </table:cell-content-change>
        <table:cell-content-change table:id="ct2157">
          <table:cell-address table:column="6" table:row="10" table:table="1"/>
          <office:change-info>
            <dc:creator>frederik </dc:creator>
            <dc:date>2014-09-22T18:39:47.72</dc:date>
          </office:change-info>
          <table:previous table:id="ct2148">
            <table:change-track-table-cell table:cell-address="Tabelle2.G11" table:formula="of:=SQRT([.G3]^2+[.C52]^2+[.H58]^2)" office:value-type="float" office:value="0.331813200460741"/>
          </table:previous>
        </table:cell-content-change>
        <table:cell-content-change table:id="ct2158">
          <table:cell-address table:column="5" table:row="14" table:table="1"/>
          <office:change-info>
            <dc:creator>frederik </dc:creator>
            <dc:date>2014-09-22T18:39:51.37</dc:date>
          </office:change-info>
          <table:previous table:id="ct2153">
            <table:change-track-table-cell table:cell-address="Tabelle2.F15" table:formula="of:=([.F7]+[.B56])-[.G62]" office:value-type="float" office:value="196.6"/>
          </table:previous>
        </table:cell-content-change>
        <table:cell-content-change table:id="ct2159">
          <table:cell-address table:column="6" table:row="14" table:table="1"/>
          <office:change-info>
            <dc:creator>frederik </dc:creator>
            <dc:date>2014-09-22T18:39:51.37</dc:date>
          </office:change-info>
          <table:previous table:id="ct2155">
            <table:change-track-table-cell table:cell-address="Tabelle2.G15" table:formula="of:=SQRT([.G7]^2+[.C56]^2+[.H62]^2)" office:value-type="float" office:value="1.00498756211209"/>
          </table:previous>
        </table:cell-content-change>
        <table:cell-content-change table:id="ct2160">
          <table:cell-address table:column="5" table:row="14" table:table="1"/>
          <office:change-info>
            <dc:creator>frederik </dc:creator>
            <dc:date>2014-09-22T18:39:53.29</dc:date>
          </office:change-info>
          <table:previous table:id="ct2158">
            <table:change-track-table-cell/>
          </table:previous>
        </table:cell-content-change>
        <table:cell-content-change table:id="ct2161">
          <table:cell-address table:column="6" table:row="14" table:table="1"/>
          <office:change-info>
            <dc:creator>frederik </dc:creator>
            <dc:date>2014-09-22T18:39:53.29</dc:date>
          </office:change-info>
          <table:previous table:id="ct2159">
            <table:change-track-table-cell/>
          </table:previous>
        </table:cell-content-change>
        <table:cell-content-change table:id="ct2162">
          <table:cell-address table:column="5" table:row="14" table:table="1"/>
          <office:change-info>
            <dc:creator>frederik </dc:creator>
            <dc:date>2014-09-22T18:40:03.26</dc:date>
          </office:change-info>
          <table:previous table:id="ct2160">
            <table:change-track-table-cell table:cell-address="Tabelle2.F15" table:formula="of:=([.$F$3]+[.B56])-[.$G$58]" office:value-type="float" office:value="21.78"/>
          </table:previous>
        </table:cell-content-change>
        <table:cell-content-change table:id="ct2163">
          <table:cell-address table:column="6" table:row="14" table:table="1"/>
          <office:change-info>
            <dc:creator>frederik </dc:creator>
            <dc:date>2014-09-22T18:40:42.56</dc:date>
          </office:change-info>
          <table:previous table:id="ct2161">
            <table:change-track-table-cell table:cell-address="Tabelle2.G15" table:formula="of:=SQRT([.$G$3]^2+[.C56]^2+[.$H$58]^2)" office:value-type="float" office:value="0.331813200460741"/>
          </table:previous>
        </table:cell-content-change>
        <table:cell-content-change table:id="ct2164">
          <table:cell-address table:column="5" table:row="14" table:table="1"/>
          <office:change-info>
            <dc:creator>frederik </dc:creator>
            <dc:date>2014-09-22T18:44:39.80</dc:date>
          </office:change-info>
          <table:previous table:id="ct2162">
            <table:change-track-table-cell table:cell-address="Tabelle2.F15" table:formula="of:=([.$F$3]+[.B53])-[.$G$58]" office:value-type="float" office:value="7.38"/>
          </table:previous>
        </table:cell-content-change>
        <table:cell-content-change table:id="ct2165">
          <table:cell-address table:column="5" table:row="16" table:table="1"/>
          <office:change-info>
            <dc:creator>frederik </dc:creator>
            <dc:date>2014-09-22T18:45:11.25</dc:date>
          </office:change-info>
          <table:previous>
            <table:change-track-table-cell/>
          </table:previous>
        </table:cell-content-change>
        <table:cell-content-change table:id="ct2166">
          <table:cell-address table:column="5" table:row="17" table:table="1"/>
          <office:change-info>
            <dc:creator>frederik </dc:creator>
            <dc:date>2014-09-22T18:45:20.49</dc:date>
          </office:change-info>
          <table:previous>
            <table:change-track-table-cell/>
          </table:previous>
        </table:cell-content-change>
        <table:cell-content-change table:id="ct2167">
          <table:cell-address table:column="6" table:row="17" table:table="1"/>
          <office:change-info>
            <dc:creator>frederik </dc:creator>
            <dc:date>2014-09-22T18:45:32.37</dc:date>
          </office:change-info>
          <table:previous>
            <table:change-track-table-cell/>
          </table:previous>
        </table:cell-content-change>
        <table:cell-content-change table:id="ct2168">
          <table:cell-address table:column="6" table:row="105" table:table="1"/>
          <office:change-info>
            <dc:creator>arrow13 </dc:creator>
            <dc:date>2014-09-22T18:07:22</dc:date>
          </office:change-info>
          <table:previous>
            <table:change-track-table-cell office:value-type="string">
              <text:p>Differenz</text:p>
            </table:change-track-table-cell>
          </table:previous>
        </table:cell-content-change>
        <table:cell-content-change table:id="ct2169">
          <table:cell-address table:column="6" table:row="114" table:table="1"/>
          <office:change-info>
            <dc:creator>arrow13 </dc:creator>
            <dc:date>2014-09-22T18:07:42</dc:date>
          </office:change-info>
          <table:previous>
            <table:change-track-table-cell office:value-type="string">
              <text:p>Differenz</text:p>
            </table:change-track-table-cell>
          </table:previous>
        </table:cell-content-change>
        <table:cell-content-change table:id="ct2170">
          <table:cell-address table:column="6" table:row="109" table:table="1"/>
          <office:change-info>
            <dc:creator>arrow13 </dc:creator>
            <dc:date>2014-09-22T18:07:55</dc:date>
          </office:change-info>
          <table:previous>
            <table:change-track-table-cell/>
          </table:previous>
        </table:cell-content-change>
        <table:cell-content-change table:id="ct2171">
          <table:cell-address table:column="6" table:row="109" table:table="1"/>
          <office:change-info>
            <dc:creator>arrow13 </dc:creator>
            <dc:date>2014-09-22T18:08:04</dc:date>
          </office:change-info>
          <table:previous table:id="ct2170">
            <table:change-track-table-cell office:value-type="string">
              <text:p>U$_\Delta$</text:p>
            </table:change-track-table-cell>
          </table:previous>
        </table:cell-content-change>
        <table:cell-content-change table:id="ct2172">
          <table:cell-address table:column="6" table:row="118" table:table="1"/>
          <office:change-info>
            <dc:creator>arrow13 </dc:creator>
            <dc:date>2014-09-22T18:08:13</dc:date>
          </office:change-info>
          <table:previous>
            <table:change-track-table-cell/>
          </table:previous>
        </table:cell-content-change>
        <table:cell-content-change table:id="ct2173">
          <table:cell-address table:column="6" table:row="118" table:table="1"/>
          <office:change-info>
            <dc:creator>arrow13 </dc:creator>
            <dc:date>2014-09-22T18:08:19</dc:date>
          </office:change-info>
          <table:previous table:id="ct2172">
            <table:change-track-table-cell office:value-type="string">
              <text:p>U$_\Delta$</text:p>
            </table:change-track-table-cell>
          </table:previous>
        </table:cell-content-change>
        <table:cell-content-change table:id="ct2174">
          <table:cell-address table:column="7" table:row="118" table:table="1"/>
          <office:change-info>
            <dc:creator>arrow13 </dc:creator>
            <dc:date>2014-09-22T18:08:29</dc:date>
          </office:change-info>
          <table:previous>
            <table:change-track-table-cell/>
          </table:previous>
        </table:cell-content-change>
        <table:cell-content-change table:id="ct2175">
          <table:cell-address table:column="10" table:row="118" table:table="1"/>
          <office:change-info>
            <dc:creator>arrow13 </dc:creator>
            <dc:date>2014-09-22T18:09:43</dc:date>
          </office:change-info>
          <table:previous>
            <table:change-track-table-cell/>
          </table:previous>
        </table:cell-content-change>
        <table:cell-content-change table:id="ct2176">
          <table:cell-address table:column="11" table:row="118" table:table="1"/>
          <office:change-info>
            <dc:creator>arrow13 </dc:creator>
            <dc:date>2014-09-22T18:09:51</dc:date>
          </office:change-info>
          <table:previous>
            <table:change-track-table-cell/>
          </table:previous>
        </table:cell-content-change>
        <table:cell-content-change table:id="ct2177">
          <table:cell-address table:column="10" table:row="119" table:table="1"/>
          <office:change-info>
            <dc:creator>arrow13 </dc:creator>
            <dc:date>2014-09-22T18:09:57</dc:date>
          </office:change-info>
          <table:previous>
            <table:change-track-table-cell/>
          </table:previous>
        </table:cell-content-change>
        <table:cell-content-change table:id="ct2178">
          <table:cell-address table:column="10" table:row="120" table:table="1"/>
          <office:change-info>
            <dc:creator>arrow13 </dc:creator>
            <dc:date>2014-09-22T18:09:57</dc:date>
          </office:change-info>
          <table:previous>
            <table:change-track-table-cell/>
          </table:previous>
        </table:cell-content-change>
        <table:cell-content-change table:id="ct2179">
          <table:cell-address table:column="11" table:row="119" table:table="1"/>
          <office:change-info>
            <dc:creator>arrow13 </dc:creator>
            <dc:date>2014-09-22T18:09:57</dc:date>
          </office:change-info>
          <table:previous>
            <table:change-track-table-cell/>
          </table:previous>
        </table:cell-content-change>
        <table:cell-content-change table:id="ct2180">
          <table:cell-address table:column="11" table:row="120" table:table="1"/>
          <office:change-info>
            <dc:creator>arrow13 </dc:creator>
            <dc:date>2014-09-22T18:09:57</dc:date>
          </office:change-info>
          <table:previous table:id="ct1331">
            <table:change-track-table-cell/>
          </table:previous>
        </table:cell-content-change>
        <table:cell-content-change table:id="ct2181">
          <table:cell-address table:column="10" table:row="117" table:table="1"/>
          <office:change-info>
            <dc:creator>arrow13 </dc:creator>
            <dc:date>2014-09-22T18:10:20</dc:date>
          </office:change-info>
          <table:previous>
            <table:change-track-table-cell/>
          </table:previous>
        </table:cell-content-change>
        <table:cell-content-change table:id="ct2182">
          <table:cell-address table:column="10" table:row="123" table:table="1"/>
          <office:change-info>
            <dc:creator>arrow13 </dc:creator>
            <dc:date>2014-09-22T18:10:29</dc:date>
          </office:change-info>
          <table:previous>
            <table:change-track-table-cell/>
          </table:previous>
        </table:cell-content-change>
        <table:cell-content-change table:id="ct2183">
          <table:cell-address table:column="10" table:row="123" table:table="1"/>
          <office:change-info>
            <dc:creator>arrow13 </dc:creator>
            <dc:date>2014-09-22T18:10:42</dc:date>
          </office:change-info>
          <table:previous>
            <table:change-track-table-cell/>
          </table:previous>
        </table:cell-content-change>
        <table:cell-content-change table:id="ct2184">
          <table:cell-address table:column="11" table:row="123" table:table="1"/>
          <office:change-info>
            <dc:creator>arrow13 </dc:creator>
            <dc:date>2014-09-22T18:10:46</dc:date>
          </office:change-info>
          <table:previous table:id="ct1333">
            <table:change-track-table-cell/>
          </table:previous>
        </table:cell-content-change>
        <table:cell-content-change table:id="ct2185">
          <table:cell-address table:column="10" table:row="123" table:table="1"/>
          <office:change-info>
            <dc:creator>arrow13 </dc:creator>
            <dc:date>2014-09-22T18:10:49</dc:date>
          </office:change-info>
          <table:previous>
            <table:change-track-table-cell/>
          </table:previous>
        </table:cell-content-change>
        <table:cell-content-change table:id="ct2186">
          <table:cell-address table:column="11" table:row="123" table:table="1"/>
          <office:change-info>
            <dc:creator>arrow13 </dc:creator>
            <dc:date>2014-09-22T18:10:49</dc:date>
          </office:change-info>
          <table:previous table:id="ct1334">
            <table:change-track-table-cell/>
          </table:previous>
        </table:cell-content-change>
        <table:cell-content-change table:id="ct2187">
          <table:cell-address table:column="10" table:row="124" table:table="1"/>
          <office:change-info>
            <dc:creator>arrow13 </dc:creator>
            <dc:date>2014-09-22T18:10:51</dc:date>
          </office:change-info>
          <table:previous>
            <table:change-track-table-cell/>
          </table:previous>
        </table:cell-content-change>
        <table:cell-content-change table:id="ct2188">
          <table:cell-address table:column="11" table:row="124" table:table="1"/>
          <office:change-info>
            <dc:creator>arrow13 </dc:creator>
            <dc:date>2014-09-22T18:10:51</dc:date>
          </office:change-info>
          <table:previous table:id="ct1335">
            <table:change-track-table-cell/>
          </table:previous>
        </table:cell-content-change>
        <table:cell-content-change table:id="ct2189">
          <table:cell-address table:column="10" table:row="125" table:table="1"/>
          <office:change-info>
            <dc:creator>arrow13 </dc:creator>
            <dc:date>2014-09-22T18:11:04</dc:date>
          </office:change-info>
          <table:previous>
            <table:change-track-table-cell/>
          </table:previous>
        </table:cell-content-change>
        <table:cell-content-change table:id="ct2190">
          <table:cell-address table:column="11" table:row="125" table:table="1"/>
          <office:change-info>
            <dc:creator>arrow13 </dc:creator>
            <dc:date>2014-09-22T18:11:07</dc:date>
          </office:change-info>
          <table:previous table:id="ct1336">
            <table:change-track-table-cell/>
          </table:previous>
        </table:cell-content-change>
        <table:cell-content-change table:id="ct2191">
          <table:cell-address table:column="10" table:row="126" table:table="1"/>
          <office:change-info>
            <dc:creator>arrow13 </dc:creator>
            <dc:date>2014-09-22T18:11:09</dc:date>
          </office:change-info>
          <table:previous>
            <table:change-track-table-cell/>
          </table:previous>
        </table:cell-content-change>
        <table:cell-content-change table:id="ct2192">
          <table:cell-address table:column="11" table:row="126" table:table="1"/>
          <office:change-info>
            <dc:creator>arrow13 </dc:creator>
            <dc:date>2014-09-22T18:11:09</dc:date>
          </office:change-info>
          <table:previous table:id="ct1339">
            <table:change-track-table-cell/>
          </table:previous>
        </table:cell-content-change>
        <table:movement table:id="ct2193">
          <table:source-range-address table:start-column="10" table:start-row="121" table:start-table="1" table:end-column="11" table:end-row="126" table:end-table="1"/>
          <table:target-range-address table:start-column="10" table:start-row="122" table:start-table="1" table:end-column="11" table:end-row="127" table:end-table="1"/>
          <office:change-info>
            <dc:creator>arrow13 </dc:creator>
            <dc:date>2014-09-22T18:12:09</dc:date>
          </office:change-info>
          <table:dependencies>
            <table:dependency table:id="ct2198"/>
            <table:dependency table:id="ct2197"/>
            <table:dependency table:id="ct2196"/>
            <table:dependency table:id="ct2195"/>
            <table:dependency table:id="ct2194"/>
          </table:dependencies>
          <table:deletions>
            <table:cell-content-deletion table:id="ct2191">
              <table:change-track-table-cell table:cell-address="Tabelle2.K127" table:formula="of:=[.G120]" office:value-type="float" office:value="18.65"/>
            </table:cell-content-deletion>
            <table:cell-content-deletion table:id="ct2189">
              <table:change-track-table-cell table:cell-address="Tabelle2.K126" table:formula="of:=[.G119]" office:value-type="string">
                <text:p>U$_A$</text:p>
              </table:change-track-table-cell>
            </table:cell-content-deletion>
            <table:cell-content-deletion table:id="ct2187">
              <table:change-track-table-cell table:cell-address="Tabelle2.K125" table:formula="of:=[.G117]" office:value-type="float" office:value="18.8"/>
            </table:cell-content-deletion>
            <table:cell-content-deletion table:id="ct2185">
              <table:change-track-table-cell table:cell-address="Tabelle2.K124" table:formula="of:=[.G116]" office:value-type="float" office:value="18.5"/>
            </table:cell-content-deletion>
            <table:cell-content-deletion table:id="ct2183">
              <table:change-track-table-cell table:cell-address="Tabelle2.K124" table:formula="of:=[.G115]" office:value-type="string">
                <text:p>U$_\Delta$</text:p>
              </table:change-track-table-cell>
            </table:cell-content-deletion>
            <table:cell-content-deletion table:id="ct2192">
              <table:change-track-table-cell table:cell-address="Tabelle2.L127" table:formula="of:=[.H120]" office:value-type="float" office:value="0.2"/>
            </table:cell-content-deletion>
            <table:cell-content-deletion table:id="ct1338">
              <table:change-track-table-cell/>
            </table:cell-content-deletion>
            <table:cell-content-deletion table:id="ct1337">
              <table:change-track-table-cell/>
            </table:cell-content-deletion>
            <table:cell-content-deletion table:id="ct2190">
              <table:change-track-table-cell table:cell-address="Tabelle2.L126" table:formula="of:=[.H119]" office:value-type="string">
                <text:p>Fehler</text:p>
              </table:change-track-table-cell>
            </table:cell-content-deletion>
            <table:cell-content-deletion table:id="ct2188">
              <table:change-track-table-cell table:cell-address="Tabelle2.L125" table:formula="of:=[.H117]" office:value-type="float" office:value="0.14142135623731"/>
            </table:cell-content-deletion>
            <table:cell-content-deletion table:id="ct2186">
              <table:change-track-table-cell table:cell-address="Tabelle2.L124" table:formula="of:=[.H116]" office:value-type="float" office:value="0.14142135623731"/>
            </table:cell-content-deletion>
            <table:cell-content-deletion table:id="ct2184">
              <table:change-track-table-cell table:cell-address="Tabelle2.L124" table:formula="of:=[.H115]" office:value-type="string">
                <text:p>Fehler</text:p>
              </table:change-track-table-cell>
            </table:cell-content-deletion>
          </table:deletions>
        </table:movement>
        <table:cell-content-change table:id="ct2194">
          <table:cell-address table:column="10" table:row="121" table:table="1"/>
          <office:change-info>
            <dc:creator>arrow13 </dc:creator>
            <dc:date>2014-09-22T18:12:31</dc:date>
          </office:change-info>
          <table:previous>
            <table:change-track-table-cell/>
          </table:previous>
        </table:cell-content-change>
        <table:cell-content-change table:id="ct2195">
          <table:cell-address table:column="11" table:row="121" table:table="1"/>
          <office:change-info>
            <dc:creator>arrow13 </dc:creator>
            <dc:date>2014-09-22T18:12:51</dc:date>
          </office:change-info>
          <table:previous>
            <table:change-track-table-cell/>
          </table:previous>
        </table:cell-content-change>
        <table:movement table:id="ct2196">
          <table:source-range-address table:start-column="10" table:start-row="122" table:start-table="1" table:end-column="11" table:end-row="127" table:end-table="1"/>
          <table:target-range-address table:start-column="10" table:start-row="123" table:start-table="1" table:end-column="11" table:end-row="128" table:end-table="1"/>
          <office:change-info>
            <dc:creator>arrow13 </dc:creator>
            <dc:date>2014-09-22T18:12:57</dc:date>
          </office:change-info>
          <table:dependencies>
            <table:dependency table:id="ct2198"/>
            <table:dependency table:id="ct2197"/>
          </table:dependencies>
          <table:deletions>
            <table:cell-content-deletion table:id="ct2191">
              <table:change-track-table-cell table:cell-address="Tabelle2.K127" table:formula="of:=[.G120]" office:value-type="float" office:value="18.65"/>
            </table:cell-content-deletion>
            <table:cell-content-deletion table:id="ct2189">
              <table:change-track-table-cell table:cell-address="Tabelle2.K126" table:formula="of:=[.G119]" office:value-type="string">
                <text:p>U$_A$</text:p>
              </table:change-track-table-cell>
            </table:cell-content-deletion>
            <table:cell-content-deletion table:id="ct2187">
              <table:change-track-table-cell table:cell-address="Tabelle2.K125" table:formula="of:=[.G117]" office:value-type="float" office:value="18.8"/>
            </table:cell-content-deletion>
            <table:cell-content-deletion table:id="ct2185">
              <table:change-track-table-cell table:cell-address="Tabelle2.K124" table:formula="of:=[.G116]" office:value-type="float" office:value="18.5"/>
            </table:cell-content-deletion>
            <table:cell-content-deletion table:id="ct2192">
              <table:change-track-table-cell table:cell-address="Tabelle2.L127" table:formula="of:=[.H120]" office:value-type="float" office:value="0.2"/>
            </table:cell-content-deletion>
            <table:cell-content-deletion table:id="ct1338">
              <table:change-track-table-cell/>
            </table:cell-content-deletion>
            <table:cell-content-deletion table:id="ct1337">
              <table:change-track-table-cell/>
            </table:cell-content-deletion>
            <table:cell-content-deletion table:id="ct2190">
              <table:change-track-table-cell table:cell-address="Tabelle2.L126" table:formula="of:=[.H119]" office:value-type="string">
                <text:p>Fehler</text:p>
              </table:change-track-table-cell>
            </table:cell-content-deletion>
            <table:cell-content-deletion table:id="ct2188">
              <table:change-track-table-cell table:cell-address="Tabelle2.L125" table:formula="of:=[.H117]" office:value-type="float" office:value="0.14142135623731"/>
            </table:cell-content-deletion>
            <table:cell-content-deletion table:id="ct2186">
              <table:change-track-table-cell table:cell-address="Tabelle2.L124" table:formula="of:=[.H116]" office:value-type="float" office:value="0.14142135623731"/>
            </table:cell-content-deletion>
            <table:cell-content-deletion>
              <table:cell-address table:column="10" table:row="123" table:table="1"/>
              <table:change-track-table-cell table:cell-address="Tabelle2.K124" table:formula="of:=[.G115]" office:value-type="string">
                <text:p>U$_\Delta$</text:p>
              </table:change-track-table-cell>
            </table:cell-content-deletion>
            <table:cell-content-deletion>
              <table:cell-address table:column="10" table:row="124" table:table="1"/>
              <table:change-track-table-cell table:cell-address="Tabelle2.K125" table:formula="of:=[.G116]" office:value-type="float" office:value="18.5"/>
            </table:cell-content-deletion>
            <table:cell-content-deletion>
              <table:cell-address table:column="10" table:row="125" table:table="1"/>
              <table:change-track-table-cell table:cell-address="Tabelle2.K126" table:formula="of:=[.G117]" office:value-type="float" office:value="18.8"/>
            </table:cell-content-deletion>
            <table:cell-content-deletion>
              <table:cell-address table:column="10" table:row="126" table:table="1"/>
              <table:change-track-table-cell table:cell-address="Tabelle2.K127" table:formula="of:=[.G119]" office:value-type="string">
                <text:p>U$_A$</text:p>
              </table:change-track-table-cell>
            </table:cell-content-deletion>
            <table:cell-content-deletion>
              <table:cell-address table:column="10" table:row="127" table:table="1"/>
              <table:change-track-table-cell table:cell-address="Tabelle2.K128" table:formula="of:=[.G120]" office:value-type="float" office:value="18.65"/>
            </table:cell-content-deletion>
            <table:cell-content-deletion>
              <table:cell-address table:column="11" table:row="123" table:table="1"/>
              <table:change-track-table-cell table:cell-address="Tabelle2.L124" table:formula="of:=[.H115]" office:value-type="string">
                <text:p>Fehler</text:p>
              </table:change-track-table-cell>
            </table:cell-content-deletion>
            <table:cell-content-deletion>
              <table:cell-address table:column="11" table:row="124" table:table="1"/>
              <table:change-track-table-cell table:cell-address="Tabelle2.L125" table:formula="of:=[.H116]" office:value-type="float" office:value="0.14142135623731"/>
            </table:cell-content-deletion>
            <table:cell-content-deletion>
              <table:cell-address table:column="11" table:row="125" table:table="1"/>
              <table:change-track-table-cell table:cell-address="Tabelle2.L126" table:formula="of:=[.H117]" office:value-type="float" office:value="0.14142135623731"/>
            </table:cell-content-deletion>
            <table:cell-content-deletion>
              <table:cell-address table:column="11" table:row="126" table:table="1"/>
              <table:change-track-table-cell table:cell-address="Tabelle2.L127" table:formula="of:=[.H119]" office:value-type="string">
                <text:p>Fehler</text:p>
              </table:change-track-table-cell>
            </table:cell-content-deletion>
            <table:cell-content-deletion>
              <table:cell-address table:column="11" table:row="127" table:table="1"/>
              <table:change-track-table-cell table:cell-address="Tabelle2.L128" table:formula="of:=[.H120]" office:value-type="float" office:value="0.2"/>
            </table:cell-content-deletion>
          </table:deletions>
        </table:movement>
        <table:cell-content-change table:id="ct2197">
          <table:cell-address table:column="10" table:row="122" table:table="1"/>
          <office:change-info>
            <dc:creator>arrow13 </dc:creator>
            <dc:date>2014-09-22T18:13:16</dc:date>
          </office:change-info>
          <table:previous>
            <table:change-track-table-cell/>
          </table:previous>
        </table:cell-content-change>
        <table:cell-content-change table:id="ct2198">
          <table:cell-address table:column="11" table:row="122" table:table="1"/>
          <office:change-info>
            <dc:creator>arrow13 </dc:creator>
            <dc:date>2014-09-22T18:13:25</dc:date>
          </office:change-info>
          <table:previous>
            <table:change-track-table-cell/>
          </table:previous>
        </table:cell-content-change>
      </table:tracked-changes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Quecksilbermessung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number-columns-repeated="5"/>
          <table:table-cell office:value-type="string">
            <text:p>U\_1/V</text:p>
          </table:table-cell>
          <table:table-cell office:value-type="string">
            <text:p>Fehler/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5.04">
            <text:p>5.04</text:p>
          </table:table-cell>
          <table:table-cell office:value-type="float" office:value="0.01">
            <text:p>0.0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U\_3/V</text:p>
          </table:table-cell>
          <table:table-cell office:value-type="string">
            <text:p>Fehler/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.01">
            <text:p>2.01</text:p>
          </table:table-cell>
          <table:table-cell office:value-type="float" office:value="0.01">
            <text:p>0.01</text:p>
          </table:table-cell>
          <table:table-cell table:number-columns-repeated="1017"/>
        </table:table-row>
        <table:table-row table:style-name="ro1">
          <table:table-cell office:value-type="string">
            <text:p>U\_2/V</text:p>
          </table:table-cell>
          <table:table-cell office:value-type="string">
            <text:p>Fehler/V</text:p>
          </table:table-cell>
          <table:table-cell office:value-type="string">
            <text:p>I\_A/nA</text:p>
          </table:table-cell>
          <table:table-cell office:value-type="string">
            <text:p>Fehler/nA</text:p>
          </table:table-cell>
          <table:table-cell/>
          <table:table-cell office:value-type="string">
            <text:p>T/$^\circ$</text:p>
          </table:table-cell>
          <table:table-cell office:value-type="string">
            <text:p>Fehler/$^\circ$</text:p>
          </table:table-cell>
          <table:table-cell table:number-columns-repeated="2"/>
          <table:table-cell table:formula="of:=[.A6]" office:value-type="string" office:string-value="U\_2/V">
            <text:p>U\_2/V</text:p>
          </table:table-cell>
          <table:table-cell table:formula="of:=[.C6]" office:value-type="string" office:string-value="I\_A/nA">
            <text:p>I\_A/nA</text:p>
          </table:table-cell>
          <table:table-cell table:formula="of:=[.B6]" office:value-type="string" office:string-value="Fehler/V">
            <text:p>Fehler/V</text:p>
          </table:table-cell>
          <table:table-cell table:formula="of:=[.D6]" office:value-type="string" office:string-value="Fehler/nA">
            <text:p>Fehler/nA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1">
            <text:p>0.01</text:p>
          </table:table-cell>
          <table:table-cell/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7]" office:value-type="float" office:value="1">
            <text:p>1</text:p>
          </table:table-cell>
          <table:table-cell table:formula="of:=[.C7]" office:value-type="float" office:value="-0.04">
            <text:p>-0.04</text:p>
          </table:table-cell>
          <table:table-cell table:formula="of:=[.B7]" office:value-type="float" office:value="0.1">
            <text:p>0.1</text:p>
          </table:table-cell>
          <table:table-cell table:formula="of:=[.D7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8]" office:value-type="float" office:value="2">
            <text:p>2</text:p>
          </table:table-cell>
          <table:table-cell table:formula="of:=[.C8]" office:value-type="float" office:value="0.02">
            <text:p>0.02</text:p>
          </table:table-cell>
          <table:table-cell table:formula="of:=[.B8]" office:value-type="float" office:value="0.1">
            <text:p>0.1</text:p>
          </table:table-cell>
          <table:table-cell table:formula="of:=[.D8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9]" office:value-type="float" office:value="3">
            <text:p>3</text:p>
          </table:table-cell>
          <table:table-cell table:formula="of:=[.C9]" office:value-type="float" office:value="0.28">
            <text:p>0.28</text:p>
          </table:table-cell>
          <table:table-cell table:formula="of:=[.B9]" office:value-type="float" office:value="0.1">
            <text:p>0.1</text:p>
          </table:table-cell>
          <table:table-cell table:formula="of:=[.D9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Bestimme </text:p>
          </table:table-cell>
          <table:table-cell table:number-columns-repeated="3"/>
          <table:table-cell table:formula="of:=[.A10]" office:value-type="float" office:value="4">
            <text:p>4</text:p>
          </table:table-cell>
          <table:table-cell table:formula="of:=[.C10]" office:value-type="float" office:value="0.38">
            <text:p>0.38</text:p>
          </table:table-cell>
          <table:table-cell table:formula="of:=[.B10]" office:value-type="float" office:value="0.1">
            <text:p>0.1</text:p>
          </table:table-cell>
          <table:table-cell table:formula="of:=[.D10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11]" office:value-type="float" office:value="5">
            <text:p>5</text:p>
          </table:table-cell>
          <table:table-cell table:formula="of:=[.C11]" office:value-type="float" office:value="0.3">
            <text:p>0.3</text:p>
          </table:table-cell>
          <table:table-cell table:formula="of:=[.B11]" office:value-type="float" office:value="0.1">
            <text:p>0.1</text:p>
          </table:table-cell>
          <table:table-cell table:formula="of:=[.D11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0.86">
            <text:p>0.86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12]" office:value-type="float" office:value="6">
            <text:p>6</text:p>
          </table:table-cell>
          <table:table-cell table:formula="of:=[.C12]" office:value-type="float" office:value="0.86">
            <text:p>0.86</text:p>
          </table:table-cell>
          <table:table-cell table:formula="of:=[.B12]" office:value-type="float" office:value="0.1">
            <text:p>0.1</text:p>
          </table:table-cell>
          <table:table-cell table:formula="of:=[.D12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  <table:table-cell office:value-type="float" office:value="1.95">
            <text:p>1.95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13]" office:value-type="float" office:value="7">
            <text:p>7</text:p>
          </table:table-cell>
          <table:table-cell table:formula="of:=[.C13]" office:value-type="float" office:value="1.95">
            <text:p>1.95</text:p>
          </table:table-cell>
          <table:table-cell table:formula="of:=[.B13]" office:value-type="float" office:value="0.1">
            <text:p>0.1</text:p>
          </table:table-cell>
          <table:table-cell table:formula="of:=[.D13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float" office:value="1.12">
            <text:p>1.12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14]" office:value-type="float" office:value="8">
            <text:p>8</text:p>
          </table:table-cell>
          <table:table-cell table:formula="of:=[.C14]" office:value-type="float" office:value="1.12">
            <text:p>1.12</text:p>
          </table:table-cell>
          <table:table-cell table:formula="of:=[.B14]" office:value-type="float" office:value="0.1">
            <text:p>0.1</text:p>
          </table:table-cell>
          <table:table-cell table:formula="of:=[.D14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office:value-type="float" office:value="0.62">
            <text:p>0.62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15]" office:value-type="float" office:value="9">
            <text:p>9</text:p>
          </table:table-cell>
          <table:table-cell table:formula="of:=[.C15]" office:value-type="float" office:value="0.62">
            <text:p>0.62</text:p>
          </table:table-cell>
          <table:table-cell table:formula="of:=[.B15]" office:value-type="float" office:value="0.1">
            <text:p>0.1</text:p>
          </table:table-cell>
          <table:table-cell table:formula="of:=[.D15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16]" office:value-type="float" office:value="10">
            <text:p>10</text:p>
          </table:table-cell>
          <table:table-cell table:formula="of:=[.C16]" office:value-type="float" office:value="0.98">
            <text:p>0.98</text:p>
          </table:table-cell>
          <table:table-cell table:formula="of:=[.B16]" office:value-type="float" office:value="0.1">
            <text:p>0.1</text:p>
          </table:table-cell>
          <table:table-cell table:formula="of:=[.D16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">
            <text:p>0.1</text:p>
          </table:table-cell>
          <table:table-cell office:value-type="float" office:value="2.59">
            <text:p>2.59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17]" office:value-type="float" office:value="11">
            <text:p>11</text:p>
          </table:table-cell>
          <table:table-cell table:formula="of:=[.C17]" office:value-type="float" office:value="2.59">
            <text:p>2.59</text:p>
          </table:table-cell>
          <table:table-cell table:formula="of:=[.B17]" office:value-type="float" office:value="0.1">
            <text:p>0.1</text:p>
          </table:table-cell>
          <table:table-cell table:formula="of:=[.D17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">
            <text:p>0.1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18]" office:value-type="float" office:value="12">
            <text:p>12</text:p>
          </table:table-cell>
          <table:table-cell table:formula="of:=[.C18]" office:value-type="float" office:value="4">
            <text:p>4</text:p>
          </table:table-cell>
          <table:table-cell table:formula="of:=[.B18]" office:value-type="float" office:value="0.1">
            <text:p>0.1</text:p>
          </table:table-cell>
          <table:table-cell table:formula="of:=[.D18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">
            <text:p>0.1</text:p>
          </table:table-cell>
          <table:table-cell office:value-type="float" office:value="1.84">
            <text:p>1.84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19]" office:value-type="float" office:value="13">
            <text:p>13</text:p>
          </table:table-cell>
          <table:table-cell table:formula="of:=[.C19]" office:value-type="float" office:value="1.84">
            <text:p>1.84</text:p>
          </table:table-cell>
          <table:table-cell table:formula="of:=[.B19]" office:value-type="float" office:value="0.1">
            <text:p>0.1</text:p>
          </table:table-cell>
          <table:table-cell table:formula="of:=[.D19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">
            <text:p>0.1</text:p>
          </table:table-cell>
          <table:table-cell office:value-type="float" office:value="0.91">
            <text:p>0.91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0]" office:value-type="float" office:value="14">
            <text:p>14</text:p>
          </table:table-cell>
          <table:table-cell table:formula="of:=[.C20]" office:value-type="float" office:value="0.91">
            <text:p>0.91</text:p>
          </table:table-cell>
          <table:table-cell table:formula="of:=[.B20]" office:value-type="float" office:value="0.1">
            <text:p>0.1</text:p>
          </table:table-cell>
          <table:table-cell table:formula="of:=[.D20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float" office:value="1.7">
            <text:p>1.7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1]" office:value-type="float" office:value="15">
            <text:p>15</text:p>
          </table:table-cell>
          <table:table-cell table:formula="of:=[.C21]" office:value-type="float" office:value="1.7">
            <text:p>1.7</text:p>
          </table:table-cell>
          <table:table-cell table:formula="of:=[.B21]" office:value-type="float" office:value="0.1">
            <text:p>0.1</text:p>
          </table:table-cell>
          <table:table-cell table:formula="of:=[.D21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">
            <text:p>0.1</text:p>
          </table:table-cell>
          <table:table-cell office:value-type="float" office:value="4.25">
            <text:p>4.25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2]" office:value-type="float" office:value="16">
            <text:p>16</text:p>
          </table:table-cell>
          <table:table-cell table:formula="of:=[.C22]" office:value-type="float" office:value="4.25">
            <text:p>4.25</text:p>
          </table:table-cell>
          <table:table-cell table:formula="of:=[.B22]" office:value-type="float" office:value="0.1">
            <text:p>0.1</text:p>
          </table:table-cell>
          <table:table-cell table:formula="of:=[.D22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">
            <text:p>0.1</text:p>
          </table:table-cell>
          <table:table-cell office:value-type="float" office:value="5.72">
            <text:p>5.72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3]" office:value-type="float" office:value="17">
            <text:p>17</text:p>
          </table:table-cell>
          <table:table-cell table:formula="of:=[.C23]" office:value-type="float" office:value="5.72">
            <text:p>5.72</text:p>
          </table:table-cell>
          <table:table-cell table:formula="of:=[.B23]" office:value-type="float" office:value="0.1">
            <text:p>0.1</text:p>
          </table:table-cell>
          <table:table-cell table:formula="of:=[.D23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">
            <text:p>0.1</text:p>
          </table:table-cell>
          <table:table-cell office:value-type="float" office:value="2.59">
            <text:p>2.59</text:p>
          </table:table-cell>
          <table:table-cell office:value-type="float" office:value="0.06">
            <text:p>0.06</text:p>
          </table:table-cell>
          <table:table-cell table:number-columns-repeated="5"/>
          <table:table-cell table:formula="of:=[.A24]" office:value-type="float" office:value="18">
            <text:p>18</text:p>
          </table:table-cell>
          <table:table-cell table:formula="of:=[.C24]" office:value-type="float" office:value="2.59">
            <text:p>2.59</text:p>
          </table:table-cell>
          <table:table-cell table:formula="of:=[.B24]" office:value-type="float" office:value="0.1">
            <text:p>0.1</text:p>
          </table:table-cell>
          <table:table-cell table:formula="of:=[.D24]" office:value-type="float" office:value="0.06">
            <text:p>0.06</text:p>
          </table:table-cell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">
            <text:p>0.1</text:p>
          </table:table-cell>
          <table:table-cell office:value-type="float" office:value="1.37">
            <text:p>1.37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5]" office:value-type="float" office:value="19">
            <text:p>19</text:p>
          </table:table-cell>
          <table:table-cell table:formula="of:=[.C25]" office:value-type="float" office:value="1.37">
            <text:p>1.37</text:p>
          </table:table-cell>
          <table:table-cell table:formula="of:=[.B25]" office:value-type="float" office:value="0.1">
            <text:p>0.1</text:p>
          </table:table-cell>
          <table:table-cell table:formula="of:=[.D25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2.49">
            <text:p>2.49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6]" office:value-type="float" office:value="20">
            <text:p>20</text:p>
          </table:table-cell>
          <table:table-cell table:formula="of:=[.C26]" office:value-type="float" office:value="2.49">
            <text:p>2.49</text:p>
          </table:table-cell>
          <table:table-cell table:formula="of:=[.B26]" office:value-type="float" office:value="0.1">
            <text:p>0.1</text:p>
          </table:table-cell>
          <table:table-cell table:formula="of:=[.D26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">
            <text:p>0.1</text:p>
          </table:table-cell>
          <table:table-cell office:value-type="float" office:value="5.83">
            <text:p>5.83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7]" office:value-type="float" office:value="21">
            <text:p>21</text:p>
          </table:table-cell>
          <table:table-cell table:formula="of:=[.C27]" office:value-type="float" office:value="5.83">
            <text:p>5.83</text:p>
          </table:table-cell>
          <table:table-cell table:formula="of:=[.B27]" office:value-type="float" office:value="0.1">
            <text:p>0.1</text:p>
          </table:table-cell>
          <table:table-cell table:formula="of:=[.D27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">
            <text:p>0.1</text:p>
          </table:table-cell>
          <table:table-cell office:value-type="float" office:value="7.3">
            <text:p>7.3</text:p>
          </table:table-cell>
          <table:table-cell office:value-type="float" office:value="0.08">
            <text:p>0.08</text:p>
          </table:table-cell>
          <table:table-cell table:number-columns-repeated="5"/>
          <table:table-cell table:formula="of:=[.A28]" office:value-type="float" office:value="22">
            <text:p>22</text:p>
          </table:table-cell>
          <table:table-cell table:formula="of:=[.C28]" office:value-type="float" office:value="7.3">
            <text:p>7.3</text:p>
          </table:table-cell>
          <table:table-cell table:formula="of:=[.B28]" office:value-type="float" office:value="0.1">
            <text:p>0.1</text:p>
          </table:table-cell>
          <table:table-cell table:formula="of:=[.D28]" office:value-type="float" office:value="0.08">
            <text:p>0.08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">
            <text:p>0.1</text:p>
          </table:table-cell>
          <table:table-cell office:value-type="float" office:value="3.52">
            <text:p>3.52</text:p>
          </table:table-cell>
          <table:table-cell office:value-type="float" office:value="0.08">
            <text:p>0.08</text:p>
          </table:table-cell>
          <table:table-cell table:number-columns-repeated="5"/>
          <table:table-cell table:formula="of:=[.A29]" office:value-type="float" office:value="23">
            <text:p>23</text:p>
          </table:table-cell>
          <table:table-cell table:formula="of:=[.C29]" office:value-type="float" office:value="3.52">
            <text:p>3.52</text:p>
          </table:table-cell>
          <table:table-cell table:formula="of:=[.B29]" office:value-type="float" office:value="0.1">
            <text:p>0.1</text:p>
          </table:table-cell>
          <table:table-cell table:formula="of:=[.D29]" office:value-type="float" office:value="0.08">
            <text:p>0.08</text:p>
          </table:table-cell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">
            <text:p>0.1</text:p>
          </table:table-cell>
          <table:table-cell office:value-type="float" office:value="1.95">
            <text:p>1.95</text:p>
          </table:table-cell>
          <table:table-cell office:value-type="float" office:value="0.08">
            <text:p>0.08</text:p>
          </table:table-cell>
          <table:table-cell table:number-columns-repeated="5"/>
          <table:table-cell table:formula="of:=[.A30]" office:value-type="float" office:value="24">
            <text:p>24</text:p>
          </table:table-cell>
          <table:table-cell table:formula="of:=[.C30]" office:value-type="float" office:value="1.95">
            <text:p>1.95</text:p>
          </table:table-cell>
          <table:table-cell table:formula="of:=[.B30]" office:value-type="float" office:value="0.1">
            <text:p>0.1</text:p>
          </table:table-cell>
          <table:table-cell table:formula="of:=[.D30]" office:value-type="float" office:value="0.08">
            <text:p>0.08</text:p>
          </table:table-cell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">
            <text:p>0.1</text:p>
          </table:table-cell>
          <table:table-cell office:value-type="float" office:value="3.41">
            <text:p>3.41</text:p>
          </table:table-cell>
          <table:table-cell office:value-type="float" office:value="0.08">
            <text:p>0.08</text:p>
          </table:table-cell>
          <table:table-cell table:number-columns-repeated="5"/>
          <table:table-cell table:formula="of:=[.A31]" office:value-type="float" office:value="25">
            <text:p>25</text:p>
          </table:table-cell>
          <table:table-cell table:formula="of:=[.C31]" office:value-type="float" office:value="3.41">
            <text:p>3.41</text:p>
          </table:table-cell>
          <table:table-cell table:formula="of:=[.B31]" office:value-type="float" office:value="0.1">
            <text:p>0.1</text:p>
          </table:table-cell>
          <table:table-cell table:formula="of:=[.D31]" office:value-type="float" office:value="0.08">
            <text:p>0.08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">
            <text:p>0.1</text:p>
          </table:table-cell>
          <table:table-cell office:value-type="float" office:value="7.53">
            <text:p>7.53</text:p>
          </table:table-cell>
          <table:table-cell office:value-type="float" office:value="0.08">
            <text:p>0.08</text:p>
          </table:table-cell>
          <table:table-cell table:number-columns-repeated="5"/>
          <table:table-cell table:formula="of:=[.A32]" office:value-type="float" office:value="26">
            <text:p>26</text:p>
          </table:table-cell>
          <table:table-cell table:formula="of:=[.C32]" office:value-type="float" office:value="7.53">
            <text:p>7.53</text:p>
          </table:table-cell>
          <table:table-cell table:formula="of:=[.B32]" office:value-type="float" office:value="0.1">
            <text:p>0.1</text:p>
          </table:table-cell>
          <table:table-cell table:formula="of:=[.D32]" office:value-type="float" office:value="0.08">
            <text:p>0.08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">
            <text:p>0.1</text:p>
          </table:table-cell>
          <table:table-cell office:value-type="float" office:value="9.1">
            <text:p>9.1</text:p>
          </table:table-cell>
          <table:table-cell office:value-type="float" office:value="0.2">
            <text:p>0.2</text:p>
          </table:table-cell>
          <table:table-cell table:number-columns-repeated="5"/>
          <table:table-cell table:formula="of:=[.A33]" office:value-type="float" office:value="27">
            <text:p>27</text:p>
          </table:table-cell>
          <table:table-cell table:formula="of:=[.C33]" office:value-type="float" office:value="9.1">
            <text:p>9.1</text:p>
          </table:table-cell>
          <table:table-cell table:formula="of:=[.B33]" office:value-type="float" office:value="0.1">
            <text:p>0.1</text:p>
          </table:table-cell>
          <table:table-cell table:formula="of:=[.D33]" office:value-type="float" office:value="0.2">
            <text:p>0.2</text:p>
          </table:table-cell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">
            <text:p>0.1</text:p>
          </table:table-cell>
          <table:table-cell office:value-type="float" office:value="5.27">
            <text:p>5.27</text:p>
          </table:table-cell>
          <table:table-cell office:value-type="float" office:value="0.1">
            <text:p>0.1</text:p>
          </table:table-cell>
          <table:table-cell table:number-columns-repeated="5"/>
          <table:table-cell table:formula="of:=[.A34]" office:value-type="float" office:value="28">
            <text:p>28</text:p>
          </table:table-cell>
          <table:table-cell table:formula="of:=[.C34]" office:value-type="float" office:value="5.27">
            <text:p>5.27</text:p>
          </table:table-cell>
          <table:table-cell table:formula="of:=[.B34]" office:value-type="float" office:value="0.1">
            <text:p>0.1</text:p>
          </table:table-cell>
          <table:table-cell table:formula="of:=[.D34]" office:value-type="float" office:value="0.1">
            <text:p>0.1</text:p>
          </table:table-cell>
          <table:table-cell table:number-columns-repeated="101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">
            <text:p>0.1</text:p>
          </table:table-cell>
          <table:table-cell office:value-type="float" office:value="3.03">
            <text:p>3.03</text:p>
          </table:table-cell>
          <table:table-cell office:value-type="float" office:value="0.1">
            <text:p>0.1</text:p>
          </table:table-cell>
          <table:table-cell table:number-columns-repeated="5"/>
          <table:table-cell table:formula="of:=[.A35]" office:value-type="float" office:value="29">
            <text:p>29</text:p>
          </table:table-cell>
          <table:table-cell table:formula="of:=[.C35]" office:value-type="float" office:value="3.03">
            <text:p>3.03</text:p>
          </table:table-cell>
          <table:table-cell table:formula="of:=[.B35]" office:value-type="float" office:value="0.1">
            <text:p>0.1</text:p>
          </table:table-cell>
          <table:table-cell table:formula="of:=[.D35]" office:value-type="float" office:value="0.1">
            <text:p>0.1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">
            <text:p>0.1</text:p>
          </table:table-cell>
          <table:table-cell office:value-type="float" office:value="4.7">
            <text:p>4.7</text:p>
          </table:table-cell>
          <table:table-cell office:value-type="float" office:value="0.1">
            <text:p>0.1</text:p>
          </table:table-cell>
          <table:table-cell table:number-columns-repeated="5"/>
          <table:table-cell table:formula="of:=[.A36]" office:value-type="float" office:value="30">
            <text:p>30</text:p>
          </table:table-cell>
          <table:table-cell table:formula="of:=[.C36]" office:value-type="float" office:value="4.7">
            <text:p>4.7</text:p>
          </table:table-cell>
          <table:table-cell table:formula="of:=[.B36]" office:value-type="float" office:value="0.1">
            <text:p>0.1</text:p>
          </table:table-cell>
          <table:table-cell table:formula="of:=[.D36]" office:value-type="float" office:value="0.1">
            <text:p>0.1</text:p>
          </table:table-cell>
          <table:table-cell table:number-columns-repeated="1011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1">
            <text:p>0.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table:number-columns-repeated="5"/>
          <table:table-cell table:formula="of:=[.A37]" office:value-type="float" office:value="2.4">
            <text:p>2.4</text:p>
          </table:table-cell>
          <table:table-cell table:formula="of:=[.C37]" office:value-type="float" office:value="0.23">
            <text:p>0.23</text:p>
          </table:table-cell>
          <table:table-cell table:formula="of:=[.B37]" office:value-type="float" office:value="0.1">
            <text:p>0.1</text:p>
          </table:table-cell>
          <table:table-cell table:formula="of:=[.D37]" office:value-type="float" office:value="0.02">
            <text:p>0.02</text:p>
          </table:table-cell>
          <table:table-cell table:number-columns-repeated="1011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1">
            <text:p>0.1</text:p>
          </table:table-cell>
          <table:table-cell office:value-type="float" office:value="1.22">
            <text:p>1.22</text:p>
          </table:table-cell>
          <table:table-cell office:value-type="float" office:value="0.02">
            <text:p>0.02</text:p>
          </table:table-cell>
          <table:table-cell table:number-columns-repeated="5"/>
          <table:table-cell table:formula="of:=[.A38]" office:value-type="float" office:value="7.2">
            <text:p>7.2</text:p>
          </table:table-cell>
          <table:table-cell table:formula="of:=[.C38]" office:value-type="float" office:value="1.22">
            <text:p>1.22</text:p>
          </table:table-cell>
          <table:table-cell table:formula="of:=[.B38]" office:value-type="float" office:value="0.1">
            <text:p>0.1</text:p>
          </table:table-cell>
          <table:table-cell table:formula="of:=[.D38]" office:value-type="float" office:value="0.02">
            <text:p>0.02</text:p>
          </table:table-cell>
          <table:table-cell table:number-columns-repeated="1011"/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0.1">
            <text:p>0.1</text:p>
          </table:table-cell>
          <table:table-cell office:value-type="float" office:value="3.32">
            <text:p>3.32</text:p>
          </table:table-cell>
          <table:table-cell office:value-type="float" office:value="0.02">
            <text:p>0.02</text:p>
          </table:table-cell>
          <table:table-cell table:number-columns-repeated="5"/>
          <table:table-cell table:formula="of:=[.A39]" office:value-type="float" office:value="11.8">
            <text:p>11.8</text:p>
          </table:table-cell>
          <table:table-cell table:formula="of:=[.C39]" office:value-type="float" office:value="3.32">
            <text:p>3.32</text:p>
          </table:table-cell>
          <table:table-cell table:formula="of:=[.B39]" office:value-type="float" office:value="0.1">
            <text:p>0.1</text:p>
          </table:table-cell>
          <table:table-cell table:formula="of:=[.D39]" office:value-type="float" office:value="0.02">
            <text:p>0.02</text:p>
          </table:table-cell>
          <table:table-cell table:number-columns-repeated="1011"/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0.1">
            <text:p>0.1</text:p>
          </table:table-cell>
          <table:table-cell office:value-type="float" office:value="5.92">
            <text:p>5.92</text:p>
          </table:table-cell>
          <table:table-cell office:value-type="float" office:value="0.02">
            <text:p>0.02</text:p>
          </table:table-cell>
          <table:table-cell table:number-columns-repeated="5"/>
          <table:table-cell table:formula="of:=[.A40]" office:value-type="float" office:value="16.6">
            <text:p>16.6</text:p>
          </table:table-cell>
          <table:table-cell table:formula="of:=[.C40]" office:value-type="float" office:value="5.92">
            <text:p>5.92</text:p>
          </table:table-cell>
          <table:table-cell table:formula="of:=[.B40]" office:value-type="float" office:value="0.1">
            <text:p>0.1</text:p>
          </table:table-cell>
          <table:table-cell table:formula="of:=[.D40]" office:value-type="float" office:value="0.02">
            <text:p>0.02</text:p>
          </table:table-cell>
          <table:table-cell table:number-columns-repeated="1011"/>
        </table:table-row>
        <table:table-row table:style-name="ro1">
          <table:table-cell office:value-type="float" office:value="21.6">
            <text:p>21.6</text:p>
          </table:table-cell>
          <table:table-cell office:value-type="float" office:value="0.1">
            <text:p>0.1</text:p>
          </table:table-cell>
          <table:table-cell office:value-type="float" office:value="7.97">
            <text:p>7.97</text:p>
          </table:table-cell>
          <table:table-cell office:value-type="float" office:value="0.02">
            <text:p>0.02</text:p>
          </table:table-cell>
          <table:table-cell table:number-columns-repeated="5"/>
          <table:table-cell table:formula="of:=[.A41]" office:value-type="float" office:value="21.6">
            <text:p>21.6</text:p>
          </table:table-cell>
          <table:table-cell table:formula="of:=[.C41]" office:value-type="float" office:value="7.97">
            <text:p>7.97</text:p>
          </table:table-cell>
          <table:table-cell table:formula="of:=[.B41]" office:value-type="float" office:value="0.1">
            <text:p>0.1</text:p>
          </table:table-cell>
          <table:table-cell table:formula="of:=[.D41]" office:value-type="float" office:value="0.02">
            <text:p>0.02</text:p>
          </table:table-cell>
          <table:table-cell table:number-columns-repeated="1011"/>
        </table:table-row>
        <table:table-row table:style-name="ro1">
          <table:table-cell office:value-type="float" office:value="26.7">
            <text:p>26.7</text:p>
          </table:table-cell>
          <table:table-cell office:value-type="float" office:value="0.1">
            <text:p>0.1</text:p>
          </table:table-cell>
          <table:table-cell office:value-type="float" office:value="10.11">
            <text:p>10.11</text:p>
          </table:table-cell>
          <table:table-cell office:value-type="float" office:value="0.1">
            <text:p>0.1</text:p>
          </table:table-cell>
          <table:table-cell table:number-columns-repeated="5"/>
          <table:table-cell table:formula="of:=[.A42]" office:value-type="float" office:value="26.7">
            <text:p>26.7</text:p>
          </table:table-cell>
          <table:table-cell table:formula="of:=[.C42]" office:value-type="float" office:value="10.11">
            <text:p>10.11</text:p>
          </table:table-cell>
          <table:table-cell table:formula="of:=[.B42]" office:value-type="float" office:value="0.1">
            <text:p>0.1</text:p>
          </table:table-cell>
          <table:table-cell table:formula="of:=[.D42]" office:value-type="float" office:value="0.1">
            <text:p>0.1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Messen der Maxima</text:p>
          </table:table-cell>
          <table:table-cell table:number-columns-repeated="10"/>
          <table:table-cell office:value-type="string">
            <text:p>Maxima der Graphi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dnung</text:p>
          </table:table-cell>
          <table:table-cell office:value-type="string">
            <text:p>U\_2/V</text:p>
          </table:table-cell>
          <table:table-cell office:value-type="string">
            <text:p>Fehler/V</text:p>
          </table:table-cell>
          <table:table-cell office:value-type="string">
            <text:p>I\_A/nA</text:p>
          </table:table-cell>
          <table:table-cell office:value-type="string">
            <text:p>Fehler/nA</text:p>
          </table:table-cell>
          <table:table-cell/>
          <table:table-cell office:value-type="string">
            <text:p>Differenz/V</text:p>
          </table:table-cell>
          <table:table-cell office:value-type="string">
            <text:p>Fehler/V</text:p>
          </table:table-cell>
          <table:table-cell office:value-type="string">
            <text:p>Fehler^2</text:p>
          </table:table-cell>
          <table:table-cell table:number-columns-repeated="2"/>
          <table:table-cell office:value-type="string">
            <text:p>U\_2/V</text:p>
          </table:table-cell>
          <table:table-cell office:value-type="string">
            <text:p>Fehler/V</text:p>
          </table:table-cell>
          <table:table-cell table:number-columns-repeated="3"/>
          <table:table-cell office:value-type="string">
            <text:p>Differenz</text:p>
          </table:table-cell>
          <table:table-cell office:value-type="string">
            <text:p>Fehler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  <table:table-cell office:value-type="float" office:value="0.1">
            <text:p>0.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/>
          <table:table-cell table:formula="of:=[.B53]-[.B52]" office:value-type="float" office:value="4.8">
            <text:p>4.8</text:p>
          </table:table-cell>
          <table:table-cell table:formula="of:=SQRT(2*[.C52]^2)" office:value-type="float" office:value="0.14142135623731">
            <text:p>0.1414213562</text:p>
          </table:table-cell>
          <table:table-cell table:formula="of:=[.H52]^2" office:value-type="float" office:value="0.02">
            <text:p>0.02</text:p>
          </table:table-cell>
          <table:table-cell table:number-columns-repeated="2"/>
          <table:table-cell office:value-type="float" office:value="3.7">
            <text:p>3.7</text:p>
          </table:table-cell>
          <table:table-cell office:value-type="float" office:value="0.2">
            <text:p>0.2</text:p>
          </table:table-cell>
          <table:table-cell table:number-columns-repeated="3"/>
          <table:table-cell table:formula="of:=[.L53]-[.L52]" office:value-type="float" office:value="3.3">
            <text:p>3.3</text:p>
          </table:table-cell>
          <table:table-cell table:formula="of:=SQRT(2*[.M52]^2)" office:value-type="float" office:value="0.282842712474619">
            <text:p>0.2828427125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">
            <text:p>7.2</text:p>
          </table:table-cell>
          <table:table-cell office:value-type="float" office:value="0.1">
            <text:p>0.1</text:p>
          </table:table-cell>
          <table:table-cell office:value-type="float" office:value="1.22">
            <text:p>1.22</text:p>
          </table:table-cell>
          <table:table-cell office:value-type="float" office:value="0.02">
            <text:p>0.02</text:p>
          </table:table-cell>
          <table:table-cell/>
          <table:table-cell table:formula="of:=[.B54]-[.B53]" office:value-type="float" office:value="4.6">
            <text:p>4.6</text:p>
          </table:table-cell>
          <table:table-cell table:formula="of:=SQRT(2*[.C53]^2)" office:value-type="float" office:value="0.14142135623731">
            <text:p>0.1414213562</text:p>
          </table:table-cell>
          <table:table-cell table:formula="of:=[.H53]^2" office:value-type="float" office:value="0.02">
            <text:p>0.0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3"/>
          <table:table-cell table:formula="of:=[.L54]-[.L53]" office:value-type="float" office:value="4.9">
            <text:p>4.9</text:p>
          </table:table-cell>
          <table:table-cell table:formula="of:=SQRT(2*[.M53]^2)" office:value-type="float" office:value="0.282842712474619">
            <text:p>0.2828427125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8">
            <text:p>11.8</text:p>
          </table:table-cell>
          <table:table-cell office:value-type="float" office:value="0.1">
            <text:p>0.1</text:p>
          </table:table-cell>
          <table:table-cell office:value-type="float" office:value="3.32">
            <text:p>3.32</text:p>
          </table:table-cell>
          <table:table-cell office:value-type="float" office:value="0.02">
            <text:p>0.02</text:p>
          </table:table-cell>
          <table:table-cell/>
          <table:table-cell table:formula="of:=[.B55]-[.B54]" office:value-type="float" office:value="4.8">
            <text:p>4.8</text:p>
          </table:table-cell>
          <table:table-cell table:formula="of:=SQRT(2*[.C54]^2)" office:value-type="float" office:value="0.14142135623731">
            <text:p>0.1414213562</text:p>
          </table:table-cell>
          <table:table-cell table:formula="of:=[.H54]^2" office:value-type="float" office:value="0.02">
            <text:p>0.02</text:p>
          </table:table-cell>
          <table:table-cell table:number-columns-repeated="2"/>
          <table:table-cell office:value-type="float" office:value="11.9">
            <text:p>11.9</text:p>
          </table:table-cell>
          <table:table-cell office:value-type="float" office:value="0.2">
            <text:p>0.2</text:p>
          </table:table-cell>
          <table:table-cell table:number-columns-repeated="3"/>
          <table:table-cell table:formula="of:=[.L55]-[.L54]" office:value-type="float" office:value="4.9">
            <text:p>4.9</text:p>
          </table:table-cell>
          <table:table-cell table:formula="of:=SQRT(2*[.M54]^2)" office:value-type="float" office:value="0.282842712474619">
            <text:p>0.2828427125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.6">
            <text:p>16.6</text:p>
          </table:table-cell>
          <table:table-cell office:value-type="float" office:value="0.1">
            <text:p>0.1</text:p>
          </table:table-cell>
          <table:table-cell office:value-type="float" office:value="5.92">
            <text:p>5.92</text:p>
          </table:table-cell>
          <table:table-cell office:value-type="float" office:value="0.02">
            <text:p>0.02</text:p>
          </table:table-cell>
          <table:table-cell/>
          <table:table-cell table:formula="of:=[.B56]-[.B55]" office:value-type="float" office:value="5">
            <text:p>5</text:p>
          </table:table-cell>
          <table:table-cell table:formula="of:=SQRT(2*[.C55]^2)" office:value-type="float" office:value="0.14142135623731">
            <text:p>0.1414213562</text:p>
          </table:table-cell>
          <table:table-cell table:formula="of:=[.H55]^2" office:value-type="float" office:value="0.02">
            <text:p>0.02</text:p>
          </table:table-cell>
          <table:table-cell table:number-columns-repeated="2"/>
          <table:table-cell office:value-type="float" office:value="16.8">
            <text:p>16.8</text:p>
          </table:table-cell>
          <table:table-cell office:value-type="float" office:value="0.2">
            <text:p>0.2</text:p>
          </table:table-cell>
          <table:table-cell table:number-columns-repeated="3"/>
          <table:table-cell table:formula="of:=[.L56]-[.L55]" office:value-type="float" office:value="5">
            <text:p>5</text:p>
          </table:table-cell>
          <table:table-cell table:formula="of:=SQRT(2*[.M55]^2)" office:value-type="float" office:value="0.282842712474619">
            <text:p>0.2828427125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.6">
            <text:p>21.6</text:p>
          </table:table-cell>
          <table:table-cell office:value-type="float" office:value="0.1">
            <text:p>0.1</text:p>
          </table:table-cell>
          <table:table-cell office:value-type="float" office:value="7.97">
            <text:p>7.97</text:p>
          </table:table-cell>
          <table:table-cell office:value-type="float" office:value="0.02">
            <text:p>0.02</text:p>
          </table:table-cell>
          <table:table-cell/>
          <table:table-cell table:formula="of:=[.B57]-[.B56]" office:value-type="float" office:value="5.1">
            <text:p>5.1</text:p>
          </table:table-cell>
          <table:table-cell table:formula="of:=SQRT(2*[.C56]^2)" office:value-type="float" office:value="0.14142135623731">
            <text:p>0.1414213562</text:p>
          </table:table-cell>
          <table:table-cell table:formula="of:=[.H56]^2" office:value-type="float" office:value="0.02">
            <text:p>0.02</text:p>
          </table:table-cell>
          <table:table-cell table:number-columns-repeated="2"/>
          <table:table-cell office:value-type="float" office:value="21.8">
            <text:p>21.8</text:p>
          </table:table-cell>
          <table:table-cell office:value-type="float" office:value="0.2">
            <text:p>0.2</text:p>
          </table:table-cell>
          <table:table-cell table:number-columns-repeated="3"/>
          <table:table-cell table:formula="of:=[.L57]-[.L56]" office:value-type="float" office:value="5">
            <text:p>5</text:p>
          </table:table-cell>
          <table:table-cell table:formula="of:=SQRT(2*[.M56]^2)" office:value-type="float" office:value="0.282842712474619">
            <text:p>0.2828427125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.7">
            <text:p>26.7</text:p>
          </table:table-cell>
          <table:table-cell office:value-type="float" office:value="0.1">
            <text:p>0.1</text:p>
          </table:table-cell>
          <table:table-cell office:value-type="float" office:value="10.11">
            <text:p>10.11</text:p>
          </table:table-cell>
          <table:table-cell office:value-type="float" office:value="0.1">
            <text:p>0.1</text:p>
          </table:table-cell>
          <table:table-cell table:number-columns-repeated="6"/>
          <table:table-cell office:value-type="float" office:value="26.8">
            <text:p>26.8</text:p>
          </table:table-cell>
          <table:table-cell office:value-type="float" office:value="0.2">
            <text:p>0.2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>
            <text:p>Ergebnis in eV</text:p>
          </table:table-cell>
          <table:table-cell table:style-name="ce2" table:formula="of:=AVERAGE([.G52:.G56])" office:value-type="float" office:value="4.86">
            <text:p>4.86</text:p>
          </table:table-cell>
          <table:table-cell table:style-name="ce2" table:formula="of:=SQRT(SUM([.I52:.I56]))" office:value-type="float" office:value="0.316227766016838">
            <text:p>0.316227766</text:p>
          </table:table-cell>
          <table:table-cell table:number-columns-repeated="8"/>
          <table:table-cell table:style-name="ce2" table:formula="of:=AVERAGE([.Q53:.Q56])" office:value-type="float" office:value="4.95">
            <text:p>4.95</text:p>
          </table:table-cell>
          <table:table-cell table:style-name="ce2" table:formula="of:=SQRT(SUM([.S52:.S56])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Abweichung vom Literaturwert</text:p>
          </table:table-cell>
          <table:table-cell table:formula="of:=100-(100/4.9)*[.G58]" office:value-type="float" office:value="0.816326530612244">
            <text:p>0.81632653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Neon Messung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\_1/V</text:p>
          </table:table-cell>
          <table:table-cell office:value-type="string">
            <text:p>Fehler/V</text:p>
          </table:table-cell>
          <table:table-cell office:value-type="string">
            <text:p>U\_3/V</text:p>
          </table:table-cell>
          <table:table-cell office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0.01">
            <text:p>0.01</text:p>
          </table:table-cell>
          <table:table-cell office:value-type="float" office:value="5.78">
            <text:p>5.78</text:p>
          </table:table-cell>
          <table:table-cell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\_2/V</text:p>
          </table:table-cell>
          <table:table-cell office:value-type="string">
            <text:p>Fehler/V</text:p>
          </table:table-cell>
          <table:table-cell office:value-type="string">
            <text:p>I\_A/nA</text:p>
          </table:table-cell>
          <table:table-cell office:value-type="string">
            <text:p>Fehler/nA</text:p>
          </table:table-cell>
          <table:table-cell table:number-columns-repeated="2"/>
          <table:table-cell table:formula="of:=[.A68]" office:value-type="string" office:string-value="U\_2/V">
            <text:p>U\_2/V</text:p>
          </table:table-cell>
          <table:table-cell table:formula="of:=[.C68]" office:value-type="string" office:string-value="I\_A/nA">
            <text:p>I\_A/nA</text:p>
          </table:table-cell>
          <table:table-cell table:formula="of:=[.B68]" office:value-type="string" office:string-value="Fehler/V">
            <text:p>Fehler/V</text:p>
          </table:table-cell>
          <table:table-cell table:formula="of:=[.D68]" office:value-type="string" office:string-value="Fehler/nA">
            <text:p>Fehler/nA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  <table:table-cell table:formula="of:=[.A69]" office:value-type="float" office:value="0">
            <text:p>0</text:p>
          </table:table-cell>
          <table:table-cell table:formula="of:=[.C69]" office:value-type="float" office:value="0.01">
            <text:p>0.01</text:p>
          </table:table-cell>
          <table:table-cell table:formula="of:=[.B69]" office:value-type="float" office:value="0.2">
            <text:p>0.2</text:p>
          </table:table-cell>
          <table:table-cell table:formula="of:=[.D69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  <table:table-cell table:formula="of:=[.A70]" office:value-type="float" office:value="2">
            <text:p>2</text:p>
          </table:table-cell>
          <table:table-cell table:formula="of:=[.C70]" office:value-type="float" office:value="0.01">
            <text:p>0.01</text:p>
          </table:table-cell>
          <table:table-cell table:formula="of:=[.B70]" office:value-type="float" office:value="0.2">
            <text:p>0.2</text:p>
          </table:table-cell>
          <table:table-cell table:formula="of:=[.D70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  <table:table-cell table:formula="of:=[.A71]" office:value-type="float" office:value="4">
            <text:p>4</text:p>
          </table:table-cell>
          <table:table-cell table:formula="of:=[.C71]" office:value-type="float" office:value="0.01">
            <text:p>0.01</text:p>
          </table:table-cell>
          <table:table-cell table:formula="of:=[.B71]" office:value-type="float" office:value="0.2">
            <text:p>0.2</text:p>
          </table:table-cell>
          <table:table-cell table:formula="of:=[.D71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">
            <text:p>0.2</text:p>
          </table:table-cell>
          <table:table-cell office:value-type="float" office:value="1.81">
            <text:p>1.81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2]" office:value-type="float" office:value="6">
            <text:p>6</text:p>
          </table:table-cell>
          <table:table-cell table:formula="of:=[.C72]" office:value-type="float" office:value="1.81">
            <text:p>1.81</text:p>
          </table:table-cell>
          <table:table-cell table:formula="of:=[.B72]" office:value-type="float" office:value="0.2">
            <text:p>0.2</text:p>
          </table:table-cell>
          <table:table-cell table:formula="of:=[.D72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2.63">
            <text:p>2.63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3]" office:value-type="float" office:value="8">
            <text:p>8</text:p>
          </table:table-cell>
          <table:table-cell table:formula="of:=[.C73]" office:value-type="float" office:value="2.63">
            <text:p>2.63</text:p>
          </table:table-cell>
          <table:table-cell table:formula="of:=[.B73]" office:value-type="float" office:value="0.2">
            <text:p>0.2</text:p>
          </table:table-cell>
          <table:table-cell table:formula="of:=[.D73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3.33">
            <text:p>3.33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4]" office:value-type="float" office:value="10">
            <text:p>10</text:p>
          </table:table-cell>
          <table:table-cell table:formula="of:=[.C74]" office:value-type="float" office:value="3.33">
            <text:p>3.33</text:p>
          </table:table-cell>
          <table:table-cell table:formula="of:=[.B74]" office:value-type="float" office:value="0.2">
            <text:p>0.2</text:p>
          </table:table-cell>
          <table:table-cell table:formula="of:=[.D74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">
            <text:p>0.2</text:p>
          </table:table-cell>
          <table:table-cell office:value-type="float" office:value="3.76">
            <text:p>3.76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5]" office:value-type="float" office:value="12">
            <text:p>12</text:p>
          </table:table-cell>
          <table:table-cell table:formula="of:=[.C75]" office:value-type="float" office:value="3.76">
            <text:p>3.76</text:p>
          </table:table-cell>
          <table:table-cell table:formula="of:=[.B75]" office:value-type="float" office:value="0.2">
            <text:p>0.2</text:p>
          </table:table-cell>
          <table:table-cell table:formula="of:=[.D75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4.11">
            <text:p>4.11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6]" office:value-type="float" office:value="14">
            <text:p>14</text:p>
          </table:table-cell>
          <table:table-cell table:formula="of:=[.C76]" office:value-type="float" office:value="4.11">
            <text:p>4.11</text:p>
          </table:table-cell>
          <table:table-cell table:formula="of:=[.B76]" office:value-type="float" office:value="0.2">
            <text:p>0.2</text:p>
          </table:table-cell>
          <table:table-cell table:formula="of:=[.D76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4.44">
            <text:p>4.44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7]" office:value-type="float" office:value="16">
            <text:p>16</text:p>
          </table:table-cell>
          <table:table-cell table:formula="of:=[.C77]" office:value-type="float" office:value="4.44">
            <text:p>4.44</text:p>
          </table:table-cell>
          <table:table-cell table:formula="of:=[.B77]" office:value-type="float" office:value="0.2">
            <text:p>0.2</text:p>
          </table:table-cell>
          <table:table-cell table:formula="of:=[.D77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">
            <text:p>0.2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8]" office:value-type="float" office:value="18">
            <text:p>18</text:p>
          </table:table-cell>
          <table:table-cell table:formula="of:=[.C78]" office:value-type="float" office:value="0.98">
            <text:p>0.98</text:p>
          </table:table-cell>
          <table:table-cell table:formula="of:=[.B78]" office:value-type="float" office:value="0.2">
            <text:p>0.2</text:p>
          </table:table-cell>
          <table:table-cell table:formula="of:=[.D78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">
            <text:p>0.2</text:p>
          </table:table-cell>
          <table:table-cell office:value-type="float" office:value="-0.04">
            <text:p>-0.04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9]" office:value-type="float" office:value="20">
            <text:p>20</text:p>
          </table:table-cell>
          <table:table-cell table:formula="of:=[.C79]" office:value-type="float" office:value="-0.04">
            <text:p>-0.04</text:p>
          </table:table-cell>
          <table:table-cell table:formula="of:=[.B79]" office:value-type="float" office:value="0.2">
            <text:p>0.2</text:p>
          </table:table-cell>
          <table:table-cell table:formula="of:=[.D79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">
            <text:p>0.2</text:p>
          </table:table-cell>
          <table:table-cell office:value-type="float" office:value="0.78">
            <text:p>0.78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0]" office:value-type="float" office:value="22">
            <text:p>22</text:p>
          </table:table-cell>
          <table:table-cell table:formula="of:=[.C80]" office:value-type="float" office:value="0.78">
            <text:p>0.78</text:p>
          </table:table-cell>
          <table:table-cell table:formula="of:=[.B80]" office:value-type="float" office:value="0.2">
            <text:p>0.2</text:p>
          </table:table-cell>
          <table:table-cell table:formula="of:=[.D80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">
            <text:p>0.2</text:p>
          </table:table-cell>
          <table:table-cell office:value-type="float" office:value="2.57">
            <text:p>2.57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1]" office:value-type="float" office:value="24">
            <text:p>24</text:p>
          </table:table-cell>
          <table:table-cell table:formula="of:=[.C81]" office:value-type="float" office:value="2.57">
            <text:p>2.57</text:p>
          </table:table-cell>
          <table:table-cell table:formula="of:=[.B81]" office:value-type="float" office:value="0.2">
            <text:p>0.2</text:p>
          </table:table-cell>
          <table:table-cell table:formula="of:=[.D81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">
            <text:p>0.2</text:p>
          </table:table-cell>
          <table:table-cell office:value-type="float" office:value="4.46">
            <text:p>4.46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2]" office:value-type="float" office:value="26">
            <text:p>26</text:p>
          </table:table-cell>
          <table:table-cell table:formula="of:=[.C82]" office:value-type="float" office:value="4.46">
            <text:p>4.46</text:p>
          </table:table-cell>
          <table:table-cell table:formula="of:=[.B82]" office:value-type="float" office:value="0.2">
            <text:p>0.2</text:p>
          </table:table-cell>
          <table:table-cell table:formula="of:=[.D82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">
            <text:p>0.2</text:p>
          </table:table-cell>
          <table:table-cell office:value-type="float" office:value="5.93">
            <text:p>5.93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3]" office:value-type="float" office:value="28">
            <text:p>28</text:p>
          </table:table-cell>
          <table:table-cell table:formula="of:=[.C83]" office:value-type="float" office:value="5.93">
            <text:p>5.93</text:p>
          </table:table-cell>
          <table:table-cell table:formula="of:=[.B83]" office:value-type="float" office:value="0.2">
            <text:p>0.2</text:p>
          </table:table-cell>
          <table:table-cell table:formula="of:=[.D83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">
            <text:p>0.2</text:p>
          </table:table-cell>
          <table:table-cell office:value-type="float" office:value="6.87">
            <text:p>6.87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4]" office:value-type="float" office:value="30">
            <text:p>30</text:p>
          </table:table-cell>
          <table:table-cell table:formula="of:=[.C84]" office:value-type="float" office:value="6.87">
            <text:p>6.87</text:p>
          </table:table-cell>
          <table:table-cell table:formula="of:=[.B84]" office:value-type="float" office:value="0.2">
            <text:p>0.2</text:p>
          </table:table-cell>
          <table:table-cell table:formula="of:=[.D84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">
            <text:p>0.2</text:p>
          </table:table-cell>
          <table:table-cell office:value-type="float" office:value="7.6">
            <text:p>7.6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5]" office:value-type="float" office:value="32">
            <text:p>32</text:p>
          </table:table-cell>
          <table:table-cell table:formula="of:=[.C85]" office:value-type="float" office:value="7.6">
            <text:p>7.6</text:p>
          </table:table-cell>
          <table:table-cell table:formula="of:=[.B85]" office:value-type="float" office:value="0.2">
            <text:p>0.2</text:p>
          </table:table-cell>
          <table:table-cell table:formula="of:=[.D85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">
            <text:p>0.2</text:p>
          </table:table-cell>
          <table:table-cell office:value-type="float" office:value="6.66">
            <text:p>6.66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6]" office:value-type="float" office:value="34">
            <text:p>34</text:p>
          </table:table-cell>
          <table:table-cell table:formula="of:=[.C86]" office:value-type="float" office:value="6.66">
            <text:p>6.66</text:p>
          </table:table-cell>
          <table:table-cell table:formula="of:=[.B86]" office:value-type="float" office:value="0.2">
            <text:p>0.2</text:p>
          </table:table-cell>
          <table:table-cell table:formula="of:=[.D86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">
            <text:p>0.2</text:p>
          </table:table-cell>
          <table:table-cell office:value-type="float" office:value="3.66">
            <text:p>3.66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7]" office:value-type="float" office:value="36">
            <text:p>36</text:p>
          </table:table-cell>
          <table:table-cell table:formula="of:=[.C87]" office:value-type="float" office:value="3.66">
            <text:p>3.66</text:p>
          </table:table-cell>
          <table:table-cell table:formula="of:=[.B87]" office:value-type="float" office:value="0.2">
            <text:p>0.2</text:p>
          </table:table-cell>
          <table:table-cell table:formula="of:=[.D87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">
            <text:p>0.2</text:p>
          </table:table-cell>
          <table:table-cell office:value-type="float" office:value="1.38">
            <text:p>1.38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8]" office:value-type="float" office:value="38">
            <text:p>38</text:p>
          </table:table-cell>
          <table:table-cell table:formula="of:=[.C88]" office:value-type="float" office:value="1.38">
            <text:p>1.38</text:p>
          </table:table-cell>
          <table:table-cell table:formula="of:=[.B88]" office:value-type="float" office:value="0.2">
            <text:p>0.2</text:p>
          </table:table-cell>
          <table:table-cell table:formula="of:=[.D88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">
            <text:p>0.2</text:p>
          </table:table-cell>
          <table:table-cell office:value-type="float" office:value="1.69">
            <text:p>1.69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9]" office:value-type="float" office:value="40">
            <text:p>40</text:p>
          </table:table-cell>
          <table:table-cell table:formula="of:=[.C89]" office:value-type="float" office:value="1.69">
            <text:p>1.69</text:p>
          </table:table-cell>
          <table:table-cell table:formula="of:=[.B89]" office:value-type="float" office:value="0.2">
            <text:p>0.2</text:p>
          </table:table-cell>
          <table:table-cell table:formula="of:=[.D89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90]" office:value-type="float" office:value="42">
            <text:p>42</text:p>
          </table:table-cell>
          <table:table-cell table:formula="of:=[.C90]" office:value-type="float" office:value="2.9">
            <text:p>2.9</text:p>
          </table:table-cell>
          <table:table-cell table:formula="of:=[.B90]" office:value-type="float" office:value="0.2">
            <text:p>0.2</text:p>
          </table:table-cell>
          <table:table-cell table:formula="of:=[.D90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2">
            <text:p>0.2</text:p>
          </table:table-cell>
          <table:table-cell office:value-type="float" office:value="4.62">
            <text:p>4.62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91]" office:value-type="float" office:value="44">
            <text:p>44</text:p>
          </table:table-cell>
          <table:table-cell table:formula="of:=[.C91]" office:value-type="float" office:value="4.62">
            <text:p>4.62</text:p>
          </table:table-cell>
          <table:table-cell table:formula="of:=[.B91]" office:value-type="float" office:value="0.2">
            <text:p>0.2</text:p>
          </table:table-cell>
          <table:table-cell table:formula="of:=[.D91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2">
            <text:p>0.2</text:p>
          </table:table-cell>
          <table:table-cell office:value-type="float" office:value="6.54">
            <text:p>6.54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92]" office:value-type="float" office:value="46">
            <text:p>46</text:p>
          </table:table-cell>
          <table:table-cell table:formula="of:=[.C92]" office:value-type="float" office:value="6.54">
            <text:p>6.54</text:p>
          </table:table-cell>
          <table:table-cell table:formula="of:=[.B92]" office:value-type="float" office:value="0.2">
            <text:p>0.2</text:p>
          </table:table-cell>
          <table:table-cell table:formula="of:=[.D92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2">
            <text:p>0.2</text:p>
          </table:table-cell>
          <table:table-cell office:value-type="float" office:value="8.57">
            <text:p>8.57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93]" office:value-type="float" office:value="48">
            <text:p>48</text:p>
          </table:table-cell>
          <table:table-cell table:formula="of:=[.C93]" office:value-type="float" office:value="8.57">
            <text:p>8.57</text:p>
          </table:table-cell>
          <table:table-cell table:formula="of:=[.B93]" office:value-type="float" office:value="0.2">
            <text:p>0.2</text:p>
          </table:table-cell>
          <table:table-cell table:formula="of:=[.D93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">
            <text:p>0.2</text:p>
          </table:table-cell>
          <table:table-cell office:value-type="float" office:value="10.28">
            <text:p>10.28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94]" office:value-type="float" office:value="50">
            <text:p>50</text:p>
          </table:table-cell>
          <table:table-cell table:formula="of:=[.C94]" office:value-type="float" office:value="10.28">
            <text:p>10.28</text:p>
          </table:table-cell>
          <table:table-cell table:formula="of:=[.B94]" office:value-type="float" office:value="0.2">
            <text:p>0.2</text:p>
          </table:table-cell>
          <table:table-cell table:formula="of:=[.D94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">
            <text:p>0.2</text:p>
          </table:table-cell>
          <table:table-cell office:value-type="float" office:value="9.84">
            <text:p>9.84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95]" office:value-type="float" office:value="52">
            <text:p>52</text:p>
          </table:table-cell>
          <table:table-cell table:formula="of:=[.C95]" office:value-type="float" office:value="9.84">
            <text:p>9.84</text:p>
          </table:table-cell>
          <table:table-cell table:formula="of:=[.B95]" office:value-type="float" office:value="0.2">
            <text:p>0.2</text:p>
          </table:table-cell>
          <table:table-cell table:formula="of:=[.D95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float" office:value="15.8">
            <text:p>15.8</text:p>
          </table:table-cell>
          <table:table-cell office:value-type="float" office:value="0.1">
            <text:p>0.1</text:p>
          </table:table-cell>
          <table:table-cell office:value-type="float" office:value="4.9">
            <text:p>4.9</text:p>
          </table:table-cell>
          <table:table-cell office:value-type="float" office:value="0.02">
            <text:p>0.02</text:p>
          </table:table-cell>
          <table:table-cell table:number-columns-repeated="2"/>
          <table:table-cell table:formula="of:=[.A96]" office:value-type="float" office:value="15.8">
            <text:p>15.8</text:p>
          </table:table-cell>
          <table:table-cell table:formula="of:=[.C96]" office:value-type="float" office:value="4.9">
            <text:p>4.9</text:p>
          </table:table-cell>
          <table:table-cell table:formula="of:=[.B96]" office:value-type="float" office:value="0.1">
            <text:p>0.1</text:p>
          </table:table-cell>
          <table:table-cell table:formula="of:=[.D96]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office:value-type="float" office:value="32.6">
            <text:p>32.6</text:p>
          </table:table-cell>
          <table:table-cell office:value-type="float" office:value="0.1">
            <text:p>0.1</text:p>
          </table:table-cell>
          <table:table-cell office:value-type="float" office:value="8.4">
            <text:p>8.4</text:p>
          </table:table-cell>
          <table:table-cell office:value-type="float" office:value="0.02">
            <text:p>0.02</text:p>
          </table:table-cell>
          <table:table-cell table:number-columns-repeated="2"/>
          <table:table-cell table:formula="of:=[.A97]" office:value-type="float" office:value="32.6">
            <text:p>32.6</text:p>
          </table:table-cell>
          <table:table-cell table:formula="of:=[.C97]" office:value-type="float" office:value="8.4">
            <text:p>8.4</text:p>
          </table:table-cell>
          <table:table-cell table:formula="of:=[.B97]" office:value-type="float" office:value="0.1">
            <text:p>0.1</text:p>
          </table:table-cell>
          <table:table-cell table:formula="of:=[.D97]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office:value-type="float" office:value="50.6">
            <text:p>50.6</text:p>
          </table:table-cell>
          <table:table-cell office:value-type="float" office:value="0.1">
            <text:p>0.1</text:p>
          </table:table-cell>
          <table:table-cell office:value-type="float" office:value="11.01">
            <text:p>11.01</text:p>
          </table:table-cell>
          <table:table-cell office:value-type="float" office:value="0.02">
            <text:p>0.02</text:p>
          </table:table-cell>
          <table:table-cell table:number-columns-repeated="2"/>
          <table:table-cell table:formula="of:=[.A98]" office:value-type="float" office:value="50.6">
            <text:p>50.6</text:p>
          </table:table-cell>
          <table:table-cell table:formula="of:=[.C98]" office:value-type="float" office:value="11.01">
            <text:p>11.01</text:p>
          </table:table-cell>
          <table:table-cell table:formula="of:=[.B98]" office:value-type="float" office:value="0.1">
            <text:p>0.1</text:p>
          </table:table-cell>
          <table:table-cell table:formula="of:=[.D98]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office:value-type="float" office:value="19.7">
            <text:p>19.7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2">
            <text:p>0.02</text:p>
          </table:table-cell>
          <table:table-cell table:number-columns-repeated="2"/>
          <table:table-cell table:formula="of:=[.A99]" office:value-type="float" office:value="19.7">
            <text:p>19.7</text:p>
          </table:table-cell>
          <table:table-cell table:formula="of:=[.C99]" office:value-type="float" office:value="-0.04">
            <text:p>-0.04</text:p>
          </table:table-cell>
          <table:table-cell table:formula="of:=[.B99]" office:value-type="float" office:value="0.1">
            <text:p>0.1</text:p>
          </table:table-cell>
          <table:table-cell table:formula="of:=[.D99]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office:value-type="float" office:value="38.2">
            <text:p>38.2</text:p>
          </table:table-cell>
          <table:table-cell office:value-type="float" office:value="0.1">
            <text:p>0.1</text:p>
          </table:table-cell>
          <table:table-cell office:value-type="float" office:value="1.57">
            <text:p>1.57</text:p>
          </table:table-cell>
          <table:table-cell office:value-type="float" office:value="0.02">
            <text:p>0.02</text:p>
          </table:table-cell>
          <table:table-cell table:number-columns-repeated="2"/>
          <table:table-cell table:formula="of:=[.A100]" office:value-type="float" office:value="38.2">
            <text:p>38.2</text:p>
          </table:table-cell>
          <table:table-cell table:formula="of:=[.C100]" office:value-type="float" office:value="1.57">
            <text:p>1.57</text:p>
          </table:table-cell>
          <table:table-cell table:formula="of:=[.B100]" office:value-type="float" office:value="0.1">
            <text:p>0.1</text:p>
          </table:table-cell>
          <table:table-cell table:formula="of:=[.D100]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">
            <text:p>0.1</text:p>
          </table:table-cell>
          <table:table-cell office:value-type="float" office:value="7.4">
            <text:p>7.4</text:p>
          </table:table-cell>
          <table:table-cell office:value-type="float" office:value="0.02">
            <text:p>0.02</text:p>
          </table:table-cell>
          <table:table-cell table:number-columns-repeated="2"/>
          <table:table-cell table:formula="of:=[.A101]" office:value-type="float" office:value="57">
            <text:p>57</text:p>
          </table:table-cell>
          <table:table-cell table:formula="of:=[.C101]" office:value-type="float" office:value="7.4">
            <text:p>7.4</text:p>
          </table:table-cell>
          <table:table-cell table:formula="of:=[.B101]" office:value-type="float" office:value="0.1">
            <text:p>0.1</text:p>
          </table:table-cell>
          <table:table-cell table:formula="of:=[.D101]" office:value-type="float" office:value="0.02">
            <text:p>0.0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essen der Maxima</text:p>
          </table:table-cell>
          <table:table-cell table:number-columns-repeated="1023"/>
        </table:table-row>
      </table:table>
      <table:table table:name="Tabelle2" table:style-name="ta1">
        <table:table-column table:style-name="co2" table:number-columns-repeated="24" table:default-cell-style-name="Default"/>
        <table:table-row table:style-name="ro1">
          <table:table-cell table:style-name="ce1" office:value-type="string">
            <text:p>Quecksilbermessung</text:p>
          </table:table-cell>
          <table:table-cell table:style-name="ce1" table:number-columns-repeated="15"/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U\_1/V</text:p>
          </table:table-cell>
          <table:table-cell office:value-type="string">
            <text:p>Fehler/V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float" office:value="5.04">
            <text:p>5.04</text:p>
          </table:table-cell>
          <table:table-cell office:value-type="float" office:value="0.01">
            <text:p>0.01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>
            <text:p>U\_3/V</text:p>
          </table:table-cell>
          <table:table-cell office:value-type="string">
            <text:p>Fehler/V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float" office:value="2.01">
            <text:p>2.01</text:p>
          </table:table-cell>
          <table:table-cell office:value-type="float" office:value="0.01">
            <text:p>0.01</text:p>
          </table:table-cell>
          <table:table-cell table:number-columns-repeated="17"/>
        </table:table-row>
        <table:table-row table:style-name="ro1">
          <table:table-cell office:value-type="string">
            <text:p>U\_2/V</text:p>
          </table:table-cell>
          <table:table-cell office:value-type="string">
            <text:p>Fehler/V</text:p>
          </table:table-cell>
          <table:table-cell office:value-type="string">
            <text:p>I\_A/nA</text:p>
          </table:table-cell>
          <table:table-cell office:value-type="string">
            <text:p>Fehler/nA</text:p>
          </table:table-cell>
          <table:table-cell/>
          <table:table-cell office:value-type="string">
            <text:p>T/$^\circ$</text:p>
          </table:table-cell>
          <table:table-cell office:value-type="string">
            <text:p>Fehler/$^\circ$</text:p>
          </table:table-cell>
          <table:table-cell table:number-columns-repeated="2"/>
          <table:table-cell table:formula="of:=[.A6]" office:value-type="string" office:string-value="U\_2/V">
            <text:p>U\_2/V</text:p>
          </table:table-cell>
          <table:table-cell table:formula="of:=[.C6]" office:value-type="string" office:string-value="I\_A/nA">
            <text:p>I\_A/nA</text:p>
          </table:table-cell>
          <table:table-cell table:formula="of:=[.B6]" office:value-type="string" office:string-value="Fehler/V">
            <text:p>Fehler/V</text:p>
          </table:table-cell>
          <table:table-cell table:formula="of:=[.D6]" office:value-type="string" office:string-value="Fehler/nA">
            <text:p>Fehler/nA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1">
            <text:p>0.01</text:p>
          </table:table-cell>
          <table:table-cell/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7]" office:value-type="float" office:value="1">
            <text:p>1</text:p>
          </table:table-cell>
          <table:table-cell table:formula="of:=[.C7]" office:value-type="float" office:value="-0.04">
            <text:p>-0.04</text:p>
          </table:table-cell>
          <table:table-cell table:formula="of:=[.B7]" office:value-type="float" office:value="0.1">
            <text:p>0.1</text:p>
          </table:table-cell>
          <table:table-cell table:formula="of:=[.D7]"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8]" office:value-type="float" office:value="2">
            <text:p>2</text:p>
          </table:table-cell>
          <table:table-cell table:formula="of:=[.C8]" office:value-type="float" office:value="0.02">
            <text:p>0.02</text:p>
          </table:table-cell>
          <table:table-cell table:formula="of:=[.B8]" office:value-type="float" office:value="0.1">
            <text:p>0.1</text:p>
          </table:table-cell>
          <table:table-cell table:formula="of:=[.D8]" office:value-type="float" office:value="0.01">
            <text:p>0.01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Bestimme <text:s/>U_kp 1)</text:p>
          </table:table-cell>
          <table:table-cell table:number-columns-repeated="3"/>
          <table:table-cell table:formula="of:=[.A9]" office:value-type="float" office:value="3">
            <text:p>3</text:p>
          </table:table-cell>
          <table:table-cell table:formula="of:=[.C9]" office:value-type="float" office:value="0.28">
            <text:p>0.28</text:p>
          </table:table-cell>
          <table:table-cell table:formula="of:=[.B9]" office:value-type="float" office:value="0.1">
            <text:p>0.1</text:p>
          </table:table-cell>
          <table:table-cell table:formula="of:=[.D9]" office:value-type="float" office:value="0.01">
            <text:p>0.01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U_kp/V</text:p>
          </table:table-cell>
          <table:table-cell office:value-type="string">
            <text:p>Fehler/V</text:p>
          </table:table-cell>
          <table:table-cell table:number-columns-repeated="2"/>
          <table:table-cell table:formula="of:=[.A10]" office:value-type="float" office:value="4">
            <text:p>4</text:p>
          </table:table-cell>
          <table:table-cell table:formula="of:=[.C10]" office:value-type="float" office:value="0.38">
            <text:p>0.38</text:p>
          </table:table-cell>
          <table:table-cell table:formula="of:=[.B10]" office:value-type="float" office:value="0.1">
            <text:p>0.1</text:p>
          </table:table-cell>
          <table:table-cell table:formula="of:=[.D10]" office:value-type="float" office:value="0.01">
            <text:p>0.0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/>
          <table:table-cell table:formula="of:=([.$F$3]+[.B52])-[.$G$58]" office:value-type="float" office:value="2.58">
            <text:p>2.58</text:p>
          </table:table-cell>
          <table:table-cell table:formula="of:=SQRT([.$G$3]^2+[.C52]^2+[.$H$58]^2)" office:value-type="float" office:value="0.331813200460741">
            <text:p>0.3318132005</text:p>
          </table:table-cell>
          <table:table-cell table:number-columns-repeated="2"/>
          <table:table-cell table:formula="of:=[.A11]" office:value-type="float" office:value="5">
            <text:p>5</text:p>
          </table:table-cell>
          <table:table-cell table:formula="of:=[.C11]" office:value-type="float" office:value="0.3">
            <text:p>0.3</text:p>
          </table:table-cell>
          <table:table-cell table:formula="of:=[.B11]" office:value-type="float" office:value="0.1">
            <text:p>0.1</text:p>
          </table:table-cell>
          <table:table-cell table:formula="of:=[.D11]"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0.86">
            <text:p>0.86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12]" office:value-type="float" office:value="6">
            <text:p>6</text:p>
          </table:table-cell>
          <table:table-cell table:formula="of:=[.C12]" office:value-type="float" office:value="0.86">
            <text:p>0.86</text:p>
          </table:table-cell>
          <table:table-cell table:formula="of:=[.B12]" office:value-type="float" office:value="0.1">
            <text:p>0.1</text:p>
          </table:table-cell>
          <table:table-cell table:formula="of:=[.D12]" office:value-type="float" office:value="0.01">
            <text:p>0.01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  <table:table-cell office:value-type="float" office:value="1.95">
            <text:p>1.95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2)</text:p>
          </table:table-cell>
          <table:table-cell table:number-columns-repeated="3"/>
          <table:table-cell table:formula="of:=[.A13]" office:value-type="float" office:value="7">
            <text:p>7</text:p>
          </table:table-cell>
          <table:table-cell table:formula="of:=[.C13]" office:value-type="float" office:value="1.95">
            <text:p>1.95</text:p>
          </table:table-cell>
          <table:table-cell table:formula="of:=[.B13]" office:value-type="float" office:value="0.1">
            <text:p>0.1</text:p>
          </table:table-cell>
          <table:table-cell table:formula="of:=[.D13]" office:value-type="float" office:value="0.01">
            <text:p>0.01</text:p>
          </table:table-cell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float" office:value="1.12">
            <text:p>1.12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U_kp/V</text:p>
          </table:table-cell>
          <table:table-cell office:value-type="string">
            <text:p>Fehler/V</text:p>
          </table:table-cell>
          <table:table-cell table:number-columns-repeated="2"/>
          <table:table-cell table:formula="of:=[.A14]" office:value-type="float" office:value="8">
            <text:p>8</text:p>
          </table:table-cell>
          <table:table-cell table:formula="of:=[.C14]" office:value-type="float" office:value="1.12">
            <text:p>1.12</text:p>
          </table:table-cell>
          <table:table-cell table:formula="of:=[.B14]" office:value-type="float" office:value="0.1">
            <text:p>0.1</text:p>
          </table:table-cell>
          <table:table-cell table:formula="of:=[.D14]" office:value-type="float" office:value="0.01">
            <text:p>0.01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office:value-type="float" office:value="0.62">
            <text:p>0.62</text:p>
          </table:table-cell>
          <table:table-cell office:value-type="float" office:value="0.01">
            <text:p>0.01</text:p>
          </table:table-cell>
          <table:table-cell/>
          <table:table-cell table:formula="of:=([.$F$3]+[.B53])-2*[.$G$58]" office:value-type="float" office:value="2.52">
            <text:p>2.52</text:p>
          </table:table-cell>
          <table:table-cell table:formula="of:=SQRT([.$G$3]^2+[.C53]^2+[.$H$58]^2)" office:value-type="float" office:value="0.331813200460741">
            <text:p>0.3318132005</text:p>
          </table:table-cell>
          <table:table-cell table:number-columns-repeated="2"/>
          <table:table-cell table:formula="of:=[.A15]" office:value-type="float" office:value="9">
            <text:p>9</text:p>
          </table:table-cell>
          <table:table-cell table:formula="of:=[.C15]" office:value-type="float" office:value="0.62">
            <text:p>0.62</text:p>
          </table:table-cell>
          <table:table-cell table:formula="of:=[.B15]" office:value-type="float" office:value="0.1">
            <text:p>0.1</text:p>
          </table:table-cell>
          <table:table-cell table:formula="of:=[.D15]"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16]" office:value-type="float" office:value="10">
            <text:p>10</text:p>
          </table:table-cell>
          <table:table-cell table:formula="of:=[.C16]" office:value-type="float" office:value="0.98">
            <text:p>0.98</text:p>
          </table:table-cell>
          <table:table-cell table:formula="of:=[.B16]" office:value-type="float" office:value="0.1">
            <text:p>0.1</text:p>
          </table:table-cell>
          <table:table-cell table:formula="of:=[.D16]" office:value-type="float" office:value="0.01">
            <text:p>0.01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1">
            <text:p>0.1</text:p>
          </table:table-cell>
          <table:table-cell office:value-type="float" office:value="2.59">
            <text:p>2.59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Mittelwert</text:p>
          </table:table-cell>
          <table:table-cell table:number-columns-repeated="3"/>
          <table:table-cell table:formula="of:=[.A17]" office:value-type="float" office:value="11">
            <text:p>11</text:p>
          </table:table-cell>
          <table:table-cell table:formula="of:=[.C17]" office:value-type="float" office:value="2.59">
            <text:p>2.59</text:p>
          </table:table-cell>
          <table:table-cell table:formula="of:=[.B17]" office:value-type="float" office:value="0.1">
            <text:p>0.1</text:p>
          </table:table-cell>
          <table:table-cell table:formula="of:=[.D17]" office:value-type="float" office:value="0.01">
            <text:p>0.01</text:p>
          </table:table-cell>
          <table:table-cell table:number-columns-repeated="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">
            <text:p>0.1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  <table:table-cell table:formula="of:=([.F11]+[.F15])/2" office:value-type="float" office:value="2.55">
            <text:p>2.55</text:p>
          </table:table-cell>
          <table:table-cell table:formula="of:=SQRT([.G11]^2+[.G15]^2)" office:value-type="float" office:value="0.469254728266003">
            <text:p>0.4692547283</text:p>
          </table:table-cell>
          <table:table-cell table:number-columns-repeated="2"/>
          <table:table-cell table:formula="of:=[.A18]" office:value-type="float" office:value="12">
            <text:p>12</text:p>
          </table:table-cell>
          <table:table-cell table:formula="of:=[.C18]" office:value-type="float" office:value="4">
            <text:p>4</text:p>
          </table:table-cell>
          <table:table-cell table:formula="of:=[.B18]" office:value-type="float" office:value="0.1">
            <text:p>0.1</text:p>
          </table:table-cell>
          <table:table-cell table:formula="of:=[.D18]"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">
            <text:p>0.1</text:p>
          </table:table-cell>
          <table:table-cell office:value-type="float" office:value="1.84">
            <text:p>1.84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19]" office:value-type="float" office:value="13">
            <text:p>13</text:p>
          </table:table-cell>
          <table:table-cell table:formula="of:=[.C19]" office:value-type="float" office:value="1.84">
            <text:p>1.84</text:p>
          </table:table-cell>
          <table:table-cell table:formula="of:=[.B19]" office:value-type="float" office:value="0.1">
            <text:p>0.1</text:p>
          </table:table-cell>
          <table:table-cell table:formula="of:=[.D19]"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">
            <text:p>0.1</text:p>
          </table:table-cell>
          <table:table-cell office:value-type="float" office:value="0.91">
            <text:p>0.91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0]" office:value-type="float" office:value="14">
            <text:p>14</text:p>
          </table:table-cell>
          <table:table-cell table:formula="of:=[.C20]" office:value-type="float" office:value="0.91">
            <text:p>0.91</text:p>
          </table:table-cell>
          <table:table-cell table:formula="of:=[.B20]" office:value-type="float" office:value="0.1">
            <text:p>0.1</text:p>
          </table:table-cell>
          <table:table-cell table:formula="of:=[.D20]"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float" office:value="1.7">
            <text:p>1.7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1]" office:value-type="float" office:value="15">
            <text:p>15</text:p>
          </table:table-cell>
          <table:table-cell table:formula="of:=[.C21]" office:value-type="float" office:value="1.7">
            <text:p>1.7</text:p>
          </table:table-cell>
          <table:table-cell table:formula="of:=[.B21]" office:value-type="float" office:value="0.1">
            <text:p>0.1</text:p>
          </table:table-cell>
          <table:table-cell table:formula="of:=[.D21]"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">
            <text:p>0.1</text:p>
          </table:table-cell>
          <table:table-cell office:value-type="float" office:value="4.25">
            <text:p>4.25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2]" office:value-type="float" office:value="16">
            <text:p>16</text:p>
          </table:table-cell>
          <table:table-cell table:formula="of:=[.C22]" office:value-type="float" office:value="4.25">
            <text:p>4.25</text:p>
          </table:table-cell>
          <table:table-cell table:formula="of:=[.B22]" office:value-type="float" office:value="0.1">
            <text:p>0.1</text:p>
          </table:table-cell>
          <table:table-cell table:formula="of:=[.D22]"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">
            <text:p>0.1</text:p>
          </table:table-cell>
          <table:table-cell office:value-type="float" office:value="5.72">
            <text:p>5.72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3]" office:value-type="float" office:value="17">
            <text:p>17</text:p>
          </table:table-cell>
          <table:table-cell table:formula="of:=[.C23]" office:value-type="float" office:value="5.72">
            <text:p>5.72</text:p>
          </table:table-cell>
          <table:table-cell table:formula="of:=[.B23]" office:value-type="float" office:value="0.1">
            <text:p>0.1</text:p>
          </table:table-cell>
          <table:table-cell table:formula="of:=[.D23]"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">
            <text:p>0.1</text:p>
          </table:table-cell>
          <table:table-cell office:value-type="float" office:value="2.59">
            <text:p>2.59</text:p>
          </table:table-cell>
          <table:table-cell office:value-type="float" office:value="0.06">
            <text:p>0.06</text:p>
          </table:table-cell>
          <table:table-cell table:number-columns-repeated="5"/>
          <table:table-cell table:formula="of:=[.A24]" office:value-type="float" office:value="18">
            <text:p>18</text:p>
          </table:table-cell>
          <table:table-cell table:formula="of:=[.C24]" office:value-type="float" office:value="2.59">
            <text:p>2.59</text:p>
          </table:table-cell>
          <table:table-cell table:formula="of:=[.B24]" office:value-type="float" office:value="0.1">
            <text:p>0.1</text:p>
          </table:table-cell>
          <table:table-cell table:formula="of:=[.D24]" office:value-type="float" office:value="0.06">
            <text:p>0.06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">
            <text:p>0.1</text:p>
          </table:table-cell>
          <table:table-cell office:value-type="float" office:value="1.37">
            <text:p>1.37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5]" office:value-type="float" office:value="19">
            <text:p>19</text:p>
          </table:table-cell>
          <table:table-cell table:formula="of:=[.C25]" office:value-type="float" office:value="1.37">
            <text:p>1.37</text:p>
          </table:table-cell>
          <table:table-cell table:formula="of:=[.B25]" office:value-type="float" office:value="0.1">
            <text:p>0.1</text:p>
          </table:table-cell>
          <table:table-cell table:formula="of:=[.D25]"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2.49">
            <text:p>2.49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6]" office:value-type="float" office:value="20">
            <text:p>20</text:p>
          </table:table-cell>
          <table:table-cell table:formula="of:=[.C26]" office:value-type="float" office:value="2.49">
            <text:p>2.49</text:p>
          </table:table-cell>
          <table:table-cell table:formula="of:=[.B26]" office:value-type="float" office:value="0.1">
            <text:p>0.1</text:p>
          </table:table-cell>
          <table:table-cell table:formula="of:=[.D26]"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">
            <text:p>0.1</text:p>
          </table:table-cell>
          <table:table-cell office:value-type="float" office:value="5.83">
            <text:p>5.83</text:p>
          </table:table-cell>
          <table:table-cell office:value-type="float" office:value="0.01">
            <text:p>0.01</text:p>
          </table:table-cell>
          <table:table-cell table:number-columns-repeated="5"/>
          <table:table-cell table:formula="of:=[.A27]" office:value-type="float" office:value="21">
            <text:p>21</text:p>
          </table:table-cell>
          <table:table-cell table:formula="of:=[.C27]" office:value-type="float" office:value="5.83">
            <text:p>5.83</text:p>
          </table:table-cell>
          <table:table-cell table:formula="of:=[.B27]" office:value-type="float" office:value="0.1">
            <text:p>0.1</text:p>
          </table:table-cell>
          <table:table-cell table:formula="of:=[.D27]"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">
            <text:p>0.1</text:p>
          </table:table-cell>
          <table:table-cell office:value-type="float" office:value="7.3">
            <text:p>7.3</text:p>
          </table:table-cell>
          <table:table-cell office:value-type="float" office:value="0.08">
            <text:p>0.08</text:p>
          </table:table-cell>
          <table:table-cell table:number-columns-repeated="5"/>
          <table:table-cell table:formula="of:=[.A28]" office:value-type="float" office:value="22">
            <text:p>22</text:p>
          </table:table-cell>
          <table:table-cell table:formula="of:=[.C28]" office:value-type="float" office:value="7.3">
            <text:p>7.3</text:p>
          </table:table-cell>
          <table:table-cell table:formula="of:=[.B28]" office:value-type="float" office:value="0.1">
            <text:p>0.1</text:p>
          </table:table-cell>
          <table:table-cell table:formula="of:=[.D28]" office:value-type="float" office:value="0.08">
            <text:p>0.08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">
            <text:p>0.1</text:p>
          </table:table-cell>
          <table:table-cell office:value-type="float" office:value="3.52">
            <text:p>3.52</text:p>
          </table:table-cell>
          <table:table-cell office:value-type="float" office:value="0.08">
            <text:p>0.08</text:p>
          </table:table-cell>
          <table:table-cell table:number-columns-repeated="5"/>
          <table:table-cell table:formula="of:=[.A29]" office:value-type="float" office:value="23">
            <text:p>23</text:p>
          </table:table-cell>
          <table:table-cell table:formula="of:=[.C29]" office:value-type="float" office:value="3.52">
            <text:p>3.52</text:p>
          </table:table-cell>
          <table:table-cell table:formula="of:=[.B29]" office:value-type="float" office:value="0.1">
            <text:p>0.1</text:p>
          </table:table-cell>
          <table:table-cell table:formula="of:=[.D29]" office:value-type="float" office:value="0.08">
            <text:p>0.08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">
            <text:p>0.1</text:p>
          </table:table-cell>
          <table:table-cell office:value-type="float" office:value="1.95">
            <text:p>1.95</text:p>
          </table:table-cell>
          <table:table-cell office:value-type="float" office:value="0.08">
            <text:p>0.08</text:p>
          </table:table-cell>
          <table:table-cell table:number-columns-repeated="5"/>
          <table:table-cell table:formula="of:=[.A30]" office:value-type="float" office:value="24">
            <text:p>24</text:p>
          </table:table-cell>
          <table:table-cell table:formula="of:=[.C30]" office:value-type="float" office:value="1.95">
            <text:p>1.95</text:p>
          </table:table-cell>
          <table:table-cell table:formula="of:=[.B30]" office:value-type="float" office:value="0.1">
            <text:p>0.1</text:p>
          </table:table-cell>
          <table:table-cell table:formula="of:=[.D30]" office:value-type="float" office:value="0.08">
            <text:p>0.08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">
            <text:p>0.1</text:p>
          </table:table-cell>
          <table:table-cell office:value-type="float" office:value="3.41">
            <text:p>3.41</text:p>
          </table:table-cell>
          <table:table-cell office:value-type="float" office:value="0.08">
            <text:p>0.08</text:p>
          </table:table-cell>
          <table:table-cell table:number-columns-repeated="5"/>
          <table:table-cell table:formula="of:=[.A31]" office:value-type="float" office:value="25">
            <text:p>25</text:p>
          </table:table-cell>
          <table:table-cell table:formula="of:=[.C31]" office:value-type="float" office:value="3.41">
            <text:p>3.41</text:p>
          </table:table-cell>
          <table:table-cell table:formula="of:=[.B31]" office:value-type="float" office:value="0.1">
            <text:p>0.1</text:p>
          </table:table-cell>
          <table:table-cell table:formula="of:=[.D31]" office:value-type="float" office:value="0.08">
            <text:p>0.08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">
            <text:p>0.1</text:p>
          </table:table-cell>
          <table:table-cell office:value-type="float" office:value="7.53">
            <text:p>7.53</text:p>
          </table:table-cell>
          <table:table-cell office:value-type="float" office:value="0.08">
            <text:p>0.08</text:p>
          </table:table-cell>
          <table:table-cell table:number-columns-repeated="5"/>
          <table:table-cell table:formula="of:=[.A32]" office:value-type="float" office:value="26">
            <text:p>26</text:p>
          </table:table-cell>
          <table:table-cell table:formula="of:=[.C32]" office:value-type="float" office:value="7.53">
            <text:p>7.53</text:p>
          </table:table-cell>
          <table:table-cell table:formula="of:=[.B32]" office:value-type="float" office:value="0.1">
            <text:p>0.1</text:p>
          </table:table-cell>
          <table:table-cell table:formula="of:=[.D32]" office:value-type="float" office:value="0.08">
            <text:p>0.08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">
            <text:p>0.1</text:p>
          </table:table-cell>
          <table:table-cell office:value-type="float" office:value="9.1">
            <text:p>9.1</text:p>
          </table:table-cell>
          <table:table-cell office:value-type="float" office:value="0.2">
            <text:p>0.2</text:p>
          </table:table-cell>
          <table:table-cell table:number-columns-repeated="5"/>
          <table:table-cell table:formula="of:=[.A33]" office:value-type="float" office:value="27">
            <text:p>27</text:p>
          </table:table-cell>
          <table:table-cell table:formula="of:=[.C33]" office:value-type="float" office:value="9.1">
            <text:p>9.1</text:p>
          </table:table-cell>
          <table:table-cell table:formula="of:=[.B33]" office:value-type="float" office:value="0.1">
            <text:p>0.1</text:p>
          </table:table-cell>
          <table:table-cell table:formula="of:=[.D33]" office:value-type="float" office:value="0.2">
            <text:p>0.2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">
            <text:p>0.1</text:p>
          </table:table-cell>
          <table:table-cell office:value-type="float" office:value="5.27">
            <text:p>5.27</text:p>
          </table:table-cell>
          <table:table-cell office:value-type="float" office:value="0.1">
            <text:p>0.1</text:p>
          </table:table-cell>
          <table:table-cell table:number-columns-repeated="5"/>
          <table:table-cell table:formula="of:=[.A34]" office:value-type="float" office:value="28">
            <text:p>28</text:p>
          </table:table-cell>
          <table:table-cell table:formula="of:=[.C34]" office:value-type="float" office:value="5.27">
            <text:p>5.27</text:p>
          </table:table-cell>
          <table:table-cell table:formula="of:=[.B34]" office:value-type="float" office:value="0.1">
            <text:p>0.1</text:p>
          </table:table-cell>
          <table:table-cell table:formula="of:=[.D34]" office:value-type="float" office:value="0.1">
            <text:p>0.1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">
            <text:p>0.1</text:p>
          </table:table-cell>
          <table:table-cell office:value-type="float" office:value="3.03">
            <text:p>3.03</text:p>
          </table:table-cell>
          <table:table-cell office:value-type="float" office:value="0.1">
            <text:p>0.1</text:p>
          </table:table-cell>
          <table:table-cell table:number-columns-repeated="5"/>
          <table:table-cell table:formula="of:=[.A35]" office:value-type="float" office:value="29">
            <text:p>29</text:p>
          </table:table-cell>
          <table:table-cell table:formula="of:=[.C35]" office:value-type="float" office:value="3.03">
            <text:p>3.03</text:p>
          </table:table-cell>
          <table:table-cell table:formula="of:=[.B35]" office:value-type="float" office:value="0.1">
            <text:p>0.1</text:p>
          </table:table-cell>
          <table:table-cell table:formula="of:=[.D35]" office:value-type="float" office:value="0.1">
            <text:p>0.1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">
            <text:p>0.1</text:p>
          </table:table-cell>
          <table:table-cell office:value-type="float" office:value="4.7">
            <text:p>4.7</text:p>
          </table:table-cell>
          <table:table-cell office:value-type="float" office:value="0.1">
            <text:p>0.1</text:p>
          </table:table-cell>
          <table:table-cell table:number-columns-repeated="5"/>
          <table:table-cell table:formula="of:=[.A36]" office:value-type="float" office:value="30">
            <text:p>30</text:p>
          </table:table-cell>
          <table:table-cell table:formula="of:=[.C36]" office:value-type="float" office:value="4.7">
            <text:p>4.7</text:p>
          </table:table-cell>
          <table:table-cell table:formula="of:=[.B36]" office:value-type="float" office:value="0.1">
            <text:p>0.1</text:p>
          </table:table-cell>
          <table:table-cell table:formula="of:=[.D36]" office:value-type="float" office:value="0.1">
            <text:p>0.1</text:p>
          </table:table-cell>
          <table:table-cell table:number-columns-repeated="11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1">
            <text:p>0.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table:number-columns-repeated="5"/>
          <table:table-cell table:formula="of:=[.A37]" office:value-type="float" office:value="2.4">
            <text:p>2.4</text:p>
          </table:table-cell>
          <table:table-cell table:formula="of:=[.C37]" office:value-type="float" office:value="0.23">
            <text:p>0.23</text:p>
          </table:table-cell>
          <table:table-cell table:formula="of:=[.B37]" office:value-type="float" office:value="0.1">
            <text:p>0.1</text:p>
          </table:table-cell>
          <table:table-cell table:formula="of:=[.D37]"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1">
            <text:p>0.1</text:p>
          </table:table-cell>
          <table:table-cell office:value-type="float" office:value="2.22">
            <text:p>2.22</text:p>
          </table:table-cell>
          <table:table-cell office:value-type="float" office:value="0.02">
            <text:p>0.02</text:p>
          </table:table-cell>
          <table:table-cell table:number-columns-repeated="5"/>
          <table:table-cell table:formula="of:=[.A38]" office:value-type="float" office:value="7.2">
            <text:p>7.2</text:p>
          </table:table-cell>
          <table:table-cell table:formula="of:=[.C38]" office:value-type="float" office:value="2.22">
            <text:p>2.22</text:p>
          </table:table-cell>
          <table:table-cell table:formula="of:=[.B38]" office:value-type="float" office:value="0.1">
            <text:p>0.1</text:p>
          </table:table-cell>
          <table:table-cell table:formula="of:=[.D38]"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0.1">
            <text:p>0.1</text:p>
          </table:table-cell>
          <table:table-cell office:value-type="float" office:value="4.32">
            <text:p>4.32</text:p>
          </table:table-cell>
          <table:table-cell office:value-type="float" office:value="0.02">
            <text:p>0.02</text:p>
          </table:table-cell>
          <table:table-cell table:number-columns-repeated="5"/>
          <table:table-cell table:formula="of:=[.A39]" office:value-type="float" office:value="11.8">
            <text:p>11.8</text:p>
          </table:table-cell>
          <table:table-cell table:formula="of:=[.C39]" office:value-type="float" office:value="4.32">
            <text:p>4.32</text:p>
          </table:table-cell>
          <table:table-cell table:formula="of:=[.B39]" office:value-type="float" office:value="0.1">
            <text:p>0.1</text:p>
          </table:table-cell>
          <table:table-cell table:formula="of:=[.D39]"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0.1">
            <text:p>0.1</text:p>
          </table:table-cell>
          <table:table-cell office:value-type="float" office:value="5.92">
            <text:p>5.92</text:p>
          </table:table-cell>
          <table:table-cell office:value-type="float" office:value="0.02">
            <text:p>0.02</text:p>
          </table:table-cell>
          <table:table-cell table:number-columns-repeated="5"/>
          <table:table-cell table:formula="of:=[.A40]" office:value-type="float" office:value="16.6">
            <text:p>16.6</text:p>
          </table:table-cell>
          <table:table-cell table:formula="of:=[.C40]" office:value-type="float" office:value="5.92">
            <text:p>5.92</text:p>
          </table:table-cell>
          <table:table-cell table:formula="of:=[.B40]" office:value-type="float" office:value="0.1">
            <text:p>0.1</text:p>
          </table:table-cell>
          <table:table-cell table:formula="of:=[.D40]"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 office:value-type="float" office:value="21.6">
            <text:p>21.6</text:p>
          </table:table-cell>
          <table:table-cell office:value-type="float" office:value="0.1">
            <text:p>0.1</text:p>
          </table:table-cell>
          <table:table-cell office:value-type="float" office:value="7.97">
            <text:p>7.97</text:p>
          </table:table-cell>
          <table:table-cell office:value-type="float" office:value="0.02">
            <text:p>0.02</text:p>
          </table:table-cell>
          <table:table-cell table:number-columns-repeated="5"/>
          <table:table-cell table:formula="of:=[.A41]" office:value-type="float" office:value="21.6">
            <text:p>21.6</text:p>
          </table:table-cell>
          <table:table-cell table:formula="of:=[.C41]" office:value-type="float" office:value="7.97">
            <text:p>7.97</text:p>
          </table:table-cell>
          <table:table-cell table:formula="of:=[.B41]" office:value-type="float" office:value="0.1">
            <text:p>0.1</text:p>
          </table:table-cell>
          <table:table-cell table:formula="of:=[.D41]"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 office:value-type="float" office:value="26.7">
            <text:p>26.7</text:p>
          </table:table-cell>
          <table:table-cell office:value-type="float" office:value="0.1">
            <text:p>0.1</text:p>
          </table:table-cell>
          <table:table-cell office:value-type="float" office:value="10.11">
            <text:p>10.11</text:p>
          </table:table-cell>
          <table:table-cell office:value-type="float" office:value="0.1">
            <text:p>0.1</text:p>
          </table:table-cell>
          <table:table-cell table:number-columns-repeated="5"/>
          <table:table-cell table:formula="of:=[.A42]" office:value-type="float" office:value="26.7">
            <text:p>26.7</text:p>
          </table:table-cell>
          <table:table-cell table:formula="of:=[.C42]" office:value-type="float" office:value="10.11">
            <text:p>10.11</text:p>
          </table:table-cell>
          <table:table-cell table:formula="of:=[.B42]" office:value-type="float" office:value="0.1">
            <text:p>0.1</text:p>
          </table:table-cell>
          <table:table-cell table:formula="of:=[.D42]" office:value-type="float" office:value="0.1">
            <text:p>0.1</text:p>
          </table:table-cell>
          <table:table-cell table:number-columns-repeated="1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>
            <text:p>Messen der Maxima</text:p>
          </table:table-cell>
          <table:table-cell table:number-columns-repeated="10"/>
          <table:table-cell office:value-type="string">
            <text:p>Maxima der Graphik</text:p>
          </table:table-cell>
          <table:table-cell table:number-columns-repeated="12"/>
        </table:table-row>
        <table:table-row table:style-name="ro1">
          <table:table-cell table:number-columns-repeated="23"/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Ordnung</text:p>
          </table:table-cell>
          <table:table-cell office:value-type="string">
            <text:p>U\_2/V</text:p>
          </table:table-cell>
          <table:table-cell office:value-type="string">
            <text:p>Fehler/V</text:p>
          </table:table-cell>
          <table:table-cell office:value-type="string">
            <text:p>I\_A/nA</text:p>
          </table:table-cell>
          <table:table-cell office:value-type="string">
            <text:p>Fehler/nA</text:p>
          </table:table-cell>
          <table:table-cell/>
          <table:table-cell office:value-type="string">
            <text:p>Differenz/V</text:p>
          </table:table-cell>
          <table:table-cell office:value-type="string">
            <text:p>Fehler/V</text:p>
          </table:table-cell>
          <table:table-cell office:value-type="string">
            <text:p>Fehler^2</text:p>
          </table:table-cell>
          <table:table-cell table:number-columns-repeated="2"/>
          <table:table-cell office:value-type="string">
            <text:p>U\_2/V</text:p>
          </table:table-cell>
          <table:table-cell office:value-type="string">
            <text:p>Fehler/V</text:p>
          </table:table-cell>
          <table:table-cell table:number-columns-repeated="3"/>
          <table:table-cell office:value-type="string">
            <text:p>Differenz</text:p>
          </table:table-cell>
          <table:table-cell office:value-type="string">
            <text:p>Fehler</text:p>
          </table:table-cell>
          <table:table-cell office:value-type="string">
            <text:p>Fehler^2</text:p>
          </table:table-cell>
          <table:table-cell table:number-columns-repeated="4"/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  <table:table-cell office:value-type="float" office:value="0.1">
            <text:p>0.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/>
          <table:table-cell table:formula="of:=[.B53]-[.B52]" office:value-type="float" office:value="4.8">
            <text:p>4.8</text:p>
          </table:table-cell>
          <table:table-cell table:formula="of:=SQRT(2*[.C52]^2)" office:value-type="float" office:value="0.14142135623731">
            <text:p>0.1414213562</text:p>
          </table:table-cell>
          <table:table-cell table:formula="of:=[.H52]^2" office:value-type="float" office:value="0.02">
            <text:p>0.02</text:p>
          </table:table-cell>
          <table:table-cell table:number-columns-repeated="2"/>
          <table:table-cell office:value-type="float" office:value="3.7">
            <text:p>3.7</text:p>
          </table:table-cell>
          <table:table-cell office:value-type="float" office:value="0.2">
            <text:p>0.2</text:p>
          </table:table-cell>
          <table:table-cell table:number-columns-repeated="3"/>
          <table:table-cell table:formula="of:=[.L53]-[.L52]" office:value-type="float" office:value="3.3">
            <text:p>3.3</text:p>
          </table:table-cell>
          <table:table-cell table:formula="of:=SQRT(2*[.M52]^2)" office:value-type="float" office:value="0.282842712474619">
            <text:p>0.2828427125</text:p>
          </table:table-cell>
          <table:table-cell table:formula="of:=[.R52]^2" office:value-type="float" office:value="0.08">
            <text:p>0.08</text:p>
          </table:table-cell>
          <table:table-cell table:number-columns-repeated="4"/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">
            <text:p>7.2</text:p>
          </table:table-cell>
          <table:table-cell office:value-type="float" office:value="0.1">
            <text:p>0.1</text:p>
          </table:table-cell>
          <table:table-cell office:value-type="float" office:value="2.22">
            <text:p>2.22</text:p>
          </table:table-cell>
          <table:table-cell office:value-type="float" office:value="0.02">
            <text:p>0.02</text:p>
          </table:table-cell>
          <table:table-cell/>
          <table:table-cell table:formula="of:=[.B54]-[.B53]" office:value-type="float" office:value="4.6">
            <text:p>4.6</text:p>
          </table:table-cell>
          <table:table-cell table:formula="of:=SQRT(2*[.C53]^2)" office:value-type="float" office:value="0.14142135623731">
            <text:p>0.1414213562</text:p>
          </table:table-cell>
          <table:table-cell table:formula="of:=[.H53]^2" office:value-type="float" office:value="0.02">
            <text:p>0.0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3"/>
          <table:table-cell table:formula="of:=[.L54]-[.L53]" office:value-type="float" office:value="4.9">
            <text:p>4.9</text:p>
          </table:table-cell>
          <table:table-cell table:formula="of:=SQRT(2*[.M53]^2)" office:value-type="float" office:value="0.282842712474619">
            <text:p>0.2828427125</text:p>
          </table:table-cell>
          <table:table-cell table:formula="of:=[.R53]^2" office:value-type="float" office:value="0.08">
            <text:p>0.08</text:p>
          </table:table-cell>
          <table:table-cell table:number-columns-repeated="4"/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8">
            <text:p>11.8</text:p>
          </table:table-cell>
          <table:table-cell office:value-type="float" office:value="0.1">
            <text:p>0.1</text:p>
          </table:table-cell>
          <table:table-cell office:value-type="float" office:value="4.32">
            <text:p>4.32</text:p>
          </table:table-cell>
          <table:table-cell office:value-type="float" office:value="0.02">
            <text:p>0.02</text:p>
          </table:table-cell>
          <table:table-cell/>
          <table:table-cell table:formula="of:=[.B55]-[.B54]" office:value-type="float" office:value="4.8">
            <text:p>4.8</text:p>
          </table:table-cell>
          <table:table-cell table:formula="of:=SQRT(2*[.C54]^2)" office:value-type="float" office:value="0.14142135623731">
            <text:p>0.1414213562</text:p>
          </table:table-cell>
          <table:table-cell table:formula="of:=[.H54]^2" office:value-type="float" office:value="0.02">
            <text:p>0.02</text:p>
          </table:table-cell>
          <table:table-cell table:number-columns-repeated="2"/>
          <table:table-cell office:value-type="float" office:value="11.9">
            <text:p>11.9</text:p>
          </table:table-cell>
          <table:table-cell office:value-type="float" office:value="0.2">
            <text:p>0.2</text:p>
          </table:table-cell>
          <table:table-cell table:number-columns-repeated="3"/>
          <table:table-cell table:formula="of:=[.L55]-[.L54]" office:value-type="float" office:value="4.9">
            <text:p>4.9</text:p>
          </table:table-cell>
          <table:table-cell table:formula="of:=SQRT(2*[.M54]^2)" office:value-type="float" office:value="0.282842712474619">
            <text:p>0.2828427125</text:p>
          </table:table-cell>
          <table:table-cell table:formula="of:=[.R54]^2" office:value-type="float" office:value="0.08">
            <text:p>0.08</text:p>
          </table:table-cell>
          <table:table-cell table:number-columns-repeated="4"/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.6">
            <text:p>16.6</text:p>
          </table:table-cell>
          <table:table-cell office:value-type="float" office:value="0.1">
            <text:p>0.1</text:p>
          </table:table-cell>
          <table:table-cell office:value-type="float" office:value="5.92">
            <text:p>5.92</text:p>
          </table:table-cell>
          <table:table-cell office:value-type="float" office:value="0.02">
            <text:p>0.02</text:p>
          </table:table-cell>
          <table:table-cell/>
          <table:table-cell table:formula="of:=[.B56]-[.B55]" office:value-type="float" office:value="5">
            <text:p>5</text:p>
          </table:table-cell>
          <table:table-cell table:formula="of:=SQRT(2*[.C55]^2)" office:value-type="float" office:value="0.14142135623731">
            <text:p>0.1414213562</text:p>
          </table:table-cell>
          <table:table-cell table:formula="of:=[.H55]^2" office:value-type="float" office:value="0.02">
            <text:p>0.02</text:p>
          </table:table-cell>
          <table:table-cell table:number-columns-repeated="2"/>
          <table:table-cell office:value-type="float" office:value="16.8">
            <text:p>16.8</text:p>
          </table:table-cell>
          <table:table-cell office:value-type="float" office:value="0.2">
            <text:p>0.2</text:p>
          </table:table-cell>
          <table:table-cell table:number-columns-repeated="3"/>
          <table:table-cell table:formula="of:=[.L56]-[.L55]" office:value-type="float" office:value="5">
            <text:p>5</text:p>
          </table:table-cell>
          <table:table-cell table:formula="of:=SQRT(2*[.M55]^2)" office:value-type="float" office:value="0.282842712474619">
            <text:p>0.2828427125</text:p>
          </table:table-cell>
          <table:table-cell table:formula="of:=[.R55]^2" office:value-type="float" office:value="0.08">
            <text:p>0.08</text:p>
          </table:table-cell>
          <table:table-cell table:number-columns-repeated="4"/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.6">
            <text:p>21.6</text:p>
          </table:table-cell>
          <table:table-cell office:value-type="float" office:value="0.1">
            <text:p>0.1</text:p>
          </table:table-cell>
          <table:table-cell office:value-type="float" office:value="7.97">
            <text:p>7.97</text:p>
          </table:table-cell>
          <table:table-cell office:value-type="float" office:value="0.02">
            <text:p>0.02</text:p>
          </table:table-cell>
          <table:table-cell/>
          <table:table-cell table:formula="of:=[.B57]-[.B56]" office:value-type="float" office:value="5.1">
            <text:p>5.1</text:p>
          </table:table-cell>
          <table:table-cell table:formula="of:=SQRT(2*[.C56]^2)" office:value-type="float" office:value="0.14142135623731">
            <text:p>0.1414213562</text:p>
          </table:table-cell>
          <table:table-cell table:formula="of:=[.H56]^2" office:value-type="float" office:value="0.02">
            <text:p>0.02</text:p>
          </table:table-cell>
          <table:table-cell table:number-columns-repeated="2"/>
          <table:table-cell office:value-type="float" office:value="21.8">
            <text:p>21.8</text:p>
          </table:table-cell>
          <table:table-cell office:value-type="float" office:value="0.2">
            <text:p>0.2</text:p>
          </table:table-cell>
          <table:table-cell table:number-columns-repeated="3"/>
          <table:table-cell table:formula="of:=[.L57]-[.L56]" office:value-type="float" office:value="5">
            <text:p>5</text:p>
          </table:table-cell>
          <table:table-cell table:formula="of:=SQRT(2*[.M56]^2)" office:value-type="float" office:value="0.282842712474619">
            <text:p>0.2828427125</text:p>
          </table:table-cell>
          <table:table-cell table:formula="of:=[.R56]^2" office:value-type="float" office:value="0.08">
            <text:p>0.08</text:p>
          </table:table-cell>
          <table:table-cell table:number-columns-repeated="4"/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.7">
            <text:p>26.7</text:p>
          </table:table-cell>
          <table:table-cell office:value-type="float" office:value="0.1">
            <text:p>0.1</text:p>
          </table:table-cell>
          <table:table-cell office:value-type="float" office:value="10.11">
            <text:p>10.11</text:p>
          </table:table-cell>
          <table:table-cell office:value-type="float" office:value="0.1">
            <text:p>0.1</text:p>
          </table:table-cell>
          <table:table-cell table:number-columns-repeated="6"/>
          <table:table-cell office:value-type="float" office:value="26.8">
            <text:p>26.8</text:p>
          </table:table-cell>
          <table:table-cell office:value-type="float" office:value="0.2">
            <text:p>0.2</text:p>
          </table:table-cell>
          <table:table-cell table:number-columns-repeated="10"/>
          <table:table-cell office:value-type="float" office:value="0.1">
            <text:p>0.1</text:p>
          </table:table-cell>
        </table:table-row>
        <table:table-row table:style-name="ro1">
          <table:table-cell table:number-columns-repeated="5"/>
          <table:table-cell table:style-name="ce2" office:value-type="string">
            <text:p>Ergebnis in eV</text:p>
          </table:table-cell>
          <table:table-cell table:style-name="ce2" table:formula="of:=AVERAGE([.G52:.G56])" office:value-type="float" office:value="4.86">
            <text:p>4.86</text:p>
          </table:table-cell>
          <table:table-cell table:style-name="ce2" table:formula="of:=SQRT(SUM([.I52:.I56]))" office:value-type="float" office:value="0.316227766016838">
            <text:p>0.316227766</text:p>
          </table:table-cell>
          <table:table-cell table:number-columns-repeated="8"/>
          <table:table-cell table:style-name="ce2" table:formula="of:=AVERAGE([.Q53:.Q56])" office:value-type="float" office:value="4.95">
            <text:p>4.95</text:p>
          </table:table-cell>
          <table:table-cell table:style-name="ce2" table:formula="of:=SQRT(SUM([.S52:.S56]))" office:value-type="float" office:value="0.632455532033676">
            <text:p>0.632455532</text:p>
          </table:table-cell>
          <table:table-cell table:number-columns-repeated="5"/>
          <table:table-cell office:value-type="float" office:value="0.1">
            <text:p>0.1</text:p>
          </table:table-cell>
        </table:table-row>
        <table:table-row table:style-name="ro1">
          <table:table-cell table:number-columns-repeated="23"/>
          <table:table-cell office:value-type="float" office:value="0.1">
            <text:p>0.1</text:p>
          </table:table-cell>
        </table:table-row>
        <table:table-row table:style-name="ro1">
          <table:table-cell table:number-columns-repeated="5"/>
          <table:table-cell office:value-type="string">
            <text:p>Abweichung vom Literaturwert</text:p>
          </table:table-cell>
          <table:table-cell table:formula="of:=100-(100/4.9)*[.G58]" office:value-type="float" office:value="0.816326530612244">
            <text:p>0.8163265306</text:p>
          </table:table-cell>
          <table:table-cell table:number-columns-repeated="16"/>
          <table:table-cell office:value-type="float" office:value="0.1">
            <text:p>0.1</text:p>
          </table:table-cell>
        </table:table-row>
        <table:table-row table:style-name="ro1">
          <table:table-cell table:number-columns-repeated="23"/>
          <table:table-cell office:value-type="float" office:value="0.1">
            <text:p>0.1</text:p>
          </table:table-cell>
        </table:table-row>
        <table:table-row table:style-name="ro1">
          <table:table-cell table:number-columns-repeated="23"/>
          <table:table-cell office:value-type="float" office:value="0.1">
            <text:p>0.1</text:p>
          </table:table-cell>
        </table:table-row>
        <table:table-row table:style-name="ro1">
          <table:table-cell table:style-name="ce1" office:value-type="string">
            <text:p>Neon Messung</text:p>
          </table:table-cell>
          <table:table-cell table:style-name="ce1" table:number-columns-repeated="15"/>
          <table:table-cell table:number-columns-repeated="7"/>
          <table:table-cell office:value-type="float" office:value="0.1">
            <text:p>0.1</text:p>
          </table:table-cell>
        </table:table-row>
        <table:table-row table:style-name="ro1">
          <table:table-cell table:number-columns-repeated="23"/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U\_1/V</text:p>
          </table:table-cell>
          <table:table-cell office:value-type="string">
            <text:p>Fehler/V</text:p>
          </table:table-cell>
          <table:table-cell office:value-type="string">
            <text:p>U\_3/V</text:p>
          </table:table-cell>
          <table:table-cell office:value-type="string">
            <text:p>Fehler/V</text:p>
          </table:table-cell>
          <table:table-cell table:number-columns-repeated="19"/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0.01">
            <text:p>0.01</text:p>
          </table:table-cell>
          <table:table-cell office:value-type="float" office:value="5.78">
            <text:p>5.78</text:p>
          </table:table-cell>
          <table:table-cell office:value-type="float" office:value="0.01">
            <text:p>0.01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U\_2/V</text:p>
          </table:table-cell>
          <table:table-cell office:value-type="string">
            <text:p>Fehler/V</text:p>
          </table:table-cell>
          <table:table-cell office:value-type="string">
            <text:p>I\_A/nA</text:p>
          </table:table-cell>
          <table:table-cell office:value-type="string">
            <text:p>Fehler/nA</text:p>
          </table:table-cell>
          <table:table-cell table:number-columns-repeated="2"/>
          <table:table-cell table:formula="of:=[.A68]" office:value-type="string" office:string-value="U\_2/V">
            <text:p>U\_2/V</text:p>
          </table:table-cell>
          <table:table-cell table:formula="of:=[.C68]" office:value-type="string" office:string-value="I\_A/nA">
            <text:p>I\_A/nA</text:p>
          </table:table-cell>
          <table:table-cell table:formula="of:=[.B68]" office:value-type="string" office:string-value="Fehler/V">
            <text:p>Fehler/V</text:p>
          </table:table-cell>
          <table:table-cell table:formula="of:=[.D68]" office:value-type="string" office:string-value="Fehler/nA">
            <text:p>Fehler/nA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  <table:table-cell table:formula="of:=[.A69]" office:value-type="float" office:value="0">
            <text:p>0</text:p>
          </table:table-cell>
          <table:table-cell table:formula="of:=[.C69]" office:value-type="float" office:value="0.01">
            <text:p>0.01</text:p>
          </table:table-cell>
          <table:table-cell table:formula="of:=[.B69]" office:value-type="float" office:value="0.2">
            <text:p>0.2</text:p>
          </table:table-cell>
          <table:table-cell table:formula="of:=[.D69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  <table:table-cell table:formula="of:=[.A70]" office:value-type="float" office:value="2">
            <text:p>2</text:p>
          </table:table-cell>
          <table:table-cell table:formula="of:=[.C70]" office:value-type="float" office:value="0.01">
            <text:p>0.01</text:p>
          </table:table-cell>
          <table:table-cell table:formula="of:=[.B70]" office:value-type="float" office:value="0.2">
            <text:p>0.2</text:p>
          </table:table-cell>
          <table:table-cell table:formula="of:=[.D70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  <table:table-cell table:formula="of:=[.A71]" office:value-type="float" office:value="4">
            <text:p>4</text:p>
          </table:table-cell>
          <table:table-cell table:formula="of:=[.C71]" office:value-type="float" office:value="0.01">
            <text:p>0.01</text:p>
          </table:table-cell>
          <table:table-cell table:formula="of:=[.B71]" office:value-type="float" office:value="0.2">
            <text:p>0.2</text:p>
          </table:table-cell>
          <table:table-cell table:formula="of:=[.D71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">
            <text:p>0.2</text:p>
          </table:table-cell>
          <table:table-cell office:value-type="float" office:value="1.81">
            <text:p>1.81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2]" office:value-type="float" office:value="6">
            <text:p>6</text:p>
          </table:table-cell>
          <table:table-cell table:formula="of:=[.C72]" office:value-type="float" office:value="1.81">
            <text:p>1.81</text:p>
          </table:table-cell>
          <table:table-cell table:formula="of:=[.B72]" office:value-type="float" office:value="0.2">
            <text:p>0.2</text:p>
          </table:table-cell>
          <table:table-cell table:formula="of:=[.D72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2.63">
            <text:p>2.63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3]" office:value-type="float" office:value="8">
            <text:p>8</text:p>
          </table:table-cell>
          <table:table-cell table:formula="of:=[.C73]" office:value-type="float" office:value="2.63">
            <text:p>2.63</text:p>
          </table:table-cell>
          <table:table-cell table:formula="of:=[.B73]" office:value-type="float" office:value="0.2">
            <text:p>0.2</text:p>
          </table:table-cell>
          <table:table-cell table:formula="of:=[.D73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3.33">
            <text:p>3.33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4]" office:value-type="float" office:value="10">
            <text:p>10</text:p>
          </table:table-cell>
          <table:table-cell table:formula="of:=[.C74]" office:value-type="float" office:value="3.33">
            <text:p>3.33</text:p>
          </table:table-cell>
          <table:table-cell table:formula="of:=[.B74]" office:value-type="float" office:value="0.2">
            <text:p>0.2</text:p>
          </table:table-cell>
          <table:table-cell table:formula="of:=[.D74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">
            <text:p>0.2</text:p>
          </table:table-cell>
          <table:table-cell office:value-type="float" office:value="3.76">
            <text:p>3.76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5]" office:value-type="float" office:value="12">
            <text:p>12</text:p>
          </table:table-cell>
          <table:table-cell table:formula="of:=[.C75]" office:value-type="float" office:value="3.76">
            <text:p>3.76</text:p>
          </table:table-cell>
          <table:table-cell table:formula="of:=[.B75]" office:value-type="float" office:value="0.2">
            <text:p>0.2</text:p>
          </table:table-cell>
          <table:table-cell table:formula="of:=[.D75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4.11">
            <text:p>4.11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6]" office:value-type="float" office:value="14">
            <text:p>14</text:p>
          </table:table-cell>
          <table:table-cell table:formula="of:=[.C76]" office:value-type="float" office:value="4.11">
            <text:p>4.11</text:p>
          </table:table-cell>
          <table:table-cell table:formula="of:=[.B76]" office:value-type="float" office:value="0.2">
            <text:p>0.2</text:p>
          </table:table-cell>
          <table:table-cell table:formula="of:=[.D76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4.44">
            <text:p>4.44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7]" office:value-type="float" office:value="16">
            <text:p>16</text:p>
          </table:table-cell>
          <table:table-cell table:formula="of:=[.C77]" office:value-type="float" office:value="4.44">
            <text:p>4.44</text:p>
          </table:table-cell>
          <table:table-cell table:formula="of:=[.B77]" office:value-type="float" office:value="0.2">
            <text:p>0.2</text:p>
          </table:table-cell>
          <table:table-cell table:formula="of:=[.D77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">
            <text:p>0.2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8]" office:value-type="float" office:value="18">
            <text:p>18</text:p>
          </table:table-cell>
          <table:table-cell table:formula="of:=[.C78]" office:value-type="float" office:value="0.98">
            <text:p>0.98</text:p>
          </table:table-cell>
          <table:table-cell table:formula="of:=[.B78]" office:value-type="float" office:value="0.2">
            <text:p>0.2</text:p>
          </table:table-cell>
          <table:table-cell table:formula="of:=[.D78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">
            <text:p>0.2</text:p>
          </table:table-cell>
          <table:table-cell office:value-type="float" office:value="-0.04">
            <text:p>-0.04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79]" office:value-type="float" office:value="20">
            <text:p>20</text:p>
          </table:table-cell>
          <table:table-cell table:formula="of:=[.C79]" office:value-type="float" office:value="-0.04">
            <text:p>-0.04</text:p>
          </table:table-cell>
          <table:table-cell table:formula="of:=[.B79]" office:value-type="float" office:value="0.2">
            <text:p>0.2</text:p>
          </table:table-cell>
          <table:table-cell table:formula="of:=[.D79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">
            <text:p>0.2</text:p>
          </table:table-cell>
          <table:table-cell office:value-type="float" office:value="0.78">
            <text:p>0.78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0]" office:value-type="float" office:value="22">
            <text:p>22</text:p>
          </table:table-cell>
          <table:table-cell table:formula="of:=[.C80]" office:value-type="float" office:value="0.78">
            <text:p>0.78</text:p>
          </table:table-cell>
          <table:table-cell table:formula="of:=[.B80]" office:value-type="float" office:value="0.2">
            <text:p>0.2</text:p>
          </table:table-cell>
          <table:table-cell table:formula="of:=[.D80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">
            <text:p>0.2</text:p>
          </table:table-cell>
          <table:table-cell office:value-type="float" office:value="2.57">
            <text:p>2.57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1]" office:value-type="float" office:value="24">
            <text:p>24</text:p>
          </table:table-cell>
          <table:table-cell table:formula="of:=[.C81]" office:value-type="float" office:value="2.57">
            <text:p>2.57</text:p>
          </table:table-cell>
          <table:table-cell table:formula="of:=[.B81]" office:value-type="float" office:value="0.2">
            <text:p>0.2</text:p>
          </table:table-cell>
          <table:table-cell table:formula="of:=[.D81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">
            <text:p>0.2</text:p>
          </table:table-cell>
          <table:table-cell office:value-type="float" office:value="4.46">
            <text:p>4.46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2]" office:value-type="float" office:value="26">
            <text:p>26</text:p>
          </table:table-cell>
          <table:table-cell table:formula="of:=[.C82]" office:value-type="float" office:value="4.46">
            <text:p>4.46</text:p>
          </table:table-cell>
          <table:table-cell table:formula="of:=[.B82]" office:value-type="float" office:value="0.2">
            <text:p>0.2</text:p>
          </table:table-cell>
          <table:table-cell table:formula="of:=[.D82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">
            <text:p>0.2</text:p>
          </table:table-cell>
          <table:table-cell office:value-type="float" office:value="5.93">
            <text:p>5.93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3]" office:value-type="float" office:value="28">
            <text:p>28</text:p>
          </table:table-cell>
          <table:table-cell table:formula="of:=[.C83]" office:value-type="float" office:value="5.93">
            <text:p>5.93</text:p>
          </table:table-cell>
          <table:table-cell table:formula="of:=[.B83]" office:value-type="float" office:value="0.2">
            <text:p>0.2</text:p>
          </table:table-cell>
          <table:table-cell table:formula="of:=[.D83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">
            <text:p>0.2</text:p>
          </table:table-cell>
          <table:table-cell office:value-type="float" office:value="6.87">
            <text:p>6.87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4]" office:value-type="float" office:value="30">
            <text:p>30</text:p>
          </table:table-cell>
          <table:table-cell table:formula="of:=[.C84]" office:value-type="float" office:value="6.87">
            <text:p>6.87</text:p>
          </table:table-cell>
          <table:table-cell table:formula="of:=[.B84]" office:value-type="float" office:value="0.2">
            <text:p>0.2</text:p>
          </table:table-cell>
          <table:table-cell table:formula="of:=[.D84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">
            <text:p>0.2</text:p>
          </table:table-cell>
          <table:table-cell office:value-type="float" office:value="7.6">
            <text:p>7.6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5]" office:value-type="float" office:value="32">
            <text:p>32</text:p>
          </table:table-cell>
          <table:table-cell table:formula="of:=[.C85]" office:value-type="float" office:value="7.6">
            <text:p>7.6</text:p>
          </table:table-cell>
          <table:table-cell table:formula="of:=[.B85]" office:value-type="float" office:value="0.2">
            <text:p>0.2</text:p>
          </table:table-cell>
          <table:table-cell table:formula="of:=[.D85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">
            <text:p>0.2</text:p>
          </table:table-cell>
          <table:table-cell office:value-type="float" office:value="6.66">
            <text:p>6.66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6]" office:value-type="float" office:value="34">
            <text:p>34</text:p>
          </table:table-cell>
          <table:table-cell table:formula="of:=[.C86]" office:value-type="float" office:value="6.66">
            <text:p>6.66</text:p>
          </table:table-cell>
          <table:table-cell table:formula="of:=[.B86]" office:value-type="float" office:value="0.2">
            <text:p>0.2</text:p>
          </table:table-cell>
          <table:table-cell table:formula="of:=[.D86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">
            <text:p>0.2</text:p>
          </table:table-cell>
          <table:table-cell office:value-type="float" office:value="3.66">
            <text:p>3.66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7]" office:value-type="float" office:value="36">
            <text:p>36</text:p>
          </table:table-cell>
          <table:table-cell table:formula="of:=[.C87]" office:value-type="float" office:value="3.66">
            <text:p>3.66</text:p>
          </table:table-cell>
          <table:table-cell table:formula="of:=[.B87]" office:value-type="float" office:value="0.2">
            <text:p>0.2</text:p>
          </table:table-cell>
          <table:table-cell table:formula="of:=[.D87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">
            <text:p>0.2</text:p>
          </table:table-cell>
          <table:table-cell office:value-type="float" office:value="1.38">
            <text:p>1.38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8]" office:value-type="float" office:value="38">
            <text:p>38</text:p>
          </table:table-cell>
          <table:table-cell table:formula="of:=[.C88]" office:value-type="float" office:value="1.38">
            <text:p>1.38</text:p>
          </table:table-cell>
          <table:table-cell table:formula="of:=[.B88]" office:value-type="float" office:value="0.2">
            <text:p>0.2</text:p>
          </table:table-cell>
          <table:table-cell table:formula="of:=[.D88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">
            <text:p>0.2</text:p>
          </table:table-cell>
          <table:table-cell office:value-type="float" office:value="1.69">
            <text:p>1.69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89]" office:value-type="float" office:value="40">
            <text:p>40</text:p>
          </table:table-cell>
          <table:table-cell table:formula="of:=[.C89]" office:value-type="float" office:value="1.69">
            <text:p>1.69</text:p>
          </table:table-cell>
          <table:table-cell table:formula="of:=[.B89]" office:value-type="float" office:value="0.2">
            <text:p>0.2</text:p>
          </table:table-cell>
          <table:table-cell table:formula="of:=[.D89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90]" office:value-type="float" office:value="42">
            <text:p>42</text:p>
          </table:table-cell>
          <table:table-cell table:formula="of:=[.C90]" office:value-type="float" office:value="2.9">
            <text:p>2.9</text:p>
          </table:table-cell>
          <table:table-cell table:formula="of:=[.B90]" office:value-type="float" office:value="0.2">
            <text:p>0.2</text:p>
          </table:table-cell>
          <table:table-cell table:formula="of:=[.D90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2">
            <text:p>0.2</text:p>
          </table:table-cell>
          <table:table-cell office:value-type="float" office:value="4.62">
            <text:p>4.62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91]" office:value-type="float" office:value="44">
            <text:p>44</text:p>
          </table:table-cell>
          <table:table-cell table:formula="of:=[.C91]" office:value-type="float" office:value="4.62">
            <text:p>4.62</text:p>
          </table:table-cell>
          <table:table-cell table:formula="of:=[.B91]" office:value-type="float" office:value="0.2">
            <text:p>0.2</text:p>
          </table:table-cell>
          <table:table-cell table:formula="of:=[.D91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2">
            <text:p>0.2</text:p>
          </table:table-cell>
          <table:table-cell office:value-type="float" office:value="6.54">
            <text:p>6.54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92]" office:value-type="float" office:value="46">
            <text:p>46</text:p>
          </table:table-cell>
          <table:table-cell table:formula="of:=[.C92]" office:value-type="float" office:value="6.54">
            <text:p>6.54</text:p>
          </table:table-cell>
          <table:table-cell table:formula="of:=[.B92]" office:value-type="float" office:value="0.2">
            <text:p>0.2</text:p>
          </table:table-cell>
          <table:table-cell table:formula="of:=[.D92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2">
            <text:p>0.2</text:p>
          </table:table-cell>
          <table:table-cell office:value-type="float" office:value="8.57">
            <text:p>8.57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93]" office:value-type="float" office:value="48">
            <text:p>48</text:p>
          </table:table-cell>
          <table:table-cell table:formula="of:=[.C93]" office:value-type="float" office:value="8.57">
            <text:p>8.57</text:p>
          </table:table-cell>
          <table:table-cell table:formula="of:=[.B93]" office:value-type="float" office:value="0.2">
            <text:p>0.2</text:p>
          </table:table-cell>
          <table:table-cell table:formula="of:=[.D93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">
            <text:p>0.2</text:p>
          </table:table-cell>
          <table:table-cell office:value-type="float" office:value="10.28">
            <text:p>10.28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94]" office:value-type="float" office:value="50">
            <text:p>50</text:p>
          </table:table-cell>
          <table:table-cell table:formula="of:=[.C94]" office:value-type="float" office:value="10.28">
            <text:p>10.28</text:p>
          </table:table-cell>
          <table:table-cell table:formula="of:=[.B94]" office:value-type="float" office:value="0.2">
            <text:p>0.2</text:p>
          </table:table-cell>
          <table:table-cell table:formula="of:=[.D94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">
            <text:p>0.2</text:p>
          </table:table-cell>
          <table:table-cell office:value-type="float" office:value="9.84">
            <text:p>9.84</text:p>
          </table:table-cell>
          <table:table-cell office:value-type="float" office:value="0.01">
            <text:p>0.01</text:p>
          </table:table-cell>
          <table:table-cell table:number-columns-repeated="2"/>
          <table:table-cell table:formula="of:=[.A95]" office:value-type="float" office:value="52">
            <text:p>52</text:p>
          </table:table-cell>
          <table:table-cell table:formula="of:=[.C95]" office:value-type="float" office:value="9.84">
            <text:p>9.84</text:p>
          </table:table-cell>
          <table:table-cell table:formula="of:=[.B95]" office:value-type="float" office:value="0.2">
            <text:p>0.2</text:p>
          </table:table-cell>
          <table:table-cell table:formula="of:=[.D95]" office:value-type="float" office:value="0.01">
            <text:p>0.01</text:p>
          </table:table-cell>
          <table:table-cell table:number-columns-repeated="14"/>
        </table:table-row>
        <table:table-row table:style-name="ro1">
          <table:table-cell office:value-type="float" office:value="15.8">
            <text:p>15.8</text:p>
          </table:table-cell>
          <table:table-cell office:value-type="float" office:value="0.1">
            <text:p>0.1</text:p>
          </table:table-cell>
          <table:table-cell office:value-type="float" office:value="4.9">
            <text:p>4.9</text:p>
          </table:table-cell>
          <table:table-cell office:value-type="float" office:value="0.02">
            <text:p>0.02</text:p>
          </table:table-cell>
          <table:table-cell table:number-columns-repeated="2"/>
          <table:table-cell table:formula="of:=[.A96]" office:value-type="float" office:value="15.8">
            <text:p>15.8</text:p>
          </table:table-cell>
          <table:table-cell table:formula="of:=[.C96]" office:value-type="float" office:value="4.9">
            <text:p>4.9</text:p>
          </table:table-cell>
          <table:table-cell table:formula="of:=[.B96]" office:value-type="float" office:value="0.1">
            <text:p>0.1</text:p>
          </table:table-cell>
          <table:table-cell table:formula="of:=[.D96]" office:value-type="float" office:value="0.02">
            <text:p>0.02</text:p>
          </table:table-cell>
          <table:table-cell table:number-columns-repeated="14"/>
        </table:table-row>
        <table:table-row table:style-name="ro1">
          <table:table-cell office:value-type="float" office:value="32.6">
            <text:p>32.6</text:p>
          </table:table-cell>
          <table:table-cell office:value-type="float" office:value="0.1">
            <text:p>0.1</text:p>
          </table:table-cell>
          <table:table-cell office:value-type="float" office:value="8.4">
            <text:p>8.4</text:p>
          </table:table-cell>
          <table:table-cell office:value-type="float" office:value="0.02">
            <text:p>0.02</text:p>
          </table:table-cell>
          <table:table-cell table:number-columns-repeated="2"/>
          <table:table-cell table:formula="of:=[.A97]" office:value-type="float" office:value="32.6">
            <text:p>32.6</text:p>
          </table:table-cell>
          <table:table-cell table:formula="of:=[.C97]" office:value-type="float" office:value="8.4">
            <text:p>8.4</text:p>
          </table:table-cell>
          <table:table-cell table:formula="of:=[.B97]" office:value-type="float" office:value="0.1">
            <text:p>0.1</text:p>
          </table:table-cell>
          <table:table-cell table:formula="of:=[.D97]" office:value-type="float" office:value="0.02">
            <text:p>0.02</text:p>
          </table:table-cell>
          <table:table-cell table:number-columns-repeated="14"/>
        </table:table-row>
        <table:table-row table:style-name="ro1">
          <table:table-cell office:value-type="float" office:value="50.6">
            <text:p>50.6</text:p>
          </table:table-cell>
          <table:table-cell office:value-type="float" office:value="0.1">
            <text:p>0.1</text:p>
          </table:table-cell>
          <table:table-cell office:value-type="float" office:value="11.01">
            <text:p>11.01</text:p>
          </table:table-cell>
          <table:table-cell office:value-type="float" office:value="0.02">
            <text:p>0.02</text:p>
          </table:table-cell>
          <table:table-cell table:number-columns-repeated="2"/>
          <table:table-cell table:formula="of:=[.A98]" office:value-type="float" office:value="50.6">
            <text:p>50.6</text:p>
          </table:table-cell>
          <table:table-cell table:formula="of:=[.C98]" office:value-type="float" office:value="11.01">
            <text:p>11.01</text:p>
          </table:table-cell>
          <table:table-cell table:formula="of:=[.B98]" office:value-type="float" office:value="0.1">
            <text:p>0.1</text:p>
          </table:table-cell>
          <table:table-cell table:formula="of:=[.D98]" office:value-type="float" office:value="0.02">
            <text:p>0.02</text:p>
          </table:table-cell>
          <table:table-cell table:number-columns-repeated="14"/>
        </table:table-row>
        <table:table-row table:style-name="ro1">
          <table:table-cell office:value-type="float" office:value="19.7">
            <text:p>19.7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2">
            <text:p>0.02</text:p>
          </table:table-cell>
          <table:table-cell table:number-columns-repeated="2"/>
          <table:table-cell table:formula="of:=[.A99]" office:value-type="float" office:value="19.7">
            <text:p>19.7</text:p>
          </table:table-cell>
          <table:table-cell table:formula="of:=[.C99]" office:value-type="float" office:value="-0.04">
            <text:p>-0.04</text:p>
          </table:table-cell>
          <table:table-cell table:formula="of:=[.B99]" office:value-type="float" office:value="0.1">
            <text:p>0.1</text:p>
          </table:table-cell>
          <table:table-cell table:formula="of:=[.D99]" office:value-type="float" office:value="0.02">
            <text:p>0.02</text:p>
          </table:table-cell>
          <table:table-cell table:number-columns-repeated="14"/>
        </table:table-row>
        <table:table-row table:style-name="ro1">
          <table:table-cell office:value-type="float" office:value="38.2">
            <text:p>38.2</text:p>
          </table:table-cell>
          <table:table-cell office:value-type="float" office:value="0.1">
            <text:p>0.1</text:p>
          </table:table-cell>
          <table:table-cell office:value-type="float" office:value="1.57">
            <text:p>1.57</text:p>
          </table:table-cell>
          <table:table-cell office:value-type="float" office:value="0.02">
            <text:p>0.02</text:p>
          </table:table-cell>
          <table:table-cell table:number-columns-repeated="2"/>
          <table:table-cell table:formula="of:=[.A100]" office:value-type="float" office:value="38.2">
            <text:p>38.2</text:p>
          </table:table-cell>
          <table:table-cell table:formula="of:=[.C100]" office:value-type="float" office:value="1.57">
            <text:p>1.57</text:p>
          </table:table-cell>
          <table:table-cell table:formula="of:=[.B100]" office:value-type="float" office:value="0.1">
            <text:p>0.1</text:p>
          </table:table-cell>
          <table:table-cell table:formula="of:=[.D100]" office:value-type="float" office:value="0.02">
            <text:p>0.02</text:p>
          </table:table-cell>
          <table:table-cell table:number-columns-repeated="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">
            <text:p>0.1</text:p>
          </table:table-cell>
          <table:table-cell office:value-type="float" office:value="7.4">
            <text:p>7.4</text:p>
          </table:table-cell>
          <table:table-cell office:value-type="float" office:value="0.02">
            <text:p>0.02</text:p>
          </table:table-cell>
          <table:table-cell table:number-columns-repeated="2"/>
          <table:table-cell table:formula="of:=[.A101]" office:value-type="float" office:value="57">
            <text:p>57</text:p>
          </table:table-cell>
          <table:table-cell table:formula="of:=[.C101]" office:value-type="float" office:value="7.4">
            <text:p>7.4</text:p>
          </table:table-cell>
          <table:table-cell table:formula="of:=[.B101]" office:value-type="float" office:value="0.1">
            <text:p>0.1</text:p>
          </table:table-cell>
          <table:table-cell table:formula="of:=[.D101]" office:value-type="float" office:value="0.02">
            <text:p>0.02</text:p>
          </table:table-cell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>
            <text:p>Messen der Maxima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Ordnung</text:p>
          </table:table-cell>
          <table:table-cell office:value-type="string">
            <text:p>U\_2/V</text:p>
          </table:table-cell>
          <table:table-cell office:value-type="string">
            <text:p>Fehler/V</text:p>
          </table:table-cell>
          <table:table-cell office:value-type="string">
            <text:p>I\_A/nA</text:p>
          </table:table-cell>
          <table:table-cell office:value-type="string">
            <text:p>Fehler/nA</text:p>
          </table:table-cell>
          <table:table-cell/>
          <table:table-cell office:value-type="string">
            <text:p>U$_\Delta$</text:p>
          </table:table-cell>
          <table:table-cell office:value-type="string">
            <text:p>Fehler</text:p>
          </table:table-cell>
          <table:table-cell office:value-type="string">
            <text:p>Fehler^2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.8">
            <text:p>15.8</text:p>
          </table:table-cell>
          <table:table-cell office:value-type="float" office:value="0.1">
            <text:p>0.1</text:p>
          </table:table-cell>
          <table:table-cell office:value-type="float" office:value="4.9">
            <text:p>4.9</text:p>
          </table:table-cell>
          <table:table-cell office:value-type="float" office:value="0.02">
            <text:p>0.02</text:p>
          </table:table-cell>
          <table:table-cell/>
          <table:table-cell table:formula="of:=[.B108]-[.B107]" office:value-type="float" office:value="16.8">
            <text:p>16.8</text:p>
          </table:table-cell>
          <table:table-cell table:formula="of:=SQRT(2*[.C107]^2)" office:value-type="float" office:value="0.14142135623731">
            <text:p>0.1414213562</text:p>
          </table:table-cell>
          <table:table-cell table:formula="of:=[.H107]^2" office:value-type="float" office:value="0.02">
            <text:p>0.02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6">
            <text:p>32.6</text:p>
          </table:table-cell>
          <table:table-cell office:value-type="float" office:value="0.1">
            <text:p>0.1</text:p>
          </table:table-cell>
          <table:table-cell office:value-type="float" office:value="8.4">
            <text:p>8.4</text:p>
          </table:table-cell>
          <table:table-cell office:value-type="float" office:value="0.02">
            <text:p>0.02</text:p>
          </table:table-cell>
          <table:table-cell/>
          <table:table-cell table:formula="of:=[.B109]-[.B108]" office:value-type="float" office:value="18">
            <text:p>18</text:p>
          </table:table-cell>
          <table:table-cell table:formula="of:=SQRT(2*[.C108]^2)" office:value-type="float" office:value="0.14142135623731">
            <text:p>0.1414213562</text:p>
          </table:table-cell>
          <table:table-cell table:formula="of:=[.H108]^2" office:value-type="float" office:value="0.02">
            <text:p>0.02</text:p>
          </table:table-cell>
          <table:table-cell table:number-columns-repeated="2"/>
          <table:table-cell table:formula="of:=[.B106]" office:value-type="string" office:string-value="U\_2/V">
            <text:p>U\_2/V</text:p>
          </table:table-cell>
          <table:table-cell table:formula="of:=[.D106]" office:value-type="string" office:string-value="I\_A/nA">
            <text:p>I\_A/nA</text:p>
          </table:table-cell>
          <table:table-cell table:formula="of:=[.C106]" office:value-type="string" office:string-value="Fehler/V">
            <text:p>Fehler/V</text:p>
          </table:table-cell>
          <table:table-cell table:formula="of:=[.E106]" office:value-type="string" office:string-value="Fehler/nA">
            <text:p>Fehler/nA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.6">
            <text:p>50.6</text:p>
          </table:table-cell>
          <table:table-cell office:value-type="float" office:value="0.1">
            <text:p>0.1</text:p>
          </table:table-cell>
          <table:table-cell office:value-type="float" office:value="11.01">
            <text:p>11.01</text:p>
          </table:table-cell>
          <table:table-cell office:value-type="float" office:value="0.02">
            <text:p>0.02</text:p>
          </table:table-cell>
          <table:table-cell table:number-columns-repeated="6"/>
          <table:table-cell table:formula="of:=[.B107]" office:value-type="float" office:value="15.8">
            <text:p>15.8</text:p>
          </table:table-cell>
          <table:table-cell table:formula="of:=[.D107]" office:value-type="float" office:value="4.9">
            <text:p>4.9</text:p>
          </table:table-cell>
          <table:table-cell table:formula="of:=[.C107]" office:value-type="float" office:value="0.1">
            <text:p>0.1</text:p>
          </table:table-cell>
          <table:table-cell table:formula="of:=[.E107]" office:value-type="float" office:value="0.02">
            <text:p>0.02</text:p>
          </table:table-cell>
          <table:table-cell table:number-columns-repeated="9"/>
        </table:table-row>
        <table:table-row table:style-name="ro2">
          <table:table-cell table:number-columns-repeated="11"/>
          <table:table-cell table:formula="of:=[.B108]" office:value-type="float" office:value="32.6">
            <text:p>32.6</text:p>
          </table:table-cell>
          <table:table-cell table:formula="of:=[.D108]" office:value-type="float" office:value="8.4">
            <text:p>8.4</text:p>
          </table:table-cell>
          <table:table-cell table:formula="of:=[.C108]" office:value-type="float" office:value="0.1">
            <text:p>0.1</text:p>
          </table:table-cell>
          <table:table-cell table:formula="of:=[.E108]" office:value-type="float" office:value="0.02">
            <text:p>0.0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" office:value-type="string">
            <text:p>Ergebnis in eV</text:p>
          </table:table-cell>
          <table:table-cell table:style-name="ce2" table:formula="of:=AVERAGE([.G107:.G108])" office:value-type="float" office:value="17.4">
            <text:p>17.4</text:p>
          </table:table-cell>
          <table:table-cell table:style-name="ce2" table:formula="of:=SQRT(SUM([.I107:.I111]))" office:value-type="float" office:value="0.2">
            <text:p>0.2</text:p>
          </table:table-cell>
          <table:table-cell table:number-columns-repeated="3"/>
          <table:table-cell table:formula="of:=[.B109]" office:value-type="float" office:value="50.6">
            <text:p>50.6</text:p>
          </table:table-cell>
          <table:table-cell table:formula="of:=[.D109]" office:value-type="float" office:value="11.01">
            <text:p>11.01</text:p>
          </table:table-cell>
          <table:table-cell table:formula="of:=[.C109]" office:value-type="float" office:value="0.1">
            <text:p>0.1</text:p>
          </table:table-cell>
          <table:table-cell table:formula="of:=[.E109]" office:value-type="float" office:value="0.02">
            <text:p>0.02</text:p>
          </table:table-cell>
          <table:table-cell table:number-columns-repeated="9"/>
        </table:table-row>
        <table:table-row table:style-name="ro1">
          <table:table-cell table:number-columns-repeated="11"/>
          <table:table-cell table:formula="of:=[.B116]" office:value-type="float" office:value="19.7">
            <text:p>19.7</text:p>
          </table:table-cell>
          <table:table-cell table:formula="of:=[.D116]" office:value-type="float" office:value="-0.04">
            <text:p>-0.04</text:p>
          </table:table-cell>
          <table:table-cell table:formula="of:=[.C116]" office:value-type="float" office:value="0.1">
            <text:p>0.1</text:p>
          </table:table-cell>
          <table:table-cell table:formula="of:=[.E116]" office:value-type="float" office:value="0.02">
            <text:p>0.02</text:p>
          </table:table-cell>
          <table:table-cell table:number-columns-repeated="9"/>
        </table:table-row>
        <table:table-row table:style-name="ro1">
          <table:table-cell office:value-type="string">
            <text:p>Messung der Minima</text:p>
          </table:table-cell>
          <table:table-cell table:number-columns-repeated="10"/>
          <table:table-cell table:formula="of:=[.B117]" office:value-type="float" office:value="38.2">
            <text:p>38.2</text:p>
          </table:table-cell>
          <table:table-cell table:formula="of:=[.D117]" office:value-type="float" office:value="1.57">
            <text:p>1.57</text:p>
          </table:table-cell>
          <table:table-cell table:formula="of:=[.C117]" office:value-type="float" office:value="0.1">
            <text:p>0.1</text:p>
          </table:table-cell>
          <table:table-cell table:formula="of:=[.E117]" office:value-type="float" office:value="0.02">
            <text:p>0.02</text:p>
          </table:table-cell>
          <table:table-cell table:number-columns-repeated="9"/>
        </table:table-row>
        <table:table-row table:style-name="ro1">
          <table:table-cell table:number-columns-repeated="11"/>
          <table:table-cell table:formula="of:=[.B118]" office:value-type="float" office:value="57">
            <text:p>57</text:p>
          </table:table-cell>
          <table:table-cell table:formula="of:=[.D118]" office:value-type="float" office:value="7.4">
            <text:p>7.4</text:p>
          </table:table-cell>
          <table:table-cell table:formula="of:=[.C118]" office:value-type="float" office:value="0.1">
            <text:p>0.1</text:p>
          </table:table-cell>
          <table:table-cell table:formula="of:=[.E118]" office:value-type="float" office:value="0.02">
            <text:p>0.02</text:p>
          </table:table-cell>
          <table:table-cell table:number-columns-repeated="9"/>
        </table:table-row>
        <table:table-row table:style-name="ro2">
          <table:table-cell office:value-type="string">
            <text:p>Ordnung</text:p>
          </table:table-cell>
          <table:table-cell office:value-type="string">
            <text:p>U\_2/V</text:p>
          </table:table-cell>
          <table:table-cell office:value-type="string">
            <text:p>Fehler/V</text:p>
          </table:table-cell>
          <table:table-cell office:value-type="string">
            <text:p>I\_A/nA</text:p>
          </table:table-cell>
          <table:table-cell office:value-type="string">
            <text:p>Fehler/nA</text:p>
          </table:table-cell>
          <table:table-cell/>
          <table:table-cell office:value-type="string">
            <text:p>U$_\Delta$</text:p>
          </table:table-cell>
          <table:table-cell office:value-type="string">
            <text:p>Fehler</text:p>
          </table:table-cell>
          <table:table-cell office:value-type="string">
            <text:p>Fehler^2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7">
            <text:p>19.7</text:p>
          </table:table-cell>
          <table:table-cell office:value-type="float" office:value="0.1">
            <text:p>0.1</text:p>
          </table:table-cell>
          <table:table-cell office:value-type="float" office:value="-0.04">
            <text:p>-0.04</text:p>
          </table:table-cell>
          <table:table-cell office:value-type="float" office:value="0.02">
            <text:p>0.02</text:p>
          </table:table-cell>
          <table:table-cell/>
          <table:table-cell table:formula="of:=[.B117]-[.B116]" office:value-type="float" office:value="18.5">
            <text:p>18.5</text:p>
          </table:table-cell>
          <table:table-cell table:formula="of:=SQRT(2*[.C116]^2)" office:value-type="float" office:value="0.14142135623731">
            <text:p>0.1414213562</text:p>
          </table:table-cell>
          <table:table-cell table:formula="of:=[.H116]^2" office:value-type="float" office:value="0.02">
            <text:p>0.02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2">
            <text:p>38.2</text:p>
          </table:table-cell>
          <table:table-cell office:value-type="float" office:value="0.1">
            <text:p>0.1</text:p>
          </table:table-cell>
          <table:table-cell office:value-type="float" office:value="1.57">
            <text:p>1.57</text:p>
          </table:table-cell>
          <table:table-cell office:value-type="float" office:value="0.02">
            <text:p>0.02</text:p>
          </table:table-cell>
          <table:table-cell/>
          <table:table-cell table:formula="of:=[.B118]-[.B117]" office:value-type="float" office:value="18.8">
            <text:p>18.8</text:p>
          </table:table-cell>
          <table:table-cell table:formula="of:=SQRT(2*[.C117]^2)" office:value-type="float" office:value="0.14142135623731">
            <text:p>0.1414213562</text:p>
          </table:table-cell>
          <table:table-cell table:formula="of:=[.H117]^2" office:value-type="float" office:value="0.02">
            <text:p>0.02</text:p>
          </table:table-cell>
          <table:table-cell table:number-columns-repeated="1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0.1">
            <text:p>0.1</text:p>
          </table:table-cell>
          <table:table-cell office:value-type="float" office:value="7.4">
            <text:p>7.4</text:p>
          </table:table-cell>
          <table:table-cell office:value-type="float" office:value="0.02">
            <text:p>0.02</text:p>
          </table:table-cell>
          <table:table-cell table:number-columns-repeated="5"/>
          <table:table-cell office:value-type="string">
            <text:p>Maxima</text:p>
          </table:table-cell>
          <table:table-cell table:number-columns-repeated="13"/>
        </table:table-row>
        <table:table-row table:style-name="ro2">
          <table:table-cell table:number-columns-repeated="6"/>
          <table:table-cell office:value-type="string">
            <text:p>U$_A$</text:p>
          </table:table-cell>
          <table:table-cell office:value-type="string">
            <text:p>Fehler</text:p>
          </table:table-cell>
          <table:table-cell table:number-columns-repeated="2"/>
          <table:table-cell table:formula="of:=[.G106]" office:value-type="string" office:string-value="U$_\Delta$">
            <text:p>U$_\Delta$</text:p>
          </table:table-cell>
          <table:table-cell table:formula="of:=[.H106]" office:value-type="string" office:string-value="Fehler">
            <text:p>Fehler</text:p>
          </table:table-cell>
          <table:table-cell table:number-columns-repeated="12"/>
        </table:table-row>
        <table:table-row table:style-name="ro2">
          <table:table-cell table:number-columns-repeated="5"/>
          <table:table-cell table:style-name="ce2" office:value-type="string">
            <text:p>Ergebnis in eV</text:p>
          </table:table-cell>
          <table:table-cell table:style-name="ce2" table:formula="of:=AVERAGE([.G116:.G117])" office:value-type="float" office:value="18.65">
            <text:p>18.65</text:p>
          </table:table-cell>
          <table:table-cell table:style-name="ce2" table:formula="of:=SQRT(SUM([.I116:.I120]))" office:value-type="float" office:value="0.2">
            <text:p>0.2</text:p>
          </table:table-cell>
          <table:table-cell table:number-columns-repeated="2"/>
          <table:table-cell table:formula="of:=[.G107]" office:value-type="float" office:value="16.8">
            <text:p>16.8</text:p>
          </table:table-cell>
          <table:table-cell table:formula="of:=[.H107]" office:value-type="float" office:value="0.14142135623731">
            <text:p>0.1414213562</text:p>
          </table:table-cell>
          <table:table-cell table:number-columns-repeated="12"/>
        </table:table-row>
        <table:table-row table:style-name="ro2">
          <table:table-cell table:number-columns-repeated="10"/>
          <table:table-cell table:formula="of:=[.G108]" office:value-type="float" office:value="18">
            <text:p>18</text:p>
          </table:table-cell>
          <table:table-cell table:formula="of:=[.H108]" office:value-type="float" office:value="0.14142135623731">
            <text:p>0.1414213562</text:p>
          </table:table-cell>
          <table:table-cell table:number-columns-repeated="12"/>
        </table:table-row>
        <table:table-row table:style-name="ro2">
          <table:table-cell table:number-columns-repeated="10"/>
          <table:table-cell office:value-type="string">
            <text:p>U$_A$</text:p>
          </table:table-cell>
          <table:table-cell office:value-type="string">
            <text:p>Fehler</text:p>
          </table:table-cell>
          <table:table-cell table:number-columns-repeated="12"/>
        </table:table-row>
        <table:table-row table:style-name="ro2">
          <table:table-cell table:number-columns-repeated="6"/>
          <table:table-cell table:formula="of:=([.G111]+[.G120])/2" office:value-type="float" office:value="18.025">
            <text:p>18.025</text:p>
          </table:table-cell>
          <table:table-cell table:number-columns-repeated="3"/>
          <table:table-cell table:formula="of:=[.G108]" office:value-type="float" office:value="18">
            <text:p>18</text:p>
          </table:table-cell>
          <table:table-cell table:formula="of:=[.H108]" office:value-type="float" office:value="0.14142135623731">
            <text:p>0.1414213562</text:p>
          </table:table-cell>
          <table:table-cell table:number-columns-repeated="12"/>
        </table:table-row>
        <table:table-row table:style-name="ro2">
          <table:table-cell table:number-columns-repeated="10"/>
          <table:table-cell office:value-type="string">
            <text:p>Minima</text:p>
          </table:table-cell>
          <table:table-cell table:number-columns-repeated="13"/>
        </table:table-row>
        <table:table-row table:style-name="ro2">
          <table:table-cell table:number-columns-repeated="10"/>
          <table:table-cell table:formula="of:=[.G115]" office:value-type="string" office:string-value="U$_\Delta$">
            <text:p>U$_\Delta$</text:p>
          </table:table-cell>
          <table:table-cell table:formula="of:=[.H115]" office:value-type="string" office:string-value="Fehler">
            <text:p>Fehler</text:p>
          </table:table-cell>
          <table:table-cell table:number-columns-repeated="12"/>
        </table:table-row>
        <table:table-row table:style-name="ro2">
          <table:table-cell table:number-columns-repeated="10"/>
          <table:table-cell table:formula="of:=[.G116]" office:value-type="float" office:value="18.5">
            <text:p>18.5</text:p>
          </table:table-cell>
          <table:table-cell table:formula="of:=[.H116]" office:value-type="float" office:value="0.14142135623731">
            <text:p>0.1414213562</text:p>
          </table:table-cell>
          <table:table-cell table:number-columns-repeated="12"/>
        </table:table-row>
        <table:table-row table:style-name="ro2">
          <table:table-cell table:number-columns-repeated="10"/>
          <table:table-cell table:formula="of:=[.G117]" office:value-type="float" office:value="18.8">
            <text:p>18.8</text:p>
          </table:table-cell>
          <table:table-cell table:formula="of:=[.H117]" office:value-type="float" office:value="0.14142135623731">
            <text:p>0.1414213562</text:p>
          </table:table-cell>
          <table:table-cell table:number-columns-repeated="12"/>
        </table:table-row>
        <table:table-row table:style-name="ro2">
          <table:table-cell table:number-columns-repeated="10"/>
          <table:table-cell table:formula="of:=[.G119]" office:value-type="string" office:string-value="U$_A$">
            <text:p>U$_A$</text:p>
          </table:table-cell>
          <table:table-cell table:formula="of:=[.H119]" office:value-type="string" office:string-value="Fehler">
            <text:p>Fehler</text:p>
          </table:table-cell>
          <table:table-cell table:number-columns-repeated="12"/>
        </table:table-row>
        <table:table-row table:style-name="ro2">
          <table:table-cell table:number-columns-repeated="10"/>
          <table:table-cell table:formula="of:=[.G120]" office:value-type="float" office:value="18.65">
            <text:p>18.65</text:p>
          </table:table-cell>
          <table:table-cell table:formula="of:=[.H120]" office:value-type="float" office:value="0.2">
            <text:p>0.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23:17:01</dc:date>
    <dc:creator>arrow13 </dc:creator>
    <meta:generator>LibreOffice/3.5$Linux_x86 LibreOffice_project/350m1$Build-2</meta:generator>
    <meta:editing-duration>PT1H3M10S</meta:editing-duration>
    <meta:editing-cycles>6</meta:editing-cycles>
    <meta:document-statistic meta:table-count="2" meta:cell-count="1512" meta:object-count="0"/>
  </office:meta>
</office:document-meta>
</file>